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7" style:display-name="T7" style:parent-style-name="CharStyle13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20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3">
      <style:text-properties fo:color="#000000"/>
    </style:style>
    <style:style style:family="text" style:name="T14" style:display-name="T14" style:parent-style-name="CharStyle25">
      <style:text-properties fo:color="#000000"/>
    </style:style>
    <style:style style:family="text" style:name="T15" style:display-name="T15" style:parent-style-name="CharStyle26">
      <style:text-properties fo:color="#000000"/>
    </style:style>
    <style:style style:family="text" style:name="T16" style:display-name="T16" style:parent-style-name="CharStyle28">
      <style:text-properties fo:color="#000000"/>
    </style:style>
    <style:style style:family="text" style:name="T17" style:display-name="T17" style:parent-style-name="CharStyle29">
      <style:text-properties fo:color="#000000"/>
    </style:style>
    <style:style style:family="text" style:name="T18" style:display-name="T18" style:parent-style-name="CharStyle31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4" style:display-name="T24" style:parent-style-name="CharStyle42">
      <style:text-properties fo:color="#000000"/>
    </style:style>
    <style:style style:family="text" style:name="T25" style:display-name="T25" style:parent-style-name="CharStyle43">
      <style:text-properties fo:color="#000000"/>
    </style:style>
    <style:style style:family="text" style:name="T26" style:display-name="T26" style:parent-style-name="CharStyle44">
      <style:text-properties fo:color="#000000"/>
    </style:style>
    <style:style style:family="text" style:name="T27" style:display-name="T27" style:parent-style-name="CharStyle45">
      <style:text-properties fo:color="#000000"/>
    </style:style>
    <style:style style:family="text" style:name="T28" style:display-name="T28" style:parent-style-name="CharStyle47">
      <style:text-properties fo:color="#000000"/>
    </style:style>
    <style:style style:family="text" style:name="T29" style:display-name="T29" style:parent-style-name="CharStyle49">
      <style:text-properties fo:color="#000000"/>
    </style:style>
    <style:style style:family="text" style:name="T30" style:display-name="T30" style:parent-style-name="CharStyle50">
      <style:text-properties fo:color="#000000"/>
    </style:style>
    <style:style style:family="text" style:name="T31" style:display-name="T31" style:parent-style-name="CharStyle52">
      <style:text-properties fo:color="#000000"/>
    </style:style>
    <style:style style:family="text" style:name="T32" style:display-name="T32" style:parent-style-name="CharStyle53">
      <style:text-properties fo:color="#000000"/>
    </style:style>
    <style:style style:family="text" style:name="T33" style:display-name="T33" style:parent-style-name="CharStyle54">
      <style:text-properties fo:color="#000000"/>
    </style:style>
    <style:style style:family="text" style:name="T34" style:display-name="T34" style:parent-style-name="CharStyle55">
      <style:text-properties fo:color="#000000"/>
    </style:style>
    <style:style style:family="text" style:name="T35" style:display-name="T35" style:parent-style-name="CharStyle57">
      <style:text-properties fo:color="#000000"/>
    </style:style>
    <style:style style:family="text" style:name="T36" style:display-name="T36" style:parent-style-name="CharStyle58">
      <style:text-properties fo:color="#000000"/>
    </style:style>
    <style:style style:family="text" style:name="T37" style:display-name="T37" style:parent-style-name="CharStyle60">
      <style:text-properties fo:color="#000000"/>
    </style:style>
    <style:style style:family="text" style:name="T38" style:display-name="T38" style:parent-style-name="CharStyle62">
      <style:text-properties fo:color="#000000"/>
    </style:style>
    <style:style style:family="text" style:name="T39" style:display-name="T39" style:parent-style-name="CharStyle10">
      <style:text-properties fo:color="#000000"/>
    </style:style>
    <style:style style:family="text" style:name="T41" style:display-name="T41" style:parent-style-name="CharStyle64">
      <style:text-properties fo:color="#000000"/>
    </style:style>
    <style:style style:family="text" style:name="T42" style:display-name="T42" style:parent-style-name="CharStyle66">
      <style:text-properties fo:color="#000000"/>
    </style:style>
    <style:style style:family="text" style:name="T45" style:display-name="T45" style:parent-style-name="CharStyle70">
      <style:text-properties fo:color="#000000"/>
    </style:style>
    <style:style style:family="text" style:name="T46" style:display-name="T46" style:parent-style-name="CharStyle72">
      <style:text-properties fo:color="#000000"/>
    </style:style>
    <style:style style:family="text" style:name="T47" style:display-name="T47" style:parent-style-name="CharStyle73">
      <style:text-properties fo:color="#000000"/>
    </style:style>
    <style:style style:family="text" style:name="T48" style:display-name="T48" style:parent-style-name="CharStyle74">
      <style:text-properties fo:color="#000000"/>
    </style:style>
    <style:style style:family="text" style:name="T49" style:display-name="T49" style:parent-style-name="CharStyle75">
      <style:text-properties fo:color="#000000"/>
    </style:style>
    <style:style style:family="text" style:name="T50" style:display-name="T50" style:parent-style-name="CharStyle77">
      <style:text-properties fo:color="#000000"/>
    </style:style>
    <style:style style:family="text" style:name="T51" style:display-name="T51" style:parent-style-name="CharStyle78">
      <style:text-properties fo:color="#000000"/>
    </style:style>
    <style:style style:family="text" style:name="T52" style:display-name="T52" style:parent-style-name="CharStyle80">
      <style:text-properties fo:color="#000000"/>
    </style:style>
    <style:style style:family="text" style:name="T53" style:display-name="T53" style:parent-style-name="CharStyle81">
      <style:text-properties fo:color="#000000"/>
    </style:style>
    <style:style style:family="text" style:name="T54" style:display-name="T54" style:parent-style-name="CharStyle82">
      <style:text-properties fo:color="#000000"/>
    </style:style>
    <style:style style:family="text" style:name="T55" style:display-name="T55" style:parent-style-name="CharStyle83">
      <style:text-properties fo:color="#000000"/>
    </style:style>
    <style:style style:family="text" style:name="T56" style:display-name="T56" style:parent-style-name="CharStyle84">
      <style:text-properties fo:color="#000000"/>
    </style:style>
    <style:style style:family="text" style:name="T57" style:display-name="T57" style:parent-style-name="CharStyle86">
      <style:text-properties fo:color="#000000"/>
    </style:style>
    <style:style style:family="text" style:name="T58" style:display-name="T58" style:parent-style-name="CharStyle87">
      <style:text-properties fo:color="#000000"/>
    </style:style>
    <style:style style:family="text" style:name="T59" style:display-name="T59" style:parent-style-name="CharStyle88">
      <style:text-properties fo:color="#000000"/>
    </style:style>
    <style:style style:family="text" style:name="T60" style:display-name="T60" style:parent-style-name="CharStyle89">
      <style:text-properties fo:color="#000000"/>
    </style:style>
    <style:style style:family="text" style:name="T61" style:display-name="T61" style:parent-style-name="CharStyle90">
      <style:text-properties fo:color="#000000"/>
    </style:style>
    <style:style style:family="text" style:name="T62" style:display-name="T62" style:parent-style-name="CharStyle93">
      <style:text-properties fo:color="#000000"/>
    </style:style>
    <style:style style:family="text" style:name="T63" style:display-name="T63" style:parent-style-name="CharStyle38">
      <style:text-properties fo:color="#000000"/>
    </style:style>
    <style:style style:family="text" style:name="T64" style:display-name="T64" style:parent-style-name="CharStyle94">
      <style:text-properties fo:color="#000000"/>
    </style:style>
    <style:style style:family="text" style:name="T65" style:display-name="T65" style:parent-style-name="CharStyle95">
      <style:text-properties fo:color="#000000"/>
    </style:style>
    <style:style style:family="text" style:name="T68" style:display-name="T68" style:parent-style-name="CharStyle99">
      <style:text-properties fo:color="#000000"/>
    </style:style>
    <style:style style:family="text" style:name="T69" style:display-name="T69" style:parent-style-name="CharStyle100">
      <style:text-properties fo:color="#000000"/>
    </style:style>
    <style:style style:family="text" style:name="T70" style:display-name="T70" style:parent-style-name="CharStyle103">
      <style:text-properties fo:color="#000000"/>
    </style:style>
    <style:style style:family="text" style:name="T71" style:display-name="T71" style:parent-style-name="CharStyle102">
      <style:text-properties fo:color="#000000"/>
    </style:style>
    <style:style style:family="text" style:name="T72" style:display-name="T72" style:parent-style-name="CharStyle105">
      <style:text-properties fo:color="#000000"/>
    </style:style>
    <style:style style:family="text" style:name="T73" style:display-name="T73" style:parent-style-name="CharStyle106">
      <style:text-properties fo:color="#000000"/>
    </style:style>
    <style:style style:family="text" style:name="T77" style:display-name="T77" style:parent-style-name="CharStyle111">
      <style:text-properties fo:color="#000000"/>
    </style:style>
    <style:style style:family="text" style:name="T79" style:display-name="T79" style:parent-style-name="CharStyle113">
      <style:text-properties fo:color="#000000"/>
    </style:style>
    <style:style style:family="text" style:name="T80" style:display-name="T80" style:parent-style-name="CharStyle114">
      <style:text-properties fo:color="#000000"/>
    </style:style>
    <style:style style:family="text" style:name="T81" style:display-name="T81" style:parent-style-name="CharStyle116">
      <style:text-properties fo:color="#000000"/>
    </style:style>
    <style:style style:family="text" style:name="T82" style:display-name="T82" style:parent-style-name="CharStyle118">
      <style:text-properties fo:color="#000000"/>
    </style:style>
    <style:style style:family="text" style:name="T83" style:display-name="T83" style:parent-style-name="CharStyle119">
      <style:text-properties fo:color="#000000"/>
    </style:style>
    <style:style style:family="text" style:name="T84" style:display-name="T84" style:parent-style-name="CharStyle121">
      <style:text-properties fo:color="#000000"/>
    </style:style>
    <style:style style:family="text" style:name="T85" style:display-name="T85" style:parent-style-name="CharStyle122">
      <style:text-properties fo:color="#000000"/>
    </style:style>
    <style:style style:family="text" style:name="T86" style:display-name="T86" style:parent-style-name="CharStyle124">
      <style:text-properties fo:color="#000000"/>
    </style:style>
    <style:style style:family="text" style:name="T87" style:display-name="T87" style:parent-style-name="CharStyle92">
      <style:text-properties fo:color="#000000"/>
    </style:style>
    <style:style style:family="text" style:name="T88" style:display-name="T88" style:parent-style-name="CharStyle125">
      <style:text-properties fo:color="#000000"/>
    </style:style>
    <style:style style:family="text" style:name="T89" style:display-name="T89" style:parent-style-name="CharStyle127">
      <style:text-properties fo:color="#000000"/>
    </style:style>
    <style:style style:family="text" style:name="T90" style:display-name="T90" style:parent-style-name="CharStyle128">
      <style:text-properties fo:color="#000000"/>
    </style:style>
    <style:style style:family="text" style:name="T91" style:display-name="T91" style:parent-style-name="CharStyle43">
      <style:text-properties fo:language="ms" style:language-asian="ms" style:language-complex="ms"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833cm" style:page-number="auto"/>
      <style:text-properties/>
    </style:style>
    <style:style style:family="paragraph" style:name="P39">
      <style:paragraph-properties style:page-number="auto"/>
      <style:text-properties fo:font-size="1pt" style:font-size-asian="1pt" style:font-size-complex="1pt"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1.070cm" style:page-number="auto"/>
      <style:text-properties/>
    </style:style>
    <style:style style:family="paragraph" style:name="P80">
      <style:paragraph-properties style:page-number="auto"/>
      <style:text-properties fo:font-size="1pt" style:font-size-asian="1pt" style:font-size-complex="1pt"/>
    </style:style>
    <style:style style:family="paragraph" style:name="P81">
      <style:paragraph-properties style:page-number="auto"/>
      <style:text-properties fo:font-size="1pt" style:font-size-asian="1pt" style:font-size-complex="1pt"/>
    </style:style>
    <style:style style:family="paragraph" style:name="P82">
      <style:paragraph-properties style:page-number="auto"/>
      <style:text-properties fo:font-size="1pt" style:font-size-asian="1pt" style:font-size-complex="1pt"/>
    </style:style>
    <style:style style:family="paragraph" style:name="P83">
      <style:paragraph-properties style:page-number="auto"/>
      <style:text-properties fo:font-size="1pt" style:font-size-asian="1pt" style:font-size-complex="1pt"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1.171cm" style:page-number="auto"/>
      <style:text-properties/>
    </style:style>
    <style:style style:family="paragraph" style:name="P123">
      <style:paragraph-properties style:page-number="auto"/>
      <style:text-properties fo:font-size="1pt" style:font-size-asian="1pt" style:font-size-complex="1pt"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1.222cm" style:page-number="auto"/>
      <style:text-properties/>
    </style:style>
    <style:style style:family="paragraph" style:name="P146">
      <style:paragraph-properties style:page-number="auto"/>
      <style:text-properties fo:font-size="1pt" style:font-size-asian="1pt" style:font-size-complex="1pt"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63cm" style:page-number="auto"/>
      <style:text-properties/>
    </style:style>
    <style:style style:family="paragraph" style:name="P189">
      <style:paragraph-properties style:page-number="auto"/>
      <style:text-properties fo:font-size="1pt" style:font-size-asian="1pt" style:font-size-complex="1pt"/>
    </style:style>
    <style:style style:family="paragraph" style:name="P190">
      <style:paragraph-properties style:page-number="auto"/>
      <style:text-properties fo:font-size="1pt" style:font-size-asian="1pt" style:font-size-complex="1pt"/>
    </style:style>
    <style:style style:family="paragraph" style:name="P192">
      <style:paragraph-properties style:page-number="auto"/>
      <style:text-properties fo:font-size="1pt" style:font-size-asian="1pt" style:font-size-complex="1pt"/>
    </style:style>
    <style:style style:family="paragraph" style:name="P193">
      <style:paragraph-properties style:page-number="auto"/>
      <style:text-properties fo:font-size="1pt" style:font-size-asian="1pt" style:font-size-complex="1pt"/>
    </style:style>
    <style:style style:family="paragraph" style:name="P194">
      <style:paragraph-properties style:page-number="auto"/>
      <style:text-properties fo:font-size="1pt" style:font-size-asian="1pt" style:font-size-complex="1pt"/>
    </style:style>
    <style:style style:family="paragraph" style:name="P196">
      <style:paragraph-properties style:page-number="auto"/>
      <style:text-properties fo:font-size="1pt" style:font-size-asian="1pt" style:font-size-complex="1pt"/>
    </style:style>
    <style:style style:family="paragraph" style:name="P197">
      <style:paragraph-properties style:page-number="auto"/>
      <style:text-properties fo:font-size="1pt" style:font-size-asian="1pt" style:font-size-complex="1pt"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63cm" style:page-number="auto"/>
      <style:text-properties/>
    </style:style>
    <style:style style:family="paragraph" style:name="P240">
      <style:paragraph-properties style:page-number="auto"/>
      <style:text-properties fo:font-size="1pt" style:font-size-asian="1pt" style:font-size-complex="1pt"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72cm" style:page-number="auto"/>
      <style:text-properties/>
    </style:style>
    <style:style style:family="paragraph" style:name="P283">
      <style:paragraph-properties style:page-number="auto"/>
      <style:text-properties fo:font-size="1pt" style:font-size-asian="1pt" style:font-size-complex="1pt"/>
    </style:style>
    <style:style style:family="paragraph" style:name="P284">
      <style:paragraph-properties style:page-number="auto"/>
      <style:text-properties fo:font-size="1pt" style:font-size-asian="1pt" style:font-size-complex="1pt"/>
    </style:style>
    <style:style style:family="paragraph" style:name="P286">
      <style:paragraph-properties style:page-number="auto"/>
      <style:text-properties fo:font-size="1pt" style:font-size-asian="1pt" style:font-size-complex="1pt"/>
    </style:style>
    <style:style style:family="paragraph" style:name="P287">
      <style:paragraph-properties style:page-number="auto"/>
      <style:text-properties fo:font-size="1pt" style:font-size-asian="1pt" style:font-size-complex="1pt"/>
    </style:style>
    <style:style style:family="paragraph" style:name="P288">
      <style:paragraph-properties style:page-number="auto"/>
      <style:text-properties fo:font-size="1pt" style:font-size-asian="1pt" style:font-size-complex="1pt"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943cm" style:page-number="auto"/>
      <style:text-properties/>
    </style:style>
    <style:style style:family="paragraph" style:name="P308">
      <style:paragraph-properties style:page-number="auto"/>
      <style:text-properties fo:font-size="1pt" style:font-size-asian="1pt" style:font-size-complex="1pt"/>
    </style:style>
    <style:style style:family="paragraph" style:name="P309">
      <style:paragraph-properties style:page-number="auto"/>
      <style:text-properties fo:font-size="1pt" style:font-size-asian="1pt" style:font-size-complex="1pt"/>
    </style:style>
    <style:style style:family="paragraph" style:name="P311">
      <style:paragraph-properties style:page-number="auto"/>
      <style:text-properties fo:font-size="1pt" style:font-size-asian="1pt" style:font-size-complex="1pt"/>
    </style:style>
    <style:style style:family="paragraph" style:name="P312">
      <style:paragraph-properties fo:line-height="0.968cm" style:page-number="auto"/>
      <style:text-properties/>
    </style:style>
    <style:style style:family="paragraph" style:name="P313">
      <style:paragraph-properties style:page-number="auto"/>
      <style:text-properties fo:font-size="1pt" style:font-size-asian="1pt" style:font-size-complex="1pt"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1.070cm" style:page-number="auto"/>
      <style:text-properties/>
    </style:style>
    <style:style style:family="paragraph" style:name="P354">
      <style:paragraph-properties style:page-number="auto"/>
      <style:text-properties fo:font-size="1pt" style:font-size-asian="1pt" style:font-size-complex="1pt"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63cm" style:page-number="auto"/>
      <style:text-properties/>
    </style:style>
    <style:style style:family="paragraph" style:name="P371">
      <style:paragraph-properties style:page-number="auto"/>
      <style:text-properties fo:font-size="1pt" style:font-size-asian="1pt" style:font-size-complex="1pt"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63cm" style:page-number="auto"/>
      <style:text-properties/>
    </style:style>
    <style:style style:family="paragraph" style:name="P414">
      <style:paragraph-properties style:page-number="auto"/>
      <style:text-properties fo:font-size="1pt" style:font-size-asian="1pt" style:font-size-complex="1pt"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883cm" style:page-number="auto"/>
      <style:text-properties/>
    </style:style>
    <style:style style:family="paragraph" style:name="P441">
      <style:paragraph-properties style:page-number="auto"/>
      <style:text-properties fo:font-size="1pt" style:font-size-asian="1pt" style:font-size-complex="1pt"/>
    </style:style>
    <style:style style:family="paragraph" style:name="P442">
      <style:paragraph-properties style:page-number="auto"/>
      <style:text-properties fo:font-size="1pt" style:font-size-asian="1pt" style:font-size-complex="1pt"/>
    </style:style>
    <style:style style:family="paragraph" style:name="P443">
      <style:paragraph-properties style:page-number="auto"/>
      <style:text-properties fo:font-size="1pt" style:font-size-asian="1pt" style:font-size-complex="1pt"/>
    </style:style>
    <style:style style:family="paragraph" style:name="P444">
      <style:paragraph-properties style:page-number="auto"/>
      <style:text-properties fo:font-size="1pt" style:font-size-asian="1pt" style:font-size-complex="1pt"/>
    </style:style>
    <style:style style:family="paragraph" style:name="P445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1.164cm" style:page-number="auto"/>
      <style:text-properties/>
    </style:style>
    <style:style style:family="paragraph" style:name="P483">
      <style:paragraph-properties style:page-number="auto"/>
      <style:text-properties fo:font-size="1pt" style:font-size-asian="1pt" style:font-size-complex="1pt"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1.223cm" style:page-number="auto"/>
      <style:text-properties/>
    </style:style>
    <style:style style:family="paragraph" style:name="P523">
      <style:paragraph-properties style:page-number="auto"/>
      <style:text-properties fo:font-size="1pt" style:font-size-asian="1pt" style:font-size-complex="1pt"/>
    </style:style>
    <style:style style:family="paragraph" style:name="P524">
      <style:paragraph-properties style:page-number="auto"/>
      <style:text-properties fo:font-size="1pt" style:font-size-asian="1pt" style:font-size-complex="1pt"/>
    </style:style>
    <style:style style:family="paragraph" style:name="P526">
      <style:paragraph-properties style:page-number="auto"/>
      <style:text-properties fo:font-size="1pt" style:font-size-asian="1pt" style:font-size-complex="1pt"/>
    </style:style>
    <style:style style:family="paragraph" style:name="P528">
      <style:paragraph-properties style:page-number="auto"/>
      <style:text-properties fo:font-size="1pt" style:font-size-asian="1pt" style:font-size-complex="1pt"/>
    </style:style>
    <style:style style:family="paragraph" style:name="P529">
      <style:paragraph-properties style:page-number="auto"/>
      <style:text-properties fo:font-size="1pt" style:font-size-asian="1pt" style:font-size-complex="1pt"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63cm" style:page-number="auto"/>
      <style:text-properties/>
    </style:style>
    <style:style style:family="paragraph" style:name="P572">
      <style:paragraph-properties style:page-number="auto"/>
      <style:text-properties fo:font-size="1pt" style:font-size-asian="1pt" style:font-size-complex="1pt"/>
    </style:style>
    <style:style style:family="paragraph" style:name="P573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1.095cm" style:page-number="auto"/>
      <style:text-properties/>
    </style:style>
    <style:style style:family="paragraph" style:name="P596">
      <style:paragraph-properties style:page-number="auto"/>
      <style:text-properties fo:font-size="1pt" style:font-size-asian="1pt" style:font-size-complex="1pt"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635cm" style:page-number="auto"/>
      <style:text-properties/>
    </style:style>
    <style:style style:family="paragraph" style:name="P601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35cm" style:page-number="auto"/>
      <style:text-properties/>
    </style:style>
    <style:style style:family="paragraph" style:name="P604">
      <style:paragraph-properties fo:line-height="0.635cm" style:page-number="auto"/>
      <style:text-properties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0.635cm" style:page-number="auto"/>
      <style:text-properties/>
    </style:style>
    <style:style style:family="paragraph" style:name="P628">
      <style:paragraph-properties fo:line-height="0.635cm" style:page-number="auto"/>
      <style:text-properties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72cm" style:page-number="auto"/>
      <style:text-properties/>
    </style:style>
    <style:style style:family="paragraph" style:name="P639">
      <style:paragraph-properties style:page-number="auto"/>
      <style:text-properties fo:font-size="1pt" style:font-size-asian="1pt" style:font-size-complex="1pt"/>
    </style:style>
    <style:style style:family="paragraph" style:name="P640">
      <style:paragraph-properties style:page-number="auto"/>
      <style:text-properties fo:font-size="1pt" style:font-size-asian="1pt" style:font-size-complex="1pt"/>
    </style:style>
    <style:style style:family="paragraph" style:name="P642">
      <style:paragraph-properties style:page-number="auto"/>
      <style:text-properties fo:font-size="1pt" style:font-size-asian="1pt" style:font-size-complex="1pt"/>
    </style:style>
    <style:style style:family="paragraph" style:name="P643">
      <style:paragraph-properties style:page-number="auto"/>
      <style:text-properties fo:font-size="1pt" style:font-size-asian="1pt" style:font-size-complex="1pt"/>
    </style:style>
    <style:style style:family="paragraph" style:name="P644">
      <style:paragraph-properties fo:line-height="0.968cm" style:page-number="auto"/>
      <style:text-properties/>
    </style:style>
    <style:style style:family="paragraph" style:name="P645">
      <style:paragraph-properties style:page-number="auto"/>
      <style:text-properties fo:font-size="1pt" style:font-size-asian="1pt" style:font-size-complex="1pt"/>
    </style:style>
    <style:style style:family="paragraph" style:name="P646">
      <style:paragraph-properties style:page-number="auto"/>
      <style:text-properties fo:font-size="1pt" style:font-size-asian="1pt" style:font-size-complex="1pt"/>
    </style:style>
    <style:style style:family="paragraph" style:name="P647">
      <style:paragraph-properties style:page-number="auto"/>
      <style:text-properties fo:font-size="1pt" style:font-size-asian="1pt" style:font-size-complex="1pt"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0.635cm" style:page-number="auto"/>
      <style:text-properties/>
    </style:style>
    <style:style style:family="paragraph" style:name="P668">
      <style:paragraph-properties fo:line-height="0.635cm" style:page-number="auto"/>
      <style:text-properties/>
    </style:style>
    <style:style style:family="paragraph" style:name="P669">
      <style:paragraph-properties fo:line-height="0.635cm" style:page-number="auto"/>
      <style:text-properties/>
    </style:style>
    <style:style style:family="paragraph" style:name="P670">
      <style:paragraph-properties fo:line-height="0.635cm" style:page-number="auto"/>
      <style:text-properties/>
    </style:style>
    <style:style style:family="paragraph" style:name="P671">
      <style:paragraph-properties fo:line-height="0.635cm" style:page-number="auto"/>
      <style:text-properties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635cm" style:page-number="auto"/>
      <style:text-properties/>
    </style:style>
    <style:style style:family="paragraph" style:name="P681">
      <style:paragraph-properties fo:line-height="0.635cm" style:page-number="auto"/>
      <style:text-properties/>
    </style:style>
    <style:style style:family="paragraph" style:name="P682">
      <style:paragraph-properties fo:line-height="0.635cm" style:page-number="auto"/>
      <style:text-properties/>
    </style:style>
    <style:style style:family="paragraph" style:name="P683">
      <style:paragraph-properties fo:line-height="0.635cm" style:page-number="auto"/>
      <style:text-properties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0.635cm" style:page-number="auto"/>
      <style:text-properties/>
    </style:style>
    <style:style style:family="paragraph" style:name="P688">
      <style:paragraph-properties fo:line-height="0.635cm" style:page-number="auto"/>
      <style:text-properties/>
    </style:style>
    <style:style style:family="paragraph" style:name="P689">
      <style:paragraph-properties fo:line-height="0.672cm" style:page-number="auto"/>
      <style:text-properties/>
    </style:style>
    <style:style style:family="paragraph" style:name="P690">
      <style:paragraph-properties style:page-number="auto"/>
      <style:text-properties fo:font-size="1pt" style:font-size-asian="1pt" style:font-size-complex="1pt"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0.635cm" style:page-number="auto"/>
      <style:text-properties/>
    </style:style>
    <style:style style:family="paragraph" style:name="P708">
      <style:paragraph-properties fo:line-height="0.635cm" style:page-number="auto"/>
      <style:text-properties/>
    </style:style>
    <style:style style:family="paragraph" style:name="P709">
      <style:paragraph-properties fo:line-height="0.635cm" style:page-number="auto"/>
      <style:text-properties/>
    </style:style>
    <style:style style:family="paragraph" style:name="P710">
      <style:paragraph-properties fo:line-height="0.635cm" style:page-number="auto"/>
      <style:text-properties/>
    </style:style>
    <style:style style:family="paragraph" style:name="P711">
      <style:paragraph-properties fo:line-height="0.635cm" style:page-number="auto"/>
      <style:text-properties/>
    </style:style>
    <style:style style:family="paragraph" style:name="P712">
      <style:paragraph-properties fo:line-height="0.635cm" style:page-number="auto"/>
      <style:text-properties/>
    </style:style>
    <style:style style:family="paragraph" style:name="P713">
      <style:paragraph-properties fo:line-height="0.635cm" style:page-number="auto"/>
      <style:text-properties/>
    </style:style>
    <style:style style:family="paragraph" style:name="P714">
      <style:paragraph-properties fo:line-height="0.635cm" style:page-number="auto"/>
      <style:text-properties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635cm" style:page-number="auto"/>
      <style:text-properties/>
    </style:style>
    <style:style style:family="paragraph" style:name="P724">
      <style:paragraph-properties fo:line-height="0.635cm" style:page-number="auto"/>
      <style:text-properties/>
    </style:style>
    <style:style style:family="paragraph" style:name="P725">
      <style:paragraph-properties fo:line-height="0.635cm" style:page-number="auto"/>
      <style:text-properties/>
    </style:style>
    <style:style style:family="paragraph" style:name="P726">
      <style:paragraph-properties fo:line-height="0.635cm" style:page-number="auto"/>
      <style:text-properties/>
    </style:style>
    <style:style style:family="paragraph" style:name="P727">
      <style:paragraph-properties fo:line-height="0.635cm" style:page-number="auto"/>
      <style:text-properties/>
    </style:style>
    <style:style style:family="paragraph" style:name="P728">
      <style:paragraph-properties fo:line-height="0.635cm" style:page-number="auto"/>
      <style:text-properties/>
    </style:style>
    <style:style style:family="paragraph" style:name="P729">
      <style:paragraph-properties fo:line-height="0.913cm" style:page-number="auto"/>
      <style:text-properties/>
    </style:style>
    <style:style style:family="paragraph" style:name="P730">
      <style:paragraph-properties style:page-number="auto"/>
      <style:text-properties fo:font-size="1pt" style:font-size-asian="1pt" style:font-size-complex="1pt"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33" style:parent-style-name="Body text (6)">
      <style:paragraph-properties fo:background-color="transparent" fo:margin-top="0.000cm" fo:margin-bottom="0.635cm" fo:margin-left="0.000cm" fo:margin-right="0.000cm" fo:text-indent="0.064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6" style:parent-style-name="Body text (5)">
      <style:paragraph-properties fo:background-color="transparent" fo:margin-top="0.000cm" fo:margin-bottom="0.000cm" fo:line-height="0.353cm" fo:margin-left="0.000cm" fo:margin-right="0.000cm" fo:text-indent="0.057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392cm" fo:line-height="0.423cm" fo:margin-left="0.000cm" fo:margin-right="0.000cm" fo:text-indent="0.057cm" fo:text-align="justify" style:page-number="auto">
        <style:tab-stops>
          <style:tab-stop style:position="7.855cm" style:type="right"/>
          <style:tab-stop style:position="8.763cm" style:type="center"/>
          <style:tab-stop style:position="10.820cm" style:type="right"/>
          <style:tab-stop style:position="12.484cm" style:type="right"/>
          <style:tab-stop style:position="12.808cm" style:type="right"/>
        </style:tab-stops>
      </style:paragraph-properties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642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423cm" fo:margin-left="2.540cm" fo:margin-right="0.000cm" fo:text-indent="-0.017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806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318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1.799cm" fo:text-indent="0.000cm" fo:text-align="righ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9" style:parent-style-name="Body text (5)">
      <style:paragraph-properties fo:background-color="transparent" fo:margin-top="16.050cm" fo:margin-bottom="0.000cm" fo:line-height="0.353cm" fo:margin-left="0.247cm" fo:margin-right="0.000cm" fo:text-indent="0.000cm" fo:text-align="center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76cm" style:type="right"/>
          <style:tab-stop style:position="8.094cm" style:type="left"/>
        </style:tab-stops>
      </style:paragraph-properties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4" style:parent-style-name="Body text (10)">
      <style:paragraph-properties fo:break-after="page" fo:background-color="transparent" fo:margin-top="0.000cm" fo:margin-bottom="0.000cm" fo:line-height="0.335cm" fo:margin-left="7.867cm" fo:margin-right="0.000cm" fo:text-indent="-0.010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325cm" fo:line-height="0.576cm" fo:margin-left="0.000cm" fo:margin-right="0.000cm" fo:text-indent="0.169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635cm" fo:line-height="0.423cm" fo:margin-left="1.976cm" fo:margin-right="0.000cm" fo:text-indent="-0.748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000cm" fo:margin-right="0.000cm" fo:text-indent="0.212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106cm" fo:margin-bottom="0.000cm" fo:line-height="0.423cm" fo:margin-left="0.000cm" fo:margin-right="0.000cm" fo:text-indent="0.000cm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4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60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1.834cm" fo:margin-right="0.000cm" fo:text-indent="-0.014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423cm" fo:margin-left="2.434cm" fo:margin-right="0.000cm" fo:text-indent="-0.013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3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75" style:parent-style-name="Body text (7)">
      <style:paragraph-properties fo:background-color="transparent" fo:margin-top="0.000cm" fo:margin-bottom="0.076cm" fo:line-height="0.423cm" fo:margin-left="0.035cm" fo:margin-right="0.000cm" fo:text-indent="0.000cm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78" style:parent-style-name="Body text (7)">
      <style:paragraph-properties fo:background-color="transparent" fo:margin-top="0.000cm" fo:margin-bottom="0.076cm" fo:line-height="0.423cm" fo:margin-left="0.106cm" fo:margin-right="0.000cm" fo:text-indent="0.000cm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635cm" fo:margin-bottom="0.212cm" fo:line-height="0.576cm" fo:margin-left="1.235cm" fo:margin-right="0.000cm" fo:text-indent="-0.007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0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904" style:parent-style-name="Body text (7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91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11cm" fo:line-height="0.423cm" fo:margin-left="0.000cm" fo:margin-right="0.000cm" fo:text-indent="0.067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6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95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9" style:parent-style-name="Body text (2)">
      <style:paragraph-properties fo:background-color="transparent" fo:margin-top="0.212cm" fo:margin-bottom="0.635cm" fo:line-height="0.423cm" fo:margin-left="1.976cm" fo:margin-right="0.000cm" fo:text-indent="-0.748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318cm" fo:line-height="0.423cm" fo:margin-left="2.046cm" fo:margin-right="0.000cm" fo:text-indent="0.003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623cm" fo:line-height="0.423cm" fo:margin-left="0.000cm" fo:margin-right="0.000cm" fo:text-indent="0.000cm" fo:text-align="right" style:page-number="auto"/>
      <style:text-properties/>
    </style:style>
    <style:style style:family="paragraph" style:name="P970" style:parent-style-name="Body text (7)">
      <style:paragraph-properties fo:background-color="transparent" fo:margin-top="0.000cm" fo:margin-bottom="0.605cm" fo:line-height="0.423cm" fo:margin-left="0.035cm" fo:margin-right="0.000cm" fo:text-indent="0.000cm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423cm" fo:margin-left="0.000cm" fo:margin-right="0.000cm" fo:text-indent="0.212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318cm" fo:margin-bottom="0.000cm" fo:line-height="0.745cm" fo:margin-left="0.000cm" fo:margin-right="0.000cm" fo:text-indent="0.000cm" style:page-number="auto"/>
      <style:text-properties/>
    </style:style>
    <style:style style:family="paragraph" style:name="P992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1.023cm" fo:margin-right="0.000cm" fo:text-indent="-0.016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110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9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1.482cm" fo:margin-left="1.976cm" fo:margin-right="0.000cm" fo:text-indent="-0.748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635cm" fo:margin-bottom="0.000cm" fo:line-height="0.423cm" fo:margin-left="1.976cm" fo:margin-right="0.000cm" fo:text-indent="-0.748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026" style:parent-style-name="Body text (7)">
      <style:paragraph-properties fo:background-color="transparent" fo:margin-top="0.000cm" fo:margin-bottom="0.605cm" fo:line-height="0.423cm" fo:margin-left="0.035cm" fo:margin-right="0.000cm" fo:text-indent="0.000cm" style:page-number="auto"/>
      <style:text-properties/>
    </style:style>
    <style:style style:family="paragraph" style:name="P1027" style:parent-style-name="Body text (2)">
      <style:paragraph-properties fo:background-color="transparent" fo:margin-top="0.318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2.540cm" fo:margin-right="0.000cm" fo:text-indent="-0.017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1.376cm" fo:margin-left="2.575cm" fo:margin-right="6.703cm" fo:text-indent="-0.006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25cm" style:type="right"/>
          <style:tab-stop style:position="8.052cm" style:type="left"/>
        </style:tab-stops>
      </style:paragraph-properties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000cm" fo:margin-right="0.000cm" fo:text-indent="0.102cm" fo:text-align="left" style:page-number="auto"/>
      <style:text-properties/>
    </style:style>
    <style:style style:family="paragraph" style:name="P105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056" style:parent-style-name="Body text (6)">
      <style:paragraph-properties fo:background-color="transparent" fo:margin-top="0.000cm" fo:margin-bottom="1.951cm" fo:line-height="0.745cm" fo:margin-left="2.540cm" fo:margin-right="0.000cm" fo:text-indent="-1.236cm" fo:text-align="left" style:page-number="auto">
        <style:tab-stops>
          <style:tab-stop style:position="0.025cm" style:type="left"/>
        </style:tab-stops>
      </style:paragraph-properties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1.471cm" fo:line-height="0.737cm" fo:margin-left="0.000cm" fo:margin-right="0.000cm" fo:text-indent="0.07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67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8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4.057cm" fo:margin-right="0.000cm" fo:text-indent="-0.010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098" style:parent-style-name="Body text (7)">
      <style:paragraph-properties fo:background-color="transparent" fo:margin-top="0.000cm" fo:margin-bottom="0.605cm" fo:line-height="0.423cm" fo:margin-left="0.106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6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1.834cm" fo:margin-right="0.000cm" fo:text-indent="-0.014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745cm" fo:margin-left="0.000cm" fo:margin-right="0.000cm" fo:text-indent="0.051cm" fo:text-align="justify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49" style:parent-style-name="Body text (16)">
      <style:paragraph-properties fo:background-color="transparent" fo:margin-top="1.021cm" fo:margin-bottom="0.000cm" fo:line-height="0.353cm" fo:margin-left="7.867cm" fo:margin-right="0.000cm" fo:text-indent="0.007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5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58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741cm" fo:margin-right="0.000cm" fo:text-indent="-0.004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7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71" style:parent-style-name="Body text (6)">
      <style:paragraph-properties fo:background-color="transparent" fo:margin-top="0.000cm" fo:margin-bottom="0.629cm" fo:margin-left="0.000cm" fo:margin-right="0.000cm" fo:text-indent="0.064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6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9" style:parent-style-name="Body text (7)">
      <style:paragraph-properties fo:background-color="transparent" fo:margin-top="0.000cm" fo:margin-bottom="0.530cm" fo:line-height="0.567cm" fo:margin-left="0.494cm" fo:margin-right="0.494cm" fo:text-indent="0.456cm" fo:text-align="justify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2.081cm" fo:margin-right="0.000cm" fo:text-indent="-0.016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0" style:parent-style-name="Header or footer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20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2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/>
      <style:text-properties/>
    </style:style>
    <style:style style:family="paragraph" style:name="P1225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27" style:parent-style-name="Body text (5)">
      <style:paragraph-properties fo:break-after="page" fo:background-color="transparent" fo:margin-top="13.721cm" fo:margin-bottom="0.000cm" fo:line-height="0.353cm" fo:margin-left="7.867cm" fo:margin-right="0.000cm" fo:text-indent="0.007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43" style:parent-style-name="Body text (6)">
      <style:paragraph-properties fo:background-color="transparent" fo:margin-top="0.000cm" fo:margin-bottom="0.000cm" fo:line-height="0.745cm" fo:margin-left="2.540cm" fo:margin-right="0.000cm" fo:text-indent="-1.236cm" fo:text-align="left" style:page-number="auto">
        <style:tab-stops>
          <style:tab-stop style:position="0.025cm" style:type="left"/>
        </style:tab-stops>
      </style:paragraph-properties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000cm" fo:margin-right="0.000cm" fo:text-indent="0.110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margin-left="5.080cm" fo:margin-right="0.000cm" fo:text-indent="-0.013cm" fo:text-align="justify" style:page-number="auto">
        <style:tab-stops>
          <style:tab-stop style:position="5.330cm" style:type="left"/>
        </style:tab-stops>
      </style:paragraph-properties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Heading #2 (8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7.954cm" style:type="right"/>
          <style:tab-stop style:position="8.081cm" style:type="left"/>
        </style:tab-stops>
      </style:paragraph-properties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999cm" fo:margin-left="1.235cm" fo:margin-right="0.000cm" fo:text-indent="-0.007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75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293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300" style:parent-style-name="Body text (12)">
      <style:paragraph-properties fo:background-color="transparent" fo:margin-top="17.002cm" fo:margin-bottom="0.000cm" fo:line-height="0.353cm" fo:margin-left="0.106cm" fo:margin-right="0.000cm" fo:text-indent="0.000cm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2" style:parent-style-name="Body text (5)">
      <style:paragraph-properties fo:background-color="transparent" fo:margin-top="1.233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307" style:parent-style-name="Heading #2 (7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7.954cm" style:type="right"/>
          <style:tab-stop style:position="8.081cm" style:type="left"/>
        </style:tab-stops>
      </style:paragraph-properties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2.328cm" fo:margin-right="0.000cm" fo:text-indent="0.008cm" fo:text-align="left" style:page-number="auto"/>
      <style:text-properties/>
    </style:style>
    <style:style style:family="paragraph" style:name="P1312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2.328cm" fo:margin-right="0.000cm" fo:text-indent="-0.008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999cm" fo:margin-left="1.235cm" fo:margin-right="0.000cm" fo:text-indent="-0.007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500cm" fo:margin-left="0.035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60" style:parent-style-name="Heading #2 (9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5" style:parent-style-name="Body text (6)">
      <style:paragraph-properties fo:background-color="transparent" fo:margin-top="0.000cm" fo:margin-bottom="0.635cm" fo:margin-left="0.000cm" fo:margin-right="0.000cm" fo:text-indent="0.064cm" style:page-number="auto"/>
      <style:text-properties/>
    </style:style>
    <style:style style:family="paragraph" style:name="P136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64cm" fo:margin-left="0.000cm" fo:margin-right="0.000cm" fo:text-indent="0.108cm" fo:text-align="justify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7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09cm" style:type="right"/>
          <style:tab-stop style:position="8.136cm" style:type="left"/>
        </style:tab-stops>
      </style:paragraph-properties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90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2" style:parent-style-name="Body text (2)">
      <style:paragraph-properties fo:break-after="page" fo:background-color="transparent" fo:margin-top="0.000cm" fo:margin-bottom="0.000cm" fo:line-height="0.423cm" fo:margin-left="7.902cm" fo:margin-right="0.000cm" fo:text-indent="-0.003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39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953cm" fo:margin-right="0.000cm" fo:text-indent="0.013cm" fo:text-align="lef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2.469cm" fo:margin-right="0.000cm" fo:text-indent="0.011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11" style:parent-style-name="Header or footer (7)">
      <style:paragraph-properties fo:background-color="transparent" fo:margin-top="0.000cm" fo:margin-bottom="0.000cm" fo:margin-left="0.071cm" fo:margin-right="0.000cm" fo:text-indent="0.000cm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9" style:parent-style-name="Body text (9)">
      <style:paragraph-properties fo:background-color="transparent" fo:margin-top="0.000cm" fo:margin-bottom="4.525cm" fo:margin-left="0.000cm" fo:margin-right="0.000cm" fo:text-indent="0.169cm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09cm" style:type="right"/>
          <style:tab-stop style:position="8.136cm" style:type="left"/>
        </style:tab-stops>
      </style:paragraph-properties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9" style:parent-style-name="Body text (6)">
      <style:paragraph-properties fo:background-color="transparent" fo:margin-top="0.000cm" fo:margin-bottom="0.000cm" fo:line-height="0.745cm" fo:margin-left="1.305cm" fo:margin-right="0.000cm" fo:text-indent="-0.001cm" style:page-number="auto">
        <style:tab-stops>
          <style:tab-stop style:position="1.260cm" style:type="left"/>
        </style:tab-stops>
      </style:paragraph-properties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1431" style:parent-style-name="Body text (7)">
      <style:paragraph-properties fo:background-color="transparent" fo:margin-top="0.000cm" fo:margin-bottom="0.626cm" fo:line-height="0.576cm" fo:margin-left="0.106cm" fo:margin-right="0.000cm" fo:text-indent="0.000cm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1.764cm" fo:margin-right="0.000cm" fo:text-indent="0.006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6" style:parent-style-name="Body text (20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2.046cm" fo:margin-right="0.000cm" fo:text-indent="-0.014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2.681cm" fo:margin-right="0.000cm" fo:text-indent="0.003cm" fo:text-align="left" style:page-number="auto"/>
      <style:text-properties/>
    </style:style>
    <style:style style:family="paragraph" style:name="P1473" style:parent-style-name="Body text (7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476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84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488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89" style:parent-style-name="Body text (8)">
      <style:paragraph-properties fo:background-color="transparent" fo:margin-top="0.000cm" fo:margin-bottom="0.076cm" fo:line-height="0.423cm" fo:margin-left="0.106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494" style:parent-style-name="Header or footer (8)">
      <style:paragraph-properties fo:background-color="transparent" fo:margin-top="0.000cm" fo:margin-bottom="0.628cm" fo:margin-left="0.071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999cm" fo:margin-left="0.000cm" fo:margin-right="0.000cm" fo:text-indent="-0.007cm" fo:text-align="justify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1.799cm" fo:text-indent="0.000cm" fo:text-align="righ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318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3" style:parent-style-name="Body text (9)">
      <style:paragraph-properties fo:background-color="transparent" fo:margin-top="0.000cm" fo:margin-bottom="0.000cm" fo:margin-left="0.000cm" fo:margin-right="0.000cm" fo:text-indent="0.068cm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151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18" style:parent-style-name="Body text (9)">
      <style:paragraph-properties fo:background-color="transparent" fo:margin-top="0.000cm" fo:margin-bottom="0.212cm" fo:margin-left="0.000cm" fo:margin-right="0.000cm" fo:text-indent="0.169cm" fo:text-align="left" style:page-number="auto"/>
      <style:text-properties/>
    </style:style>
    <style:style style:family="paragraph" style:name="P1519" style:parent-style-name="Body text (6)">
      <style:paragraph-properties fo:background-color="transparent" fo:margin-top="0.000cm" fo:margin-bottom="0.635cm" fo:margin-left="0.000cm" fo:margin-right="0.000cm" fo:text-indent="0.064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margin-left="0.000cm" fo:margin-right="0.000cm" fo:text-indent="0.169cm" fo:text-align="justify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988cm" fo:margin-right="0.000cm" fo:text-indent="0.003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529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3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6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7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999cm" fo:margin-left="1.235cm" fo:margin-right="0.000cm" fo:text-indent="-0.007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4" style:parent-style-name="Heading #2 (10)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4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578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580" style:parent-style-name="Body text (8)">
      <style:paragraph-properties fo:background-color="transparent" fo:margin-top="0.000cm" fo:margin-bottom="0.605cm" fo:line-height="0.423cm" fo:margin-left="0.106cm" fo:margin-right="0.000cm" fo:text-indent="0.000cm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851cm" fo:margin-left="0.000cm" fo:margin-right="0.000cm" fo:text-indent="2.711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5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318cm" fo:margin-bottom="0.000cm" fo:line-height="1.490cm" fo:margin-left="0.000cm" fo:margin-right="0.000cm" fo:text-indent="0.000cm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601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8" style:parent-style-name="Body text (5)">
      <style:paragraph-properties fo:break-after="page" fo:background-color="transparent" fo:margin-top="0.000cm" fo:margin-bottom="0.000cm" fo:line-height="0.353cm" fo:margin-left="8.008cm" fo:margin-right="0.000cm" fo:text-indent="-0.016cm" fo:text-align="lef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89cm" fo:margin-left="0.000cm" fo:margin-right="0.106cm" fo:text-indent="0.000cm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19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1621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1.799cm" fo:text-indent="0.000cm" fo:text-align="righ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39" style:parent-style-name="Body text (5)">
      <style:paragraph-properties fo:background-color="transparent" fo:margin-top="14.780cm" fo:margin-bottom="0.000cm" fo:line-height="0.353cm" fo:margin-left="0.106cm" fo:margin-right="0.000cm" fo:text-indent="0.000cm" fo:text-align="center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1.101cm" fo:margin-left="0.000cm" fo:margin-right="0.000cm" fo:text-indent="0.099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5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  <style:tab-stop style:position="3.357cm" style:type="left"/>
        </style:tab-stops>
      </style:paragraph-properties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67" style:parent-style-name="Heading #2 (11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7.921cm" style:type="right"/>
          <style:tab-stop style:position="8.039cm" style:type="left"/>
        </style:tab-stops>
      </style:paragraph-properties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741cm" fo:line-height="0.423cm" fo:margin-left="0.811cm" fo:margin-right="0.000cm" fo:text-indent="-0.008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318cm" fo:line-height="0.423cm" fo:margin-left="2.011cm" fo:margin-right="0.000cm" fo:text-indent="-0.004cm" fo:text-align="left" style:page-number="auto"/>
      <style:text-properties/>
    </style:style>
    <style:style style:family="paragraph" style:name="P1706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Body text (14)">
      <style:paragraph-properties fo:background-color="transparent" fo:margin-top="9.276cm" fo:margin-bottom="0.000cm" fo:line-height="0.353cm" fo:margin-left="2.328cm" fo:margin-right="0.000cm" fo:text-indent="0.008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6" style:parent-style-name="Body text (8)">
      <style:paragraph-properties fo:background-color="transparent" fo:margin-top="0.000cm" fo:margin-bottom="0.483cm" fo:line-height="0.423cm" fo:margin-left="0.106cm" fo:margin-right="0.000cm" fo:text-indent="0.000cm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173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32" style:parent-style-name="Body text (3)">
      <style:paragraph-properties fo:background-color="transparent" fo:margin-top="0.000cm" fo:margin-bottom="2.540cm" fo:margin-left="0.000cm" fo:margin-right="0.000cm" fo:text-indent="0.000cm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2.046cm" fo:margin-right="0.000cm" fo:text-indent="-0.014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0" style:parent-style-name="Body text (6)">
      <style:paragraph-properties fo:background-color="transparent" fo:margin-top="0.000cm" fo:margin-bottom="0.635cm" fo:margin-left="0.000cm" fo:margin-right="0.000cm" fo:text-indent="0.064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56" style:parent-style-name="Body text (7)">
      <style:paragraph-properties fo:background-color="transparent" fo:margin-top="0.000cm" fo:margin-bottom="0.490cm" fo:line-height="0.423cm" fo:margin-left="0.000cm" fo:margin-right="0.000cm" fo:text-indent="0.000cm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1758" style:parent-style-name="Body text (6)">
      <style:paragraph-properties fo:background-color="transparent" fo:margin-top="0.000cm" fo:margin-bottom="0.635cm" fo:margin-left="0.000cm" fo:margin-right="0.000cm" fo:text-indent="0.064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629cm" fo:line-height="0.737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3.316cm" fo:margin-right="0.000cm" fo:text-indent="0.003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1.101cm" fo:margin-left="0.000cm" fo:margin-right="0.000cm" fo:text-indent="0.099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1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811cm" fo:margin-right="0.000cm" fo:text-indent="-0.007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1816" style:parent-style-name="Heading #2 (4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61cm" style:type="right"/>
          <style:tab-stop style:position="7.988cm" style:type="left"/>
        </style:tab-stops>
      </style:paragraph-properties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62cm" style:type="left"/>
        </style:tab-stops>
      </style:paragraph-properties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1" style:parent-style-name="Body text (1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823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3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5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2.081cm" fo:margin-right="0.000cm" fo:text-indent="-0.007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52" style:parent-style-name="Body text (2)">
      <style:paragraph-properties fo:background-color="transparent" fo:margin-top="0.318cm" fo:margin-bottom="0.000cm" fo:line-height="1.490cm" fo:margin-left="0.000cm" fo:margin-right="0.000cm" fo:text-indent="0.000cm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20.703cm" fo:margin-left="2.575cm" fo:margin-right="6.668cm" fo:text-indent="-0.017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7" style:parent-style-name="Heading #2 (2)">
      <style:paragraph-properties fo:keep-with-next="always" fo:keep-together="always" fo:background-color="transparent" fo:margin-top="0.000cm" fo:margin-bottom="0.000cm" fo:line-height="0.423cm" fo:margin-left="6.738cm" fo:margin-right="0.000cm" fo:text-indent="0.001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318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318cm" fo:line-height="0.423cm" fo:margin-left="2.611cm" fo:margin-right="0.000cm" fo:text-indent="0.006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6" style:parent-style-name="Header or footer (3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4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896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89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9" style:parent-style-name="Body text (9)">
      <style:paragraph-properties fo:background-color="transparent" fo:margin-top="0.000cm" fo:margin-bottom="0.523cm" fo:margin-left="5.080cm" fo:margin-right="0.000cm" fo:text-indent="-0.013cm" style:page-number="auto">
        <style:tab-stops>
          <style:tab-stop style:position="6.642cm" style:type="center"/>
          <style:tab-stop style:position="7.355cm" style:type="left"/>
        </style:tab-stops>
      </style:paragraph-properties>
      <style:text-properties/>
    </style:style>
    <style:style style:family="paragraph" style:name="P1900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03" style:parent-style-name="Body text (8)">
      <style:paragraph-properties fo:background-color="transparent" fo:margin-top="0.000cm" fo:margin-bottom="0.645cm" fo:margin-left="0.000cm" fo:margin-right="0.000cm" fo:text-indent="0.000cm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540cm" fo:margin-left="0.000cm" fo:margin-right="0.000cm" fo:text-indent="0.000cm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6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642cm" fo:line-height="0.745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2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927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2.611cm" fo:margin-right="0.000cm" fo:text-indent="-0.011cm" fo:text-align="lef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34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47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4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6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975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953cm" fo:margin-right="0.000cm" fo:text-indent="0.013cm" fo:text-align="lef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21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23" style:parent-style-name="Header or footer (7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25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2.646cm" fo:margin-right="0.000cm" fo:text-indent="-0.004cm" fo:text-align="lef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5" style:parent-style-name="Body text (18)">
      <style:paragraph-properties fo:background-color="transparent" fo:margin-top="0.000cm" fo:margin-bottom="0.000cm" fo:line-height="0.406cm" fo:margin-left="0.000cm" fo:margin-right="0.000cm" fo:text-indent="0.051cm" fo:text-align="lef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629cm" fo:line-height="0.737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margin-left="5.927cm" fo:margin-right="0.000cm" fo:text-indent="-0.013cm" fo:text-align="lef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23cm" fo:margin-left="0.000cm" fo:margin-right="0.000cm" fo:text-indent="0.075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423cm" fo:margin-left="0.000cm" fo:margin-right="0.000cm" fo:text-indent="0.154cm" fo:text-align="left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9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62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318cm" fo:line-height="0.423cm" fo:margin-left="2.540cm" fo:margin-right="0.000cm" fo:text-indent="0.000cm" fo:text-align="left" style:page-number="auto"/>
      <style:text-properties/>
    </style:style>
    <style:style style:family="paragraph" style:name="P206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margin-left="0.000cm" fo:margin-right="0.000cm" fo:text-indent="0.140cm" fo:text-align="justify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423cm" fo:margin-left="0.000cm" fo:margin-right="1.799cm" fo:text-indent="0.000cm" fo:text-align="right" style:page-number="auto"/>
      <style:text-properties/>
    </style:style>
    <style:style style:family="paragraph" style:name="P2068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1.101cm" fo:margin-left="0.000cm" fo:margin-right="0.000cm" fo:text-indent="-0.008cm" fo:text-align="justify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3" style:parent-style-name="Header or footer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5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423cm" fo:margin-left="3.563cm" fo:margin-right="0.000cm" fo:text-indent="0.010cm" fo:text-align="lef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14" style:parent-style-name="Body text (5)">
      <style:paragraph-properties fo:background-color="transparent" fo:margin-top="1.233cm" fo:margin-bottom="0.000cm" fo:line-height="0.353cm" fo:margin-left="7.867cm" fo:margin-right="0.000cm" fo:text-indent="-0.010cm" fo:text-align="lef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38" style:parent-style-name="Body text (8)">
      <style:paragraph-properties fo:background-color="transparent" fo:margin-top="0.000cm" fo:margin-bottom="0.656cm" fo:line-height="0.423cm" fo:margin-left="0.035cm" fo:margin-right="0.000cm" fo:text-indent="0.000cm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40" style:parent-style-name="Body text (2)">
      <style:paragraph-properties fo:background-color="transparent" fo:margin-top="0.741cm" fo:margin-bottom="0.106cm" fo:line-height="0.423cm" fo:margin-left="0.000cm" fo:margin-right="0.000cm" fo:text-indent="0.000cm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999cm" fo:margin-left="0.811cm" fo:margin-right="0.000cm" fo:text-indent="-0.008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999cm" fo:margin-left="1.235cm" fo:margin-right="0.000cm" fo:text-indent="-0.007cm" fo:text-align="lef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0.000cm" fo:margin-right="0.000cm" fo:text-indent="0.163cm" fo:text-align="left" style:page-number="auto"/>
      <style:text-properties/>
    </style:style>
    <style:style style:family="paragraph" style:name="P2158" style:parent-style-name="Body text (20)">
      <style:paragraph-properties fo:background-color="transparent" fo:margin-top="0.000cm" fo:margin-bottom="0.000cm" fo:line-height="0.370cm" fo:margin-left="0.000cm" fo:margin-right="0.000cm" fo:text-indent="0.067cm" fo:text-align="left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70cm" fo:margin-left="0.000cm" fo:margin-right="0.000cm" fo:text-indent="0.060cm" fo:text-align="justify" style:page-number="auto"/>
      <style:text-properties/>
    </style:style>
    <style:style style:family="paragraph" style:name="P2161">
      <style:paragraph-properties style:page-number="auto"/>
      <style:text-properties fo:font-size="5pt" style:font-size-asian="5pt" style:font-size-complex="5pt"/>
    </style:style>
    <style:style style:family="paragraph" style:name="P2162">
      <style:paragraph-properties style:page-number="auto"/>
      <style:text-properties fo:font-size="5.e-02pt" style:font-size-asian="5.e-02pt" style:font-size-complex="5.e-02pt"/>
    </style:style>
    <style:style style:family="paragraph" style:name="P2164">
      <style:paragraph-properties fo:text-align="center" style:page-number="auto"/>
      <style:text-properties fo:font-size="0.1pt" style:font-size-asian="0.1pt" style:font-size-complex="0.1pt"/>
    </style:style>
    <style:style style:family="paragraph" style:name="P2165">
      <style:paragraph-properties fo:text-align="center" style:page-number="auto"/>
      <style:text-properties fo:font-size="0.1pt" style:font-size-asian="0.1pt" style:font-size-complex="0.1pt"/>
    </style:style>
    <style:style style:family="paragraph" style:name="P2166">
      <style:paragraph-properties style:page-number="auto"/>
      <style:text-properties fo:font-size="0.1pt" style:font-size-asian="0.1pt" style:font-size-complex="0.1pt"/>
    </style:style>
    <style:style style:family="paragraph" style:name="P2167">
      <style:paragraph-properties style:page-number="auto"/>
      <style:text-properties fo:font-size="0.1pt" style:font-size-asian="0.1pt" style:font-size-complex="0.1pt"/>
    </style:style>
    <style:style style:family="paragraph" style:name="P2168">
      <style:paragraph-properties style:page-number="auto"/>
      <style:text-properties fo:font-size="0.1pt" style:font-size-asian="0.1pt" style:font-size-complex="0.1pt"/>
    </style:style>
    <style:style style:family="paragraph" style:name="P2169">
      <style:paragraph-properties style:page-number="auto"/>
      <style:text-properties fo:font-size="0.1pt" style:font-size-asian="0.1pt" style:font-size-complex="0.1pt"/>
    </style:style>
    <style:style style:family="paragraph" style:name="P2170">
      <style:paragraph-properties style:page-number="auto"/>
      <style:text-properties fo:font-size="0.1pt" style:font-size-asian="0.1pt" style:font-size-complex="0.1pt"/>
    </style:style>
    <style:style style:family="paragraph" style:name="P2171">
      <style:paragraph-properties style:page-number="auto"/>
      <style:text-properties fo:font-size="0.1pt" style:font-size-asian="0.1pt" style:font-size-complex="0.1pt"/>
    </style:style>
    <style:style style:family="paragraph" style:name="P2172">
      <style:paragraph-properties style:page-number="auto"/>
      <style:text-properties fo:font-size="0.1pt" style:font-size-asian="0.1pt" style:font-size-complex="0.1pt"/>
    </style:style>
    <style:style style:family="paragraph" style:name="P2173">
      <style:paragraph-properties style:page-number="auto"/>
      <style:text-properties fo:font-size="0.1pt" style:font-size-asian="0.1pt" style:font-size-complex="0.1pt"/>
    </style:style>
    <style:style style:family="paragraph" style:name="P2174">
      <style:paragraph-properties style:page-number="auto"/>
      <style:text-properties fo:font-size="0.1pt" style:font-size-asian="0.1pt" style:font-size-complex="0.1pt"/>
    </style:style>
    <style:style style:family="paragraph" style:name="P2175">
      <style:paragraph-properties style:page-number="auto"/>
      <style:text-properties fo:font-size="0.1pt" style:font-size-asian="0.1pt" style:font-size-complex="0.1pt"/>
    </style:style>
    <style:style style:family="paragraph" style:name="P2176">
      <style:paragraph-properties style:page-number="auto"/>
      <style:text-properties fo:font-size="0.1pt" style:font-size-asian="0.1pt" style:font-size-complex="0.1pt"/>
    </style:style>
    <style:style style:family="paragraph" style:name="P2177">
      <style:paragraph-properties style:page-number="auto"/>
      <style:text-properties fo:font-size="0.1pt" style:font-size-asian="0.1pt" style:font-size-complex="0.1pt"/>
    </style:style>
    <style:style style:family="paragraph" style:name="P2178">
      <style:paragraph-properties style:page-number="auto"/>
      <style:text-properties fo:font-size="0.1pt" style:font-size-asian="0.1pt" style:font-size-complex="0.1pt"/>
    </style:style>
    <style:style style:family="paragraph" style:name="P2179">
      <style:paragraph-properties style:page-number="auto"/>
      <style:text-properties fo:font-size="0.1pt" style:font-size-asian="0.1pt" style:font-size-complex="0.1pt"/>
    </style:style>
    <style:style style:family="paragraph" style:name="P2180">
      <style:paragraph-properties style:page-number="auto"/>
      <style:text-properties fo:font-size="0.1pt" style:font-size-asian="0.1pt" style:font-size-complex="0.1pt"/>
    </style:style>
    <style:style style:family="paragraph" style:name="P2181">
      <style:paragraph-properties style:page-number="auto"/>
      <style:text-properties fo:font-size="0.1pt" style:font-size-asian="0.1pt" style:font-size-complex="0.1pt"/>
    </style:style>
    <style:style style:family="paragraph" style:name="P2182">
      <style:paragraph-properties style:page-number="auto"/>
      <style:text-properties fo:font-size="0.1pt" style:font-size-asian="0.1pt" style:font-size-complex="0.1pt"/>
    </style:style>
    <style:style style:family="paragraph" style:name="P2183">
      <style:paragraph-properties style:page-number="auto"/>
      <style:text-properties fo:font-size="0.1pt" style:font-size-asian="0.1pt" style:font-size-complex="0.1pt"/>
    </style:style>
    <style:style style:family="paragraph" style:name="P2184">
      <style:paragraph-properties style:page-number="auto"/>
      <style:text-properties fo:font-size="0.1pt" style:font-size-asian="0.1pt" style:font-size-complex="0.1pt"/>
    </style:style>
    <style:style style:family="paragraph" style:name="P2185">
      <style:paragraph-properties style:page-number="auto"/>
      <style:text-properties fo:font-size="0.1pt" style:font-size-asian="0.1pt" style:font-size-complex="0.1pt"/>
    </style:style>
    <style:style style:family="paragraph" style:name="P2186">
      <style:paragraph-properties style:page-number="auto"/>
      <style:text-properties fo:font-size="0.1pt" style:font-size-asian="0.1pt" style:font-size-complex="0.1pt"/>
    </style:style>
    <style:style style:family="paragraph" style:name="P2187">
      <style:paragraph-properties style:page-number="auto"/>
      <style:text-properties fo:font-size="0.1pt" style:font-size-asian="0.1pt" style:font-size-complex="0.1pt"/>
    </style:style>
    <style:style style:family="paragraph" style:name="P2188">
      <style:paragraph-properties style:page-number="auto"/>
      <style:text-properties fo:font-size="0.1pt" style:font-size-asian="0.1pt" style:font-size-complex="0.1pt"/>
    </style:style>
    <style:style style:family="paragraph" style:name="P2189">
      <style:paragraph-properties style:page-number="auto"/>
      <style:text-properties fo:font-size="0.1pt" style:font-size-asian="0.1pt" style:font-size-complex="0.1pt"/>
    </style:style>
    <style:style style:family="paragraph" style:name="P2190">
      <style:paragraph-properties style:page-number="auto"/>
      <style:text-properties fo:font-size="0.1pt" style:font-size-asian="0.1pt" style:font-size-complex="0.1pt"/>
    </style:style>
    <style:style style:family="paragraph" style:name="P2191">
      <style:paragraph-properties style:page-number="auto"/>
      <style:text-properties fo:font-size="0.1pt" style:font-size-asian="0.1pt" style:font-size-complex="0.1pt"/>
    </style:style>
    <style:style style:family="paragraph" style:name="P2192">
      <style:paragraph-properties style:page-number="auto"/>
      <style:text-properties fo:font-size="0.1pt" style:font-size-asian="0.1pt" style:font-size-complex="0.1pt"/>
    </style:style>
    <style:style style:family="paragraph" style:name="P2193">
      <style:paragraph-properties style:page-number="auto"/>
      <style:text-properties fo:font-size="0.1pt" style:font-size-asian="0.1pt" style:font-size-complex="0.1pt"/>
    </style:style>
    <style:style style:family="paragraph" style:name="P2194">
      <style:paragraph-properties style:page-number="auto"/>
      <style:text-properties fo:font-size="0.1pt" style:font-size-asian="0.1pt" style:font-size-complex="0.1pt"/>
    </style:style>
    <style:style style:family="paragraph" style:name="P2195">
      <style:paragraph-properties style:page-number="auto"/>
      <style:text-properties fo:font-size="0.1pt" style:font-size-asian="0.1pt" style:font-size-complex="0.1pt"/>
    </style:style>
    <style:style style:family="paragraph" style:name="P2196">
      <style:paragraph-properties style:page-number="auto"/>
      <style:text-properties fo:font-size="0.1pt" style:font-size-asian="0.1pt" style:font-size-complex="0.1pt"/>
    </style:style>
    <style:style style:family="paragraph" style:name="P2197">
      <style:paragraph-properties style:page-number="auto"/>
      <style:text-properties fo:font-size="0.1pt" style:font-size-asian="0.1pt" style:font-size-complex="0.1pt"/>
    </style:style>
    <style:style style:family="paragraph" style:name="P2198">
      <style:paragraph-properties style:page-number="auto"/>
      <style:text-properties fo:font-size="0.1pt" style:font-size-asian="0.1pt" style:font-size-complex="0.1pt"/>
    </style:style>
    <style:style style:family="paragraph" style:name="P2199">
      <style:paragraph-properties style:page-number="auto"/>
      <style:text-properties fo:font-size="0.1pt" style:font-size-asian="0.1pt" style:font-size-complex="0.1pt"/>
    </style:style>
    <style:style style:family="paragraph" style:name="P2200">
      <style:paragraph-properties style:page-number="auto"/>
      <style:text-properties fo:font-size="0.1pt" style:font-size-asian="0.1pt" style:font-size-complex="0.1pt"/>
    </style:style>
    <style:style style:family="paragraph" style:name="P2201">
      <style:paragraph-properties style:page-number="auto"/>
      <style:text-properties fo:font-size="0.1pt" style:font-size-asian="0.1pt" style:font-size-complex="0.1pt"/>
    </style:style>
    <style:style style:family="paragraph" style:name="P2202" style:parent-style-name="Body text (3)" style:master-page-name="PageStyle0">
      <style:paragraph-properties fo:background-color="transparent" fo:margin-top="0.000cm" fo:margin-bottom="2.540cm" fo:margin-left="0.000cm" fo:margin-right="0.000cm" fo:text-indent="0.000cm" style:page-number="1"/>
      <style:text-properties/>
    </style:style>
    <style:style style:family="paragraph" style:name="P2203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2204" style:parent-style-name="Body text (2)" style:master-page-name="PageStyle2">
      <style:paragraph-properties fo:background-color="transparent" fo:margin-top="0.000cm" fo:margin-bottom="1.376cm" fo:margin-left="2.575cm" fo:margin-right="6.703cm" fo:text-indent="-0.006cm" fo:text-align="left" style:page-number="4"/>
      <style:text-properties/>
    </style:style>
    <style:style style:family="paragraph" style:name="P2205" style:master-page-name="PageStyle3">
      <style:paragraph-properties fo:line-height="0.635cm" style:page-number="8"/>
      <style:text-properties/>
    </style:style>
    <style:style style:family="paragraph" style:name="P2206" style:master-page-name="PageStyle4">
      <style:paragraph-properties fo:line-height="0.635cm" style:page-number="9"/>
      <style:text-properties/>
    </style:style>
    <style:style style:family="paragraph" style:name="P2207" style:master-page-name="PageStyle5">
      <style:paragraph-properties style:page-number="10"/>
      <style:text-properties fo:font-size="1pt" style:font-size-asian="1pt" style:font-size-complex="1pt"/>
    </style:style>
    <style:style style:family="paragraph" style:name="P2208" style:master-page-name="PageStyle6">
      <style:paragraph-properties style:page-number="12"/>
      <style:text-properties fo:font-size="1pt" style:font-size-asian="1pt" style:font-size-complex="1pt"/>
    </style:style>
    <style:style style:family="paragraph" style:name="P2209" style:master-page-name="PageStyle7">
      <style:paragraph-properties fo:line-height="0.635cm" style:page-number="13"/>
      <style:text-properties/>
    </style:style>
    <style:style style:family="paragraph" style:name="P2210" style:master-page-name="PageStyle8">
      <style:paragraph-properties fo:line-height="0.635cm" style:page-number="14"/>
      <style:text-properties/>
    </style:style>
    <style:style style:family="paragraph" style:name="P2211" style:parent-style-name="Body text (5)" style:master-page-name="PageStyle9">
      <style:paragraph-properties fo:background-color="transparent" fo:margin-top="0.000cm" fo:margin-bottom="0.000cm" fo:line-height="0.353cm" fo:margin-left="0.000cm" fo:margin-right="0.000cm" fo:text-indent="0.051cm" fo:text-align="left" style:page-number="15"/>
      <style:text-properties/>
    </style:style>
    <style:style style:family="paragraph" style:name="P2212" style:master-page-name="PageStyle10">
      <style:paragraph-properties fo:line-height="0.635cm" style:page-number="16"/>
      <style:text-properties/>
    </style:style>
    <style:style style:family="paragraph" style:name="P2213" style:master-page-name="PageStyle11">
      <style:paragraph-properties style:page-number="16"/>
      <style:text-properties fo:font-size="1pt" style:font-size-asian="1pt" style:font-size-complex="1pt"/>
    </style:style>
    <style:style style:family="paragraph" style:name="P2214" style:master-page-name="PageStyle12">
      <style:paragraph-properties style:page-number="18"/>
      <style:text-properties fo:font-size="1pt" style:font-size-asian="1pt" style:font-size-complex="1pt"/>
    </style:style>
    <style:style style:family="paragraph" style:name="P2215" style:master-page-name="PageStyle13">
      <style:paragraph-properties style:page-number="19"/>
      <style:text-properties fo:font-size="1pt" style:font-size-asian="1pt" style:font-size-complex="1pt"/>
    </style:style>
    <style:style style:family="paragraph" style:name="P2216" style:master-page-name="PageStyle14">
      <style:paragraph-properties style:page-number="20"/>
      <style:text-properties fo:font-size="1pt" style:font-size-asian="1pt" style:font-size-complex="1pt"/>
    </style:style>
    <style:style style:family="paragraph" style:name="P2217" style:master-page-name="PageStyle15">
      <style:paragraph-properties fo:line-height="0.635cm" style:page-number="21"/>
      <style:text-properties/>
    </style:style>
    <style:style style:family="paragraph" style:name="P2218" style:master-page-name="PageStyle16">
      <style:paragraph-properties fo:line-height="0.635cm" style:page-number="22"/>
      <style:text-properties/>
    </style:style>
    <style:style style:family="paragraph" style:name="P2219" style:master-page-name="PageStyle17">
      <style:paragraph-properties style:page-number="23"/>
      <style:text-properties fo:font-size="1pt" style:font-size-asian="1pt" style:font-size-complex="1pt"/>
    </style:style>
    <style:style style:family="paragraph" style:name="P2220" style:master-page-name="PageStyle18">
      <style:paragraph-properties style:page-number="24"/>
      <style:text-properties fo:font-size="1pt" style:font-size-asian="1pt" style:font-size-complex="1pt"/>
    </style:style>
    <style:style style:family="paragraph" style:name="P2221" style:master-page-name="PageStyle19">
      <style:paragraph-properties fo:line-height="0.635cm" style:page-number="26"/>
      <style:text-properties/>
    </style:style>
    <style:style style:family="paragraph" style:name="P2222" style:master-page-name="PageStyle20">
      <style:paragraph-properties style:page-number="26"/>
      <style:text-properties fo:font-size="1pt" style:font-size-asian="1pt" style:font-size-complex="1pt"/>
    </style:style>
    <style:style style:family="paragraph" style:name="P2223" style:master-page-name="PageStyle21">
      <style:paragraph-properties fo:line-height="0.968cm" style:page-number="28"/>
      <style:text-properties/>
    </style:style>
    <style:style style:family="paragraph" style:name="P2224" style:master-page-name="PageStyle22">
      <style:paragraph-properties fo:line-height="0.635cm" style:page-number="28"/>
      <style:text-properties/>
    </style:style>
    <style:style style:family="paragraph" style:name="P2225" style:master-page-name="PageStyle23">
      <style:paragraph-properties fo:line-height="0.635cm" style:page-number="30"/>
      <style:text-properties/>
    </style:style>
    <style:style style:family="paragraph" style:name="P2226" style:parent-style-name="Heading #3" style:master-page-name="PageStyle24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31"/>
      <style:text-properties/>
    </style:style>
    <style:style style:family="paragraph" style:name="P2227" style:master-page-name="PageStyle25">
      <style:paragraph-properties fo:line-height="0.635cm" style:page-number="32"/>
      <style:text-properties/>
    </style:style>
    <style:style style:family="paragraph" style:name="P2228" style:master-page-name="PageStyle26">
      <style:paragraph-properties fo:line-height="0.635cm" style:page-number="33"/>
      <style:text-properties/>
    </style:style>
    <style:style style:family="paragraph" style:name="P2229" style:parent-style-name="Header or footer (7)" style:master-page-name="PageStyle27">
      <style:paragraph-properties fo:background-color="transparent" fo:margin-top="0.000cm" fo:margin-bottom="0.000cm" fo:margin-left="0.071cm" fo:margin-right="0.000cm" fo:text-indent="0.000cm" style:page-number="34"/>
      <style:text-properties/>
    </style:style>
    <style:style style:family="paragraph" style:name="P2230" style:master-page-name="PageStyle28">
      <style:paragraph-properties fo:line-height="0.635cm" style:page-number="35"/>
      <style:text-properties/>
    </style:style>
    <style:style style:family="paragraph" style:name="P2231" style:master-page-name="PageStyle29">
      <style:paragraph-properties fo:line-height="0.635cm" style:page-number="36"/>
      <style:text-properties/>
    </style:style>
    <style:style style:family="paragraph" style:name="P2232" style:master-page-name="PageStyle30">
      <style:paragraph-properties style:page-number="37"/>
      <style:text-properties fo:font-size="1pt" style:font-size-asian="1pt" style:font-size-complex="1pt"/>
    </style:style>
    <style:style style:family="paragraph" style:name="P2233" style:master-page-name="PageStyle31">
      <style:paragraph-properties style:page-number="37"/>
      <style:text-properties fo:font-size="1pt" style:font-size-asian="1pt" style:font-size-complex="1pt"/>
    </style:style>
    <style:style style:family="paragraph" style:name="P2234" style:master-page-name="PageStyle32">
      <style:paragraph-properties style:page-number="39"/>
      <style:text-properties fo:font-size="1pt" style:font-size-asian="1pt" style:font-size-complex="1pt"/>
    </style:style>
    <style:style style:family="paragraph" style:name="P2235" style:master-page-name="PageStyle33">
      <style:paragraph-properties fo:line-height="0.635cm" style:page-number="40"/>
      <style:text-properties/>
    </style:style>
    <style:style style:family="paragraph" style:name="P2236" style:master-page-name="PageStyle34">
      <style:paragraph-properties fo:line-height="0.635cm" style:page-number="40"/>
      <style:text-properties/>
    </style:style>
    <style:style style:family="paragraph" style:name="P2237" style:master-page-name="PageStyle35">
      <style:paragraph-properties fo:line-height="0.635cm" style:page-number="42"/>
      <style:text-properties/>
    </style:style>
    <style:style style:family="paragraph" style:name="P2238" style:master-page-name="PageStyle36">
      <style:paragraph-properties style:page-number="43"/>
      <style:text-properties fo:font-size="1pt" style:font-size-asian="1pt" style:font-size-complex="1pt"/>
    </style:style>
    <style:style style:family="paragraph" style:name="P2239" style:master-page-name="PageStyle37">
      <style:paragraph-properties style:page-number="44"/>
      <style:text-properties fo:font-size="1pt" style:font-size-asian="1pt" style:font-size-complex="1pt"/>
    </style:style>
    <style:style style:family="paragraph" style:name="P2240" style:master-page-name="PageStyle38">
      <style:paragraph-properties fo:line-height="0.968cm" style:page-number="45"/>
      <style:text-properties/>
    </style:style>
    <style:style style:family="paragraph" style:name="P2241" style:parent-style-name="Body text (7)" style:master-page-name="PageStyle39">
      <style:paragraph-properties fo:background-color="transparent" fo:margin-top="0.000cm" fo:margin-bottom="0.605cm" fo:line-height="0.423cm" fo:margin-left="0.035cm" fo:margin-right="0.000cm" fo:text-indent="0.000cm" style:page-number="46"/>
      <style:text-properties/>
    </style:style>
    <style:style style:family="paragraph" style:name="P2242" style:master-page-name="PageStyle40">
      <style:paragraph-properties fo:line-height="0.635cm" style:page-number="47"/>
      <style:text-properties/>
    </style:style>
    <style:style style:family="paragraph" style:name="P2243" style:master-page-name="PageStyle41">
      <style:paragraph-properties fo:line-height="0.635cm" style:page-number="48"/>
      <style:text-properties/>
    </style:style>
    <style:style style:name="Table1" style:family="table">
      <style:table-properties style:writing-mode="lr-tb" style:width="9.262cm" table:align="center"/>
    </style:style>
    <style:style style:name="Table1.C1" style:family="table-column">
      <style:table-column-properties style:column-width="2.760cm"/>
    </style:style>
    <style:style style:name="Table1.C2" style:family="table-column">
      <style:table-column-properties style:column-width="6.502cm"/>
    </style:style>
    <style:style style:name="Table1.R1" style:family="table-row">
      <style:table-row-properties style:row-height="0.483cm"/>
    </style:style>
    <style:style style:name="Table1.R2" style:family="table-row">
      <style:table-row-properties style:row-height="0.796cm"/>
    </style:style>
    <style:style style:name="Table1.R3" style:family="table-row">
      <style:table-row-properties style:row-height="0.822cm"/>
    </style:style>
    <style:style style:name="Table1.R4" style:family="table-row">
      <style:table-row-properties style:row-height="0.855cm"/>
    </style:style>
    <style:style style:name="Table1.R5" style:family="table-row">
      <style:table-row-properties style:row-height="0.847cm"/>
    </style:style>
    <style:style style:name="Table1.R6" style:family="table-row">
      <style:table-row-properties style:row-height="0.550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/>
    </style:style>
    <style:style style:name="Table1.Cell6" style:family="table-cell">
      <style:table-cell-properties fo:background-color="#FFFFFF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top"/>
    </style:style>
    <style:style style:name="Table1.Cell9" style:family="table-cell">
      <style:table-cell-properties fo:background-color="#FFFFFF" style:vertical-align="top"/>
    </style:style>
    <style:style style:name="Table1.Cell10" style:family="table-cell">
      <style:table-cell-properties fo:background-color="#FFFFFF"/>
    </style:style>
    <style:style style:name="Table1.Cell11" style:family="table-cell">
      <style:table-cell-properties fo:background-color="#FFFFFF" style:vertical-align="top"/>
    </style:style>
    <style:style style:name="Table1.Cell12" style:family="table-cell">
      <style:table-cell-properties fo:background-color="#FFFFFF"/>
    </style:style>
    <style:style style:name="Table2" style:family="table">
      <style:table-properties style:writing-mode="lr-tb" style:width="10.626cm" table:align="right"/>
    </style:style>
    <style:style style:name="Table2.C1" style:family="table-column">
      <style:table-column-properties style:column-width="0.660cm"/>
    </style:style>
    <style:style style:name="Table2.C2" style:family="table-column">
      <style:table-column-properties style:column-width="5.147cm"/>
    </style:style>
    <style:style style:name="Table2.C3" style:family="table-column">
      <style:table-column-properties style:column-width="4.817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1.109cm"/>
    </style:style>
    <style:style style:name="Table2.R3" style:family="table-row">
      <style:table-row-properties style:row-height="1.295cm"/>
    </style:style>
    <style:style style:name="Table2.R4" style:family="table-row">
      <style:table-row-properties style:row-height="1.067cm"/>
    </style:style>
    <style:style style:name="Table2.R5" style:family="table-row">
      <style:table-row-properties style:row-height="1.101cm"/>
    </style:style>
    <style:style style:name="Table2.R6" style:family="table-row">
      <style:table-row-properties style:row-height="1.101cm"/>
    </style:style>
    <style:style style:name="Table2.R7" style:family="table-row">
      <style:table-row-properties style:row-height="1.101cm"/>
    </style:style>
    <style:style style:name="Table2.R8" style:family="table-row">
      <style:table-row-properties style:row-height="1.101cm"/>
    </style:style>
    <style:style style:name="Table2.R9" style:family="table-row">
      <style:table-row-properties style:row-height="1.125cm"/>
    </style:style>
    <style:style style:name="Table2.R10" style:family="table-row">
      <style:table-row-properties style:row-height="1.076cm"/>
    </style:style>
    <style:style style:name="Table2.R11" style:family="table-row">
      <style:table-row-properties style:row-height="1.134cm"/>
    </style:style>
    <style:style style:name="Table2.R12" style:family="table-row">
      <style:table-row-properties style:row-height="1.101cm"/>
    </style:style>
    <style:style style:name="Table2.R13" style:family="table-row">
      <style:table-row-properties style:row-height="1.067cm"/>
    </style:style>
    <style:style style:name="Table2.R14" style:family="table-row">
      <style:table-row-properties style:row-height="1.092cm"/>
    </style:style>
    <style:style style:name="Table2.R15" style:family="table-row">
      <style:table-row-properties style:row-height="1.143cm"/>
    </style:style>
    <style:style style:name="Table2.R16" style:family="table-row">
      <style:table-row-properties style:row-height="1.101cm"/>
    </style:style>
    <style:style style:name="Table2.R17" style:family="table-row">
      <style:table-row-properties style:row-height="1.101cm"/>
    </style:style>
    <style:style style:name="Table2.R18" style:family="table-row">
      <style:table-row-properties style:row-height="0.804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middle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middle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middle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middle"/>
    </style:style>
    <style:style style:name="Table2.Cell46" style:family="table-cell">
      <style:table-cell-properties fo:background-color="#FFFFFF" style:vertical-align="middle"/>
    </style:style>
    <style:style style:name="Table2.Cell47" style:family="table-cell">
      <style:table-cell-properties fo:background-color="#FFFFFF" style:vertical-align="middle"/>
    </style:style>
    <style:style style:name="Table2.Cell48" style:family="table-cell">
      <style:table-cell-properties fo:background-color="#FFFFFF" style:vertical-align="middle"/>
    </style:style>
    <style:style style:name="Table2.Cell49" style:family="table-cell">
      <style:table-cell-properties fo:background-color="#FFFFFF" style:vertical-align="middle"/>
    </style:style>
    <style:style style:name="Table2.Cell50" style:family="table-cell">
      <style:table-cell-properties fo:background-color="#FFFFFF" style:vertical-align="middle"/>
    </style:style>
    <style:style style:name="Table2.Cell51" style:family="table-cell">
      <style:table-cell-properties fo:background-color="#FFFFFF" style:vertical-align="middle"/>
    </style:style>
    <style:style style:name="Table2.Cell52" style:family="table-cell">
      <style:table-cell-properties fo:background-color="#FFFFFF"/>
    </style:style>
    <style:style style:name="Table2.Cell53" style:family="table-cell">
      <style:table-cell-properties fo:background-color="#FFFFFF"/>
    </style:style>
    <style:style style:name="Table2.Cell54" style:family="table-cell">
      <style:table-cell-properties fo:background-color="#FFFFFF"/>
    </style:style>
    <style:style style:name="Table3" style:family="table">
      <style:table-properties style:writing-mode="lr-tb" style:width="10.626cm" table:align="center"/>
    </style:style>
    <style:style style:name="Table3.C1" style:family="table-column">
      <style:table-column-properties style:column-width="6.435cm"/>
    </style:style>
    <style:style style:name="Table3.C2" style:family="table-column">
      <style:table-column-properties style:column-width="4.191cm"/>
    </style:style>
    <style:style style:name="Table3.R1" style:family="table-row">
      <style:table-row-properties style:row-height="0.610cm"/>
    </style:style>
    <style:style style:name="Table3.R2" style:family="table-row">
      <style:table-row-properties style:row-height="1.118cm"/>
    </style:style>
    <style:style style:name="Table3.R3" style:family="table-row">
      <style:table-row-properties style:row-height="1.295cm"/>
    </style:style>
    <style:style style:name="Table3.R4" style:family="table-row">
      <style:table-row-properties style:row-height="1.058cm"/>
    </style:style>
    <style:style style:name="Table3.R5" style:family="table-row">
      <style:table-row-properties style:row-height="1.152cm"/>
    </style:style>
    <style:style style:name="Table3.R6" style:family="table-row">
      <style:table-row-properties style:row-height="1.609cm"/>
    </style:style>
    <style:style style:name="Table3.R7" style:family="table-row">
      <style:table-row-properties style:row-height="1.642cm"/>
    </style:style>
    <style:style style:name="Table3.R8" style:family="table-row">
      <style:table-row-properties style:row-height="1.134cm"/>
    </style:style>
    <style:style style:name="Table3.R9" style:family="table-row">
      <style:table-row-properties style:row-height="1.109cm"/>
    </style:style>
    <style:style style:name="Table3.R10" style:family="table-row">
      <style:table-row-properties style:row-height="1.058cm"/>
    </style:style>
    <style:style style:name="Table3.R11" style:family="table-row">
      <style:table-row-properties style:row-height="1.134cm"/>
    </style:style>
    <style:style style:name="Table3.R12" style:family="table-row">
      <style:table-row-properties style:row-height="1.076cm"/>
    </style:style>
    <style:style style:name="Table3.R13" style:family="table-row">
      <style:table-row-properties style:row-height="1.125cm"/>
    </style:style>
    <style:style style:name="Table3.R14" style:family="table-row">
      <style:table-row-properties style:row-height="0.923cm"/>
    </style:style>
    <style:style style:name="Table3.R15" style:family="table-row">
      <style:table-row-properties style:row-height="0.753cm"/>
    </style:style>
    <style:style style:name="Table3.R16" style:family="table-row">
      <style:table-row-properties style:row-height="0.880cm"/>
    </style:style>
    <style:style style:name="Table3.R17" style:family="table-row">
      <style:table-row-properties style:row-height="1.092cm"/>
    </style:style>
    <style:style style:name="Table3.R18" style:family="table-row">
      <style:table-row-properties style:row-height="1.143cm"/>
    </style:style>
    <style:style style:name="Table3.R19" style:family="table-row">
      <style:table-row-properties style:row-height="1.067cm"/>
    </style:style>
    <style:style style:name="Table3.R20" style:family="table-row">
      <style:table-row-properties style:row-height="0.822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middle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 style:vertical-align="middle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top"/>
    </style:style>
    <style:style style:name="Table3.Cell12" style:family="table-cell">
      <style:table-cell-properties fo:background-color="#FFFFFF" style:vertical-align="top"/>
    </style:style>
    <style:style style:name="Table3.Cell13" style:family="table-cell">
      <style:table-cell-properties fo:background-color="#FFFFFF"/>
    </style:style>
    <style:style style:name="Table3.Cell14" style:family="table-cell">
      <style:table-cell-properties fo:background-color="#FFFFFF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/>
    </style:style>
    <style:style style:name="Table3.Cell28" style:family="table-cell">
      <style:table-cell-properties fo:background-color="#FFFFFF"/>
    </style:style>
    <style:style style:name="Table3.Cell29" style:family="table-cell">
      <style:table-cell-properties fo:background-color="#FFFFFF"/>
    </style:style>
    <style:style style:name="Table3.Cell30" style:family="table-cell">
      <style:table-cell-properties fo:background-color="#FFFFFF" style:vertical-align="top"/>
    </style:style>
    <style:style style:name="Table3.Cell31" style:family="table-cell">
      <style:table-cell-properties fo:background-color="#FFFFFF" style:vertical-align="middle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middle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middle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top"/>
    </style:style>
    <style:style style:name="Table3.Cell40" style:family="table-cell">
      <style:table-cell-properties fo:background-color="#FFFFFF"/>
    </style:style>
    <style:style style:name="Table4" style:family="table">
      <style:table-properties style:writing-mode="lr-tb" style:width="10.643cm" table:align="center"/>
    </style:style>
    <style:style style:name="Table4.C1" style:family="table-column">
      <style:table-column-properties style:column-width="0.660cm"/>
    </style:style>
    <style:style style:name="Table4.C2" style:family="table-column">
      <style:table-column-properties style:column-width="5.267cm"/>
    </style:style>
    <style:style style:name="Table4.C3" style:family="table-column">
      <style:table-column-properties style:column-width="4.717cm"/>
    </style:style>
    <style:style style:name="Table4.R1" style:family="table-row">
      <style:table-row-properties style:row-height="1.727cm"/>
    </style:style>
    <style:style style:name="Table4.R2" style:family="table-row">
      <style:table-row-properties style:row-height="1.295cm"/>
    </style:style>
    <style:style style:name="Table4.R3" style:family="table-row">
      <style:table-row-properties style:row-height="1.092cm"/>
    </style:style>
    <style:style style:name="Table4.R4" style:family="table-row">
      <style:table-row-properties style:row-height="1.025cm"/>
    </style:style>
    <style:style style:name="Table4.R5" style:family="table-row">
      <style:table-row-properties style:row-height="1.101cm"/>
    </style:style>
    <style:style style:name="Table4.R6" style:family="table-row">
      <style:table-row-properties style:row-height="1.076cm"/>
    </style:style>
    <style:style style:name="Table4.R7" style:family="table-row">
      <style:table-row-properties style:row-height="1.067cm"/>
    </style:style>
    <style:style style:name="Table4.R8" style:family="table-row">
      <style:table-row-properties style:row-height="1.058cm"/>
    </style:style>
    <style:style style:name="Table4.R9" style:family="table-row">
      <style:table-row-properties style:row-height="1.083cm"/>
    </style:style>
    <style:style style:name="Table4.R10" style:family="table-row">
      <style:table-row-properties style:row-height="1.083cm"/>
    </style:style>
    <style:style style:name="Table4.R11" style:family="table-row">
      <style:table-row-properties style:row-height="1.034cm"/>
    </style:style>
    <style:style style:name="Table4.R12" style:family="table-row">
      <style:table-row-properties style:row-height="1.109cm"/>
    </style:style>
    <style:style style:name="Table4.R13" style:family="table-row">
      <style:table-row-properties style:row-height="1.067cm"/>
    </style:style>
    <style:style style:name="Table4.R14" style:family="table-row">
      <style:table-row-properties style:row-height="1.067cm"/>
    </style:style>
    <style:style style:name="Table4.R15" style:family="table-row">
      <style:table-row-properties style:row-height="1.076cm"/>
    </style:style>
    <style:style style:name="Table4.R16" style:family="table-row">
      <style:table-row-properties style:row-height="1.067cm"/>
    </style:style>
    <style:style style:name="Table4.R17" style:family="table-row">
      <style:table-row-properties style:row-height="1.076cm"/>
    </style:style>
    <style:style style:name="Table4.R18" style:family="table-row">
      <style:table-row-properties style:row-height="1.025cm"/>
    </style:style>
    <style:style style:name="Table4.R19" style:family="table-row">
      <style:table-row-properties style:row-height="1.109cm"/>
    </style:style>
    <style:style style:name="Table4.R20" style:family="table-row">
      <style:table-row-properties style:row-height="1.067cm"/>
    </style:style>
    <style:style style:name="Table4.R21" style:family="table-row">
      <style:table-row-properties style:row-height="0.796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middle"/>
    </style:style>
    <style:style style:name="Table4.Cell6" style:family="table-cell">
      <style:table-cell-properties fo:background-color="#FFFFFF" style:vertical-align="middle"/>
    </style:style>
    <style:style style:name="Table4.Cell7" style:family="table-cell">
      <style:table-cell-properties fo:background-color="#FFFFFF" style:vertical-align="middle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middle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middle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middle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middle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middle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middle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middle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middle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middle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/>
    </style:style>
    <style:style style:name="Table4.Cell62" style:family="table-cell">
      <style:table-cell-properties fo:background-color="#FFFFFF"/>
    </style:style>
    <style:style style:name="Table4.Cell63" style:family="table-cell">
      <style:table-cell-properties fo:background-color="#FFFFFF"/>
    </style:style>
    <style:style style:name="Table5" style:family="table">
      <style:table-properties style:writing-mode="lr-tb" style:width="16.189cm" table:align="center"/>
    </style:style>
    <style:style style:name="Table5.C1" style:family="table-column">
      <style:table-column-properties style:column-width="4.886cm"/>
    </style:style>
    <style:style style:name="Table5.C2" style:family="table-column">
      <style:table-column-properties style:column-width="1.295cm"/>
    </style:style>
    <style:style style:name="Table5.C3" style:family="table-column">
      <style:table-column-properties style:column-width="5.385cm"/>
    </style:style>
    <style:style style:name="Table5.C4" style:family="table-column">
      <style:table-column-properties style:column-width="4.623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0.744cm"/>
    </style:style>
    <style:style style:name="Table5.R3" style:family="table-row">
      <style:table-row-properties style:row-height="0.753cm"/>
    </style:style>
    <style:style style:name="Table5.R4" style:family="table-row">
      <style:table-row-properties style:row-height="0.914cm"/>
    </style:style>
    <style:style style:name="Table5.R5" style:family="table-row">
      <style:table-row-properties style:row-height="1.058cm"/>
    </style:style>
    <style:style style:name="Table5.R6" style:family="table-row">
      <style:table-row-properties style:row-height="1.134cm"/>
    </style:style>
    <style:style style:name="Table5.R7" style:family="table-row">
      <style:table-row-properties style:row-height="1.076cm"/>
    </style:style>
    <style:style style:name="Table5.R8" style:family="table-row">
      <style:table-row-properties style:row-height="1.101cm"/>
    </style:style>
    <style:style style:name="Table5.R9" style:family="table-row">
      <style:table-row-properties style:row-height="1.134cm"/>
    </style:style>
    <style:style style:name="Table5.R10" style:family="table-row">
      <style:table-row-properties style:row-height="1.092cm"/>
    </style:style>
    <style:style style:name="Table5.R11" style:family="table-row">
      <style:table-row-properties style:row-height="1.076cm"/>
    </style:style>
    <style:style style:name="Table5.R12" style:family="table-row">
      <style:table-row-properties style:row-height="1.134cm"/>
    </style:style>
    <style:style style:name="Table5.R13" style:family="table-row">
      <style:table-row-properties style:row-height="1.092cm"/>
    </style:style>
    <style:style style:name="Table5.R14" style:family="table-row">
      <style:table-row-properties style:row-height="1.092cm"/>
    </style:style>
    <style:style style:name="Table5.R15" style:family="table-row">
      <style:table-row-properties style:row-height="1.076cm"/>
    </style:style>
    <style:style style:name="Table5.R16" style:family="table-row">
      <style:table-row-properties style:row-height="1.660cm"/>
    </style:style>
    <style:style style:name="Table5.R17" style:family="table-row">
      <style:table-row-properties style:row-height="1.685cm"/>
    </style:style>
    <style:style style:name="Table5.R18" style:family="table-row">
      <style:table-row-properties style:row-height="1.109cm"/>
    </style:style>
    <style:style style:name="Table5.R19" style:family="table-row">
      <style:table-row-properties style:row-height="1.092cm"/>
    </style:style>
    <style:style style:name="Table5.R20" style:family="table-row">
      <style:table-row-properties style:row-height="1.101cm"/>
    </style:style>
    <style:style style:name="Table5.R21" style:family="table-row">
      <style:table-row-properties style:row-height="1.101cm"/>
    </style:style>
    <style:style style:name="Table5.R22" style:family="table-row">
      <style:table-row-properties style:row-height="1.101cm"/>
    </style:style>
    <style:style style:name="Table5.R23" style:family="table-row">
      <style:table-row-properties style:row-height="0.711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top"/>
    </style:style>
    <style:style style:name="Table5.Cell12" style:family="table-cell">
      <style:table-cell-properties fo:background-color="#FFFFFF" style:vertical-align="top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 style:vertical-align="top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top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top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top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middle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top"/>
    </style:style>
    <style:style style:name="Table5.Cell46" style:family="table-cell">
      <style:table-cell-properties fo:background-color="#FFFFFF" style:vertical-align="middle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middle"/>
    </style:style>
    <style:style style:name="Table5.Cell53" style:family="table-cell">
      <style:table-cell-properties fo:background-color="#FFFFFF" style:vertical-align="top"/>
    </style:style>
    <style:style style:name="Table5.Cell54" style:family="table-cell">
      <style:table-cell-properties fo:background-color="#FFFFFF" style:vertical-align="middle"/>
    </style:style>
    <style:style style:name="Table5.Cell55" style:family="table-cell">
      <style:table-cell-properties fo:background-color="#FFFFFF" style:vertical-align="middle"/>
    </style:style>
    <style:style style:name="Table5.Cell56" style:family="table-cell">
      <style:table-cell-properties fo:background-color="#FFFFFF" style:vertical-align="middle"/>
    </style:style>
    <style:style style:name="Table5.Cell57" style:family="table-cell">
      <style:table-cell-properties fo:background-color="#FFFFFF" style:vertical-align="top"/>
    </style:style>
    <style:style style:name="Table5.Cell58" style:family="table-cell">
      <style:table-cell-properties fo:background-color="#FFFFFF" style:vertical-align="middle"/>
    </style:style>
    <style:style style:name="Table5.Cell59" style:family="table-cell">
      <style:table-cell-properties fo:background-color="#FFFFFF" style:vertical-align="middle"/>
    </style:style>
    <style:style style:name="Table5.Cell60" style:family="table-cell">
      <style:table-cell-properties fo:background-color="#FFFFFF" style:vertical-align="middle"/>
    </style:style>
    <style:style style:name="Table5.Cell61" style:family="table-cell">
      <style:table-cell-properties fo:background-color="#FFFFFF" style:vertical-align="top"/>
    </style:style>
    <style:style style:name="Table5.Cell62" style:family="table-cell">
      <style:table-cell-properties fo:background-color="#FFFFFF" style:vertical-align="top"/>
    </style:style>
    <style:style style:name="Table5.Cell63" style:family="table-cell">
      <style:table-cell-properties fo:background-color="#FFFFFF" style:vertical-align="top"/>
    </style:style>
    <style:style style:name="Table5.Cell64" style:family="table-cell">
      <style:table-cell-properties fo:background-color="#FFFFFF" style:vertical-align="top"/>
    </style:style>
    <style:style style:name="Table5.Cell65" style:family="table-cell">
      <style:table-cell-properties fo:background-color="#FFFFFF"/>
    </style:style>
    <style:style style:name="Table5.Cell66" style:family="table-cell">
      <style:table-cell-properties fo:background-color="#FFFFFF"/>
    </style:style>
    <style:style style:name="Table5.Cell67" style:family="table-cell">
      <style:table-cell-properties fo:background-color="#FFFFFF"/>
    </style:style>
    <style:style style:name="Table5.Cell68" style:family="table-cell">
      <style:table-cell-properties fo:background-color="#FFFFFF"/>
    </style:style>
    <style:style style:name="Table5.Cell69" style:family="table-cell">
      <style:table-cell-properties fo:background-color="#FFFFFF" style:vertical-align="top"/>
    </style:style>
    <style:style style:name="Table5.Cell70" style:family="table-cell">
      <style:table-cell-properties fo:background-color="#FFFFFF" style:vertical-align="middle"/>
    </style:style>
    <style:style style:name="Table5.Cell71" style:family="table-cell">
      <style:table-cell-properties fo:background-color="#FFFFFF" style:vertical-align="middle"/>
    </style:style>
    <style:style style:name="Table5.Cell72" style:family="table-cell">
      <style:table-cell-properties fo:background-color="#FFFFFF" style:vertical-align="middle"/>
    </style:style>
    <style:style style:name="Table5.Cell73" style:family="table-cell">
      <style:table-cell-properties fo:background-color="#FFFFFF" style:vertical-align="top"/>
    </style:style>
    <style:style style:name="Table5.Cell74" style:family="table-cell">
      <style:table-cell-properties fo:background-color="#FFFFFF" style:vertical-align="middle"/>
    </style:style>
    <style:style style:name="Table5.Cell75" style:family="table-cell">
      <style:table-cell-properties fo:background-color="#FFFFFF" style:vertical-align="middle"/>
    </style:style>
    <style:style style:name="Table5.Cell76" style:family="table-cell">
      <style:table-cell-properties fo:background-color="#FFFFFF" style:vertical-align="middle"/>
    </style:style>
    <style:style style:name="Table5.Cell77" style:family="table-cell">
      <style:table-cell-properties fo:background-color="#FFFFFF" style:vertical-align="top"/>
    </style:style>
    <style:style style:name="Table5.Cell78" style:family="table-cell">
      <style:table-cell-properties fo:background-color="#FFFFFF" style:vertical-align="middle"/>
    </style:style>
    <style:style style:name="Table5.Cell79" style:family="table-cell">
      <style:table-cell-properties fo:background-color="#FFFFFF" style:vertical-align="middle"/>
    </style:style>
    <style:style style:name="Table5.Cell80" style:family="table-cell">
      <style:table-cell-properties fo:background-color="#FFFFFF" style:vertical-align="middle"/>
    </style:style>
    <style:style style:name="Table5.Cell81" style:family="table-cell">
      <style:table-cell-properties fo:background-color="#FFFFFF" style:vertical-align="top"/>
    </style:style>
    <style:style style:name="Table5.Cell82" style:family="table-cell">
      <style:table-cell-properties fo:background-color="#FFFFFF" style:vertical-align="middle"/>
    </style:style>
    <style:style style:name="Table5.Cell83" style:family="table-cell">
      <style:table-cell-properties fo:background-color="#FFFFFF" style:vertical-align="middle"/>
    </style:style>
    <style:style style:name="Table5.Cell84" style:family="table-cell">
      <style:table-cell-properties fo:background-color="#FFFFFF" style:vertical-align="middle"/>
    </style:style>
    <style:style style:name="Table5.Cell85" style:family="table-cell">
      <style:table-cell-properties fo:background-color="#FFFFFF" style:vertical-align="top"/>
    </style:style>
    <style:style style:name="Table5.Cell86" style:family="table-cell">
      <style:table-cell-properties fo:background-color="#FFFFFF" style:vertical-align="middle"/>
    </style:style>
    <style:style style:name="Table5.Cell87" style:family="table-cell">
      <style:table-cell-properties fo:background-color="#FFFFFF" style:vertical-align="middle"/>
    </style:style>
    <style:style style:name="Table5.Cell88" style:family="table-cell">
      <style:table-cell-properties fo:background-color="#FFFFFF" style:vertical-align="middle"/>
    </style:style>
    <style:style style:name="Table5.Cell89" style:family="table-cell">
      <style:table-cell-properties fo:background-color="#FFFFFF" style:vertical-align="top"/>
    </style:style>
    <style:style style:name="Table5.Cell90" style:family="table-cell">
      <style:table-cell-properties fo:background-color="#FFFFFF"/>
    </style:style>
    <style:style style:name="Table5.Cell91" style:family="table-cell">
      <style:table-cell-properties fo:background-color="#FFFFFF"/>
    </style:style>
    <style:style style:name="Table5.Cell92" style:family="table-cell">
      <style:table-cell-properties fo:background-color="#FFFFFF"/>
    </style:style>
    <style:style style:name="Table6" style:family="table">
      <style:table-properties style:writing-mode="lr-tb" style:width="16.002cm" table:align="center"/>
    </style:style>
    <style:style style:name="Table6.C1" style:family="table-column">
      <style:table-column-properties style:column-width="4.724cm"/>
    </style:style>
    <style:style style:name="Table6.C2" style:family="table-column">
      <style:table-column-properties style:column-width="1.397cm"/>
    </style:style>
    <style:style style:name="Table6.C3" style:family="table-column">
      <style:table-column-properties style:column-width="5.114cm"/>
    </style:style>
    <style:style style:name="Table6.C4" style:family="table-column">
      <style:table-column-properties style:column-width="4.766cm"/>
    </style:style>
    <style:style style:name="Table6.R1" style:family="table-row">
      <style:table-row-properties style:row-height="0.610cm"/>
    </style:style>
    <style:style style:name="Table6.R2" style:family="table-row">
      <style:table-row-properties style:row-height="0.744cm"/>
    </style:style>
    <style:style style:name="Table6.R3" style:family="table-row">
      <style:table-row-properties style:row-height="0.753cm"/>
    </style:style>
    <style:style style:name="Table6.R4" style:family="table-row">
      <style:table-row-properties style:row-height="0.914cm"/>
    </style:style>
    <style:style style:name="Table6.R5" style:family="table-row">
      <style:table-row-properties style:row-height="1.067cm"/>
    </style:style>
    <style:style style:name="Table6.R6" style:family="table-row">
      <style:table-row-properties style:row-height="1.125cm"/>
    </style:style>
    <style:style style:name="Table6.R7" style:family="table-row">
      <style:table-row-properties style:row-height="1.101cm"/>
    </style:style>
    <style:style style:name="Table6.R8" style:family="table-row">
      <style:table-row-properties style:row-height="1.101cm"/>
    </style:style>
    <style:style style:name="Table6.R9" style:family="table-row">
      <style:table-row-properties style:row-height="1.101cm"/>
    </style:style>
    <style:style style:name="Table6.R10" style:family="table-row">
      <style:table-row-properties style:row-height="0.787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 style:vertical-align="top"/>
    </style:style>
    <style:style style:name="Table6.Cell8" style:family="table-cell">
      <style:table-cell-properties fo:background-color="#FFFFFF" style:vertical-align="top"/>
    </style:style>
    <style:style style:name="Table6.Cell9" style:family="table-cell">
      <style:table-cell-properties fo:background-color="#FFFFFF" style:vertical-align="top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top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top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top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top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top"/>
    </style:style>
    <style:style style:name="Table6.Cell20" style:family="table-cell">
      <style:table-cell-properties fo:background-color="#FFFFFF"/>
    </style:style>
    <style:style style:name="Table6.Cell21" style:family="table-cell">
      <style:table-cell-properties fo:background-color="#FFFFFF" style:vertical-align="top"/>
    </style:style>
    <style:style style:name="Table6.Cell22" style:family="table-cell">
      <style:table-cell-properties fo:background-color="#FFFFFF" style:vertical-align="top"/>
    </style:style>
    <style:style style:name="Table6.Cell23" style:family="table-cell">
      <style:table-cell-properties fo:background-color="#FFFFFF" style:vertical-align="top"/>
    </style:style>
    <style:style style:name="Table6.Cell24" style:family="table-cell">
      <style:table-cell-properties fo:background-color="#FFFFFF" style:vertical-align="top"/>
    </style:style>
    <style:style style:name="Table6.Cell25" style:family="table-cell">
      <style:table-cell-properties fo:background-color="#FFFFFF" style:vertical-align="top"/>
    </style:style>
    <style:style style:name="Table6.Cell26" style:family="table-cell">
      <style:table-cell-properties fo:background-color="#FFFFFF" style:vertical-align="top"/>
    </style:style>
    <style:style style:name="Table6.Cell27" style:family="table-cell">
      <style:table-cell-properties fo:background-color="#FFFFFF" style:vertical-align="top"/>
    </style:style>
    <style:style style:name="Table6.Cell28" style:family="table-cell">
      <style:table-cell-properties fo:background-color="#FFFFFF" style:vertical-align="top"/>
    </style:style>
    <style:style style:name="Table6.Cell29" style:family="table-cell">
      <style:table-cell-properties fo:background-color="#FFFFFF" style:vertical-align="top"/>
    </style:style>
    <style:style style:name="Table6.Cell30" style:family="table-cell">
      <style:table-cell-properties fo:background-color="#FFFFFF" style:vertical-align="top"/>
    </style:style>
    <style:style style:name="Table6.Cell31" style:family="table-cell">
      <style:table-cell-properties fo:background-color="#FFFFFF" style:vertical-align="top"/>
    </style:style>
    <style:style style:name="Table6.Cell32" style:family="table-cell">
      <style:table-cell-properties fo:background-color="#FFFFFF" style:vertical-align="top"/>
    </style:style>
    <style:style style:name="Table6.Cell33" style:family="table-cell">
      <style:table-cell-properties fo:background-color="#FFFFFF" style:vertical-align="top"/>
    </style:style>
    <style:style style:name="Table6.Cell34" style:family="table-cell">
      <style:table-cell-properties fo:background-color="#FFFFFF" style:vertical-align="top"/>
    </style:style>
    <style:style style:name="Table6.Cell35" style:family="table-cell">
      <style:table-cell-properties fo:background-color="#FFFFFF" style:vertical-align="top"/>
    </style:style>
    <style:style style:name="Table6.Cell36" style:family="table-cell">
      <style:table-cell-properties fo:background-color="#FFFFFF" style:vertical-align="top"/>
    </style:style>
    <style:style style:name="Table6.Cell37" style:family="table-cell">
      <style:table-cell-properties fo:background-color="#FFFFFF" style:vertical-align="top"/>
    </style:style>
    <style:style style:name="Table6.Cell38" style:family="table-cell">
      <style:table-cell-properties fo:background-color="#FFFFFF" style:vertical-align="top"/>
    </style:style>
    <style:style style:name="Table6.Cell39" style:family="table-cell">
      <style:table-cell-properties fo:background-color="#FFFFFF" style:vertical-align="top"/>
    </style:style>
    <style:style style:name="Table6.Cell40" style:family="table-cell">
      <style:table-cell-properties fo:background-color="#FFFFFF" style:vertical-align="top"/>
    </style:style>
    <style:style style:name="Table7" style:family="table">
      <style:table-properties style:writing-mode="lr-tb" style:width="16.189cm" table:align="center"/>
    </style:style>
    <style:style style:name="Table7.C1" style:family="table-column">
      <style:table-column-properties style:column-width="5.267cm"/>
    </style:style>
    <style:style style:name="Table7.C2" style:family="table-column">
      <style:table-column-properties style:column-width="0.991cm"/>
    </style:style>
    <style:style style:name="Table7.C3" style:family="table-column">
      <style:table-column-properties style:column-width="5.325cm"/>
    </style:style>
    <style:style style:name="Table7.C4" style:family="table-column">
      <style:table-column-properties style:column-width="4.606cm"/>
    </style:style>
    <style:style style:name="Table7.R1" style:family="table-row">
      <style:table-row-properties style:row-height="3.073cm"/>
    </style:style>
    <style:style style:name="Table7.R2" style:family="table-row">
      <style:table-row-properties style:row-height="13.936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top"/>
    </style:style>
    <style:style style:name="Table7.Cell7" style:family="table-cell">
      <style:table-cell-properties fo:background-color="#FFFFFF" style:vertical-align="top"/>
    </style:style>
    <style:style style:name="Table7.Cell8" style:family="table-cell">
      <style:table-cell-properties fo:background-color="#FFFFFF"/>
    </style:style>
    <style:style style:name="Table8" style:family="table">
      <style:table-properties style:writing-mode="lr-tb" style:width="2.685cm" table:align="center"/>
    </style:style>
    <style:style style:name="Table8.C1" style:family="table-column">
      <style:table-column-properties style:column-width="0.575cm"/>
    </style:style>
    <style:style style:name="Table8.C2" style:family="table-column">
      <style:table-column-properties style:column-width="2.108cm"/>
    </style:style>
    <style:style style:name="Table8.R1" style:family="table-row">
      <style:table-row-properties style:row-height="0.483cm"/>
    </style:style>
    <style:style style:name="Table8.Cell1" style:family="table-cell">
      <style:table-cell-properties fo:background-color="#FFFFFF"/>
    </style:style>
    <style:style style:name="Table8.Cell2" style:family="table-cell">
      <style:table-cell-properties fo:background-color="#FFFFFF" style:vertical-align="top"/>
    </style:style>
    <style:style style:name="Table9" style:family="table">
      <style:table-properties style:writing-mode="lr-tb" style:width="10.643cm" table:align="center"/>
    </style:style>
    <style:style style:name="Table9.C1" style:family="table-column">
      <style:table-column-properties style:column-width="0.550cm"/>
    </style:style>
    <style:style style:name="Table9.C2" style:family="table-column">
      <style:table-column-properties style:column-width="6.214cm"/>
    </style:style>
    <style:style style:name="Table9.C3" style:family="table-column">
      <style:table-column-properties style:column-width="3.877cm"/>
    </style:style>
    <style:style style:name="Table9.R1" style:family="table-row">
      <style:table-row-properties style:row-height="0.744cm"/>
    </style:style>
    <style:style style:name="Table9.R2" style:family="table-row">
      <style:table-row-properties style:row-height="1.143cm"/>
    </style:style>
    <style:style style:name="Table9.R3" style:family="table-row">
      <style:table-row-properties style:row-height="0.804cm"/>
    </style:style>
    <style:style style:name="Table9.Cell1" style:family="table-cell">
      <style:table-cell-properties fo:background-color="#FFFFFF" style:vertical-align="middle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middle"/>
    </style:style>
    <style:style style:name="Table9.Cell5" style:family="table-cell">
      <style:table-cell-properties fo:background-color="#FFFFFF" style:vertical-align="middle"/>
    </style:style>
    <style:style style:name="Table9.Cell6" style:family="table-cell">
      <style:table-cell-properties fo:background-color="#FFFFFF" style:vertical-align="middle"/>
    </style:style>
    <style:style style:name="Table9.Cell7" style:family="table-cell">
      <style:table-cell-properties fo:background-color="#FFFFFF"/>
    </style:style>
    <style:style style:name="Table9.Cell8" style:family="table-cell">
      <style:table-cell-properties fo:background-color="#FFFFFF"/>
    </style:style>
    <style:style style:name="Table9.Cell9" style:family="table-cell">
      <style:table-cell-properties fo:background-color="#FFFFFF"/>
    </style:style>
    <style:style style:name="Table10" style:family="table">
      <style:table-properties style:writing-mode="lr-tb" style:width="4.251cm" table:align="center"/>
    </style:style>
    <style:style style:name="Table10.C1" style:family="table-column">
      <style:table-column-properties style:column-width="0.617cm"/>
    </style:style>
    <style:style style:name="Table10.C2" style:family="table-column">
      <style:table-column-properties style:column-width="3.632cm"/>
    </style:style>
    <style:style style:name="Table10.R1" style:family="table-row">
      <style:table-row-properties style:row-height="0.499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1" style:family="table">
      <style:table-properties style:writing-mode="lr-tb" style:width="10.634cm" table:align="center"/>
    </style:style>
    <style:style style:name="Table11.C1" style:family="table-column">
      <style:table-column-properties style:column-width="0.660cm"/>
    </style:style>
    <style:style style:name="Table11.C2" style:family="table-column">
      <style:table-column-properties style:column-width="5.241cm"/>
    </style:style>
    <style:style style:name="Table11.C3" style:family="table-column">
      <style:table-column-properties style:column-width="4.733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295cm"/>
    </style:style>
    <style:style style:name="Table11.R4" style:family="table-row">
      <style:table-row-properties style:row-height="1.101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101cm"/>
    </style:style>
    <style:style style:name="Table11.R7" style:family="table-row">
      <style:table-row-properties style:row-height="1.109cm"/>
    </style:style>
    <style:style style:name="Table11.R8" style:family="table-row">
      <style:table-row-properties style:row-height="1.101cm"/>
    </style:style>
    <style:style style:name="Table11.R9" style:family="table-row">
      <style:table-row-properties style:row-height="1.092cm"/>
    </style:style>
    <style:style style:name="Table11.R10" style:family="table-row">
      <style:table-row-properties style:row-height="1.092cm"/>
    </style:style>
    <style:style style:name="Table11.R11" style:family="table-row">
      <style:table-row-properties style:row-height="1.109cm"/>
    </style:style>
    <style:style style:name="Table11.R12" style:family="table-row">
      <style:table-row-properties style:row-height="1.067cm"/>
    </style:style>
    <style:style style:name="Table11.R13" style:family="table-row">
      <style:table-row-properties style:row-height="1.125cm"/>
    </style:style>
    <style:style style:name="Table11.R14" style:family="table-row">
      <style:table-row-properties style:row-height="1.067cm"/>
    </style:style>
    <style:style style:name="Table11.R15" style:family="table-row">
      <style:table-row-properties style:row-height="1.109cm"/>
    </style:style>
    <style:style style:name="Table11.R16" style:family="table-row">
      <style:table-row-properties style:row-height="1.134cm"/>
    </style:style>
    <style:style style:name="Table11.R17" style:family="table-row">
      <style:table-row-properties style:row-height="1.058cm"/>
    </style:style>
    <style:style style:name="Table11.R18" style:family="table-row">
      <style:table-row-properties style:row-height="1.152cm"/>
    </style:style>
    <style:style style:name="Table11.R19" style:family="table-row">
      <style:table-row-properties style:row-height="1.092cm"/>
    </style:style>
    <style:style style:name="Table11.R20" style:family="table-row">
      <style:table-row-properties style:row-height="0.711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middle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middle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middle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middle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middle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middle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middle"/>
    </style:style>
    <style:style style:name="Table11.Cell38" style:family="table-cell">
      <style:table-cell-properties fo:background-color="#FFFFFF" style:vertical-align="middle"/>
    </style:style>
    <style:style style:name="Table11.Cell39" style:family="table-cell">
      <style:table-cell-properties fo:background-color="#FFFFFF" style:vertical-align="middle"/>
    </style:style>
    <style:style style:name="Table11.Cell40" style:family="table-cell">
      <style:table-cell-properties fo:background-color="#FFFFFF" style:vertical-align="middle"/>
    </style:style>
    <style:style style:name="Table11.Cell41" style:family="table-cell">
      <style:table-cell-properties fo:background-color="#FFFFFF" style:vertical-align="middle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 style:vertical-align="middle"/>
    </style:style>
    <style:style style:name="Table11.Cell44" style:family="table-cell">
      <style:table-cell-properties fo:background-color="#FFFFFF" style:vertical-align="middle"/>
    </style:style>
    <style:style style:name="Table11.Cell45" style:family="table-cell">
      <style:table-cell-properties fo:background-color="#FFFFFF" style:vertical-align="middle"/>
    </style:style>
    <style:style style:name="Table11.Cell46" style:family="table-cell">
      <style:table-cell-properties fo:background-color="#FFFFFF" style:vertical-align="middle"/>
    </style:style>
    <style:style style:name="Table11.Cell47" style:family="table-cell">
      <style:table-cell-properties fo:background-color="#FFFFFF" style:vertical-align="middle"/>
    </style:style>
    <style:style style:name="Table11.Cell48" style:family="table-cell">
      <style:table-cell-properties fo:background-color="#FFFFFF" style:vertical-align="middle"/>
    </style:style>
    <style:style style:name="Table11.Cell49" style:family="table-cell">
      <style:table-cell-properties fo:background-color="#FFFFFF" style:vertical-align="middle"/>
    </style:style>
    <style:style style:name="Table11.Cell50" style:family="table-cell">
      <style:table-cell-properties fo:background-color="#FFFFFF" style:vertical-align="middle"/>
    </style:style>
    <style:style style:name="Table11.Cell51" style:family="table-cell">
      <style:table-cell-properties fo:background-color="#FFFFFF" style:vertical-align="middle"/>
    </style:style>
    <style:style style:name="Table11.Cell52" style:family="table-cell">
      <style:table-cell-properties fo:background-color="#FFFFFF" style:vertical-align="middle"/>
    </style:style>
    <style:style style:name="Table11.Cell53" style:family="table-cell">
      <style:table-cell-properties fo:background-color="#FFFFFF" style:vertical-align="middle"/>
    </style:style>
    <style:style style:name="Table11.Cell54" style:family="table-cell">
      <style:table-cell-properties fo:background-color="#FFFFFF" style:vertical-align="middle"/>
    </style:style>
    <style:style style:name="Table11.Cell55" style:family="table-cell">
      <style:table-cell-properties fo:background-color="#FFFFFF" style:vertical-align="middle"/>
    </style:style>
    <style:style style:name="Table11.Cell56" style:family="table-cell">
      <style:table-cell-properties fo:background-color="#FFFFFF" style:vertical-align="middle"/>
    </style:style>
    <style:style style:name="Table11.Cell57" style:family="table-cell">
      <style:table-cell-properties fo:background-color="#FFFFFF" style:vertical-align="middle"/>
    </style:style>
    <style:style style:name="Table11.Cell58" style:family="table-cell">
      <style:table-cell-properties fo:background-color="#FFFFFF"/>
    </style:style>
    <style:style style:name="Table11.Cell59" style:family="table-cell">
      <style:table-cell-properties fo:background-color="#FFFFFF"/>
    </style:style>
    <style:style style:name="Table11.Cell60" style:family="table-cell">
      <style:table-cell-properties fo:background-color="#FFFFFF"/>
    </style:style>
    <style:style style:name="Table12" style:family="table">
      <style:table-properties style:writing-mode="lr-tb" style:width="10.643cm" table:align="center"/>
    </style:style>
    <style:style style:name="Table12.C1" style:family="table-column">
      <style:table-column-properties style:column-width="0.677cm"/>
    </style:style>
    <style:style style:name="Table12.C2" style:family="table-column">
      <style:table-column-properties style:column-width="5.267cm"/>
    </style:style>
    <style:style style:name="Table12.C3" style:family="table-column">
      <style:table-column-properties style:column-width="4.699cm"/>
    </style:style>
    <style:style style:name="Table12.R1" style:family="table-row">
      <style:table-row-properties style:row-height="0.610cm"/>
    </style:style>
    <style:style style:name="Table12.R2" style:family="table-row">
      <style:table-row-properties style:row-height="1.109cm"/>
    </style:style>
    <style:style style:name="Table12.R3" style:family="table-row">
      <style:table-row-properties style:row-height="1.304cm"/>
    </style:style>
    <style:style style:name="Table12.R4" style:family="table-row">
      <style:table-row-properties style:row-height="1.058cm"/>
    </style:style>
    <style:style style:name="Table12.R5" style:family="table-row">
      <style:table-row-properties style:row-height="1.143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1.101cm"/>
    </style:style>
    <style:style style:name="Table12.R8" style:family="table-row">
      <style:table-row-properties style:row-height="1.101cm"/>
    </style:style>
    <style:style style:name="Table12.R9" style:family="table-row">
      <style:table-row-properties style:row-height="1.092cm"/>
    </style:style>
    <style:style style:name="Table12.R10" style:family="table-row">
      <style:table-row-properties style:row-height="1.109cm"/>
    </style:style>
    <style:style style:name="Table12.R11" style:family="table-row">
      <style:table-row-properties style:row-height="1.101cm"/>
    </style:style>
    <style:style style:name="Table12.R12" style:family="table-row">
      <style:table-row-properties style:row-height="1.067cm"/>
    </style:style>
    <style:style style:name="Table12.R13" style:family="table-row">
      <style:table-row-properties style:row-height="1.134cm"/>
    </style:style>
    <style:style style:name="Table12.R14" style:family="table-row">
      <style:table-row-properties style:row-height="1.058cm"/>
    </style:style>
    <style:style style:name="Table12.R15" style:family="table-row">
      <style:table-row-properties style:row-height="1.152cm"/>
    </style:style>
    <style:style style:name="Table12.R16" style:family="table-row">
      <style:table-row-properties style:row-height="1.092cm"/>
    </style:style>
    <style:style style:name="Table12.R17" style:family="table-row">
      <style:table-row-properties style:row-height="1.101cm"/>
    </style:style>
    <style:style style:name="Table12.R18" style:family="table-row">
      <style:table-row-properties style:row-height="1.092cm"/>
    </style:style>
    <style:style style:name="Table12.R19" style:family="table-row">
      <style:table-row-properties style:row-height="1.101cm"/>
    </style:style>
    <style:style style:name="Table12.R20" style:family="table-row">
      <style:table-row-properties style:row-height="1.118cm"/>
    </style:style>
    <style:style style:name="Table12.R21" style:family="table-row">
      <style:table-row-properties style:row-height="1.092cm"/>
    </style:style>
    <style:style style:name="Table12.R22" style:family="table-row">
      <style:table-row-properties style:row-height="1.092cm"/>
    </style:style>
    <style:style style:name="Table12.R23" style:family="table-row">
      <style:table-row-properties style:row-height="0.771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middle"/>
    </style:style>
    <style:style style:name="Table12.Cell4" style:family="table-cell">
      <style:table-cell-properties fo:background-color="#FFFFFF" style:vertical-align="middle"/>
    </style:style>
    <style:style style:name="Table12.Cell5" style:family="table-cell">
      <style:table-cell-properties fo:background-color="#FFFFFF" style:vertical-align="middle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middle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middle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/>
    </style:style>
    <style:style style:name="Table12.Cell24" style:family="table-cell">
      <style:table-cell-properties fo:background-color="#FFFFFF" style:vertical-align="top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 style:vertical-align="top"/>
    </style:style>
    <style:style style:name="Table12.Cell27" style:family="table-cell">
      <style:table-cell-properties fo:background-color="#FFFFFF" style:vertical-align="top"/>
    </style:style>
    <style:style style:name="Table12.Cell28" style:family="table-cell">
      <style:table-cell-properties fo:background-color="#FFFFFF" style:vertical-align="top"/>
    </style:style>
    <style:style style:name="Table12.Cell29" style:family="table-cell">
      <style:table-cell-properties fo:background-color="#FFFFFF" style:vertical-align="top"/>
    </style:style>
    <style:style style:name="Table12.Cell30" style:family="table-cell">
      <style:table-cell-properties fo:background-color="#FFFFFF" style:vertical-align="top"/>
    </style:style>
    <style:style style:name="Table12.Cell31" style:family="table-cell">
      <style:table-cell-properties fo:background-color="#FFFFFF" style:vertical-align="top"/>
    </style:style>
    <style:style style:name="Table12.Cell32" style:family="table-cell">
      <style:table-cell-properties fo:background-color="#FFFFFF" style:vertical-align="top"/>
    </style:style>
    <style:style style:name="Table12.Cell33" style:family="table-cell">
      <style:table-cell-properties fo:background-color="#FFFFFF" style:vertical-align="top"/>
    </style:style>
    <style:style style:name="Table12.Cell34" style:family="table-cell">
      <style:table-cell-properties fo:background-color="#FFFFFF" style:vertical-align="top"/>
    </style:style>
    <style:style style:name="Table12.Cell35" style:family="table-cell">
      <style:table-cell-properties fo:background-color="#FFFFFF" style:vertical-align="top"/>
    </style:style>
    <style:style style:name="Table12.Cell36" style:family="table-cell">
      <style:table-cell-properties fo:background-color="#FFFFFF" style:vertical-align="top"/>
    </style:style>
    <style:style style:name="Table12.Cell37" style:family="table-cell">
      <style:table-cell-properties fo:background-color="#FFFFFF" style:vertical-align="top"/>
    </style:style>
    <style:style style:name="Table12.Cell38" style:family="table-cell">
      <style:table-cell-properties fo:background-color="#FFFFFF" style:vertical-align="top"/>
    </style:style>
    <style:style style:name="Table12.Cell39" style:family="table-cell">
      <style:table-cell-properties fo:background-color="#FFFFFF" style:vertical-align="top"/>
    </style:style>
    <style:style style:name="Table12.Cell40" style:family="table-cell">
      <style:table-cell-properties fo:background-color="#FFFFFF" style:vertical-align="top"/>
    </style:style>
    <style:style style:name="Table12.Cell41" style:family="table-cell">
      <style:table-cell-properties fo:background-color="#FFFFFF" style:vertical-align="top"/>
    </style:style>
    <style:style style:name="Table12.Cell42" style:family="table-cell">
      <style:table-cell-properties fo:background-color="#FFFFFF" style:vertical-align="top"/>
    </style:style>
    <style:style style:name="Table12.Cell43" style:family="table-cell">
      <style:table-cell-properties fo:background-color="#FFFFFF" style:vertical-align="top"/>
    </style:style>
    <style:style style:name="Table12.Cell44" style:family="table-cell">
      <style:table-cell-properties fo:background-color="#FFFFFF" style:vertical-align="top"/>
    </style:style>
    <style:style style:name="Table12.Cell45" style:family="table-cell">
      <style:table-cell-properties fo:background-color="#FFFFFF" style:vertical-align="top"/>
    </style:style>
    <style:style style:name="Table12.Cell46" style:family="table-cell">
      <style:table-cell-properties fo:background-color="#FFFFFF" style:vertical-align="top"/>
    </style:style>
    <style:style style:name="Table12.Cell47" style:family="table-cell">
      <style:table-cell-properties fo:background-color="#FFFFFF" style:vertical-align="top"/>
    </style:style>
    <style:style style:name="Table12.Cell48" style:family="table-cell">
      <style:table-cell-properties fo:background-color="#FFFFFF" style:vertical-align="top"/>
    </style:style>
    <style:style style:name="Table12.Cell49" style:family="table-cell">
      <style:table-cell-properties fo:background-color="#FFFFFF" style:vertical-align="top"/>
    </style:style>
    <style:style style:name="Table12.Cell50" style:family="table-cell">
      <style:table-cell-properties fo:background-color="#FFFFFF" style:vertical-align="top"/>
    </style:style>
    <style:style style:name="Table12.Cell51" style:family="table-cell">
      <style:table-cell-properties fo:background-color="#FFFFFF" style:vertical-align="top"/>
    </style:style>
    <style:style style:name="Table12.Cell52" style:family="table-cell">
      <style:table-cell-properties fo:background-color="#FFFFFF" style:vertical-align="top"/>
    </style:style>
    <style:style style:name="Table12.Cell53" style:family="table-cell">
      <style:table-cell-properties fo:background-color="#FFFFFF" style:vertical-align="top"/>
    </style:style>
    <style:style style:name="Table12.Cell54" style:family="table-cell">
      <style:table-cell-properties fo:background-color="#FFFFFF" style:vertical-align="top"/>
    </style:style>
    <style:style style:name="Table12.Cell55" style:family="table-cell">
      <style:table-cell-properties fo:background-color="#FFFFFF" style:vertical-align="top"/>
    </style:style>
    <style:style style:name="Table12.Cell56" style:family="table-cell">
      <style:table-cell-properties fo:background-color="#FFFFFF" style:vertical-align="top"/>
    </style:style>
    <style:style style:name="Table12.Cell57" style:family="table-cell">
      <style:table-cell-properties fo:background-color="#FFFFFF" style:vertical-align="top"/>
    </style:style>
    <style:style style:name="Table12.Cell58" style:family="table-cell">
      <style:table-cell-properties fo:background-color="#FFFFFF" style:vertical-align="top"/>
    </style:style>
    <style:style style:name="Table12.Cell59" style:family="table-cell">
      <style:table-cell-properties fo:background-color="#FFFFFF" style:vertical-align="top"/>
    </style:style>
    <style:style style:name="Table12.Cell60" style:family="table-cell">
      <style:table-cell-properties fo:background-color="#FFFFFF" style:vertical-align="top"/>
    </style:style>
    <style:style style:name="Table12.Cell61" style:family="table-cell">
      <style:table-cell-properties fo:background-color="#FFFFFF" style:vertical-align="top"/>
    </style:style>
    <style:style style:name="Table12.Cell62" style:family="table-cell">
      <style:table-cell-properties fo:background-color="#FFFFFF" style:vertical-align="top"/>
    </style:style>
    <style:style style:name="Table12.Cell63" style:family="table-cell">
      <style:table-cell-properties fo:background-color="#FFFFFF" style:vertical-align="top"/>
    </style:style>
    <style:style style:name="Table12.Cell64" style:family="table-cell">
      <style:table-cell-properties fo:background-color="#FFFFFF" style:vertical-align="top"/>
    </style:style>
    <style:style style:name="Table12.Cell65" style:family="table-cell">
      <style:table-cell-properties fo:background-color="#FFFFFF" style:vertical-align="top"/>
    </style:style>
    <style:style style:name="Table12.Cell66" style:family="table-cell">
      <style:table-cell-properties fo:background-color="#FFFFFF" style:vertical-align="top"/>
    </style:style>
    <style:style style:name="Table12.Cell67" style:family="table-cell">
      <style:table-cell-properties fo:background-color="#FFFFFF" style:vertical-align="top"/>
    </style:style>
    <style:style style:name="Table12.Cell68" style:family="table-cell">
      <style:table-cell-properties fo:background-color="#FFFFFF" style:vertical-align="top"/>
    </style:style>
    <style:style style:name="Table12.Cell69" style:family="table-cell">
      <style:table-cell-properties fo:background-color="#FFFFFF" style:vertical-align="top"/>
    </style:style>
    <style:style style:name="Table13" style:family="table">
      <style:table-properties style:writing-mode="lr-tb" style:width="10.643cm" table:align="center"/>
    </style:style>
    <style:style style:name="Table13.C1" style:family="table-column">
      <style:table-column-properties style:column-width="0.653cm"/>
    </style:style>
    <style:style style:name="Table13.C2" style:family="table-column">
      <style:table-column-properties style:column-width="6.020cm"/>
    </style:style>
    <style:style style:name="Table13.C3" style:family="table-column">
      <style:table-column-properties style:column-width="3.971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1.109cm"/>
    </style:style>
    <style:style style:name="Table13.R3" style:family="table-row">
      <style:table-row-properties style:row-height="1.304cm"/>
    </style:style>
    <style:style style:name="Table13.R4" style:family="table-row">
      <style:table-row-properties style:row-height="1.092cm"/>
    </style:style>
    <style:style style:name="Table13.R5" style:family="table-row">
      <style:table-row-properties style:row-height="1.101cm"/>
    </style:style>
    <style:style style:name="Table13.R6" style:family="table-row">
      <style:table-row-properties style:row-height="1.076cm"/>
    </style:style>
    <style:style style:name="Table13.R7" style:family="table-row">
      <style:table-row-properties style:row-height="1.134cm"/>
    </style:style>
    <style:style style:name="Table13.R8" style:family="table-row">
      <style:table-row-properties style:row-height="1.092cm"/>
    </style:style>
    <style:style style:name="Table13.R9" style:family="table-row">
      <style:table-row-properties style:row-height="1.092cm"/>
    </style:style>
    <style:style style:name="Table13.R10" style:family="table-row">
      <style:table-row-properties style:row-height="1.118cm"/>
    </style:style>
    <style:style style:name="Table13.R11" style:family="table-row">
      <style:table-row-properties style:row-height="1.067cm"/>
    </style:style>
    <style:style style:name="Table13.R12" style:family="table-row">
      <style:table-row-properties style:row-height="1.092cm"/>
    </style:style>
    <style:style style:name="Table13.R13" style:family="table-row">
      <style:table-row-properties style:row-height="1.101cm"/>
    </style:style>
    <style:style style:name="Table13.R14" style:family="table-row">
      <style:table-row-properties style:row-height="1.125cm"/>
    </style:style>
    <style:style style:name="Table13.R15" style:family="table-row">
      <style:table-row-properties style:row-height="1.101cm"/>
    </style:style>
    <style:style style:name="Table13.R16" style:family="table-row">
      <style:table-row-properties style:row-height="0.796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middle"/>
    </style:style>
    <style:style style:name="Table13.Cell38" style:family="table-cell">
      <style:table-cell-properties fo:background-color="#FFFFFF" style:vertical-align="middle"/>
    </style:style>
    <style:style style:name="Table13.Cell39" style:family="table-cell">
      <style:table-cell-properties fo:background-color="#FFFFFF" style:vertical-align="middle"/>
    </style:style>
    <style:style style:name="Table13.Cell40" style:family="table-cell">
      <style:table-cell-properties fo:background-color="#FFFFFF" style:vertical-align="middle"/>
    </style:style>
    <style:style style:name="Table13.Cell41" style:family="table-cell">
      <style:table-cell-properties fo:background-color="#FFFFFF" style:vertical-align="middle"/>
    </style:style>
    <style:style style:name="Table13.Cell42" style:family="table-cell">
      <style:table-cell-properties fo:background-color="#FFFFFF" style:vertical-align="middle"/>
    </style:style>
    <style:style style:name="Table13.Cell43" style:family="table-cell">
      <style:table-cell-properties fo:background-color="#FFFFFF" style:vertical-align="middle"/>
    </style:style>
    <style:style style:name="Table13.Cell44" style:family="table-cell">
      <style:table-cell-properties fo:background-color="#FFFFFF" style:vertical-align="middle"/>
    </style:style>
    <style:style style:name="Table13.Cell45" style:family="table-cell">
      <style:table-cell-properties fo:background-color="#FFFFFF" style:vertical-align="middle"/>
    </style:style>
    <style:style style:name="Table13.Cell46" style:family="table-cell">
      <style:table-cell-properties fo:background-color="#FFFFFF" style:vertical-align="top"/>
    </style:style>
    <style:style style:name="Table13.Cell47" style:family="table-cell">
      <style:table-cell-properties fo:background-color="#FFFFFF" style:vertical-align="top"/>
    </style:style>
    <style:style style:name="Table13.Cell48" style:family="table-cell">
      <style:table-cell-properties fo:background-color="#FFFFFF"/>
    </style:style>
    <style:style style:name="Table14" style:family="table">
      <style:table-properties style:writing-mode="lr-tb" style:width="16.189cm" table:align="center"/>
    </style:style>
    <style:style style:name="Table14.C1" style:family="table-column">
      <style:table-column-properties style:column-width="4.886cm"/>
    </style:style>
    <style:style style:name="Table14.C2" style:family="table-column">
      <style:table-column-properties style:column-width="1.304cm"/>
    </style:style>
    <style:style style:name="Table14.C3" style:family="table-column">
      <style:table-column-properties style:column-width="5.165cm"/>
    </style:style>
    <style:style style:name="Table14.C4" style:family="table-column">
      <style:table-column-properties style:column-width="4.835cm"/>
    </style:style>
    <style:style style:name="Table14.R1" style:family="table-row">
      <style:table-row-properties style:row-height="0.617cm"/>
    </style:style>
    <style:style style:name="Table14.R2" style:family="table-row">
      <style:table-row-properties style:row-height="0.744cm"/>
    </style:style>
    <style:style style:name="Table14.R3" style:family="table-row">
      <style:table-row-properties style:row-height="0.744cm"/>
    </style:style>
    <style:style style:name="Table14.R4" style:family="table-row">
      <style:table-row-properties style:row-height="0.914cm"/>
    </style:style>
    <style:style style:name="Table14.R5" style:family="table-row">
      <style:table-row-properties style:row-height="1.092cm"/>
    </style:style>
    <style:style style:name="Table14.R6" style:family="table-row">
      <style:table-row-properties style:row-height="1.101cm"/>
    </style:style>
    <style:style style:name="Table14.R7" style:family="table-row">
      <style:table-row-properties style:row-height="1.067cm"/>
    </style:style>
    <style:style style:name="Table14.R8" style:family="table-row">
      <style:table-row-properties style:row-height="1.101cm"/>
    </style:style>
    <style:style style:name="Table14.R9" style:family="table-row">
      <style:table-row-properties style:row-height="1.109cm"/>
    </style:style>
    <style:style style:name="Table14.R10" style:family="table-row">
      <style:table-row-properties style:row-height="1.134cm"/>
    </style:style>
    <style:style style:name="Table14.R11" style:family="table-row">
      <style:table-row-properties style:row-height="1.067cm"/>
    </style:style>
    <style:style style:name="Table14.R12" style:family="table-row">
      <style:table-row-properties style:row-height="1.101cm"/>
    </style:style>
    <style:style style:name="Table14.R13" style:family="table-row">
      <style:table-row-properties style:row-height="1.125cm"/>
    </style:style>
    <style:style style:name="Table14.R14" style:family="table-row">
      <style:table-row-properties style:row-height="1.109cm"/>
    </style:style>
    <style:style style:name="Table14.R15" style:family="table-row">
      <style:table-row-properties style:row-height="1.058cm"/>
    </style:style>
    <style:style style:name="Table14.R16" style:family="table-row">
      <style:table-row-properties style:row-height="1.101cm"/>
    </style:style>
    <style:style style:name="Table14.R17" style:family="table-row">
      <style:table-row-properties style:row-height="1.101cm"/>
    </style:style>
    <style:style style:name="Table14.R18" style:family="table-row">
      <style:table-row-properties style:row-height="1.660cm"/>
    </style:style>
    <style:style style:name="Table14.R19" style:family="table-row">
      <style:table-row-properties style:row-height="1.685cm"/>
    </style:style>
    <style:style style:name="Table14.R20" style:family="table-row">
      <style:table-row-properties style:row-height="1.058cm"/>
    </style:style>
    <style:style style:name="Table14.R21" style:family="table-row">
      <style:table-row-properties style:row-height="1.101cm"/>
    </style:style>
    <style:style style:name="Table14.R22" style:family="table-row">
      <style:table-row-properties style:row-height="0.804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 style:vertical-align="top"/>
    </style:style>
    <style:style style:name="Table14.Cell8" style:family="table-cell">
      <style:table-cell-properties fo:background-color="#FFFFFF" style:vertical-align="top"/>
    </style:style>
    <style:style style:name="Table14.Cell9" style:family="table-cell">
      <style:table-cell-properties fo:background-color="#FFFFFF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top"/>
    </style:style>
    <style:style style:name="Table14.Cell14" style:family="table-cell">
      <style:table-cell-properties fo:background-color="#FFFFFF" style:vertical-align="top"/>
    </style:style>
    <style:style style:name="Table14.Cell15" style:family="table-cell">
      <style:table-cell-properties fo:background-color="#FFFFFF" style:vertical-align="top"/>
    </style:style>
    <style:style style:name="Table14.Cell16" style:family="table-cell">
      <style:table-cell-properties fo:background-color="#FFFFFF" style:vertical-align="top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top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top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middle"/>
    </style:style>
    <style:style style:name="Table14.Cell29" style:family="table-cell">
      <style:table-cell-properties fo:background-color="#FFFFFF" style:vertical-align="top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middle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top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middle"/>
    </style:style>
    <style:style style:name="Table14.Cell41" style:family="table-cell">
      <style:table-cell-properties fo:background-color="#FFFFFF" style:vertical-align="top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middle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top"/>
    </style:style>
    <style:style style:name="Table14.Cell46" style:family="table-cell">
      <style:table-cell-properties fo:background-color="#FFFFFF" style:vertical-align="middle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top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top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middle"/>
    </style:style>
    <style:style style:name="Table14.Cell56" style:family="table-cell">
      <style:table-cell-properties fo:background-color="#FFFFFF" style:vertical-align="middle"/>
    </style:style>
    <style:style style:name="Table14.Cell57" style:family="table-cell">
      <style:table-cell-properties fo:background-color="#FFFFFF" style:vertical-align="top"/>
    </style:style>
    <style:style style:name="Table14.Cell58" style:family="table-cell">
      <style:table-cell-properties fo:background-color="#FFFFFF" style:vertical-align="middle"/>
    </style:style>
    <style:style style:name="Table14.Cell59" style:family="table-cell">
      <style:table-cell-properties fo:background-color="#FFFFFF" style:vertical-align="middle"/>
    </style:style>
    <style:style style:name="Table14.Cell60" style:family="table-cell">
      <style:table-cell-properties fo:background-color="#FFFFFF" style:vertical-align="middle"/>
    </style:style>
    <style:style style:name="Table14.Cell61" style:family="table-cell">
      <style:table-cell-properties fo:background-color="#FFFFFF" style:vertical-align="top"/>
    </style:style>
    <style:style style:name="Table14.Cell62" style:family="table-cell">
      <style:table-cell-properties fo:background-color="#FFFFFF" style:vertical-align="middle"/>
    </style:style>
    <style:style style:name="Table14.Cell63" style:family="table-cell">
      <style:table-cell-properties fo:background-color="#FFFFFF" style:vertical-align="middle"/>
    </style:style>
    <style:style style:name="Table14.Cell64" style:family="table-cell">
      <style:table-cell-properties fo:background-color="#FFFFFF" style:vertical-align="middle"/>
    </style:style>
    <style:style style:name="Table14.Cell65" style:family="table-cell">
      <style:table-cell-properties fo:background-color="#FFFFFF" style:vertical-align="top"/>
    </style:style>
    <style:style style:name="Table14.Cell66" style:family="table-cell">
      <style:table-cell-properties fo:background-color="#FFFFFF" style:vertical-align="middle"/>
    </style:style>
    <style:style style:name="Table14.Cell67" style:family="table-cell">
      <style:table-cell-properties fo:background-color="#FFFFFF" style:vertical-align="middle"/>
    </style:style>
    <style:style style:name="Table14.Cell68" style:family="table-cell">
      <style:table-cell-properties fo:background-color="#FFFFFF" style:vertical-align="middle"/>
    </style:style>
    <style:style style:name="Table14.Cell69" style:family="table-cell">
      <style:table-cell-properties fo:background-color="#FFFFFF" style:vertical-align="top"/>
    </style:style>
    <style:style style:name="Table14.Cell70" style:family="table-cell">
      <style:table-cell-properties fo:background-color="#FFFFFF" style:vertical-align="top"/>
    </style:style>
    <style:style style:name="Table14.Cell71" style:family="table-cell">
      <style:table-cell-properties fo:background-color="#FFFFFF" style:vertical-align="top"/>
    </style:style>
    <style:style style:name="Table14.Cell72" style:family="table-cell">
      <style:table-cell-properties fo:background-color="#FFFFFF" style:vertical-align="top"/>
    </style:style>
    <style:style style:name="Table14.Cell73" style:family="table-cell">
      <style:table-cell-properties fo:background-color="#FFFFFF"/>
    </style:style>
    <style:style style:name="Table14.Cell74" style:family="table-cell">
      <style:table-cell-properties fo:background-color="#FFFFFF"/>
    </style:style>
    <style:style style:name="Table14.Cell75" style:family="table-cell">
      <style:table-cell-properties fo:background-color="#FFFFFF"/>
    </style:style>
    <style:style style:name="Table14.Cell76" style:family="table-cell">
      <style:table-cell-properties fo:background-color="#FFFFFF"/>
    </style:style>
    <style:style style:name="Table14.Cell77" style:family="table-cell">
      <style:table-cell-properties fo:background-color="#FFFFFF" style:vertical-align="top"/>
    </style:style>
    <style:style style:name="Table14.Cell78" style:family="table-cell">
      <style:table-cell-properties fo:background-color="#FFFFFF" style:vertical-align="middle"/>
    </style:style>
    <style:style style:name="Table14.Cell79" style:family="table-cell">
      <style:table-cell-properties fo:background-color="#FFFFFF" style:vertical-align="middle"/>
    </style:style>
    <style:style style:name="Table14.Cell80" style:family="table-cell">
      <style:table-cell-properties fo:background-color="#FFFFFF" style:vertical-align="middle"/>
    </style:style>
    <style:style style:name="Table14.Cell81" style:family="table-cell">
      <style:table-cell-properties fo:background-color="#FFFFFF" style:vertical-align="top"/>
    </style:style>
    <style:style style:name="Table14.Cell82" style:family="table-cell">
      <style:table-cell-properties fo:background-color="#FFFFFF" style:vertical-align="middle"/>
    </style:style>
    <style:style style:name="Table14.Cell83" style:family="table-cell">
      <style:table-cell-properties fo:background-color="#FFFFFF" style:vertical-align="middle"/>
    </style:style>
    <style:style style:name="Table14.Cell84" style:family="table-cell">
      <style:table-cell-properties fo:background-color="#FFFFFF" style:vertical-align="middle"/>
    </style:style>
    <style:style style:name="Table14.Cell85" style:family="table-cell">
      <style:table-cell-properties fo:background-color="#FFFFFF" style:vertical-align="top"/>
    </style:style>
    <style:style style:name="Table14.Cell86" style:family="table-cell">
      <style:table-cell-properties fo:background-color="#FFFFFF"/>
    </style:style>
    <style:style style:name="Table14.Cell87" style:family="table-cell">
      <style:table-cell-properties fo:background-color="#FFFFFF"/>
    </style:style>
    <style:style style:name="Table14.Cell88" style:family="table-cell">
      <style:table-cell-properties fo:background-color="#FFFFFF"/>
    </style:style>
    <style:style style:name="Table15" style:family="table">
      <style:table-properties style:writing-mode="lr-tb" style:width="16.011cm" table:align="center"/>
    </style:style>
    <style:style style:name="Table15.C1" style:family="table-column">
      <style:table-column-properties style:column-width="4.717cm"/>
    </style:style>
    <style:style style:name="Table15.C2" style:family="table-column">
      <style:table-column-properties style:column-width="1.337cm"/>
    </style:style>
    <style:style style:name="Table15.C3" style:family="table-column">
      <style:table-column-properties style:column-width="5.131cm"/>
    </style:style>
    <style:style style:name="Table15.C4" style:family="table-column">
      <style:table-column-properties style:column-width="4.826cm"/>
    </style:style>
    <style:style style:name="Table15.R1" style:family="table-row">
      <style:table-row-properties style:row-height="0.610cm"/>
    </style:style>
    <style:style style:name="Table15.R2" style:family="table-row">
      <style:table-row-properties style:row-height="0.744cm"/>
    </style:style>
    <style:style style:name="Table15.R3" style:family="table-row">
      <style:table-row-properties style:row-height="0.753cm"/>
    </style:style>
    <style:style style:name="Table15.R4" style:family="table-row">
      <style:table-row-properties style:row-height="0.914cm"/>
    </style:style>
    <style:style style:name="Table15.R5" style:family="table-row">
      <style:table-row-properties style:row-height="1.058cm"/>
    </style:style>
    <style:style style:name="Table15.R6" style:family="table-row">
      <style:table-row-properties style:row-height="1.101cm"/>
    </style:style>
    <style:style style:name="Table15.R7" style:family="table-row">
      <style:table-row-properties style:row-height="1.101cm"/>
    </style:style>
    <style:style style:name="Table15.R8" style:family="table-row">
      <style:table-row-properties style:row-height="1.143cm"/>
    </style:style>
    <style:style style:name="Table15.R9" style:family="table-row">
      <style:table-row-properties style:row-height="1.067cm"/>
    </style:style>
    <style:style style:name="Table15.R10" style:family="table-row">
      <style:table-row-properties style:row-height="1.092cm"/>
    </style:style>
    <style:style style:name="Table15.R11" style:family="table-row">
      <style:table-row-properties style:row-height="1.101cm"/>
    </style:style>
    <style:style style:name="Table15.R12" style:family="table-row">
      <style:table-row-properties style:row-height="0.822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top"/>
    </style:style>
    <style:style style:name="Table15.Cell9" style:family="table-cell">
      <style:table-cell-properties fo:background-color="#FFFFFF" style:vertical-align="top"/>
    </style:style>
    <style:style style:name="Table15.Cell10" style:family="table-cell">
      <style:table-cell-properties fo:background-color="#FFFFFF" style:vertical-align="middle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middle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middle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middle"/>
    </style:style>
    <style:style style:name="Table15.Cell17" style:family="table-cell">
      <style:table-cell-properties fo:background-color="#FFFFFF" style:vertical-align="top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top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top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top"/>
    </style:style>
    <style:style style:name="Table15.Cell24" style:family="table-cell">
      <style:table-cell-properties fo:background-color="#FFFFFF"/>
    </style:style>
    <style:style style:name="Table15.Cell25" style:family="table-cell">
      <style:table-cell-properties fo:background-color="#FFFFFF" style:vertical-align="top"/>
    </style:style>
    <style:style style:name="Table15.Cell26" style:family="table-cell">
      <style:table-cell-properties fo:background-color="#FFFFFF" style:vertical-align="top"/>
    </style:style>
    <style:style style:name="Table15.Cell27" style:family="table-cell">
      <style:table-cell-properties fo:background-color="#FFFFFF" style:vertical-align="top"/>
    </style:style>
    <style:style style:name="Table15.Cell28" style:family="table-cell">
      <style:table-cell-properties fo:background-color="#FFFFFF" style:vertical-align="top"/>
    </style:style>
    <style:style style:name="Table15.Cell29" style:family="table-cell">
      <style:table-cell-properties fo:background-color="#FFFFFF" style:vertical-align="top"/>
    </style:style>
    <style:style style:name="Table15.Cell30" style:family="table-cell">
      <style:table-cell-properties fo:background-color="#FFFFFF" style:vertical-align="top"/>
    </style:style>
    <style:style style:name="Table15.Cell31" style:family="table-cell">
      <style:table-cell-properties fo:background-color="#FFFFFF" style:vertical-align="top"/>
    </style:style>
    <style:style style:name="Table15.Cell32" style:family="table-cell">
      <style:table-cell-properties fo:background-color="#FFFFFF" style:vertical-align="top"/>
    </style:style>
    <style:style style:name="Table15.Cell33" style:family="table-cell">
      <style:table-cell-properties fo:background-color="#FFFFFF" style:vertical-align="top"/>
    </style:style>
    <style:style style:name="Table15.Cell34" style:family="table-cell">
      <style:table-cell-properties fo:background-color="#FFFFFF" style:vertical-align="top"/>
    </style:style>
    <style:style style:name="Table15.Cell35" style:family="table-cell">
      <style:table-cell-properties fo:background-color="#FFFFFF" style:vertical-align="top"/>
    </style:style>
    <style:style style:name="Table15.Cell36" style:family="table-cell">
      <style:table-cell-properties fo:background-color="#FFFFFF" style:vertical-align="top"/>
    </style:style>
    <style:style style:name="Table15.Cell37" style:family="table-cell">
      <style:table-cell-properties fo:background-color="#FFFFFF" style:vertical-align="top"/>
    </style:style>
    <style:style style:name="Table15.Cell38" style:family="table-cell">
      <style:table-cell-properties fo:background-color="#FFFFFF" style:vertical-align="top"/>
    </style:style>
    <style:style style:name="Table15.Cell39" style:family="table-cell">
      <style:table-cell-properties fo:background-color="#FFFFFF" style:vertical-align="top"/>
    </style:style>
    <style:style style:name="Table15.Cell40" style:family="table-cell">
      <style:table-cell-properties fo:background-color="#FFFFFF" style:vertical-align="top"/>
    </style:style>
    <style:style style:name="Table15.Cell41" style:family="table-cell">
      <style:table-cell-properties fo:background-color="#FFFFFF" style:vertical-align="top"/>
    </style:style>
    <style:style style:name="Table15.Cell42" style:family="table-cell">
      <style:table-cell-properties fo:background-color="#FFFFFF" style:vertical-align="top"/>
    </style:style>
    <style:style style:name="Table15.Cell43" style:family="table-cell">
      <style:table-cell-properties fo:background-color="#FFFFFF" style:vertical-align="top"/>
    </style:style>
    <style:style style:name="Table15.Cell44" style:family="table-cell">
      <style:table-cell-properties fo:background-color="#FFFFFF" style:vertical-align="top"/>
    </style:style>
    <style:style style:name="Table15.Cell45" style:family="table-cell">
      <style:table-cell-properties fo:background-color="#FFFFFF" style:vertical-align="top"/>
    </style:style>
    <style:style style:name="Table15.Cell46" style:family="table-cell">
      <style:table-cell-properties fo:background-color="#FFFFFF" style:vertical-align="top"/>
    </style:style>
    <style:style style:name="Table15.Cell47" style:family="table-cell">
      <style:table-cell-properties fo:background-color="#FFFFFF" style:vertical-align="top"/>
    </style:style>
    <style:style style:name="Table15.Cell48" style:family="table-cell">
      <style:table-cell-properties fo:background-color="#FFFFFF" style:vertical-align="top"/>
    </style:style>
    <style:style style:name="Table16" style:family="table">
      <style:table-properties style:writing-mode="lr-tb" style:width="4.082cm" table:align="center"/>
    </style:style>
    <style:style style:name="Table16.C1" style:family="table-column">
      <style:table-column-properties style:column-width="0.669cm"/>
    </style:style>
    <style:style style:name="Table16.C2" style:family="table-column">
      <style:table-column-properties style:column-width="3.411cm"/>
    </style:style>
    <style:style style:name="Table16.R1" style:family="table-row">
      <style:table-row-properties style:row-height="0.483cm"/>
    </style:style>
    <style:style style:name="Table16.Cell1" style:family="table-cell">
      <style:table-cell-properties fo:background-color="#FFFFFF"/>
    </style:style>
    <style:style style:name="Table16.Cell2" style:family="table-cell">
      <style:table-cell-properties fo:background-color="#FFFFFF" style:vertical-align="top"/>
    </style:style>
    <style:style style:name="Table17" style:family="table">
      <style:table-properties style:writing-mode="lr-tb" style:width="2.879cm" table:align="center"/>
    </style:style>
    <style:style style:name="Table17.C1" style:family="table-column">
      <style:table-column-properties style:column-width="0.601cm"/>
    </style:style>
    <style:style style:name="Table17.C2" style:family="table-column">
      <style:table-column-properties style:column-width="2.277cm"/>
    </style:style>
    <style:style style:name="Table17.R1" style:family="table-row">
      <style:table-row-properties style:row-height="0.483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8" style:family="table">
      <style:table-properties style:writing-mode="lr-tb" style:width="16.120cm" table:align="center"/>
    </style:style>
    <style:style style:name="Table18.C1" style:family="table-column">
      <style:table-column-properties style:column-width="4.893cm"/>
    </style:style>
    <style:style style:name="Table18.C2" style:family="table-column">
      <style:table-column-properties style:column-width="1.152cm"/>
    </style:style>
    <style:style style:name="Table18.C3" style:family="table-column">
      <style:table-column-properties style:column-width="6.248cm"/>
    </style:style>
    <style:style style:name="Table18.C4" style:family="table-column">
      <style:table-column-properties style:column-width="3.828cm"/>
    </style:style>
    <style:style style:name="Table18.R1" style:family="table-row">
      <style:table-row-properties style:row-height="0.753cm"/>
    </style:style>
    <style:style style:name="Table18.R2" style:family="table-row">
      <style:table-row-properties style:row-height="1.092cm"/>
    </style:style>
    <style:style style:name="Table18.R3" style:family="table-row">
      <style:table-row-properties style:row-height="1.101cm"/>
    </style:style>
    <style:style style:name="Table18.R4" style:family="table-row">
      <style:table-row-properties style:row-height="1.101cm"/>
    </style:style>
    <style:style style:name="Table18.R5" style:family="table-row">
      <style:table-row-properties style:row-height="1.143cm"/>
    </style:style>
    <style:style style:name="Table18.R6" style:family="table-row">
      <style:table-row-properties style:row-height="0.762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middle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top"/>
    </style:style>
    <style:style style:name="Table18.Cell5" style:family="table-cell">
      <style:table-cell-properties fo:background-color="#FFFFFF" style:vertical-align="top"/>
    </style:style>
    <style:style style:name="Table18.Cell6" style:family="table-cell">
      <style:table-cell-properties fo:background-color="#FFFFFF" style:vertical-align="middle"/>
    </style:style>
    <style:style style:name="Table18.Cell7" style:family="table-cell">
      <style:table-cell-properties fo:background-color="#FFFFFF" style:vertical-align="middle"/>
    </style:style>
    <style:style style:name="Table18.Cell8" style:family="table-cell">
      <style:table-cell-properties fo:background-color="#FFFFFF" style:vertical-align="middle"/>
    </style:style>
    <style:style style:name="Table18.Cell9" style:family="table-cell">
      <style:table-cell-properties fo:background-color="#FFFFFF" style:vertical-align="top"/>
    </style:style>
    <style:style style:name="Table18.Cell10" style:family="table-cell">
      <style:table-cell-properties fo:background-color="#FFFFFF" style:vertical-align="middle"/>
    </style:style>
    <style:style style:name="Table18.Cell11" style:family="table-cell">
      <style:table-cell-properties fo:background-color="#FFFFFF" style:vertical-align="middle"/>
    </style:style>
    <style:style style:name="Table18.Cell12" style:family="table-cell">
      <style:table-cell-properties fo:background-color="#FFFFFF" style:vertical-align="middle"/>
    </style:style>
    <style:style style:name="Table18.Cell13" style:family="table-cell">
      <style:table-cell-properties fo:background-color="#FFFFFF" style:vertical-align="top"/>
    </style:style>
    <style:style style:name="Table18.Cell14" style:family="table-cell">
      <style:table-cell-properties fo:background-color="#FFFFFF" style:vertical-align="middle"/>
    </style:style>
    <style:style style:name="Table18.Cell15" style:family="table-cell">
      <style:table-cell-properties fo:background-color="#FFFFFF" style:vertical-align="middle"/>
    </style:style>
    <style:style style:name="Table18.Cell16" style:family="table-cell">
      <style:table-cell-properties fo:background-color="#FFFFFF" style:vertical-align="middle"/>
    </style:style>
    <style:style style:name="Table18.Cell17" style:family="table-cell">
      <style:table-cell-properties fo:background-color="#FFFFFF" style:vertical-align="top"/>
    </style:style>
    <style:style style:name="Table18.Cell18" style:family="table-cell">
      <style:table-cell-properties fo:background-color="#FFFFFF" style:vertical-align="middle"/>
    </style:style>
    <style:style style:name="Table18.Cell19" style:family="table-cell">
      <style:table-cell-properties fo:background-color="#FFFFFF" style:vertical-align="middle"/>
    </style:style>
    <style:style style:name="Table18.Cell20" style:family="table-cell">
      <style:table-cell-properties fo:background-color="#FFFFFF" style:vertical-align="middle"/>
    </style:style>
    <style:style style:name="Table18.Cell21" style:family="table-cell">
      <style:table-cell-properties fo:background-color="#FFFFFF" style:vertical-align="top"/>
    </style:style>
    <style:style style:name="Table18.Cell22" style:family="table-cell">
      <style:table-cell-properties fo:background-color="#FFFFFF"/>
    </style:style>
    <style:style style:name="Table18.Cell23" style:family="table-cell">
      <style:table-cell-properties fo:background-color="#FFFFFF"/>
    </style:style>
    <style:style style:name="Table18.Cell24" style:family="table-cell">
      <style:table-cell-properties fo:background-color="#FFFFFF"/>
    </style:style>
    <style:style style:name="Table19" style:family="table">
      <style:table-properties style:writing-mode="lr-tb" style:width="16.189cm" table:align="center"/>
    </style:style>
    <style:style style:name="Table19.C1" style:family="table-column">
      <style:table-column-properties style:column-width="4.935cm"/>
    </style:style>
    <style:style style:name="Table19.C2" style:family="table-column">
      <style:table-column-properties style:column-width="1.168cm"/>
    </style:style>
    <style:style style:name="Table19.C3" style:family="table-column">
      <style:table-column-properties style:column-width="5.563cm"/>
    </style:style>
    <style:style style:name="Table19.C4" style:family="table-column">
      <style:table-column-properties style:column-width="4.521cm"/>
    </style:style>
    <style:style style:name="Table19.R1" style:family="table-row">
      <style:table-row-properties style:row-height="0.617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44cm"/>
    </style:style>
    <style:style style:name="Table19.R4" style:family="table-row">
      <style:table-row-properties style:row-height="0.914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1.134cm"/>
    </style:style>
    <style:style style:name="Table19.R7" style:family="table-row">
      <style:table-row-properties style:row-height="1.058cm"/>
    </style:style>
    <style:style style:name="Table19.R8" style:family="table-row">
      <style:table-row-properties style:row-height="1.109cm"/>
    </style:style>
    <style:style style:name="Table19.R9" style:family="table-row">
      <style:table-row-properties style:row-height="1.092cm"/>
    </style:style>
    <style:style style:name="Table19.R10" style:family="table-row">
      <style:table-row-properties style:row-height="1.101cm"/>
    </style:style>
    <style:style style:name="Table19.R11" style:family="table-row">
      <style:table-row-properties style:row-height="1.101cm"/>
    </style:style>
    <style:style style:name="Table19.R12" style:family="table-row">
      <style:table-row-properties style:row-height="1.660cm"/>
    </style:style>
    <style:style style:name="Table19.R13" style:family="table-row">
      <style:table-row-properties style:row-height="1.660cm"/>
    </style:style>
    <style:style style:name="Table19.R14" style:family="table-row">
      <style:table-row-properties style:row-height="1.092cm"/>
    </style:style>
    <style:style style:name="Table19.R15" style:family="table-row">
      <style:table-row-properties style:row-height="1.134cm"/>
    </style:style>
    <style:style style:name="Table19.R16" style:family="table-row">
      <style:table-row-properties style:row-height="1.083cm"/>
    </style:style>
    <style:style style:name="Table19.R17" style:family="table-row">
      <style:table-row-properties style:row-height="1.083cm"/>
    </style:style>
    <style:style style:name="Table19.R18" style:family="table-row">
      <style:table-row-properties style:row-height="1.101cm"/>
    </style:style>
    <style:style style:name="Table19.R19" style:family="table-row">
      <style:table-row-properties style:row-height="1.134cm"/>
    </style:style>
    <style:style style:name="Table19.R20" style:family="table-row">
      <style:table-row-properties style:row-height="1.109cm"/>
    </style:style>
    <style:style style:name="Table19.R21" style:family="table-row">
      <style:table-row-properties style:row-height="0.796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top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top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top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top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top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top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top"/>
    </style:style>
    <style:style style:name="Table19.Cell46" style:family="table-cell">
      <style:table-cell-properties fo:background-color="#FFFFFF" style:vertical-align="top"/>
    </style:style>
    <style:style style:name="Table19.Cell47" style:family="table-cell">
      <style:table-cell-properties fo:background-color="#FFFFFF" style:vertical-align="top"/>
    </style:style>
    <style:style style:name="Table19.Cell48" style:family="table-cell">
      <style:table-cell-properties fo:background-color="#FFFFFF" style:vertical-align="top"/>
    </style:style>
    <style:style style:name="Table19.Cell49" style:family="table-cell">
      <style:table-cell-properties fo:background-color="#FFFFFF"/>
    </style:style>
    <style:style style:name="Table19.Cell50" style:family="table-cell">
      <style:table-cell-properties fo:background-color="#FFFFFF"/>
    </style:style>
    <style:style style:name="Table19.Cell51" style:family="table-cell">
      <style:table-cell-properties fo:background-color="#FFFFFF"/>
    </style:style>
    <style:style style:name="Table19.Cell52" style:family="table-cell">
      <style:table-cell-properties fo:background-color="#FFFFFF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top"/>
    </style:style>
    <style:style style:name="Table19.Cell58" style:family="table-cell">
      <style:table-cell-properties fo:background-color="#FFFFFF" style:vertical-align="middle"/>
    </style:style>
    <style:style style:name="Table19.Cell59" style:family="table-cell">
      <style:table-cell-properties fo:background-color="#FFFFFF" style:vertical-align="middle"/>
    </style:style>
    <style:style style:name="Table19.Cell60" style:family="table-cell">
      <style:table-cell-properties fo:background-color="#FFFFFF" style:vertical-align="middle"/>
    </style:style>
    <style:style style:name="Table19.Cell61" style:family="table-cell">
      <style:table-cell-properties fo:background-color="#FFFFFF" style:vertical-align="top"/>
    </style:style>
    <style:style style:name="Table19.Cell62" style:family="table-cell">
      <style:table-cell-properties fo:background-color="#FFFFFF" style:vertical-align="middle"/>
    </style:style>
    <style:style style:name="Table19.Cell63" style:family="table-cell">
      <style:table-cell-properties fo:background-color="#FFFFFF" style:vertical-align="middle"/>
    </style:style>
    <style:style style:name="Table19.Cell64" style:family="table-cell">
      <style:table-cell-properties fo:background-color="#FFFFFF" style:vertical-align="middle"/>
    </style:style>
    <style:style style:name="Table19.Cell65" style:family="table-cell">
      <style:table-cell-properties fo:background-color="#FFFFFF" style:vertical-align="top"/>
    </style:style>
    <style:style style:name="Table19.Cell66" style:family="table-cell">
      <style:table-cell-properties fo:background-color="#FFFFFF" style:vertical-align="middle"/>
    </style:style>
    <style:style style:name="Table19.Cell67" style:family="table-cell">
      <style:table-cell-properties fo:background-color="#FFFFFF" style:vertical-align="middle"/>
    </style:style>
    <style:style style:name="Table19.Cell68" style:family="table-cell">
      <style:table-cell-properties fo:background-color="#FFFFFF" style:vertical-align="middle"/>
    </style:style>
    <style:style style:name="Table19.Cell69" style:family="table-cell">
      <style:table-cell-properties fo:background-color="#FFFFFF" style:vertical-align="top"/>
    </style:style>
    <style:style style:name="Table19.Cell70" style:family="table-cell">
      <style:table-cell-properties fo:background-color="#FFFFFF" style:vertical-align="middle"/>
    </style:style>
    <style:style style:name="Table19.Cell71" style:family="table-cell">
      <style:table-cell-properties fo:background-color="#FFFFFF" style:vertical-align="middle"/>
    </style:style>
    <style:style style:name="Table19.Cell72" style:family="table-cell">
      <style:table-cell-properties fo:background-color="#FFFFFF" style:vertical-align="middle"/>
    </style:style>
    <style:style style:name="Table19.Cell73" style:family="table-cell">
      <style:table-cell-properties fo:background-color="#FFFFFF" style:vertical-align="top"/>
    </style:style>
    <style:style style:name="Table19.Cell74" style:family="table-cell">
      <style:table-cell-properties fo:background-color="#FFFFFF" style:vertical-align="middle"/>
    </style:style>
    <style:style style:name="Table19.Cell75" style:family="table-cell">
      <style:table-cell-properties fo:background-color="#FFFFFF" style:vertical-align="middle"/>
    </style:style>
    <style:style style:name="Table19.Cell76" style:family="table-cell">
      <style:table-cell-properties fo:background-color="#FFFFFF" style:vertical-align="middle"/>
    </style:style>
    <style:style style:name="Table19.Cell77" style:family="table-cell">
      <style:table-cell-properties fo:background-color="#FFFFFF" style:vertical-align="top"/>
    </style:style>
    <style:style style:name="Table19.Cell78" style:family="table-cell">
      <style:table-cell-properties fo:background-color="#FFFFFF" style:vertical-align="middle"/>
    </style:style>
    <style:style style:name="Table19.Cell79" style:family="table-cell">
      <style:table-cell-properties fo:background-color="#FFFFFF" style:vertical-align="middle"/>
    </style:style>
    <style:style style:name="Table19.Cell80" style:family="table-cell">
      <style:table-cell-properties fo:background-color="#FFFFFF" style:vertical-align="middle"/>
    </style:style>
    <style:style style:name="Table19.Cell81" style:family="table-cell">
      <style:table-cell-properties fo:background-color="#FFFFFF" style:vertical-align="top"/>
    </style:style>
    <style:style style:name="Table19.Cell82" style:family="table-cell">
      <style:table-cell-properties fo:background-color="#FFFFFF"/>
    </style:style>
    <style:style style:name="Table19.Cell83" style:family="table-cell">
      <style:table-cell-properties fo:background-color="#FFFFFF"/>
    </style:style>
    <style:style style:name="Table19.Cell84" style:family="table-cell">
      <style:table-cell-properties fo:background-color="#FFFFFF"/>
    </style:style>
    <style:style style:name="Table20" style:family="table">
      <style:table-properties style:writing-mode="lr-tb" style:width="16.189cm" table:align="center"/>
    </style:style>
    <style:style style:name="Table20.C1" style:family="table-column">
      <style:table-column-properties style:column-width="4.886cm"/>
    </style:style>
    <style:style style:name="Table20.C2" style:family="table-column">
      <style:table-column-properties style:column-width="1.219cm"/>
    </style:style>
    <style:style style:name="Table20.C3" style:family="table-column">
      <style:table-column-properties style:column-width="6.241cm"/>
    </style:style>
    <style:style style:name="Table20.C4" style:family="table-column">
      <style:table-column-properties style:column-width="3.844cm"/>
    </style:style>
    <style:style style:name="Table20.R1" style:family="table-row">
      <style:table-row-properties style:row-height="0.610cm"/>
    </style:style>
    <style:style style:name="Table20.R2" style:family="table-row">
      <style:table-row-properties style:row-height="0.744cm"/>
    </style:style>
    <style:style style:name="Table20.R3" style:family="table-row">
      <style:table-row-properties style:row-height="0.753cm"/>
    </style:style>
    <style:style style:name="Table20.R4" style:family="table-row">
      <style:table-row-properties style:row-height="0.914cm"/>
    </style:style>
    <style:style style:name="Table20.R5" style:family="table-row">
      <style:table-row-properties style:row-height="1.076cm"/>
    </style:style>
    <style:style style:name="Table20.R6" style:family="table-row">
      <style:table-row-properties style:row-height="1.125cm"/>
    </style:style>
    <style:style style:name="Table20.R7" style:family="table-row">
      <style:table-row-properties style:row-height="1.067cm"/>
    </style:style>
    <style:style style:name="Table20.R8" style:family="table-row">
      <style:table-row-properties style:row-height="1.101cm"/>
    </style:style>
    <style:style style:name="Table20.R9" style:family="table-row">
      <style:table-row-properties style:row-height="1.134cm"/>
    </style:style>
    <style:style style:name="Table20.R10" style:family="table-row">
      <style:table-row-properties style:row-height="1.101cm"/>
    </style:style>
    <style:style style:name="Table20.R11" style:family="table-row">
      <style:table-row-properties style:row-height="1.101cm"/>
    </style:style>
    <style:style style:name="Table20.R12" style:family="table-row">
      <style:table-row-properties style:row-height="1.109cm"/>
    </style:style>
    <style:style style:name="Table20.R13" style:family="table-row">
      <style:table-row-properties style:row-height="0.771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top"/>
    </style:style>
    <style:style style:name="Table20.Cell9" style:family="table-cell">
      <style:table-cell-properties fo:background-color="#FFFFFF"/>
    </style:style>
    <style:style style:name="Table20.Cell10" style:family="table-cell">
      <style:table-cell-properties fo:background-color="#FFFFFF" style:vertical-align="top"/>
    </style:style>
    <style:style style:name="Table20.Cell11" style:family="table-cell">
      <style:table-cell-properties fo:background-color="#FFFFFF" style:vertical-align="top"/>
    </style:style>
    <style:style style:name="Table20.Cell12" style:family="table-cell">
      <style:table-cell-properties fo:background-color="#FFFFFF" style:vertical-align="top"/>
    </style:style>
    <style:style style:name="Table20.Cell13" style:family="table-cell">
      <style:table-cell-properties fo:background-color="#FFFFFF" style:vertical-align="top"/>
    </style:style>
    <style:style style:name="Table20.Cell14" style:family="table-cell">
      <style:table-cell-properties fo:background-color="#FFFFFF" style:vertical-align="top"/>
    </style:style>
    <style:style style:name="Table20.Cell15" style:family="table-cell">
      <style:table-cell-properties fo:background-color="#FFFFFF" style:vertical-align="top"/>
    </style:style>
    <style:style style:name="Table20.Cell16" style:family="table-cell">
      <style:table-cell-properties fo:background-color="#FFFFFF" style:vertical-align="top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middle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top"/>
    </style:style>
    <style:style style:name="Table20.Cell22" style:family="table-cell">
      <style:table-cell-properties fo:background-color="#FFFFFF" style:vertical-align="middle"/>
    </style:style>
    <style:style style:name="Table20.Cell23" style:family="table-cell">
      <style:table-cell-properties fo:background-color="#FFFFFF" style:vertical-align="middle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top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middle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top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middle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top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middle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top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middle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top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middle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top"/>
    </style:style>
    <style:style style:name="Table20.Cell46" style:family="table-cell">
      <style:table-cell-properties fo:background-color="#FFFFFF" style:vertical-align="middle"/>
    </style:style>
    <style:style style:name="Table20.Cell47" style:family="table-cell">
      <style:table-cell-properties fo:background-color="#FFFFFF" style:vertical-align="middle"/>
    </style:style>
    <style:style style:name="Table20.Cell48" style:family="table-cell">
      <style:table-cell-properties fo:background-color="#FFFFFF" style:vertical-align="middle"/>
    </style:style>
    <style:style style:name="Table20.Cell49" style:family="table-cell">
      <style:table-cell-properties fo:background-color="#FFFFFF" style:vertical-align="top"/>
    </style:style>
    <style:style style:name="Table20.Cell50" style:family="table-cell">
      <style:table-cell-properties fo:background-color="#FFFFFF" style:vertical-align="top"/>
    </style:style>
    <style:style style:name="Table20.Cell51" style:family="table-cell">
      <style:table-cell-properties fo:background-color="#FFFFFF" style:vertical-align="top"/>
    </style:style>
    <style:style style:name="Table20.Cell52" style:family="table-cell">
      <style:table-cell-properties fo:background-color="#FFFFFF"/>
    </style:style>
    <style:style style:name="Table21" style:family="table">
      <style:table-properties style:writing-mode="lr-tb" style:width="16.189cm" table:align="center"/>
    </style:style>
    <style:style style:name="Table21.C1" style:family="table-column">
      <style:table-column-properties style:column-width="4.233cm"/>
    </style:style>
    <style:style style:name="Table21.C2" style:family="table-column">
      <style:table-column-properties style:column-width="1.871cm"/>
    </style:style>
    <style:style style:name="Table21.C3" style:family="table-column">
      <style:table-column-properties style:column-width="6.138cm"/>
    </style:style>
    <style:style style:name="Table21.C4" style:family="table-column">
      <style:table-column-properties style:column-width="3.946cm"/>
    </style:style>
    <style:style style:name="Table21.R1" style:family="table-row">
      <style:table-row-properties style:row-height="0.780cm"/>
    </style:style>
    <style:style style:name="Table21.R2" style:family="table-row">
      <style:table-row-properties style:row-height="0.991cm"/>
    </style:style>
    <style:style style:name="Table21.R3" style:family="table-row">
      <style:table-row-properties style:row-height="0.744cm"/>
    </style:style>
    <style:style style:name="Table21.R4" style:family="table-row">
      <style:table-row-properties style:row-height="0.744cm"/>
    </style:style>
    <style:style style:name="Table21.R5" style:family="table-row">
      <style:table-row-properties style:row-height="0.914cm"/>
    </style:style>
    <style:style style:name="Table21.R6" style:family="table-row">
      <style:table-row-properties style:row-height="1.058cm"/>
    </style:style>
    <style:style style:name="Table21.R7" style:family="table-row">
      <style:table-row-properties style:row-height="1.152cm"/>
    </style:style>
    <style:style style:name="Table21.R8" style:family="table-row">
      <style:table-row-properties style:row-height="1.083cm"/>
    </style:style>
    <style:style style:name="Table21.R9" style:family="table-row">
      <style:table-row-properties style:row-height="1.101cm"/>
    </style:style>
    <style:style style:name="Table21.R10" style:family="table-row">
      <style:table-row-properties style:row-height="1.067cm"/>
    </style:style>
    <style:style style:name="Table21.R11" style:family="table-row">
      <style:table-row-properties style:row-height="1.143cm"/>
    </style:style>
    <style:style style:name="Table21.R12" style:family="table-row">
      <style:table-row-properties style:row-height="1.067cm"/>
    </style:style>
    <style:style style:name="Table21.R13" style:family="table-row">
      <style:table-row-properties style:row-height="1.125cm"/>
    </style:style>
    <style:style style:name="Table21.R14" style:family="table-row">
      <style:table-row-properties style:row-height="1.067cm"/>
    </style:style>
    <style:style style:name="Table21.R15" style:family="table-row">
      <style:table-row-properties style:row-height="1.101cm"/>
    </style:style>
    <style:style style:name="Table21.R16" style:family="table-row">
      <style:table-row-properties style:row-height="1.152cm"/>
    </style:style>
    <style:style style:name="Table21.R17" style:family="table-row">
      <style:table-row-properties style:row-height="1.609cm"/>
    </style:style>
    <style:style style:name="Table21.R18" style:family="table-row">
      <style:table-row-properties style:row-height="1.676cm"/>
    </style:style>
    <style:style style:name="Table21.R19" style:family="table-row">
      <style:table-row-properties style:row-height="1.067cm"/>
    </style:style>
    <style:style style:name="Table21.R20" style:family="table-row">
      <style:table-row-properties style:row-height="1.125cm"/>
    </style:style>
    <style:style style:name="Table21.R21" style:family="table-row">
      <style:table-row-properties style:row-height="1.076cm"/>
    </style:style>
    <style:style style:name="Table21.R22" style:family="table-row">
      <style:table-row-properties style:row-height="1.134cm"/>
    </style:style>
    <style:style style:name="Table21.R23" style:family="table-row">
      <style:table-row-properties style:row-height="1.304cm"/>
    </style:style>
    <style:style style:name="Table21.R24" style:family="table-row">
      <style:table-row-properties style:row-height="0.880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/>
    </style:style>
    <style:style style:name="Table21.Cell7" style:family="table-cell">
      <style:table-cell-properties fo:background-color="#FFFFFF"/>
    </style:style>
    <style:style style:name="Table21.Cell8" style:family="table-cell">
      <style:table-cell-properties fo:background-color="#FFFFFF" style:vertical-align="top"/>
    </style:style>
    <style:style style:name="Table21.Cell9" style:family="table-cell">
      <style:table-cell-properties fo:background-color="#FFFFFF" style:vertical-align="top"/>
    </style:style>
    <style:style style:name="Table21.Cell10" style:family="table-cell">
      <style:table-cell-properties fo:background-color="#FFFFFF" style:vertical-align="top"/>
    </style:style>
    <style:style style:name="Table21.Cell11" style:family="table-cell">
      <style:table-cell-properties fo:background-color="#FFFFFF" style:vertical-align="top"/>
    </style:style>
    <style:style style:name="Table21.Cell12" style:family="table-cell">
      <style:table-cell-properties fo:background-color="#FFFFFF"/>
    </style:style>
    <style:style style:name="Table21.Cell13" style:family="table-cell">
      <style:table-cell-properties fo:background-color="#FFFFFF" style:vertical-align="top"/>
    </style:style>
    <style:style style:name="Table21.Cell14" style:family="table-cell">
      <style:table-cell-properties fo:background-color="#FFFFFF" style:vertical-align="top"/>
    </style:style>
    <style:style style:name="Table21.Cell15" style:family="table-cell">
      <style:table-cell-properties fo:background-color="#FFFFFF" style:vertical-align="top"/>
    </style:style>
    <style:style style:name="Table21.Cell16" style:family="table-cell">
      <style:table-cell-properties fo:background-color="#FFFFFF" style:vertical-align="top"/>
    </style:style>
    <style:style style:name="Table21.Cell17" style:family="table-cell">
      <style:table-cell-properties fo:background-color="#FFFFFF" style:vertical-align="top"/>
    </style:style>
    <style:style style:name="Table21.Cell18" style:family="table-cell">
      <style:table-cell-properties fo:background-color="#FFFFFF" style:vertical-align="top"/>
    </style:style>
    <style:style style:name="Table21.Cell19" style:family="table-cell">
      <style:table-cell-properties fo:background-color="#FFFFFF" style:vertical-align="top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top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top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top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top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top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top"/>
    </style:style>
    <style:style style:name="Table21.Cell45" style:family="table-cell">
      <style:table-cell-properties fo:background-color="#FFFFFF" style:vertical-align="middle"/>
    </style:style>
    <style:style style:name="Table21.Cell46" style:family="table-cell">
      <style:table-cell-properties fo:background-color="#FFFFFF" style:vertical-align="middle"/>
    </style:style>
    <style:style style:name="Table21.Cell47" style:family="table-cell">
      <style:table-cell-properties fo:background-color="#FFFFFF" style:vertical-align="middle"/>
    </style:style>
    <style:style style:name="Table21.Cell48" style:family="table-cell">
      <style:table-cell-properties fo:background-color="#FFFFFF" style:vertical-align="top"/>
    </style:style>
    <style:style style:name="Table21.Cell49" style:family="table-cell">
      <style:table-cell-properties fo:background-color="#FFFFFF" style:vertical-align="middle"/>
    </style:style>
    <style:style style:name="Table21.Cell50" style:family="table-cell">
      <style:table-cell-properties fo:background-color="#FFFFFF" style:vertical-align="middle"/>
    </style:style>
    <style:style style:name="Table21.Cell51" style:family="table-cell">
      <style:table-cell-properties fo:background-color="#FFFFFF" style:vertical-align="middle"/>
    </style:style>
    <style:style style:name="Table21.Cell52" style:family="table-cell">
      <style:table-cell-properties fo:background-color="#FFFFFF" style:vertical-align="top"/>
    </style:style>
    <style:style style:name="Table21.Cell53" style:family="table-cell">
      <style:table-cell-properties fo:background-color="#FFFFFF" style:vertical-align="middle"/>
    </style:style>
    <style:style style:name="Table21.Cell54" style:family="table-cell">
      <style:table-cell-properties fo:background-color="#FFFFFF" style:vertical-align="middle"/>
    </style:style>
    <style:style style:name="Table21.Cell55" style:family="table-cell">
      <style:table-cell-properties fo:background-color="#FFFFFF" style:vertical-align="middle"/>
    </style:style>
    <style:style style:name="Table21.Cell56" style:family="table-cell">
      <style:table-cell-properties fo:background-color="#FFFFFF" style:vertical-align="top"/>
    </style:style>
    <style:style style:name="Table21.Cell57" style:family="table-cell">
      <style:table-cell-properties fo:background-color="#FFFFFF" style:vertical-align="middle"/>
    </style:style>
    <style:style style:name="Table21.Cell58" style:family="table-cell">
      <style:table-cell-properties fo:background-color="#FFFFFF" style:vertical-align="middle"/>
    </style:style>
    <style:style style:name="Table21.Cell59" style:family="table-cell">
      <style:table-cell-properties fo:background-color="#FFFFFF" style:vertical-align="middle"/>
    </style:style>
    <style:style style:name="Table21.Cell60" style:family="table-cell">
      <style:table-cell-properties fo:background-color="#FFFFFF" style:vertical-align="top"/>
    </style:style>
    <style:style style:name="Table21.Cell61" style:family="table-cell">
      <style:table-cell-properties fo:background-color="#FFFFFF" style:vertical-align="middle"/>
    </style:style>
    <style:style style:name="Table21.Cell62" style:family="table-cell">
      <style:table-cell-properties fo:background-color="#FFFFFF" style:vertical-align="middle"/>
    </style:style>
    <style:style style:name="Table21.Cell63" style:family="table-cell">
      <style:table-cell-properties fo:background-color="#FFFFFF" style:vertical-align="middle"/>
    </style:style>
    <style:style style:name="Table21.Cell64" style:family="table-cell">
      <style:table-cell-properties fo:background-color="#FFFFFF" style:vertical-align="top"/>
    </style:style>
    <style:style style:name="Table21.Cell65" style:family="table-cell">
      <style:table-cell-properties fo:background-color="#FFFFFF" style:vertical-align="top"/>
    </style:style>
    <style:style style:name="Table21.Cell66" style:family="table-cell">
      <style:table-cell-properties fo:background-color="#FFFFFF" style:vertical-align="top"/>
    </style:style>
    <style:style style:name="Table21.Cell67" style:family="table-cell">
      <style:table-cell-properties fo:background-color="#FFFFFF" style:vertical-align="top"/>
    </style:style>
    <style:style style:name="Table21.Cell68" style:family="table-cell">
      <style:table-cell-properties fo:background-color="#FFFFFF"/>
    </style:style>
    <style:style style:name="Table21.Cell69" style:family="table-cell">
      <style:table-cell-properties fo:background-color="#FFFFFF"/>
    </style:style>
    <style:style style:name="Table21.Cell70" style:family="table-cell">
      <style:table-cell-properties fo:background-color="#FFFFFF"/>
    </style:style>
    <style:style style:name="Table21.Cell71" style:family="table-cell">
      <style:table-cell-properties fo:background-color="#FFFFFF"/>
    </style:style>
    <style:style style:name="Table21.Cell72" style:family="table-cell">
      <style:table-cell-properties fo:background-color="#FFFFFF" style:vertical-align="top"/>
    </style:style>
    <style:style style:name="Table21.Cell73" style:family="table-cell">
      <style:table-cell-properties fo:background-color="#FFFFFF" style:vertical-align="middle"/>
    </style:style>
    <style:style style:name="Table21.Cell74" style:family="table-cell">
      <style:table-cell-properties fo:background-color="#FFFFFF" style:vertical-align="middle"/>
    </style:style>
    <style:style style:name="Table21.Cell75" style:family="table-cell">
      <style:table-cell-properties fo:background-color="#FFFFFF" style:vertical-align="middle"/>
    </style:style>
    <style:style style:name="Table21.Cell76" style:family="table-cell">
      <style:table-cell-properties fo:background-color="#FFFFFF" style:vertical-align="top"/>
    </style:style>
    <style:style style:name="Table21.Cell77" style:family="table-cell">
      <style:table-cell-properties fo:background-color="#FFFFFF" style:vertical-align="middle"/>
    </style:style>
    <style:style style:name="Table21.Cell78" style:family="table-cell">
      <style:table-cell-properties fo:background-color="#FFFFFF" style:vertical-align="middle"/>
    </style:style>
    <style:style style:name="Table21.Cell79" style:family="table-cell">
      <style:table-cell-properties fo:background-color="#FFFFFF" style:vertical-align="middle"/>
    </style:style>
    <style:style style:name="Table21.Cell80" style:family="table-cell">
      <style:table-cell-properties fo:background-color="#FFFFFF" style:vertical-align="top"/>
    </style:style>
    <style:style style:name="Table21.Cell81" style:family="table-cell">
      <style:table-cell-properties fo:background-color="#FFFFFF" style:vertical-align="middle"/>
    </style:style>
    <style:style style:name="Table21.Cell82" style:family="table-cell">
      <style:table-cell-properties fo:background-color="#FFFFFF" style:vertical-align="middle"/>
    </style:style>
    <style:style style:name="Table21.Cell83" style:family="table-cell">
      <style:table-cell-properties fo:background-color="#FFFFFF" style:vertical-align="middle"/>
    </style:style>
    <style:style style:name="Table21.Cell84" style:family="table-cell">
      <style:table-cell-properties fo:background-color="#FFFFFF" style:vertical-align="top"/>
    </style:style>
    <style:style style:name="Table21.Cell85" style:family="table-cell">
      <style:table-cell-properties fo:background-color="#FFFFFF" style:vertical-align="middle"/>
    </style:style>
    <style:style style:name="Table21.Cell86" style:family="table-cell">
      <style:table-cell-properties fo:background-color="#FFFFFF" style:vertical-align="middle"/>
    </style:style>
    <style:style style:name="Table21.Cell87" style:family="table-cell">
      <style:table-cell-properties fo:background-color="#FFFFFF" style:vertical-align="middle"/>
    </style:style>
    <style:style style:name="Table21.Cell88" style:family="table-cell">
      <style:table-cell-properties fo:background-color="#FFFFFF" style:vertical-align="top"/>
    </style:style>
    <style:style style:name="Table21.Cell89" style:family="table-cell">
      <style:table-cell-properties fo:background-color="#FFFFFF" style:vertical-align="middle"/>
    </style:style>
    <style:style style:name="Table21.Cell90" style:family="table-cell">
      <style:table-cell-properties fo:background-color="#FFFFFF" style:vertical-align="middle"/>
    </style:style>
    <style:style style:name="Table21.Cell91" style:family="table-cell">
      <style:table-cell-properties fo:background-color="#FFFFFF" style:vertical-align="middle"/>
    </style:style>
    <style:style style:name="Table21.Cell92" style:family="table-cell">
      <style:table-cell-properties fo:background-color="#FFFFFF" style:vertical-align="top"/>
    </style:style>
    <style:style style:name="Table21.Cell93" style:family="table-cell">
      <style:table-cell-properties fo:background-color="#FFFFFF" style:vertical-align="top"/>
    </style:style>
    <style:style style:name="Table21.Cell94" style:family="table-cell">
      <style:table-cell-properties fo:background-color="#FFFFFF"/>
    </style:style>
    <style:style style:name="Table21.Cell95" style:family="table-cell">
      <style:table-cell-properties fo:background-color="#FFFFFF" style:vertical-align="top"/>
    </style:style>
    <style:style style:name="Table22" style:family="table">
      <style:table-properties style:writing-mode="lr-tb" style:width="16.189cm" table:align="center"/>
    </style:style>
    <style:style style:name="Table22.C1" style:family="table-column">
      <style:table-column-properties style:column-width="4.877cm"/>
    </style:style>
    <style:style style:name="Table22.C2" style:family="table-column">
      <style:table-column-properties style:column-width="1.415cm"/>
    </style:style>
    <style:style style:name="Table22.C3" style:family="table-column">
      <style:table-column-properties style:column-width="5.461cm"/>
    </style:style>
    <style:style style:name="Table22.C4" style:family="table-column">
      <style:table-column-properties style:column-width="4.436cm"/>
    </style:style>
    <style:style style:name="Table22.R1" style:family="table-row">
      <style:table-row-properties style:row-height="0.610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53cm"/>
    </style:style>
    <style:style style:name="Table22.R4" style:family="table-row">
      <style:table-row-properties style:row-height="0.914cm"/>
    </style:style>
    <style:style style:name="Table22.R5" style:family="table-row">
      <style:table-row-properties style:row-height="1.067cm"/>
    </style:style>
    <style:style style:name="Table22.R6" style:family="table-row">
      <style:table-row-properties style:row-height="1.143cm"/>
    </style:style>
    <style:style style:name="Table22.R7" style:family="table-row">
      <style:table-row-properties style:row-height="1.058cm"/>
    </style:style>
    <style:style style:name="Table22.R8" style:family="table-row">
      <style:table-row-properties style:row-height="1.092cm"/>
    </style:style>
    <style:style style:name="Table22.R9" style:family="table-row">
      <style:table-row-properties style:row-height="1.109cm"/>
    </style:style>
    <style:style style:name="Table22.R10" style:family="table-row">
      <style:table-row-properties style:row-height="1.134cm"/>
    </style:style>
    <style:style style:name="Table22.R11" style:family="table-row">
      <style:table-row-properties style:row-height="1.101cm"/>
    </style:style>
    <style:style style:name="Table22.R12" style:family="table-row">
      <style:table-row-properties style:row-height="1.067cm"/>
    </style:style>
    <style:style style:name="Table22.R13" style:family="table-row">
      <style:table-row-properties style:row-height="1.651cm"/>
    </style:style>
    <style:style style:name="Table22.R14" style:family="table-row">
      <style:table-row-properties style:row-height="1.676cm"/>
    </style:style>
    <style:style style:name="Table22.R15" style:family="table-row">
      <style:table-row-properties style:row-height="1.109cm"/>
    </style:style>
    <style:style style:name="Table22.R16" style:family="table-row">
      <style:table-row-properties style:row-height="1.101cm"/>
    </style:style>
    <style:style style:name="Table22.R17" style:family="table-row">
      <style:table-row-properties style:row-height="1.067cm"/>
    </style:style>
    <style:style style:name="Table22.R18" style:family="table-row">
      <style:table-row-properties style:row-height="1.134cm"/>
    </style:style>
    <style:style style:name="Table22.R19" style:family="table-row">
      <style:table-row-properties style:row-height="1.058cm"/>
    </style:style>
    <style:style style:name="Table22.R20" style:family="table-row">
      <style:table-row-properties style:row-height="1.101cm"/>
    </style:style>
    <style:style style:name="Table22.R21" style:family="table-row">
      <style:table-row-properties style:row-height="1.101cm"/>
    </style:style>
    <style:style style:name="Table22.R22" style:family="table-row">
      <style:table-row-properties style:row-height="1.101cm"/>
    </style:style>
    <style:style style:name="Table22.R23" style:family="table-row">
      <style:table-row-properties style:row-height="0.804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 style:vertical-align="top"/>
    </style:style>
    <style:style style:name="Table22.Cell10" style:family="table-cell">
      <style:table-cell-properties fo:background-color="#FFFFFF" style:vertical-align="middle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middle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middle"/>
    </style:style>
    <style:style style:name="Table22.Cell15" style:family="table-cell">
      <style:table-cell-properties fo:background-color="#FFFFFF" style:vertical-align="top"/>
    </style:style>
    <style:style style:name="Table22.Cell16" style:family="table-cell">
      <style:table-cell-properties fo:background-color="#FFFFFF" style:vertical-align="middle"/>
    </style:style>
    <style:style style:name="Table22.Cell17" style:family="table-cell">
      <style:table-cell-properties fo:background-color="#FFFFFF" style:vertical-align="top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top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top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top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top"/>
    </style:style>
    <style:style style:name="Table22.Cell27" style:family="table-cell">
      <style:table-cell-properties fo:background-color="#FFFFFF"/>
    </style:style>
    <style:style style:name="Table22.Cell28" style:family="table-cell">
      <style:table-cell-properties fo:background-color="#FFFFFF"/>
    </style:style>
    <style:style style:name="Table22.Cell29" style:family="table-cell">
      <style:table-cell-properties fo:background-color="#FFFFFF" style:vertical-align="top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top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top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top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top"/>
    </style:style>
    <style:style style:name="Table22.Cell38" style:family="table-cell">
      <style:table-cell-properties fo:background-color="#FFFFFF" style:vertical-align="middle"/>
    </style:style>
    <style:style style:name="Table22.Cell39" style:family="table-cell">
      <style:table-cell-properties fo:background-color="#FFFFFF" style:vertical-align="top"/>
    </style:style>
    <style:style style:name="Table22.Cell40" style:family="table-cell">
      <style:table-cell-properties fo:background-color="#FFFFFF" style:vertical-align="middle"/>
    </style:style>
    <style:style style:name="Table22.Cell41" style:family="table-cell">
      <style:table-cell-properties fo:background-color="#FFFFFF" style:vertical-align="top"/>
    </style:style>
    <style:style style:name="Table22.Cell42" style:family="table-cell">
      <style:table-cell-properties fo:background-color="#FFFFFF" style:vertical-align="middle"/>
    </style:style>
    <style:style style:name="Table22.Cell43" style:family="table-cell">
      <style:table-cell-properties fo:background-color="#FFFFFF" style:vertical-align="top"/>
    </style:style>
    <style:style style:name="Table22.Cell44" style:family="table-cell">
      <style:table-cell-properties fo:background-color="#FFFFFF" style:vertical-align="middle"/>
    </style:style>
    <style:style style:name="Table22.Cell45" style:family="table-cell">
      <style:table-cell-properties fo:background-color="#FFFFFF" style:vertical-align="top"/>
    </style:style>
    <style:style style:name="Table22.Cell46" style:family="table-cell">
      <style:table-cell-properties fo:background-color="#FFFFFF"/>
    </style:style>
    <style:style style:name="Table22.Cell47" style:family="table-cell">
      <style:table-cell-properties fo:background-color="#FFFFFF" style:vertical-align="top"/>
    </style:style>
    <style:style style:name="Table22.Cell48" style:family="table-cell">
      <style:table-cell-properties fo:background-color="#FFFFFF" style:vertical-align="top"/>
    </style:style>
    <style:style style:name="Table22.Cell49" style:family="table-cell">
      <style:table-cell-properties fo:background-color="#FFFFFF" style:vertical-align="top"/>
    </style:style>
    <style:style style:name="Table22.Cell50" style:family="table-cell">
      <style:table-cell-properties fo:background-color="#FFFFFF" style:vertical-align="top"/>
    </style:style>
    <style:style style:name="Table22.Cell51" style:family="table-cell">
      <style:table-cell-properties fo:background-color="#FFFFFF" style:vertical-align="top"/>
    </style:style>
    <style:style style:name="Table22.Cell52" style:family="table-cell">
      <style:table-cell-properties fo:background-color="#FFFFFF" style:vertical-align="top"/>
    </style:style>
    <style:style style:name="Table22.Cell53" style:family="table-cell">
      <style:table-cell-properties fo:background-color="#FFFFFF" style:vertical-align="top"/>
    </style:style>
    <style:style style:name="Table22.Cell54" style:family="table-cell">
      <style:table-cell-properties fo:background-color="#FFFFFF" style:vertical-align="top"/>
    </style:style>
    <style:style style:name="Table22.Cell55" style:family="table-cell">
      <style:table-cell-properties fo:background-color="#FFFFFF" style:vertical-align="top"/>
    </style:style>
    <style:style style:name="Table22.Cell56" style:family="table-cell">
      <style:table-cell-properties fo:background-color="#FFFFFF" style:vertical-align="top"/>
    </style:style>
    <style:style style:name="Table22.Cell57" style:family="table-cell">
      <style:table-cell-properties fo:background-color="#FFFFFF" style:vertical-align="top"/>
    </style:style>
    <style:style style:name="Table22.Cell58" style:family="table-cell">
      <style:table-cell-properties fo:background-color="#FFFFFF" style:vertical-align="top"/>
    </style:style>
    <style:style style:name="Table22.Cell59" style:family="table-cell">
      <style:table-cell-properties fo:background-color="#FFFFFF" style:vertical-align="top"/>
    </style:style>
    <style:style style:name="Table22.Cell60" style:family="table-cell">
      <style:table-cell-properties fo:background-color="#FFFFFF" style:vertical-align="top"/>
    </style:style>
    <style:style style:name="Table22.Cell61" style:family="table-cell">
      <style:table-cell-properties fo:background-color="#FFFFFF" style:vertical-align="top"/>
    </style:style>
    <style:style style:name="Table22.Cell62" style:family="table-cell">
      <style:table-cell-properties fo:background-color="#FFFFFF" style:vertical-align="top"/>
    </style:style>
    <style:style style:name="Table22.Cell63" style:family="table-cell">
      <style:table-cell-properties fo:background-color="#FFFFFF" style:vertical-align="top"/>
    </style:style>
    <style:style style:name="Table22.Cell64" style:family="table-cell">
      <style:table-cell-properties fo:background-color="#FFFFFF" style:vertical-align="top"/>
    </style:style>
    <style:style style:name="Table22.Cell65" style:family="table-cell">
      <style:table-cell-properties fo:background-color="#FFFFFF" style:vertical-align="top"/>
    </style:style>
    <style:style style:name="Table22.Cell66" style:family="table-cell">
      <style:table-cell-properties fo:background-color="#FFFFFF" style:vertical-align="top"/>
    </style:style>
    <style:style style:name="Table22.Cell67" style:family="table-cell">
      <style:table-cell-properties fo:background-color="#FFFFFF" style:vertical-align="top"/>
    </style:style>
    <style:style style:name="Table22.Cell68" style:family="table-cell">
      <style:table-cell-properties fo:background-color="#FFFFFF" style:vertical-align="top"/>
    </style:style>
    <style:style style:name="Table22.Cell69" style:family="table-cell">
      <style:table-cell-properties fo:background-color="#FFFFFF" style:vertical-align="top"/>
    </style:style>
    <style:style style:name="Table22.Cell70" style:family="table-cell">
      <style:table-cell-properties fo:background-color="#FFFFFF" style:vertical-align="top"/>
    </style:style>
    <style:style style:name="Table22.Cell71" style:family="table-cell">
      <style:table-cell-properties fo:background-color="#FFFFFF" style:vertical-align="top"/>
    </style:style>
    <style:style style:name="Table22.Cell72" style:family="table-cell">
      <style:table-cell-properties fo:background-color="#FFFFFF" style:vertical-align="top"/>
    </style:style>
    <style:style style:name="Table22.Cell73" style:family="table-cell">
      <style:table-cell-properties fo:background-color="#FFFFFF" style:vertical-align="top"/>
    </style:style>
    <style:style style:name="Table22.Cell74" style:family="table-cell">
      <style:table-cell-properties fo:background-color="#FFFFFF" style:vertical-align="top"/>
    </style:style>
    <style:style style:name="Table22.Cell75" style:family="table-cell">
      <style:table-cell-properties fo:background-color="#FFFFFF" style:vertical-align="top"/>
    </style:style>
    <style:style style:name="Table22.Cell76" style:family="table-cell">
      <style:table-cell-properties fo:background-color="#FFFFFF" style:vertical-align="top"/>
    </style:style>
    <style:style style:name="Table22.Cell77" style:family="table-cell">
      <style:table-cell-properties fo:background-color="#FFFFFF" style:vertical-align="top"/>
    </style:style>
    <style:style style:name="Table22.Cell78" style:family="table-cell">
      <style:table-cell-properties fo:background-color="#FFFFFF" style:vertical-align="top"/>
    </style:style>
    <style:style style:name="Table22.Cell79" style:family="table-cell">
      <style:table-cell-properties fo:background-color="#FFFFFF" style:vertical-align="top"/>
    </style:style>
    <style:style style:name="Table22.Cell80" style:family="table-cell">
      <style:table-cell-properties fo:background-color="#FFFFFF" style:vertical-align="top"/>
    </style:style>
    <style:style style:name="Table22.Cell81" style:family="table-cell">
      <style:table-cell-properties fo:background-color="#FFFFFF" style:vertical-align="top"/>
    </style:style>
    <style:style style:name="Table22.Cell82" style:family="table-cell">
      <style:table-cell-properties fo:background-color="#FFFFFF" style:vertical-align="top"/>
    </style:style>
    <style:style style:name="Table22.Cell83" style:family="table-cell">
      <style:table-cell-properties fo:background-color="#FFFFFF" style:vertical-align="top"/>
    </style:style>
    <style:style style:name="Table22.Cell84" style:family="table-cell">
      <style:table-cell-properties fo:background-color="#FFFFFF" style:vertical-align="top"/>
    </style:style>
    <style:style style:name="Table22.Cell85" style:family="table-cell">
      <style:table-cell-properties fo:background-color="#FFFFFF" style:vertical-align="top"/>
    </style:style>
    <style:style style:name="Table22.Cell86" style:family="table-cell">
      <style:table-cell-properties fo:background-color="#FFFFFF" style:vertical-align="top"/>
    </style:style>
    <style:style style:name="Table22.Cell87" style:family="table-cell">
      <style:table-cell-properties fo:background-color="#FFFFFF" style:vertical-align="top"/>
    </style:style>
    <style:style style:name="Table22.Cell88" style:family="table-cell">
      <style:table-cell-properties fo:background-color="#FFFFFF" style:vertical-align="top"/>
    </style:style>
    <style:style style:name="Table22.Cell89" style:family="table-cell">
      <style:table-cell-properties fo:background-color="#FFFFFF" style:vertical-align="top"/>
    </style:style>
    <style:style style:name="Table22.Cell90" style:family="table-cell">
      <style:table-cell-properties fo:background-color="#FFFFFF" style:vertical-align="top"/>
    </style:style>
    <style:style style:name="Table22.Cell91" style:family="table-cell">
      <style:table-cell-properties fo:background-color="#FFFFFF" style:vertical-align="top"/>
    </style:style>
    <style:style style:name="Table22.Cell92" style:family="table-cell">
      <style:table-cell-properties fo:background-color="#FFFFFF" style:vertical-align="top"/>
    </style:style>
    <style:style style:name="Table23" style:family="table">
      <style:table-properties style:writing-mode="lr-tb" style:width="10.643cm" table:align="center"/>
    </style:style>
    <style:style style:name="Table23.C1" style:family="table-column">
      <style:table-column-properties style:column-width="0.660cm"/>
    </style:style>
    <style:style style:name="Table23.C2" style:family="table-column">
      <style:table-column-properties style:column-width="5.385cm"/>
    </style:style>
    <style:style style:name="Table23.C3" style:family="table-column">
      <style:table-column-properties style:column-width="4.597cm"/>
    </style:style>
    <style:style style:name="Table23.R1" style:family="table-row">
      <style:table-row-properties style:row-height="1.727cm"/>
    </style:style>
    <style:style style:name="Table23.R2" style:family="table-row">
      <style:table-row-properties style:row-height="1.295cm"/>
    </style:style>
    <style:style style:name="Table23.R3" style:family="table-row">
      <style:table-row-properties style:row-height="1.083cm"/>
    </style:style>
    <style:style style:name="Table23.R4" style:family="table-row">
      <style:table-row-properties style:row-height="1.067cm"/>
    </style:style>
    <style:style style:name="Table23.R5" style:family="table-row">
      <style:table-row-properties style:row-height="1.076cm"/>
    </style:style>
    <style:style style:name="Table23.R6" style:family="table-row">
      <style:table-row-properties style:row-height="1.076cm"/>
    </style:style>
    <style:style style:name="Table23.R7" style:family="table-row">
      <style:table-row-properties style:row-height="1.025cm"/>
    </style:style>
    <style:style style:name="Table23.R8" style:family="table-row">
      <style:table-row-properties style:row-height="1.076cm"/>
    </style:style>
    <style:style style:name="Table23.R9" style:family="table-row">
      <style:table-row-properties style:row-height="1.109cm"/>
    </style:style>
    <style:style style:name="Table23.R10" style:family="table-row">
      <style:table-row-properties style:row-height="1.034cm"/>
    </style:style>
    <style:style style:name="Table23.R11" style:family="table-row">
      <style:table-row-properties style:row-height="1.067cm"/>
    </style:style>
    <style:style style:name="Table23.R12" style:family="table-row">
      <style:table-row-properties style:row-height="1.083cm"/>
    </style:style>
    <style:style style:name="Table23.R13" style:family="table-row">
      <style:table-row-properties style:row-height="1.092cm"/>
    </style:style>
    <style:style style:name="Table23.R14" style:family="table-row">
      <style:table-row-properties style:row-height="1.083cm"/>
    </style:style>
    <style:style style:name="Table23.R15" style:family="table-row">
      <style:table-row-properties style:row-height="1.025cm"/>
    </style:style>
    <style:style style:name="Table23.R16" style:family="table-row">
      <style:table-row-properties style:row-height="1.109cm"/>
    </style:style>
    <style:style style:name="Table23.R17" style:family="table-row">
      <style:table-row-properties style:row-height="1.076cm"/>
    </style:style>
    <style:style style:name="Table23.R18" style:family="table-row">
      <style:table-row-properties style:row-height="1.067cm"/>
    </style:style>
    <style:style style:name="Table23.R19" style:family="table-row">
      <style:table-row-properties style:row-height="1.076cm"/>
    </style:style>
    <style:style style:name="Table23.R20" style:family="table-row">
      <style:table-row-properties style:row-height="1.067cm"/>
    </style:style>
    <style:style style:name="Table23.R21" style:family="table-row">
      <style:table-row-properties style:row-height="0.787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middle"/>
    </style:style>
    <style:style style:name="Table23.Cell6" style:family="table-cell">
      <style:table-cell-properties fo:background-color="#FFFFFF" style:vertical-align="middle"/>
    </style:style>
    <style:style style:name="Table23.Cell7" style:family="table-cell">
      <style:table-cell-properties fo:background-color="#FFFFFF" style:vertical-align="middle"/>
    </style:style>
    <style:style style:name="Table23.Cell8" style:family="table-cell">
      <style:table-cell-properties fo:background-color="#FFFFFF" style:vertical-align="middle"/>
    </style:style>
    <style:style style:name="Table23.Cell9" style:family="table-cell">
      <style:table-cell-properties fo:background-color="#FFFFFF" style:vertical-align="middle"/>
    </style:style>
    <style:style style:name="Table23.Cell10" style:family="table-cell">
      <style:table-cell-properties fo:background-color="#FFFFFF" style:vertical-align="middle"/>
    </style:style>
    <style:style style:name="Table23.Cell11" style:family="table-cell">
      <style:table-cell-properties fo:background-color="#FFFFFF" style:vertical-align="middle"/>
    </style:style>
    <style:style style:name="Table23.Cell12" style:family="table-cell">
      <style:table-cell-properties fo:background-color="#FFFFFF" style:vertical-align="middle"/>
    </style:style>
    <style:style style:name="Table23.Cell13" style:family="table-cell">
      <style:table-cell-properties fo:background-color="#FFFFFF" style:vertical-align="middle"/>
    </style:style>
    <style:style style:name="Table23.Cell14" style:family="table-cell">
      <style:table-cell-properties fo:background-color="#FFFFFF" style:vertical-align="middle"/>
    </style:style>
    <style:style style:name="Table23.Cell15" style:family="table-cell">
      <style:table-cell-properties fo:background-color="#FFFFFF" style:vertical-align="middle"/>
    </style:style>
    <style:style style:name="Table23.Cell16" style:family="table-cell">
      <style:table-cell-properties fo:background-color="#FFFFFF" style:vertical-align="middle"/>
    </style:style>
    <style:style style:name="Table23.Cell17" style:family="table-cell">
      <style:table-cell-properties fo:background-color="#FFFFFF" style:vertical-align="middle"/>
    </style:style>
    <style:style style:name="Table23.Cell18" style:family="table-cell">
      <style:table-cell-properties fo:background-color="#FFFFFF" style:vertical-align="middle"/>
    </style:style>
    <style:style style:name="Table23.Cell19" style:family="table-cell">
      <style:table-cell-properties fo:background-color="#FFFFFF" style:vertical-align="middle"/>
    </style:style>
    <style:style style:name="Table23.Cell20" style:family="table-cell">
      <style:table-cell-properties fo:background-color="#FFFFFF" style:vertical-align="middle"/>
    </style:style>
    <style:style style:name="Table23.Cell21" style:family="table-cell">
      <style:table-cell-properties fo:background-color="#FFFFFF" style:vertical-align="middle"/>
    </style:style>
    <style:style style:name="Table23.Cell22" style:family="table-cell">
      <style:table-cell-properties fo:background-color="#FFFFFF" style:vertical-align="middle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middle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middle"/>
    </style:style>
    <style:style style:name="Table23.Cell29" style:family="table-cell">
      <style:table-cell-properties fo:background-color="#FFFFFF" style:vertical-align="middle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 style:vertical-align="middle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 style:vertical-align="middle"/>
    </style:style>
    <style:style style:name="Table23.Cell34" style:family="table-cell">
      <style:table-cell-properties fo:background-color="#FFFFFF" style:vertical-align="middle"/>
    </style:style>
    <style:style style:name="Table23.Cell35" style:family="table-cell">
      <style:table-cell-properties fo:background-color="#FFFFFF" style:vertical-align="middle"/>
    </style:style>
    <style:style style:name="Table23.Cell36" style:family="table-cell">
      <style:table-cell-properties fo:background-color="#FFFFFF" style:vertical-align="middle"/>
    </style:style>
    <style:style style:name="Table23.Cell37" style:family="table-cell">
      <style:table-cell-properties fo:background-color="#FFFFFF" style:vertical-align="middle"/>
    </style:style>
    <style:style style:name="Table23.Cell38" style:family="table-cell">
      <style:table-cell-properties fo:background-color="#FFFFFF" style:vertical-align="middle"/>
    </style:style>
    <style:style style:name="Table23.Cell39" style:family="table-cell">
      <style:table-cell-properties fo:background-color="#FFFFFF" style:vertical-align="middle"/>
    </style:style>
    <style:style style:name="Table23.Cell40" style:family="table-cell">
      <style:table-cell-properties fo:background-color="#FFFFFF" style:vertical-align="middle"/>
    </style:style>
    <style:style style:name="Table23.Cell41" style:family="table-cell">
      <style:table-cell-properties fo:background-color="#FFFFFF" style:vertical-align="middle"/>
    </style:style>
    <style:style style:name="Table23.Cell42" style:family="table-cell">
      <style:table-cell-properties fo:background-color="#FFFFFF" style:vertical-align="middle"/>
    </style:style>
    <style:style style:name="Table23.Cell43" style:family="table-cell">
      <style:table-cell-properties fo:background-color="#FFFFFF" style:vertical-align="middle"/>
    </style:style>
    <style:style style:name="Table23.Cell44" style:family="table-cell">
      <style:table-cell-properties fo:background-color="#FFFFFF" style:vertical-align="middle"/>
    </style:style>
    <style:style style:name="Table23.Cell45" style:family="table-cell">
      <style:table-cell-properties fo:background-color="#FFFFFF" style:vertical-align="middle"/>
    </style:style>
    <style:style style:name="Table23.Cell46" style:family="table-cell">
      <style:table-cell-properties fo:background-color="#FFFFFF" style:vertical-align="middle"/>
    </style:style>
    <style:style style:name="Table23.Cell47" style:family="table-cell">
      <style:table-cell-properties fo:background-color="#FFFFFF" style:vertical-align="middle"/>
    </style:style>
    <style:style style:name="Table23.Cell48" style:family="table-cell">
      <style:table-cell-properties fo:background-color="#FFFFFF" style:vertical-align="middle"/>
    </style:style>
    <style:style style:name="Table23.Cell49" style:family="table-cell">
      <style:table-cell-properties fo:background-color="#FFFFFF" style:vertical-align="middle"/>
    </style:style>
    <style:style style:name="Table23.Cell50" style:family="table-cell">
      <style:table-cell-properties fo:background-color="#FFFFFF" style:vertical-align="middle"/>
    </style:style>
    <style:style style:name="Table23.Cell51" style:family="table-cell">
      <style:table-cell-properties fo:background-color="#FFFFFF" style:vertical-align="middle"/>
    </style:style>
    <style:style style:name="Table23.Cell52" style:family="table-cell">
      <style:table-cell-properties fo:background-color="#FFFFFF" style:vertical-align="middle"/>
    </style:style>
    <style:style style:name="Table23.Cell53" style:family="table-cell">
      <style:table-cell-properties fo:background-color="#FFFFFF" style:vertical-align="middle"/>
    </style:style>
    <style:style style:name="Table23.Cell54" style:family="table-cell">
      <style:table-cell-properties fo:background-color="#FFFFFF" style:vertical-align="middle"/>
    </style:style>
    <style:style style:name="Table23.Cell55" style:family="table-cell">
      <style:table-cell-properties fo:background-color="#FFFFFF" style:vertical-align="middle"/>
    </style:style>
    <style:style style:name="Table23.Cell56" style:family="table-cell">
      <style:table-cell-properties fo:background-color="#FFFFFF" style:vertical-align="middle"/>
    </style:style>
    <style:style style:name="Table23.Cell57" style:family="table-cell">
      <style:table-cell-properties fo:background-color="#FFFFFF" style:vertical-align="middle"/>
    </style:style>
    <style:style style:name="Table23.Cell58" style:family="table-cell">
      <style:table-cell-properties fo:background-color="#FFFFFF" style:vertical-align="middle"/>
    </style:style>
    <style:style style:name="Table23.Cell59" style:family="table-cell">
      <style:table-cell-properties fo:background-color="#FFFFFF" style:vertical-align="middle"/>
    </style:style>
    <style:style style:name="Table23.Cell60" style:family="table-cell">
      <style:table-cell-properties fo:background-color="#FFFFFF" style:vertical-align="middle"/>
    </style:style>
    <style:style style:name="Table23.Cell61" style:family="table-cell">
      <style:table-cell-properties fo:background-color="#FFFFFF"/>
    </style:style>
    <style:style style:name="Table23.Cell62" style:family="table-cell">
      <style:table-cell-properties fo:background-color="#FFFFFF"/>
    </style:style>
    <style:style style:name="Table23.Cell63" style:family="table-cell">
      <style:table-cell-properties fo:background-color="#FFFFFF"/>
    </style:style>
    <style:style style:name="Table24" style:family="table">
      <style:table-properties style:writing-mode="lr-tb" style:width="10.643cm" table:align="center"/>
    </style:style>
    <style:style style:name="Table24.C1" style:family="table-column">
      <style:table-column-properties style:column-width="0.744cm"/>
    </style:style>
    <style:style style:name="Table24.C2" style:family="table-column">
      <style:table-column-properties style:column-width="5.316cm"/>
    </style:style>
    <style:style style:name="Table24.C3" style:family="table-column">
      <style:table-column-properties style:column-width="4.581cm"/>
    </style:style>
    <style:style style:name="Table24.R1" style:family="table-row">
      <style:table-row-properties style:row-height="0.610cm"/>
    </style:style>
    <style:style style:name="Table24.R2" style:family="table-row">
      <style:table-row-properties style:row-height="1.109cm"/>
    </style:style>
    <style:style style:name="Table24.R3" style:family="table-row">
      <style:table-row-properties style:row-height="1.304cm"/>
    </style:style>
    <style:style style:name="Table24.R4" style:family="table-row">
      <style:table-row-properties style:row-height="1.083cm"/>
    </style:style>
    <style:style style:name="Table24.R5" style:family="table-row">
      <style:table-row-properties style:row-height="1.076cm"/>
    </style:style>
    <style:style style:name="Table24.R6" style:family="table-row">
      <style:table-row-properties style:row-height="1.152cm"/>
    </style:style>
    <style:style style:name="Table24.R7" style:family="table-row">
      <style:table-row-properties style:row-height="1.076cm"/>
    </style:style>
    <style:style style:name="Table24.R8" style:family="table-row">
      <style:table-row-properties style:row-height="1.118cm"/>
    </style:style>
    <style:style style:name="Table24.R9" style:family="table-row">
      <style:table-row-properties style:row-height="1.101cm"/>
    </style:style>
    <style:style style:name="Table24.R10" style:family="table-row">
      <style:table-row-properties style:row-height="1.101cm"/>
    </style:style>
    <style:style style:name="Table24.R11" style:family="table-row">
      <style:table-row-properties style:row-height="1.058cm"/>
    </style:style>
    <style:style style:name="Table24.R12" style:family="table-row">
      <style:table-row-properties style:row-height="1.101cm"/>
    </style:style>
    <style:style style:name="Table24.R13" style:family="table-row">
      <style:table-row-properties style:row-height="1.101cm"/>
    </style:style>
    <style:style style:name="Table24.R14" style:family="table-row">
      <style:table-row-properties style:row-height="1.134cm"/>
    </style:style>
    <style:style style:name="Table24.R15" style:family="table-row">
      <style:table-row-properties style:row-height="1.109cm"/>
    </style:style>
    <style:style style:name="Table24.R16" style:family="table-row">
      <style:table-row-properties style:row-height="0.780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middle"/>
    </style:style>
    <style:style style:name="Table24.Cell4" style:family="table-cell">
      <style:table-cell-properties fo:background-color="#FFFFFF" style:vertical-align="middle"/>
    </style:style>
    <style:style style:name="Table24.Cell5" style:family="table-cell">
      <style:table-cell-properties fo:background-color="#FFFFFF" style:vertical-align="middle"/>
    </style:style>
    <style:style style:name="Table24.Cell6" style:family="table-cell">
      <style:table-cell-properties fo:background-color="#FFFFFF" style:vertical-align="middle"/>
    </style:style>
    <style:style style:name="Table24.Cell7" style:family="table-cell">
      <style:table-cell-properties fo:background-color="#FFFFFF" style:vertical-align="middle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/>
    </style:style>
    <style:style style:name="Table24.Cell17" style:family="table-cell">
      <style:table-cell-properties fo:background-color="#FFFFFF" style:vertical-align="top"/>
    </style:style>
    <style:style style:name="Table24.Cell18" style:family="table-cell">
      <style:table-cell-properties fo:background-color="#FFFFFF" style:vertical-align="top"/>
    </style:style>
    <style:style style:name="Table24.Cell19" style:family="table-cell">
      <style:table-cell-properties fo:background-color="#FFFFFF" style:vertical-align="top"/>
    </style:style>
    <style:style style:name="Table24.Cell20" style:family="table-cell">
      <style:table-cell-properties fo:background-color="#FFFFFF" style:vertical-align="top"/>
    </style:style>
    <style:style style:name="Table24.Cell21" style:family="table-cell">
      <style:table-cell-properties fo:background-color="#FFFFFF" style:vertical-align="top"/>
    </style:style>
    <style:style style:name="Table24.Cell22" style:family="table-cell">
      <style:table-cell-properties fo:background-color="#FFFFFF" style:vertical-align="top"/>
    </style:style>
    <style:style style:name="Table24.Cell23" style:family="table-cell">
      <style:table-cell-properties fo:background-color="#FFFFFF" style:vertical-align="top"/>
    </style:style>
    <style:style style:name="Table24.Cell24" style:family="table-cell">
      <style:table-cell-properties fo:background-color="#FFFFFF" style:vertical-align="top"/>
    </style:style>
    <style:style style:name="Table24.Cell25" style:family="table-cell">
      <style:table-cell-properties fo:background-color="#FFFFFF" style:vertical-align="top"/>
    </style:style>
    <style:style style:name="Table24.Cell26" style:family="table-cell">
      <style:table-cell-properties fo:background-color="#FFFFFF" style:vertical-align="top"/>
    </style:style>
    <style:style style:name="Table24.Cell27" style:family="table-cell">
      <style:table-cell-properties fo:background-color="#FFFFFF" style:vertical-align="top"/>
    </style:style>
    <style:style style:name="Table24.Cell28" style:family="table-cell">
      <style:table-cell-properties fo:background-color="#FFFFFF" style:vertical-align="top"/>
    </style:style>
    <style:style style:name="Table24.Cell29" style:family="table-cell">
      <style:table-cell-properties fo:background-color="#FFFFFF" style:vertical-align="top"/>
    </style:style>
    <style:style style:name="Table24.Cell30" style:family="table-cell">
      <style:table-cell-properties fo:background-color="#FFFFFF" style:vertical-align="top"/>
    </style:style>
    <style:style style:name="Table24.Cell31" style:family="table-cell">
      <style:table-cell-properties fo:background-color="#FFFFFF" style:vertical-align="top"/>
    </style:style>
    <style:style style:name="Table24.Cell32" style:family="table-cell">
      <style:table-cell-properties fo:background-color="#FFFFFF" style:vertical-align="top"/>
    </style:style>
    <style:style style:name="Table24.Cell33" style:family="table-cell">
      <style:table-cell-properties fo:background-color="#FFFFFF" style:vertical-align="top"/>
    </style:style>
    <style:style style:name="Table24.Cell34" style:family="table-cell">
      <style:table-cell-properties fo:background-color="#FFFFFF" style:vertical-align="top"/>
    </style:style>
    <style:style style:name="Table24.Cell35" style:family="table-cell">
      <style:table-cell-properties fo:background-color="#FFFFFF" style:vertical-align="top"/>
    </style:style>
    <style:style style:name="Table24.Cell36" style:family="table-cell">
      <style:table-cell-properties fo:background-color="#FFFFFF" style:vertical-align="top"/>
    </style:style>
    <style:style style:name="Table24.Cell37" style:family="table-cell">
      <style:table-cell-properties fo:background-color="#FFFFFF" style:vertical-align="top"/>
    </style:style>
    <style:style style:name="Table24.Cell38" style:family="table-cell">
      <style:table-cell-properties fo:background-color="#FFFFFF" style:vertical-align="top"/>
    </style:style>
    <style:style style:name="Table24.Cell39" style:family="table-cell">
      <style:table-cell-properties fo:background-color="#FFFFFF" style:vertical-align="top"/>
    </style:style>
    <style:style style:name="Table24.Cell40" style:family="table-cell">
      <style:table-cell-properties fo:background-color="#FFFFFF" style:vertical-align="top"/>
    </style:style>
    <style:style style:name="Table24.Cell41" style:family="table-cell">
      <style:table-cell-properties fo:background-color="#FFFFFF" style:vertical-align="top"/>
    </style:style>
    <style:style style:name="Table24.Cell42" style:family="table-cell">
      <style:table-cell-properties fo:background-color="#FFFFFF" style:vertical-align="top"/>
    </style:style>
    <style:style style:name="Table24.Cell43" style:family="table-cell">
      <style:table-cell-properties fo:background-color="#FFFFFF" style:vertical-align="top"/>
    </style:style>
    <style:style style:name="Table24.Cell44" style:family="table-cell">
      <style:table-cell-properties fo:background-color="#FFFFFF" style:vertical-align="top"/>
    </style:style>
    <style:style style:name="Table24.Cell45" style:family="table-cell">
      <style:table-cell-properties fo:background-color="#FFFFFF" style:vertical-align="top"/>
    </style:style>
    <style:style style:name="Table24.Cell46" style:family="table-cell">
      <style:table-cell-properties fo:background-color="#FFFFFF" style:vertical-align="top"/>
    </style:style>
    <style:style style:name="Table24.Cell47" style:family="table-cell">
      <style:table-cell-properties fo:background-color="#FFFFFF" style:vertical-align="top"/>
    </style:style>
    <style:style style:name="Table24.Cell48" style:family="table-cell">
      <style:table-cell-properties fo:background-color="#FFFFFF" style:vertical-align="top"/>
    </style:style>
    <style:style style:name="Table25" style:family="table">
      <style:table-properties style:writing-mode="lr-tb" style:width="16.189cm" table:align="center"/>
    </style:style>
    <style:style style:name="Table25.C1" style:family="table-column">
      <style:table-column-properties style:column-width="4.886cm"/>
    </style:style>
    <style:style style:name="Table25.C2" style:family="table-column">
      <style:table-column-properties style:column-width="1.304cm"/>
    </style:style>
    <style:style style:name="Table25.C3" style:family="table-column">
      <style:table-column-properties style:column-width="5.622cm"/>
    </style:style>
    <style:style style:name="Table25.C4" style:family="table-column">
      <style:table-column-properties style:column-width="4.378cm"/>
    </style:style>
    <style:style style:name="Table25.R1" style:family="table-row">
      <style:table-row-properties style:row-height="0.617cm"/>
    </style:style>
    <style:style style:name="Table25.R2" style:family="table-row">
      <style:table-row-properties style:row-height="0.744cm"/>
    </style:style>
    <style:style style:name="Table25.R3" style:family="table-row">
      <style:table-row-properties style:row-height="0.744cm"/>
    </style:style>
    <style:style style:name="Table25.R4" style:family="table-row">
      <style:table-row-properties style:row-height="0.923cm"/>
    </style:style>
    <style:style style:name="Table25.R5" style:family="table-row">
      <style:table-row-properties style:row-height="1.092cm"/>
    </style:style>
    <style:style style:name="Table25.R6" style:family="table-row">
      <style:table-row-properties style:row-height="1.092cm"/>
    </style:style>
    <style:style style:name="Table25.R7" style:family="table-row">
      <style:table-row-properties style:row-height="1.109cm"/>
    </style:style>
    <style:style style:name="Table25.R8" style:family="table-row">
      <style:table-row-properties style:row-height="1.101cm"/>
    </style:style>
    <style:style style:name="Table25.R9" style:family="table-row">
      <style:table-row-properties style:row-height="1.058cm"/>
    </style:style>
    <style:style style:name="Table25.R10" style:family="table-row">
      <style:table-row-properties style:row-height="1.134cm"/>
    </style:style>
    <style:style style:name="Table25.R11" style:family="table-row">
      <style:table-row-properties style:row-height="1.076cm"/>
    </style:style>
    <style:style style:name="Table25.R12" style:family="table-row">
      <style:table-row-properties style:row-height="1.101cm"/>
    </style:style>
    <style:style style:name="Table25.R13" style:family="table-row">
      <style:table-row-properties style:row-height="1.134cm"/>
    </style:style>
    <style:style style:name="Table25.R14" style:family="table-row">
      <style:table-row-properties style:row-height="1.092cm"/>
    </style:style>
    <style:style style:name="Table25.R15" style:family="table-row">
      <style:table-row-properties style:row-height="1.109cm"/>
    </style:style>
    <style:style style:name="Table25.R16" style:family="table-row">
      <style:table-row-properties style:row-height="1.617cm"/>
    </style:style>
    <style:style style:name="Table25.R17" style:family="table-row">
      <style:table-row-properties style:row-height="1.642cm"/>
    </style:style>
    <style:style style:name="Table25.R18" style:family="table-row">
      <style:table-row-properties style:row-height="1.101cm"/>
    </style:style>
    <style:style style:name="Table25.R19" style:family="table-row">
      <style:table-row-properties style:row-height="1.109cm"/>
    </style:style>
    <style:style style:name="Table25.R20" style:family="table-row">
      <style:table-row-properties style:row-height="1.134cm"/>
    </style:style>
    <style:style style:name="Table25.R21" style:family="table-row">
      <style:table-row-properties style:row-height="0.804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 style:vertical-align="top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top"/>
    </style:style>
    <style:style style:name="Table25.Cell9" style:family="table-cell">
      <style:table-cell-properties fo:background-color="#FFFFFF" style:vertical-align="top"/>
    </style:style>
    <style:style style:name="Table25.Cell10" style:family="table-cell">
      <style:table-cell-properties fo:background-color="#FFFFFF" style:vertical-align="top"/>
    </style:style>
    <style:style style:name="Table25.Cell11" style:family="table-cell">
      <style:table-cell-properties fo:background-color="#FFFFFF" style:vertical-align="top"/>
    </style:style>
    <style:style style:name="Table25.Cell12" style:family="table-cell">
      <style:table-cell-properties fo:background-color="#FFFFFF" style:vertical-align="top"/>
    </style:style>
    <style:style style:name="Table25.Cell13" style:family="table-cell">
      <style:table-cell-properties fo:background-color="#FFFFFF" style:vertical-align="top"/>
    </style:style>
    <style:style style:name="Table25.Cell14" style:family="table-cell">
      <style:table-cell-properties fo:background-color="#FFFFFF" style:vertical-align="top"/>
    </style:style>
    <style:style style:name="Table25.Cell15" style:family="table-cell">
      <style:table-cell-properties fo:background-color="#FFFFFF" style:vertical-align="top"/>
    </style:style>
    <style:style style:name="Table25.Cell16" style:family="table-cell">
      <style:table-cell-properties fo:background-color="#FFFFFF" style:vertical-align="top"/>
    </style:style>
    <style:style style:name="Table25.Cell17" style:family="table-cell">
      <style:table-cell-properties fo:background-color="#FFFFFF" style:vertical-align="top"/>
    </style:style>
    <style:style style:name="Table25.Cell18" style:family="table-cell">
      <style:table-cell-properties fo:background-color="#FFFFFF" style:vertical-align="top"/>
    </style:style>
    <style:style style:name="Table25.Cell19" style:family="table-cell">
      <style:table-cell-properties fo:background-color="#FFFFFF" style:vertical-align="top"/>
    </style:style>
    <style:style style:name="Table25.Cell20" style:family="table-cell">
      <style:table-cell-properties fo:background-color="#FFFFFF" style:vertical-align="top"/>
    </style:style>
    <style:style style:name="Table25.Cell21" style:family="table-cell">
      <style:table-cell-properties fo:background-color="#FFFFFF" style:vertical-align="top"/>
    </style:style>
    <style:style style:name="Table25.Cell22" style:family="table-cell">
      <style:table-cell-properties fo:background-color="#FFFFFF" style:vertical-align="top"/>
    </style:style>
    <style:style style:name="Table25.Cell23" style:family="table-cell">
      <style:table-cell-properties fo:background-color="#FFFFFF" style:vertical-align="top"/>
    </style:style>
    <style:style style:name="Table25.Cell24" style:family="table-cell">
      <style:table-cell-properties fo:background-color="#FFFFFF" style:vertical-align="top"/>
    </style:style>
    <style:style style:name="Table25.Cell25" style:family="table-cell">
      <style:table-cell-properties fo:background-color="#FFFFFF" style:vertical-align="top"/>
    </style:style>
    <style:style style:name="Table25.Cell26" style:family="table-cell">
      <style:table-cell-properties fo:background-color="#FFFFFF" style:vertical-align="top"/>
    </style:style>
    <style:style style:name="Table25.Cell27" style:family="table-cell">
      <style:table-cell-properties fo:background-color="#FFFFFF" style:vertical-align="top"/>
    </style:style>
    <style:style style:name="Table25.Cell28" style:family="table-cell">
      <style:table-cell-properties fo:background-color="#FFFFFF" style:vertical-align="top"/>
    </style:style>
    <style:style style:name="Table25.Cell29" style:family="table-cell">
      <style:table-cell-properties fo:background-color="#FFFFFF" style:vertical-align="top"/>
    </style:style>
    <style:style style:name="Table25.Cell30" style:family="table-cell">
      <style:table-cell-properties fo:background-color="#FFFFFF" style:vertical-align="top"/>
    </style:style>
    <style:style style:name="Table25.Cell31" style:family="table-cell">
      <style:table-cell-properties fo:background-color="#FFFFFF" style:vertical-align="top"/>
    </style:style>
    <style:style style:name="Table25.Cell32" style:family="table-cell">
      <style:table-cell-properties fo:background-color="#FFFFFF" style:vertical-align="top"/>
    </style:style>
    <style:style style:name="Table25.Cell33" style:family="table-cell">
      <style:table-cell-properties fo:background-color="#FFFFFF" style:vertical-align="top"/>
    </style:style>
    <style:style style:name="Table25.Cell34" style:family="table-cell">
      <style:table-cell-properties fo:background-color="#FFFFFF" style:vertical-align="top"/>
    </style:style>
    <style:style style:name="Table25.Cell35" style:family="table-cell">
      <style:table-cell-properties fo:background-color="#FFFFFF" style:vertical-align="top"/>
    </style:style>
    <style:style style:name="Table25.Cell36" style:family="table-cell">
      <style:table-cell-properties fo:background-color="#FFFFFF" style:vertical-align="top"/>
    </style:style>
    <style:style style:name="Table25.Cell37" style:family="table-cell">
      <style:table-cell-properties fo:background-color="#FFFFFF" style:vertical-align="top"/>
    </style:style>
    <style:style style:name="Table25.Cell38" style:family="table-cell">
      <style:table-cell-properties fo:background-color="#FFFFFF" style:vertical-align="top"/>
    </style:style>
    <style:style style:name="Table25.Cell39" style:family="table-cell">
      <style:table-cell-properties fo:background-color="#FFFFFF" style:vertical-align="top"/>
    </style:style>
    <style:style style:name="Table25.Cell40" style:family="table-cell">
      <style:table-cell-properties fo:background-color="#FFFFFF" style:vertical-align="top"/>
    </style:style>
    <style:style style:name="Table25.Cell41" style:family="table-cell">
      <style:table-cell-properties fo:background-color="#FFFFFF" style:vertical-align="top"/>
    </style:style>
    <style:style style:name="Table25.Cell42" style:family="table-cell">
      <style:table-cell-properties fo:background-color="#FFFFFF" style:vertical-align="top"/>
    </style:style>
    <style:style style:name="Table25.Cell43" style:family="table-cell">
      <style:table-cell-properties fo:background-color="#FFFFFF" style:vertical-align="top"/>
    </style:style>
    <style:style style:name="Table25.Cell44" style:family="table-cell">
      <style:table-cell-properties fo:background-color="#FFFFFF" style:vertical-align="top"/>
    </style:style>
    <style:style style:name="Table25.Cell45" style:family="table-cell">
      <style:table-cell-properties fo:background-color="#FFFFFF" style:vertical-align="top"/>
    </style:style>
    <style:style style:name="Table25.Cell46" style:family="table-cell">
      <style:table-cell-properties fo:background-color="#FFFFFF" style:vertical-align="top"/>
    </style:style>
    <style:style style:name="Table25.Cell47" style:family="table-cell">
      <style:table-cell-properties fo:background-color="#FFFFFF" style:vertical-align="top"/>
    </style:style>
    <style:style style:name="Table25.Cell48" style:family="table-cell">
      <style:table-cell-properties fo:background-color="#FFFFFF" style:vertical-align="top"/>
    </style:style>
    <style:style style:name="Table25.Cell49" style:family="table-cell">
      <style:table-cell-properties fo:background-color="#FFFFFF" style:vertical-align="top"/>
    </style:style>
    <style:style style:name="Table25.Cell50" style:family="table-cell">
      <style:table-cell-properties fo:background-color="#FFFFFF" style:vertical-align="top"/>
    </style:style>
    <style:style style:name="Table25.Cell51" style:family="table-cell">
      <style:table-cell-properties fo:background-color="#FFFFFF" style:vertical-align="top"/>
    </style:style>
    <style:style style:name="Table25.Cell52" style:family="table-cell">
      <style:table-cell-properties fo:background-color="#FFFFFF" style:vertical-align="top"/>
    </style:style>
    <style:style style:name="Table25.Cell53" style:family="table-cell">
      <style:table-cell-properties fo:background-color="#FFFFFF" style:vertical-align="top"/>
    </style:style>
    <style:style style:name="Table25.Cell54" style:family="table-cell">
      <style:table-cell-properties fo:background-color="#FFFFFF" style:vertical-align="top"/>
    </style:style>
    <style:style style:name="Table25.Cell55" style:family="table-cell">
      <style:table-cell-properties fo:background-color="#FFFFFF" style:vertical-align="top"/>
    </style:style>
    <style:style style:name="Table25.Cell56" style:family="table-cell">
      <style:table-cell-properties fo:background-color="#FFFFFF" style:vertical-align="top"/>
    </style:style>
    <style:style style:name="Table25.Cell57" style:family="table-cell">
      <style:table-cell-properties fo:background-color="#FFFFFF" style:vertical-align="top"/>
    </style:style>
    <style:style style:name="Table25.Cell58" style:family="table-cell">
      <style:table-cell-properties fo:background-color="#FFFFFF" style:vertical-align="top"/>
    </style:style>
    <style:style style:name="Table25.Cell59" style:family="table-cell">
      <style:table-cell-properties fo:background-color="#FFFFFF" style:vertical-align="top"/>
    </style:style>
    <style:style style:name="Table25.Cell60" style:family="table-cell">
      <style:table-cell-properties fo:background-color="#FFFFFF" style:vertical-align="top"/>
    </style:style>
    <style:style style:name="Table25.Cell61" style:family="table-cell">
      <style:table-cell-properties fo:background-color="#FFFFFF" style:vertical-align="top"/>
    </style:style>
    <style:style style:name="Table25.Cell62" style:family="table-cell">
      <style:table-cell-properties fo:background-color="#FFFFFF" style:vertical-align="top"/>
    </style:style>
    <style:style style:name="Table25.Cell63" style:family="table-cell">
      <style:table-cell-properties fo:background-color="#FFFFFF" style:vertical-align="top"/>
    </style:style>
    <style:style style:name="Table25.Cell64" style:family="table-cell">
      <style:table-cell-properties fo:background-color="#FFFFFF" style:vertical-align="top"/>
    </style:style>
    <style:style style:name="Table25.Cell65" style:family="table-cell">
      <style:table-cell-properties fo:background-color="#FFFFFF" style:vertical-align="top"/>
    </style:style>
    <style:style style:name="Table25.Cell66" style:family="table-cell">
      <style:table-cell-properties fo:background-color="#FFFFFF" style:vertical-align="top"/>
    </style:style>
    <style:style style:name="Table25.Cell67" style:family="table-cell">
      <style:table-cell-properties fo:background-color="#FFFFFF" style:vertical-align="top"/>
    </style:style>
    <style:style style:name="Table25.Cell68" style:family="table-cell">
      <style:table-cell-properties fo:background-color="#FFFFFF" style:vertical-align="top"/>
    </style:style>
    <style:style style:name="Table25.Cell69" style:family="table-cell">
      <style:table-cell-properties fo:background-color="#FFFFFF" style:vertical-align="top"/>
    </style:style>
    <style:style style:name="Table25.Cell70" style:family="table-cell">
      <style:table-cell-properties fo:background-color="#FFFFFF" style:vertical-align="top"/>
    </style:style>
    <style:style style:name="Table25.Cell71" style:family="table-cell">
      <style:table-cell-properties fo:background-color="#FFFFFF" style:vertical-align="top"/>
    </style:style>
    <style:style style:name="Table25.Cell72" style:family="table-cell">
      <style:table-cell-properties fo:background-color="#FFFFFF" style:vertical-align="top"/>
    </style:style>
    <style:style style:name="Table25.Cell73" style:family="table-cell">
      <style:table-cell-properties fo:background-color="#FFFFFF" style:vertical-align="top"/>
    </style:style>
    <style:style style:name="Table25.Cell74" style:family="table-cell">
      <style:table-cell-properties fo:background-color="#FFFFFF" style:vertical-align="top"/>
    </style:style>
    <style:style style:name="Table25.Cell75" style:family="table-cell">
      <style:table-cell-properties fo:background-color="#FFFFFF" style:vertical-align="top"/>
    </style:style>
    <style:style style:name="Table25.Cell76" style:family="table-cell">
      <style:table-cell-properties fo:background-color="#FFFFFF" style:vertical-align="top"/>
    </style:style>
    <style:style style:name="Table25.Cell77" style:family="table-cell">
      <style:table-cell-properties fo:background-color="#FFFFFF" style:vertical-align="top"/>
    </style:style>
    <style:style style:name="Table25.Cell78" style:family="table-cell">
      <style:table-cell-properties fo:background-color="#FFFFFF" style:vertical-align="top"/>
    </style:style>
    <style:style style:name="Table25.Cell79" style:family="table-cell">
      <style:table-cell-properties fo:background-color="#FFFFFF" style:vertical-align="top"/>
    </style:style>
    <style:style style:name="Table25.Cell80" style:family="table-cell">
      <style:table-cell-properties fo:background-color="#FFFFFF" style:vertical-align="top"/>
    </style:style>
    <style:style style:name="Table25.Cell81" style:family="table-cell">
      <style:table-cell-properties fo:background-color="#FFFFFF" style:vertical-align="top"/>
    </style:style>
    <style:style style:name="Table25.Cell82" style:family="table-cell">
      <style:table-cell-properties fo:background-color="#FFFFFF" style:vertical-align="top"/>
    </style:style>
    <style:style style:name="Table25.Cell83" style:family="table-cell">
      <style:table-cell-properties fo:background-color="#FFFFFF" style:vertical-align="top"/>
    </style:style>
    <style:style style:name="Table25.Cell84" style:family="table-cell">
      <style:table-cell-properties fo:background-color="#FFFFFF" style:vertical-align="top"/>
    </style:style>
    <style:style style:name="Table26" style:family="table">
      <style:table-properties style:writing-mode="lr-tb" style:width="2.879cm" table:align="center"/>
    </style:style>
    <style:style style:name="Table26.C1" style:family="table-column">
      <style:table-column-properties style:column-width="0.702cm"/>
    </style:style>
    <style:style style:name="Table26.C2" style:family="table-column">
      <style:table-column-properties style:column-width="2.177cm"/>
    </style:style>
    <style:style style:name="Table26.R1" style:family="table-row">
      <style:table-row-properties style:row-height="0.483cm"/>
    </style:style>
    <style:style style:name="Table26.Cell1" style:family="table-cell">
      <style:table-cell-properties fo:background-color="#FFFFFF"/>
    </style:style>
    <style:style style:name="Table26.Cell2" style:family="table-cell">
      <style:table-cell-properties fo:background-color="#FFFFFF" style:vertical-align="top"/>
    </style:style>
    <style:style style:name="Table27" style:family="table">
      <style:table-properties style:writing-mode="lr-tb" style:width="10.643cm" table:align="center"/>
    </style:style>
    <style:style style:name="Table27.C1" style:family="table-column">
      <style:table-column-properties style:column-width="0.653cm"/>
    </style:style>
    <style:style style:name="Table27.C2" style:family="table-column">
      <style:table-column-properties style:column-width="6.121cm"/>
    </style:style>
    <style:style style:name="Table27.C3" style:family="table-column">
      <style:table-column-properties style:column-width="3.870cm"/>
    </style:style>
    <style:style style:name="Table27.R1" style:family="table-row">
      <style:table-row-properties style:row-height="0.780cm"/>
    </style:style>
    <style:style style:name="Table27.R2" style:family="table-row">
      <style:table-row-properties style:row-height="1.067cm"/>
    </style:style>
    <style:style style:name="Table27.R3" style:family="table-row">
      <style:table-row-properties style:row-height="1.076cm"/>
    </style:style>
    <style:style style:name="Table27.R4" style:family="table-row">
      <style:table-row-properties style:row-height="0.804cm"/>
    </style:style>
    <style:style style:name="Table27.Cell1" style:family="table-cell">
      <style:table-cell-properties fo:background-color="#FFFFFF" style:vertical-align="middle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middle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/>
    </style:style>
    <style:style style:name="Table27.Cell11" style:family="table-cell">
      <style:table-cell-properties fo:background-color="#FFFFFF"/>
    </style:style>
    <style:style style:name="Table27.Cell12" style:family="table-cell">
      <style:table-cell-properties fo:background-color="#FFFFFF"/>
    </style:style>
    <style:style style:name="Table28" style:family="table">
      <style:table-properties style:writing-mode="lr-tb" style:width="10.634cm" table:align="center"/>
    </style:style>
    <style:style style:name="Table28.C1" style:family="table-column">
      <style:table-column-properties style:column-width="0.653cm"/>
    </style:style>
    <style:style style:name="Table28.C2" style:family="table-column">
      <style:table-column-properties style:column-width="6.105cm"/>
    </style:style>
    <style:style style:name="Table28.C3" style:family="table-column">
      <style:table-column-properties style:column-width="3.877cm"/>
    </style:style>
    <style:style style:name="Table28.R1" style:family="table-row">
      <style:table-row-properties style:row-height="0.771cm"/>
    </style:style>
    <style:style style:name="Table28.R2" style:family="table-row">
      <style:table-row-properties style:row-height="1.050cm"/>
    </style:style>
    <style:style style:name="Table28.R3" style:family="table-row">
      <style:table-row-properties style:row-height="1.109cm"/>
    </style:style>
    <style:style style:name="Table28.R4" style:family="table-row">
      <style:table-row-properties style:row-height="1.076cm"/>
    </style:style>
    <style:style style:name="Table28.R5" style:family="table-row">
      <style:table-row-properties style:row-height="1.041cm"/>
    </style:style>
    <style:style style:name="Table28.R6" style:family="table-row">
      <style:table-row-properties style:row-height="1.125cm"/>
    </style:style>
    <style:style style:name="Table28.R7" style:family="table-row">
      <style:table-row-properties style:row-height="1.034cm"/>
    </style:style>
    <style:style style:name="Table28.R8" style:family="table-row">
      <style:table-row-properties style:row-height="1.083cm"/>
    </style:style>
    <style:style style:name="Table28.R9" style:family="table-row">
      <style:table-row-properties style:row-height="1.109cm"/>
    </style:style>
    <style:style style:name="Table28.R10" style:family="table-row">
      <style:table-row-properties style:row-height="0.711cm"/>
    </style:style>
    <style:style style:name="Table28.Cell1" style:family="table-cell">
      <style:table-cell-properties fo:background-color="#FFFFFF" style:vertical-align="middle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middle"/>
    </style:style>
    <style:style style:name="Table28.Cell5" style:family="table-cell">
      <style:table-cell-properties fo:background-color="#FFFFFF" style:vertical-align="middle"/>
    </style:style>
    <style:style style:name="Table28.Cell6" style:family="table-cell">
      <style:table-cell-properties fo:background-color="#FFFFFF" style:vertical-align="middle"/>
    </style:style>
    <style:style style:name="Table28.Cell7" style:family="table-cell">
      <style:table-cell-properties fo:background-color="#FFFFFF" style:vertical-align="middle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/>
    </style:style>
    <style:style style:name="Table28.Cell29" style:family="table-cell">
      <style:table-cell-properties fo:background-color="#FFFFFF"/>
    </style:style>
    <style:style style:name="Table28.Cell30" style:family="table-cell">
      <style:table-cell-properties fo:background-color="#FFFFFF"/>
    </style:style>
    <style:style style:name="Table29" style:family="table">
      <style:table-properties style:writing-mode="lr-tb" style:width="16.189cm" table:align="center"/>
    </style:style>
    <style:style style:name="Table29.C1" style:family="table-column">
      <style:table-column-properties style:column-width="4.886cm"/>
    </style:style>
    <style:style style:name="Table29.C2" style:family="table-column">
      <style:table-column-properties style:column-width="1.288cm"/>
    </style:style>
    <style:style style:name="Table29.C3" style:family="table-column">
      <style:table-column-properties style:column-width="5.225cm"/>
    </style:style>
    <style:style style:name="Table29.C4" style:family="table-column">
      <style:table-column-properties style:column-width="4.792cm"/>
    </style:style>
    <style:style style:name="Table29.R1" style:family="table-row">
      <style:table-row-properties style:row-height="0.617cm"/>
    </style:style>
    <style:style style:name="Table29.R2" style:family="table-row">
      <style:table-row-properties style:row-height="0.744cm"/>
    </style:style>
    <style:style style:name="Table29.R3" style:family="table-row">
      <style:table-row-properties style:row-height="0.744cm"/>
    </style:style>
    <style:style style:name="Table29.R4" style:family="table-row">
      <style:table-row-properties style:row-height="0.847cm"/>
    </style:style>
    <style:style style:name="Table29.R5" style:family="table-row">
      <style:table-row-properties style:row-height="0.991cm"/>
    </style:style>
    <style:style style:name="Table29.R6" style:family="table-row">
      <style:table-row-properties style:row-height="1.134cm"/>
    </style:style>
    <style:style style:name="Table29.R7" style:family="table-row">
      <style:table-row-properties style:row-height="1.092cm"/>
    </style:style>
    <style:style style:name="Table29.R8" style:family="table-row">
      <style:table-row-properties style:row-height="1.067cm"/>
    </style:style>
    <style:style style:name="Table29.R9" style:family="table-row">
      <style:table-row-properties style:row-height="1.143cm"/>
    </style:style>
    <style:style style:name="Table29.R10" style:family="table-row">
      <style:table-row-properties style:row-height="1.092cm"/>
    </style:style>
    <style:style style:name="Table29.R11" style:family="table-row">
      <style:table-row-properties style:row-height="1.092cm"/>
    </style:style>
    <style:style style:name="Table29.R12" style:family="table-row">
      <style:table-row-properties style:row-height="1.101cm"/>
    </style:style>
    <style:style style:name="Table29.R13" style:family="table-row">
      <style:table-row-properties style:row-height="1.067cm"/>
    </style:style>
    <style:style style:name="Table29.R14" style:family="table-row">
      <style:table-row-properties style:row-height="1.125cm"/>
    </style:style>
    <style:style style:name="Table29.R15" style:family="table-row">
      <style:table-row-properties style:row-height="1.600cm"/>
    </style:style>
    <style:style style:name="Table29.R16" style:family="table-row">
      <style:table-row-properties style:row-height="1.633cm"/>
    </style:style>
    <style:style style:name="Table29.R17" style:family="table-row">
      <style:table-row-properties style:row-height="1.109cm"/>
    </style:style>
    <style:style style:name="Table29.R18" style:family="table-row">
      <style:table-row-properties style:row-height="1.101cm"/>
    </style:style>
    <style:style style:name="Table29.R19" style:family="table-row">
      <style:table-row-properties style:row-height="1.092cm"/>
    </style:style>
    <style:style style:name="Table29.R20" style:family="table-row">
      <style:table-row-properties style:row-height="1.101cm"/>
    </style:style>
    <style:style style:name="Table29.R21" style:family="table-row">
      <style:table-row-properties style:row-height="1.050cm"/>
    </style:style>
    <style:style style:name="Table29.R22" style:family="table-row">
      <style:table-row-properties style:row-height="0.787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top"/>
    </style:style>
    <style:style style:name="Table29.Cell9" style:family="table-cell">
      <style:table-cell-properties fo:background-color="#FFFFFF"/>
    </style:style>
    <style:style style:name="Table29.Cell10" style:family="table-cell">
      <style:table-cell-properties fo:background-color="#FFFFFF" style:vertical-align="top"/>
    </style:style>
    <style:style style:name="Table29.Cell11" style:family="table-cell">
      <style:table-cell-properties fo:background-color="#FFFFFF" style:vertical-align="top"/>
    </style:style>
    <style:style style:name="Table29.Cell12" style:family="table-cell">
      <style:table-cell-properties fo:background-color="#FFFFFF" style:vertical-align="top"/>
    </style:style>
    <style:style style:name="Table29.Cell13" style:family="table-cell">
      <style:table-cell-properties fo:background-color="#FFFFFF" style:vertical-align="top"/>
    </style:style>
    <style:style style:name="Table29.Cell14" style:family="table-cell">
      <style:table-cell-properties fo:background-color="#FFFFFF" style:vertical-align="top"/>
    </style:style>
    <style:style style:name="Table29.Cell15" style:family="table-cell">
      <style:table-cell-properties fo:background-color="#FFFFFF" style:vertical-align="top"/>
    </style:style>
    <style:style style:name="Table29.Cell16" style:family="table-cell">
      <style:table-cell-properties fo:background-color="#FFFFFF" style:vertical-align="top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top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top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top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top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top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top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middle"/>
    </style:style>
    <style:style style:name="Table29.Cell44" style:family="table-cell">
      <style:table-cell-properties fo:background-color="#FFFFFF" style:vertical-align="middle"/>
    </style:style>
    <style:style style:name="Table29.Cell45" style:family="table-cell">
      <style:table-cell-properties fo:background-color="#FFFFFF" style:vertical-align="top"/>
    </style:style>
    <style:style style:name="Table29.Cell46" style:family="table-cell">
      <style:table-cell-properties fo:background-color="#FFFFFF" style:vertical-align="middle"/>
    </style:style>
    <style:style style:name="Table29.Cell47" style:family="table-cell">
      <style:table-cell-properties fo:background-color="#FFFFFF" style:vertical-align="middle"/>
    </style:style>
    <style:style style:name="Table29.Cell48" style:family="table-cell">
      <style:table-cell-properties fo:background-color="#FFFFFF" style:vertical-align="middle"/>
    </style:style>
    <style:style style:name="Table29.Cell49" style:family="table-cell">
      <style:table-cell-properties fo:background-color="#FFFFFF" style:vertical-align="top"/>
    </style:style>
    <style:style style:name="Table29.Cell50" style:family="table-cell">
      <style:table-cell-properties fo:background-color="#FFFFFF" style:vertical-align="middle"/>
    </style:style>
    <style:style style:name="Table29.Cell51" style:family="table-cell">
      <style:table-cell-properties fo:background-color="#FFFFFF" style:vertical-align="middle"/>
    </style:style>
    <style:style style:name="Table29.Cell52" style:family="table-cell">
      <style:table-cell-properties fo:background-color="#FFFFFF" style:vertical-align="middle"/>
    </style:style>
    <style:style style:name="Table29.Cell53" style:family="table-cell">
      <style:table-cell-properties fo:background-color="#FFFFFF" style:vertical-align="top"/>
    </style:style>
    <style:style style:name="Table29.Cell54" style:family="table-cell">
      <style:table-cell-properties fo:background-color="#FFFFFF" style:vertical-align="middle"/>
    </style:style>
    <style:style style:name="Table29.Cell55" style:family="table-cell">
      <style:table-cell-properties fo:background-color="#FFFFFF" style:vertical-align="middle"/>
    </style:style>
    <style:style style:name="Table29.Cell56" style:family="table-cell">
      <style:table-cell-properties fo:background-color="#FFFFFF" style:vertical-align="middle"/>
    </style:style>
    <style:style style:name="Table29.Cell57" style:family="table-cell">
      <style:table-cell-properties fo:background-color="#FFFFFF" style:vertical-align="top"/>
    </style:style>
    <style:style style:name="Table29.Cell58" style:family="table-cell">
      <style:table-cell-properties fo:background-color="#FFFFFF" style:vertical-align="top"/>
    </style:style>
    <style:style style:name="Table29.Cell59" style:family="table-cell">
      <style:table-cell-properties fo:background-color="#FFFFFF" style:vertical-align="top"/>
    </style:style>
    <style:style style:name="Table29.Cell60" style:family="table-cell">
      <style:table-cell-properties fo:background-color="#FFFFFF" style:vertical-align="top"/>
    </style:style>
    <style:style style:name="Table29.Cell61" style:family="table-cell">
      <style:table-cell-properties fo:background-color="#FFFFFF"/>
    </style:style>
    <style:style style:name="Table29.Cell62" style:family="table-cell">
      <style:table-cell-properties fo:background-color="#FFFFFF"/>
    </style:style>
    <style:style style:name="Table29.Cell63" style:family="table-cell">
      <style:table-cell-properties fo:background-color="#FFFFFF"/>
    </style:style>
    <style:style style:name="Table29.Cell64" style:family="table-cell">
      <style:table-cell-properties fo:background-color="#FFFFFF"/>
    </style:style>
    <style:style style:name="Table29.Cell65" style:family="table-cell">
      <style:table-cell-properties fo:background-color="#FFFFFF" style:vertical-align="top"/>
    </style:style>
    <style:style style:name="Table29.Cell66" style:family="table-cell">
      <style:table-cell-properties fo:background-color="#FFFFFF" style:vertical-align="middle"/>
    </style:style>
    <style:style style:name="Table29.Cell67" style:family="table-cell">
      <style:table-cell-properties fo:background-color="#FFFFFF" style:vertical-align="middle"/>
    </style:style>
    <style:style style:name="Table29.Cell68" style:family="table-cell">
      <style:table-cell-properties fo:background-color="#FFFFFF" style:vertical-align="middle"/>
    </style:style>
    <style:style style:name="Table29.Cell69" style:family="table-cell">
      <style:table-cell-properties fo:background-color="#FFFFFF" style:vertical-align="top"/>
    </style:style>
    <style:style style:name="Table29.Cell70" style:family="table-cell">
      <style:table-cell-properties fo:background-color="#FFFFFF" style:vertical-align="middle"/>
    </style:style>
    <style:style style:name="Table29.Cell71" style:family="table-cell">
      <style:table-cell-properties fo:background-color="#FFFFFF" style:vertical-align="middle"/>
    </style:style>
    <style:style style:name="Table29.Cell72" style:family="table-cell">
      <style:table-cell-properties fo:background-color="#FFFFFF" style:vertical-align="middle"/>
    </style:style>
    <style:style style:name="Table29.Cell73" style:family="table-cell">
      <style:table-cell-properties fo:background-color="#FFFFFF" style:vertical-align="top"/>
    </style:style>
    <style:style style:name="Table29.Cell74" style:family="table-cell">
      <style:table-cell-properties fo:background-color="#FFFFFF" style:vertical-align="middle"/>
    </style:style>
    <style:style style:name="Table29.Cell75" style:family="table-cell">
      <style:table-cell-properties fo:background-color="#FFFFFF" style:vertical-align="middle"/>
    </style:style>
    <style:style style:name="Table29.Cell76" style:family="table-cell">
      <style:table-cell-properties fo:background-color="#FFFFFF" style:vertical-align="middle"/>
    </style:style>
    <style:style style:name="Table29.Cell77" style:family="table-cell">
      <style:table-cell-properties fo:background-color="#FFFFFF" style:vertical-align="top"/>
    </style:style>
    <style:style style:name="Table29.Cell78" style:family="table-cell">
      <style:table-cell-properties fo:background-color="#FFFFFF" style:vertical-align="middle"/>
    </style:style>
    <style:style style:name="Table29.Cell79" style:family="table-cell">
      <style:table-cell-properties fo:background-color="#FFFFFF" style:vertical-align="middle"/>
    </style:style>
    <style:style style:name="Table29.Cell80" style:family="table-cell">
      <style:table-cell-properties fo:background-color="#FFFFFF" style:vertical-align="middle"/>
    </style:style>
    <style:style style:name="Table29.Cell81" style:family="table-cell">
      <style:table-cell-properties fo:background-color="#FFFFFF" style:vertical-align="top"/>
    </style:style>
    <style:style style:name="Table29.Cell82" style:family="table-cell">
      <style:table-cell-properties fo:background-color="#FFFFFF" style:vertical-align="middle"/>
    </style:style>
    <style:style style:name="Table29.Cell83" style:family="table-cell">
      <style:table-cell-properties fo:background-color="#FFFFFF" style:vertical-align="middle"/>
    </style:style>
    <style:style style:name="Table29.Cell84" style:family="table-cell">
      <style:table-cell-properties fo:background-color="#FFFFFF" style:vertical-align="middle"/>
    </style:style>
    <style:style style:name="Table29.Cell85" style:family="table-cell">
      <style:table-cell-properties fo:background-color="#FFFFFF" style:vertical-align="top"/>
    </style:style>
    <style:style style:name="Table29.Cell86" style:family="table-cell">
      <style:table-cell-properties fo:background-color="#FFFFFF"/>
    </style:style>
    <style:style style:name="Table29.Cell87" style:family="table-cell">
      <style:table-cell-properties fo:background-color="#FFFFFF"/>
    </style:style>
    <style:style style:name="Table29.Cell88" style:family="table-cell">
      <style:table-cell-properties fo:background-color="#FFFFFF"/>
    </style:style>
    <style:style style:name="Table30" style:family="table">
      <style:table-properties style:writing-mode="lr-tb" style:width="16.222cm" table:align="center"/>
    </style:style>
    <style:style style:name="Table30.C1" style:family="table-column">
      <style:table-column-properties style:column-width="4.886cm"/>
    </style:style>
    <style:style style:name="Table30.C2" style:family="table-column">
      <style:table-column-properties style:column-width="1.321cm"/>
    </style:style>
    <style:style style:name="Table30.C3" style:family="table-column">
      <style:table-column-properties style:column-width="5.427cm"/>
    </style:style>
    <style:style style:name="Table30.C4" style:family="table-column">
      <style:table-column-properties style:column-width="4.590cm"/>
    </style:style>
    <style:style style:name="Table30.R1" style:family="table-row">
      <style:table-row-properties style:row-height="0.644cm"/>
    </style:style>
    <style:style style:name="Table30.R2" style:family="table-row">
      <style:table-row-properties style:row-height="0.753cm"/>
    </style:style>
    <style:style style:name="Table30.R3" style:family="table-row">
      <style:table-row-properties style:row-height="0.753cm"/>
    </style:style>
    <style:style style:name="Table30.R4" style:family="table-row">
      <style:table-row-properties style:row-height="0.855cm"/>
    </style:style>
    <style:style style:name="Table30.R5" style:family="table-row">
      <style:table-row-properties style:row-height="1.007cm"/>
    </style:style>
    <style:style style:name="Table30.R6" style:family="table-row">
      <style:table-row-properties style:row-height="1.092cm"/>
    </style:style>
    <style:style style:name="Table30.R7" style:family="table-row">
      <style:table-row-properties style:row-height="1.101cm"/>
    </style:style>
    <style:style style:name="Table30.R8" style:family="table-row">
      <style:table-row-properties style:row-height="1.600cm"/>
    </style:style>
    <style:style style:name="Table30.R9" style:family="table-row">
      <style:table-row-properties style:row-height="1.642cm"/>
    </style:style>
    <style:style style:name="Table30.R10" style:family="table-row">
      <style:table-row-properties style:row-height="1.101cm"/>
    </style:style>
    <style:style style:name="Table30.R11" style:family="table-row">
      <style:table-row-properties style:row-height="1.092cm"/>
    </style:style>
    <style:style style:name="Table30.R12" style:family="table-row">
      <style:table-row-properties style:row-height="1.067cm"/>
    </style:style>
    <style:style style:name="Table30.R13" style:family="table-row">
      <style:table-row-properties style:row-height="1.118cm"/>
    </style:style>
    <style:style style:name="Table30.R14" style:family="table-row">
      <style:table-row-properties style:row-height="1.092cm"/>
    </style:style>
    <style:style style:name="Table30.R15" style:family="table-row">
      <style:table-row-properties style:row-height="1.067cm"/>
    </style:style>
    <style:style style:name="Table30.R16" style:family="table-row">
      <style:table-row-properties style:row-height="1.083cm"/>
    </style:style>
    <style:style style:name="Table30.R17" style:family="table-row">
      <style:table-row-properties style:row-height="1.118cm"/>
    </style:style>
    <style:style style:name="Table30.R18" style:family="table-row">
      <style:table-row-properties style:row-height="1.058cm"/>
    </style:style>
    <style:style style:name="Table30.R19" style:family="table-row">
      <style:table-row-properties style:row-height="1.134cm"/>
    </style:style>
    <style:style style:name="Table30.R20" style:family="table-row">
      <style:table-row-properties style:row-height="1.609cm"/>
    </style:style>
    <style:style style:name="Table30.R21" style:family="table-row">
      <style:table-row-properties style:row-height="1.633cm"/>
    </style:style>
    <style:style style:name="Table30.R22" style:family="table-row">
      <style:table-row-properties style:row-height="1.083cm"/>
    </style:style>
    <style:style style:name="Table30.R23" style:family="table-row">
      <style:table-row-properties style:row-height="0.829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top"/>
    </style:style>
    <style:style style:name="Table30.Cell4" style:family="table-cell">
      <style:table-cell-properties fo:background-color="#FFFFFF" style:vertical-align="top"/>
    </style:style>
    <style:style style:name="Table30.Cell5" style:family="table-cell">
      <style:table-cell-properties fo:background-color="#FFFFFF" style:vertical-align="top"/>
    </style:style>
    <style:style style:name="Table30.Cell6" style:family="table-cell">
      <style:table-cell-properties fo:background-color="#FFFFFF" style:vertical-align="top"/>
    </style:style>
    <style:style style:name="Table30.Cell7" style:family="table-cell">
      <style:table-cell-properties fo:background-color="#FFFFFF" style:vertical-align="top"/>
    </style:style>
    <style:style style:name="Table30.Cell8" style:family="table-cell">
      <style:table-cell-properties fo:background-color="#FFFFFF" style:vertical-align="top"/>
    </style:style>
    <style:style style:name="Table30.Cell9" style:family="table-cell">
      <style:table-cell-properties fo:background-color="#FFFFFF"/>
    </style:style>
    <style:style style:name="Table30.Cell10" style:family="table-cell">
      <style:table-cell-properties fo:background-color="#FFFFFF" style:vertical-align="top"/>
    </style:style>
    <style:style style:name="Table30.Cell11" style:family="table-cell">
      <style:table-cell-properties fo:background-color="#FFFFFF" style:vertical-align="top"/>
    </style:style>
    <style:style style:name="Table30.Cell12" style:family="table-cell">
      <style:table-cell-properties fo:background-color="#FFFFFF" style:vertical-align="top"/>
    </style:style>
    <style:style style:name="Table30.Cell13" style:family="table-cell">
      <style:table-cell-properties fo:background-color="#FFFFFF" style:vertical-align="top"/>
    </style:style>
    <style:style style:name="Table30.Cell14" style:family="table-cell">
      <style:table-cell-properties fo:background-color="#FFFFFF" style:vertical-align="top"/>
    </style:style>
    <style:style style:name="Table30.Cell15" style:family="table-cell">
      <style:table-cell-properties fo:background-color="#FFFFFF" style:vertical-align="top"/>
    </style:style>
    <style:style style:name="Table30.Cell16" style:family="table-cell">
      <style:table-cell-properties fo:background-color="#FFFFFF" style:vertical-align="top"/>
    </style:style>
    <style:style style:name="Table30.Cell17" style:family="table-cell">
      <style:table-cell-properties fo:background-color="#FFFFFF" style:vertical-align="top"/>
    </style:style>
    <style:style style:name="Table30.Cell18" style:family="table-cell">
      <style:table-cell-properties fo:background-color="#FFFFFF" style:vertical-align="middle"/>
    </style:style>
    <style:style style:name="Table30.Cell19" style:family="table-cell">
      <style:table-cell-properties fo:background-color="#FFFFFF" style:vertical-align="middle"/>
    </style:style>
    <style:style style:name="Table30.Cell20" style:family="table-cell">
      <style:table-cell-properties fo:background-color="#FFFFFF" style:vertical-align="middle"/>
    </style:style>
    <style:style style:name="Table30.Cell21" style:family="table-cell">
      <style:table-cell-properties fo:background-color="#FFFFFF" style:vertical-align="top"/>
    </style:style>
    <style:style style:name="Table30.Cell22" style:family="table-cell">
      <style:table-cell-properties fo:background-color="#FFFFFF" style:vertical-align="middle"/>
    </style:style>
    <style:style style:name="Table30.Cell23" style:family="table-cell">
      <style:table-cell-properties fo:background-color="#FFFFFF" style:vertical-align="middle"/>
    </style:style>
    <style:style style:name="Table30.Cell24" style:family="table-cell">
      <style:table-cell-properties fo:background-color="#FFFFFF" style:vertical-align="middle"/>
    </style:style>
    <style:style style:name="Table30.Cell25" style:family="table-cell">
      <style:table-cell-properties fo:background-color="#FFFFFF" style:vertical-align="top"/>
    </style:style>
    <style:style style:name="Table30.Cell26" style:family="table-cell">
      <style:table-cell-properties fo:background-color="#FFFFFF" style:vertical-align="middle"/>
    </style:style>
    <style:style style:name="Table30.Cell27" style:family="table-cell">
      <style:table-cell-properties fo:background-color="#FFFFFF" style:vertical-align="middle"/>
    </style:style>
    <style:style style:name="Table30.Cell28" style:family="table-cell">
      <style:table-cell-properties fo:background-color="#FFFFFF" style:vertical-align="middle"/>
    </style:style>
    <style:style style:name="Table30.Cell29" style:family="table-cell">
      <style:table-cell-properties fo:background-color="#FFFFFF" style:vertical-align="top"/>
    </style:style>
    <style:style style:name="Table30.Cell30" style:family="table-cell">
      <style:table-cell-properties fo:background-color="#FFFFFF" style:vertical-align="top"/>
    </style:style>
    <style:style style:name="Table30.Cell31" style:family="table-cell">
      <style:table-cell-properties fo:background-color="#FFFFFF" style:vertical-align="top"/>
    </style:style>
    <style:style style:name="Table30.Cell32" style:family="table-cell">
      <style:table-cell-properties fo:background-color="#FFFFFF" style:vertical-align="top"/>
    </style:style>
    <style:style style:name="Table30.Cell33" style:family="table-cell">
      <style:table-cell-properties fo:background-color="#FFFFFF"/>
    </style:style>
    <style:style style:name="Table30.Cell34" style:family="table-cell">
      <style:table-cell-properties fo:background-color="#FFFFFF"/>
    </style:style>
    <style:style style:name="Table30.Cell35" style:family="table-cell">
      <style:table-cell-properties fo:background-color="#FFFFFF"/>
    </style:style>
    <style:style style:name="Table30.Cell36" style:family="table-cell">
      <style:table-cell-properties fo:background-color="#FFFFFF"/>
    </style:style>
    <style:style style:name="Table30.Cell37" style:family="table-cell">
      <style:table-cell-properties fo:background-color="#FFFFFF" style:vertical-align="top"/>
    </style:style>
    <style:style style:name="Table30.Cell38" style:family="table-cell">
      <style:table-cell-properties fo:background-color="#FFFFFF" style:vertical-align="middle"/>
    </style:style>
    <style:style style:name="Table30.Cell39" style:family="table-cell">
      <style:table-cell-properties fo:background-color="#FFFFFF" style:vertical-align="middle"/>
    </style:style>
    <style:style style:name="Table30.Cell40" style:family="table-cell">
      <style:table-cell-properties fo:background-color="#FFFFFF" style:vertical-align="middle"/>
    </style:style>
    <style:style style:name="Table30.Cell41" style:family="table-cell">
      <style:table-cell-properties fo:background-color="#FFFFFF" style:vertical-align="top"/>
    </style:style>
    <style:style style:name="Table30.Cell42" style:family="table-cell">
      <style:table-cell-properties fo:background-color="#FFFFFF" style:vertical-align="middle"/>
    </style:style>
    <style:style style:name="Table30.Cell43" style:family="table-cell">
      <style:table-cell-properties fo:background-color="#FFFFFF" style:vertical-align="middle"/>
    </style:style>
    <style:style style:name="Table30.Cell44" style:family="table-cell">
      <style:table-cell-properties fo:background-color="#FFFFFF" style:vertical-align="middle"/>
    </style:style>
    <style:style style:name="Table30.Cell45" style:family="table-cell">
      <style:table-cell-properties fo:background-color="#FFFFFF" style:vertical-align="top"/>
    </style:style>
    <style:style style:name="Table30.Cell46" style:family="table-cell">
      <style:table-cell-properties fo:background-color="#FFFFFF" style:vertical-align="middle"/>
    </style:style>
    <style:style style:name="Table30.Cell47" style:family="table-cell">
      <style:table-cell-properties fo:background-color="#FFFFFF" style:vertical-align="middle"/>
    </style:style>
    <style:style style:name="Table30.Cell48" style:family="table-cell">
      <style:table-cell-properties fo:background-color="#FFFFFF" style:vertical-align="middle"/>
    </style:style>
    <style:style style:name="Table30.Cell49" style:family="table-cell">
      <style:table-cell-properties fo:background-color="#FFFFFF" style:vertical-align="top"/>
    </style:style>
    <style:style style:name="Table30.Cell50" style:family="table-cell">
      <style:table-cell-properties fo:background-color="#FFFFFF" style:vertical-align="middle"/>
    </style:style>
    <style:style style:name="Table30.Cell51" style:family="table-cell">
      <style:table-cell-properties fo:background-color="#FFFFFF" style:vertical-align="middle"/>
    </style:style>
    <style:style style:name="Table30.Cell52" style:family="table-cell">
      <style:table-cell-properties fo:background-color="#FFFFFF" style:vertical-align="middle"/>
    </style:style>
    <style:style style:name="Table30.Cell53" style:family="table-cell">
      <style:table-cell-properties fo:background-color="#FFFFFF" style:vertical-align="top"/>
    </style:style>
    <style:style style:name="Table30.Cell54" style:family="table-cell">
      <style:table-cell-properties fo:background-color="#FFFFFF" style:vertical-align="middle"/>
    </style:style>
    <style:style style:name="Table30.Cell55" style:family="table-cell">
      <style:table-cell-properties fo:background-color="#FFFFFF" style:vertical-align="middle"/>
    </style:style>
    <style:style style:name="Table30.Cell56" style:family="table-cell">
      <style:table-cell-properties fo:background-color="#FFFFFF" style:vertical-align="middle"/>
    </style:style>
    <style:style style:name="Table30.Cell57" style:family="table-cell">
      <style:table-cell-properties fo:background-color="#FFFFFF" style:vertical-align="top"/>
    </style:style>
    <style:style style:name="Table30.Cell58" style:family="table-cell">
      <style:table-cell-properties fo:background-color="#FFFFFF" style:vertical-align="middle"/>
    </style:style>
    <style:style style:name="Table30.Cell59" style:family="table-cell">
      <style:table-cell-properties fo:background-color="#FFFFFF" style:vertical-align="middle"/>
    </style:style>
    <style:style style:name="Table30.Cell60" style:family="table-cell">
      <style:table-cell-properties fo:background-color="#FFFFFF" style:vertical-align="middle"/>
    </style:style>
    <style:style style:name="Table30.Cell61" style:family="table-cell">
      <style:table-cell-properties fo:background-color="#FFFFFF" style:vertical-align="top"/>
    </style:style>
    <style:style style:name="Table30.Cell62" style:family="table-cell">
      <style:table-cell-properties fo:background-color="#FFFFFF" style:vertical-align="middle"/>
    </style:style>
    <style:style style:name="Table30.Cell63" style:family="table-cell">
      <style:table-cell-properties fo:background-color="#FFFFFF" style:vertical-align="middle"/>
    </style:style>
    <style:style style:name="Table30.Cell64" style:family="table-cell">
      <style:table-cell-properties fo:background-color="#FFFFFF" style:vertical-align="middle"/>
    </style:style>
    <style:style style:name="Table30.Cell65" style:family="table-cell">
      <style:table-cell-properties fo:background-color="#FFFFFF" style:vertical-align="top"/>
    </style:style>
    <style:style style:name="Table30.Cell66" style:family="table-cell">
      <style:table-cell-properties fo:background-color="#FFFFFF" style:vertical-align="middle"/>
    </style:style>
    <style:style style:name="Table30.Cell67" style:family="table-cell">
      <style:table-cell-properties fo:background-color="#FFFFFF" style:vertical-align="middle"/>
    </style:style>
    <style:style style:name="Table30.Cell68" style:family="table-cell">
      <style:table-cell-properties fo:background-color="#FFFFFF" style:vertical-align="middle"/>
    </style:style>
    <style:style style:name="Table30.Cell69" style:family="table-cell">
      <style:table-cell-properties fo:background-color="#FFFFFF" style:vertical-align="top"/>
    </style:style>
    <style:style style:name="Table30.Cell70" style:family="table-cell">
      <style:table-cell-properties fo:background-color="#FFFFFF" style:vertical-align="middle"/>
    </style:style>
    <style:style style:name="Table30.Cell71" style:family="table-cell">
      <style:table-cell-properties fo:background-color="#FFFFFF" style:vertical-align="middle"/>
    </style:style>
    <style:style style:name="Table30.Cell72" style:family="table-cell">
      <style:table-cell-properties fo:background-color="#FFFFFF" style:vertical-align="middle"/>
    </style:style>
    <style:style style:name="Table30.Cell73" style:family="table-cell">
      <style:table-cell-properties fo:background-color="#FFFFFF" style:vertical-align="top"/>
    </style:style>
    <style:style style:name="Table30.Cell74" style:family="table-cell">
      <style:table-cell-properties fo:background-color="#FFFFFF" style:vertical-align="middle"/>
    </style:style>
    <style:style style:name="Table30.Cell75" style:family="table-cell">
      <style:table-cell-properties fo:background-color="#FFFFFF" style:vertical-align="middle"/>
    </style:style>
    <style:style style:name="Table30.Cell76" style:family="table-cell">
      <style:table-cell-properties fo:background-color="#FFFFFF" style:vertical-align="middle"/>
    </style:style>
    <style:style style:name="Table30.Cell77" style:family="table-cell">
      <style:table-cell-properties fo:background-color="#FFFFFF" style:vertical-align="top"/>
    </style:style>
    <style:style style:name="Table30.Cell78" style:family="table-cell">
      <style:table-cell-properties fo:background-color="#FFFFFF" style:vertical-align="top"/>
    </style:style>
    <style:style style:name="Table30.Cell79" style:family="table-cell">
      <style:table-cell-properties fo:background-color="#FFFFFF" style:vertical-align="top"/>
    </style:style>
    <style:style style:name="Table30.Cell80" style:family="table-cell">
      <style:table-cell-properties fo:background-color="#FFFFFF" style:vertical-align="top"/>
    </style:style>
    <style:style style:name="Table30.Cell81" style:family="table-cell">
      <style:table-cell-properties fo:background-color="#FFFFFF"/>
    </style:style>
    <style:style style:name="Table30.Cell82" style:family="table-cell">
      <style:table-cell-properties fo:background-color="#FFFFFF"/>
    </style:style>
    <style:style style:name="Table30.Cell83" style:family="table-cell">
      <style:table-cell-properties fo:background-color="#FFFFFF"/>
    </style:style>
    <style:style style:name="Table30.Cell84" style:family="table-cell">
      <style:table-cell-properties fo:background-color="#FFFFFF"/>
    </style:style>
    <style:style style:name="Table30.Cell85" style:family="table-cell">
      <style:table-cell-properties fo:background-color="#FFFFFF" style:vertical-align="top"/>
    </style:style>
    <style:style style:name="Table30.Cell86" style:family="table-cell">
      <style:table-cell-properties fo:background-color="#FFFFFF" style:vertical-align="middle"/>
    </style:style>
    <style:style style:name="Table30.Cell87" style:family="table-cell">
      <style:table-cell-properties fo:background-color="#FFFFFF" style:vertical-align="middle"/>
    </style:style>
    <style:style style:name="Table30.Cell88" style:family="table-cell">
      <style:table-cell-properties fo:background-color="#FFFFFF" style:vertical-align="middle"/>
    </style:style>
    <style:style style:name="Table30.Cell89" style:family="table-cell">
      <style:table-cell-properties fo:background-color="#FFFFFF" style:vertical-align="top"/>
    </style:style>
    <style:style style:name="Table30.Cell90" style:family="table-cell">
      <style:table-cell-properties fo:background-color="#FFFFFF"/>
    </style:style>
    <style:style style:name="Table30.Cell91" style:family="table-cell">
      <style:table-cell-properties fo:background-color="#FFFFFF"/>
    </style:style>
    <style:style style:name="Table30.Cell92" style:family="table-cell">
      <style:table-cell-properties fo:background-color="#FFFFFF"/>
    </style:style>
    <style:style style:name="Table31" style:family="table">
      <style:table-properties style:writing-mode="lr-tb" style:width="16.020cm" table:align="center"/>
    </style:style>
    <style:style style:name="Table31.C1" style:family="table-column">
      <style:table-column-properties style:column-width="4.717cm"/>
    </style:style>
    <style:style style:name="Table31.C2" style:family="table-column">
      <style:table-column-properties style:column-width="1.210cm"/>
    </style:style>
    <style:style style:name="Table31.C3" style:family="table-column">
      <style:table-column-properties style:column-width="5.300cm"/>
    </style:style>
    <style:style style:name="Table31.C4" style:family="table-column">
      <style:table-column-properties style:column-width="4.792cm"/>
    </style:style>
    <style:style style:name="Table31.R1" style:family="table-row">
      <style:table-row-properties style:row-height="0.610cm"/>
    </style:style>
    <style:style style:name="Table31.R2" style:family="table-row">
      <style:table-row-properties style:row-height="0.744cm"/>
    </style:style>
    <style:style style:name="Table31.R3" style:family="table-row">
      <style:table-row-properties style:row-height="0.753cm"/>
    </style:style>
    <style:style style:name="Table31.R4" style:family="table-row">
      <style:table-row-properties style:row-height="0.855cm"/>
    </style:style>
    <style:style style:name="Table31.R5" style:family="table-row">
      <style:table-row-properties style:row-height="1.016cm"/>
    </style:style>
    <style:style style:name="Table31.R6" style:family="table-row">
      <style:table-row-properties style:row-height="1.092cm"/>
    </style:style>
    <style:style style:name="Table31.R7" style:family="table-row">
      <style:table-row-properties style:row-height="1.050cm"/>
    </style:style>
    <style:style style:name="Table31.R8" style:family="table-row">
      <style:table-row-properties style:row-height="1.134cm"/>
    </style:style>
    <style:style style:name="Table31.R9" style:family="table-row">
      <style:table-row-properties style:row-height="1.083cm"/>
    </style:style>
    <style:style style:name="Table31.R10" style:family="table-row">
      <style:table-row-properties style:row-height="1.083cm"/>
    </style:style>
    <style:style style:name="Table31.R11" style:family="table-row">
      <style:table-row-properties style:row-height="0.780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top"/>
    </style:style>
    <style:style style:name="Table31.Cell5" style:family="table-cell">
      <style:table-cell-properties fo:background-color="#FFFFFF" style:vertical-align="top"/>
    </style:style>
    <style:style style:name="Table31.Cell6" style:family="table-cell">
      <style:table-cell-properties fo:background-color="#FFFFFF" style:vertical-align="top"/>
    </style:style>
    <style:style style:name="Table31.Cell7" style:family="table-cell">
      <style:table-cell-properties fo:background-color="#FFFFFF" style:vertical-align="top"/>
    </style:style>
    <style:style style:name="Table31.Cell8" style:family="table-cell">
      <style:table-cell-properties fo:background-color="#FFFFFF" style:vertical-align="top"/>
    </style:style>
    <style:style style:name="Table31.Cell9" style:family="table-cell">
      <style:table-cell-properties fo:background-color="#FFFFFF"/>
    </style:style>
    <style:style style:name="Table31.Cell10" style:family="table-cell">
      <style:table-cell-properties fo:background-color="#FFFFFF" style:vertical-align="top"/>
    </style:style>
    <style:style style:name="Table31.Cell11" style:family="table-cell">
      <style:table-cell-properties fo:background-color="#FFFFFF" style:vertical-align="top"/>
    </style:style>
    <style:style style:name="Table31.Cell12" style:family="table-cell">
      <style:table-cell-properties fo:background-color="#FFFFFF" style:vertical-align="top"/>
    </style:style>
    <style:style style:name="Table31.Cell13" style:family="table-cell">
      <style:table-cell-properties fo:background-color="#FFFFFF" style:vertical-align="top"/>
    </style:style>
    <style:style style:name="Table31.Cell14" style:family="table-cell">
      <style:table-cell-properties fo:background-color="#FFFFFF" style:vertical-align="top"/>
    </style:style>
    <style:style style:name="Table31.Cell15" style:family="table-cell">
      <style:table-cell-properties fo:background-color="#FFFFFF" style:vertical-align="top"/>
    </style:style>
    <style:style style:name="Table31.Cell16" style:family="table-cell">
      <style:table-cell-properties fo:background-color="#FFFFFF" style:vertical-align="top"/>
    </style:style>
    <style:style style:name="Table31.Cell17" style:family="table-cell">
      <style:table-cell-properties fo:background-color="#FFFFFF" style:vertical-align="top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top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 style:vertical-align="top"/>
    </style:style>
    <style:style style:name="Table31.Cell26" style:family="table-cell">
      <style:table-cell-properties fo:background-color="#FFFFFF" style:vertical-align="middle"/>
    </style:style>
    <style:style style:name="Table31.Cell27" style:family="table-cell">
      <style:table-cell-properties fo:background-color="#FFFFFF" style:vertical-align="middle"/>
    </style:style>
    <style:style style:name="Table31.Cell28" style:family="table-cell">
      <style:table-cell-properties fo:background-color="#FFFFFF" style:vertical-align="middle"/>
    </style:style>
    <style:style style:name="Table31.Cell29" style:family="table-cell">
      <style:table-cell-properties fo:background-color="#FFFFFF" style:vertical-align="top"/>
    </style:style>
    <style:style style:name="Table31.Cell30" style:family="table-cell">
      <style:table-cell-properties fo:background-color="#FFFFFF" style:vertical-align="middle"/>
    </style:style>
    <style:style style:name="Table31.Cell31" style:family="table-cell">
      <style:table-cell-properties fo:background-color="#FFFFFF" style:vertical-align="middle"/>
    </style:style>
    <style:style style:name="Table31.Cell32" style:family="table-cell">
      <style:table-cell-properties fo:background-color="#FFFFFF" style:vertical-align="middle"/>
    </style:style>
    <style:style style:name="Table31.Cell33" style:family="table-cell">
      <style:table-cell-properties fo:background-color="#FFFFFF" style:vertical-align="top"/>
    </style:style>
    <style:style style:name="Table31.Cell34" style:family="table-cell">
      <style:table-cell-properties fo:background-color="#FFFFFF" style:vertical-align="middle"/>
    </style:style>
    <style:style style:name="Table31.Cell35" style:family="table-cell">
      <style:table-cell-properties fo:background-color="#FFFFFF" style:vertical-align="middle"/>
    </style:style>
    <style:style style:name="Table31.Cell36" style:family="table-cell">
      <style:table-cell-properties fo:background-color="#FFFFFF" style:vertical-align="middle"/>
    </style:style>
    <style:style style:name="Table31.Cell37" style:family="table-cell">
      <style:table-cell-properties fo:background-color="#FFFFFF" style:vertical-align="top"/>
    </style:style>
    <style:style style:name="Table31.Cell38" style:family="table-cell">
      <style:table-cell-properties fo:background-color="#FFFFFF" style:vertical-align="middle"/>
    </style:style>
    <style:style style:name="Table31.Cell39" style:family="table-cell">
      <style:table-cell-properties fo:background-color="#FFFFFF" style:vertical-align="middle"/>
    </style:style>
    <style:style style:name="Table31.Cell40" style:family="table-cell">
      <style:table-cell-properties fo:background-color="#FFFFFF" style:vertical-align="middle"/>
    </style:style>
    <style:style style:name="Table31.Cell41" style:family="table-cell">
      <style:table-cell-properties fo:background-color="#FFFFFF" style:vertical-align="top"/>
    </style:style>
    <style:style style:name="Table31.Cell42" style:family="table-cell">
      <style:table-cell-properties fo:background-color="#FFFFFF" style:vertical-align="top"/>
    </style:style>
    <style:style style:name="Table31.Cell43" style:family="table-cell">
      <style:table-cell-properties fo:background-color="#FFFFFF" style:vertical-align="top"/>
    </style:style>
    <style:style style:name="Table31.Cell44" style:family="table-cell">
      <style:table-cell-properties fo:background-color="#FFFFFF"/>
    </style:style>
    <style:style style:name="Table32" style:family="table">
      <style:table-properties style:writing-mode="lr-tb" style:width="10.686cm" table:align="center"/>
    </style:style>
    <style:style style:name="Table32.C1" style:family="table-column">
      <style:table-column-properties style:column-width="0.669cm"/>
    </style:style>
    <style:style style:name="Table32.C2" style:family="table-column">
      <style:table-column-properties style:column-width="7.052cm"/>
    </style:style>
    <style:style style:name="Table32.C3" style:family="table-column">
      <style:table-column-properties style:column-width="2.963cm"/>
    </style:style>
    <style:style style:name="Table32.R1" style:family="table-row">
      <style:table-row-properties style:row-height="0.753cm"/>
    </style:style>
    <style:style style:name="Table32.R2" style:family="table-row">
      <style:table-row-properties style:row-height="1.101cm"/>
    </style:style>
    <style:style style:name="Table32.R3" style:family="table-row">
      <style:table-row-properties style:row-height="1.041cm"/>
    </style:style>
    <style:style style:name="Table32.R4" style:family="table-row">
      <style:table-row-properties style:row-height="1.067cm"/>
    </style:style>
    <style:style style:name="Table32.R5" style:family="table-row">
      <style:table-row-properties style:row-height="1.076cm"/>
    </style:style>
    <style:style style:name="Table32.R6" style:family="table-row">
      <style:table-row-properties style:row-height="1.067cm"/>
    </style:style>
    <style:style style:name="Table32.R7" style:family="table-row">
      <style:table-row-properties style:row-height="1.101cm"/>
    </style:style>
    <style:style style:name="Table32.R8" style:family="table-row">
      <style:table-row-properties style:row-height="1.041cm"/>
    </style:style>
    <style:style style:name="Table32.R9" style:family="table-row">
      <style:table-row-properties style:row-height="1.101cm"/>
    </style:style>
    <style:style style:name="Table32.R10" style:family="table-row">
      <style:table-row-properties style:row-height="1.058cm"/>
    </style:style>
    <style:style style:name="Table32.R11" style:family="table-row">
      <style:table-row-properties style:row-height="1.083cm"/>
    </style:style>
    <style:style style:name="Table32.R12" style:family="table-row">
      <style:table-row-properties style:row-height="1.076cm"/>
    </style:style>
    <style:style style:name="Table32.R13" style:family="table-row">
      <style:table-row-properties style:row-height="0.796cm"/>
    </style:style>
    <style:style style:name="Table32.Cell1" style:family="table-cell">
      <style:table-cell-properties fo:background-color="#FFFFFF" style:vertical-align="middle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middle"/>
    </style:style>
    <style:style style:name="Table32.Cell5" style:family="table-cell">
      <style:table-cell-properties fo:background-color="#FFFFFF" style:vertical-align="middle"/>
    </style:style>
    <style:style style:name="Table32.Cell6" style:family="table-cell">
      <style:table-cell-properties fo:background-color="#FFFFFF" style:vertical-align="middle"/>
    </style:style>
    <style:style style:name="Table32.Cell7" style:family="table-cell">
      <style:table-cell-properties fo:background-color="#FFFFFF" style:vertical-align="middle"/>
    </style:style>
    <style:style style:name="Table32.Cell8" style:family="table-cell">
      <style:table-cell-properties fo:background-color="#FFFFFF" style:vertical-align="middle"/>
    </style:style>
    <style:style style:name="Table32.Cell9" style:family="table-cell">
      <style:table-cell-properties fo:background-color="#FFFFFF" style:vertical-align="middle"/>
    </style:style>
    <style:style style:name="Table32.Cell10" style:family="table-cell">
      <style:table-cell-properties fo:background-color="#FFFFFF" style:vertical-align="middle"/>
    </style:style>
    <style:style style:name="Table32.Cell11" style:family="table-cell">
      <style:table-cell-properties fo:background-color="#FFFFFF" style:vertical-align="middle"/>
    </style:style>
    <style:style style:name="Table32.Cell12" style:family="table-cell">
      <style:table-cell-properties fo:background-color="#FFFFFF" style:vertical-align="middle"/>
    </style:style>
    <style:style style:name="Table32.Cell13" style:family="table-cell">
      <style:table-cell-properties fo:background-color="#FFFFFF" style:vertical-align="middle"/>
    </style:style>
    <style:style style:name="Table32.Cell14" style:family="table-cell">
      <style:table-cell-properties fo:background-color="#FFFFFF" style:vertical-align="middle"/>
    </style:style>
    <style:style style:name="Table32.Cell15" style:family="table-cell">
      <style:table-cell-properties fo:background-color="#FFFFFF" style:vertical-align="middle"/>
    </style:style>
    <style:style style:name="Table32.Cell16" style:family="table-cell">
      <style:table-cell-properties fo:background-color="#FFFFFF" style:vertical-align="middle"/>
    </style:style>
    <style:style style:name="Table32.Cell17" style:family="table-cell">
      <style:table-cell-properties fo:background-color="#FFFFFF" style:vertical-align="middle"/>
    </style:style>
    <style:style style:name="Table32.Cell18" style:family="table-cell">
      <style:table-cell-properties fo:background-color="#FFFFFF" style:vertical-align="middle"/>
    </style:style>
    <style:style style:name="Table32.Cell19" style:family="table-cell">
      <style:table-cell-properties fo:background-color="#FFFFFF" style:vertical-align="middle"/>
    </style:style>
    <style:style style:name="Table32.Cell20" style:family="table-cell">
      <style:table-cell-properties fo:background-color="#FFFFFF" style:vertical-align="middle"/>
    </style:style>
    <style:style style:name="Table32.Cell21" style:family="table-cell">
      <style:table-cell-properties fo:background-color="#FFFFFF" style:vertical-align="middle"/>
    </style:style>
    <style:style style:name="Table32.Cell22" style:family="table-cell">
      <style:table-cell-properties fo:background-color="#FFFFFF" style:vertical-align="middle"/>
    </style:style>
    <style:style style:name="Table32.Cell23" style:family="table-cell">
      <style:table-cell-properties fo:background-color="#FFFFFF" style:vertical-align="middle"/>
    </style:style>
    <style:style style:name="Table32.Cell24" style:family="table-cell">
      <style:table-cell-properties fo:background-color="#FFFFFF" style:vertical-align="middle"/>
    </style:style>
    <style:style style:name="Table32.Cell25" style:family="table-cell">
      <style:table-cell-properties fo:background-color="#FFFFFF" style:vertical-align="middle"/>
    </style:style>
    <style:style style:name="Table32.Cell26" style:family="table-cell">
      <style:table-cell-properties fo:background-color="#FFFFFF" style:vertical-align="middle"/>
    </style:style>
    <style:style style:name="Table32.Cell27" style:family="table-cell">
      <style:table-cell-properties fo:background-color="#FFFFFF" style:vertical-align="middle"/>
    </style:style>
    <style:style style:name="Table32.Cell28" style:family="table-cell">
      <style:table-cell-properties fo:background-color="#FFFFFF" style:vertical-align="middle"/>
    </style:style>
    <style:style style:name="Table32.Cell29" style:family="table-cell">
      <style:table-cell-properties fo:background-color="#FFFFFF" style:vertical-align="middle"/>
    </style:style>
    <style:style style:name="Table32.Cell30" style:family="table-cell">
      <style:table-cell-properties fo:background-color="#FFFFFF" style:vertical-align="middle"/>
    </style:style>
    <style:style style:name="Table32.Cell31" style:family="table-cell">
      <style:table-cell-properties fo:background-color="#FFFFFF" style:vertical-align="middle"/>
    </style:style>
    <style:style style:name="Table32.Cell32" style:family="table-cell">
      <style:table-cell-properties fo:background-color="#FFFFFF" style:vertical-align="middle"/>
    </style:style>
    <style:style style:name="Table32.Cell33" style:family="table-cell">
      <style:table-cell-properties fo:background-color="#FFFFFF" style:vertical-align="middle"/>
    </style:style>
    <style:style style:name="Table32.Cell34" style:family="table-cell">
      <style:table-cell-properties fo:background-color="#FFFFFF" style:vertical-align="middle"/>
    </style:style>
    <style:style style:name="Table32.Cell35" style:family="table-cell">
      <style:table-cell-properties fo:background-color="#FFFFFF" style:vertical-align="middle"/>
    </style:style>
    <style:style style:name="Table32.Cell36" style:family="table-cell">
      <style:table-cell-properties fo:background-color="#FFFFFF"/>
    </style:style>
    <style:style style:name="Table32.Cell37" style:family="table-cell">
      <style:table-cell-properties fo:background-color="#FFFFFF"/>
    </style:style>
    <style:style style:name="Table33" style:family="table">
      <style:table-properties style:writing-mode="lr-tb" style:width="16.180cm" table:align="center"/>
    </style:style>
    <style:style style:name="Table33.C1" style:family="table-column">
      <style:table-column-properties style:column-width="4.886cm"/>
    </style:style>
    <style:style style:name="Table33.C2" style:family="table-column">
      <style:table-column-properties style:column-width="1.304cm"/>
    </style:style>
    <style:style style:name="Table33.C3" style:family="table-column">
      <style:table-column-properties style:column-width="5.165cm"/>
    </style:style>
    <style:style style:name="Table33.C4" style:family="table-column">
      <style:table-column-properties style:column-width="4.826cm"/>
    </style:style>
    <style:style style:name="Table33.R1" style:family="table-row">
      <style:table-row-properties style:row-height="0.617cm"/>
    </style:style>
    <style:style style:name="Table33.R2" style:family="table-row">
      <style:table-row-properties style:row-height="0.744cm"/>
    </style:style>
    <style:style style:name="Table33.R3" style:family="table-row">
      <style:table-row-properties style:row-height="0.744cm"/>
    </style:style>
    <style:style style:name="Table33.R4" style:family="table-row">
      <style:table-row-properties style:row-height="0.847cm"/>
    </style:style>
    <style:style style:name="Table33.R5" style:family="table-row">
      <style:table-row-properties style:row-height="0.998cm"/>
    </style:style>
    <style:style style:name="Table33.R6" style:family="table-row">
      <style:table-row-properties style:row-height="1.125cm"/>
    </style:style>
    <style:style style:name="Table33.R7" style:family="table-row">
      <style:table-row-properties style:row-height="1.092cm"/>
    </style:style>
    <style:style style:name="Table33.R8" style:family="table-row">
      <style:table-row-properties style:row-height="1.058cm"/>
    </style:style>
    <style:style style:name="Table33.R9" style:family="table-row">
      <style:table-row-properties style:row-height="1.134cm"/>
    </style:style>
    <style:style style:name="Table33.R10" style:family="table-row">
      <style:table-row-properties style:row-height="1.101cm"/>
    </style:style>
    <style:style style:name="Table33.R11" style:family="table-row">
      <style:table-row-properties style:row-height="1.092cm"/>
    </style:style>
    <style:style style:name="Table33.R12" style:family="table-row">
      <style:table-row-properties style:row-height="1.101cm"/>
    </style:style>
    <style:style style:name="Table33.R13" style:family="table-row">
      <style:table-row-properties style:row-height="1.092cm"/>
    </style:style>
    <style:style style:name="Table33.R14" style:family="table-row">
      <style:table-row-properties style:row-height="1.092cm"/>
    </style:style>
    <style:style style:name="Table33.R15" style:family="table-row">
      <style:table-row-properties style:row-height="1.067cm"/>
    </style:style>
    <style:style style:name="Table33.R16" style:family="table-row">
      <style:table-row-properties style:row-height="1.642cm"/>
    </style:style>
    <style:style style:name="Table33.R17" style:family="table-row">
      <style:table-row-properties style:row-height="1.633cm"/>
    </style:style>
    <style:style style:name="Table33.R18" style:family="table-row">
      <style:table-row-properties style:row-height="1.092cm"/>
    </style:style>
    <style:style style:name="Table33.R19" style:family="table-row">
      <style:table-row-properties style:row-height="1.118cm"/>
    </style:style>
    <style:style style:name="Table33.R20" style:family="table-row">
      <style:table-row-properties style:row-height="1.092cm"/>
    </style:style>
    <style:style style:name="Table33.R21" style:family="table-row">
      <style:table-row-properties style:row-height="1.092cm"/>
    </style:style>
    <style:style style:name="Table33.R22" style:family="table-row">
      <style:table-row-properties style:row-height="0.762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top"/>
    </style:style>
    <style:style style:name="Table33.Cell6" style:family="table-cell">
      <style:table-cell-properties fo:background-color="#FFFFFF" style:vertical-align="top"/>
    </style:style>
    <style:style style:name="Table33.Cell7" style:family="table-cell">
      <style:table-cell-properties fo:background-color="#FFFFFF" style:vertical-align="top"/>
    </style:style>
    <style:style style:name="Table33.Cell8" style:family="table-cell">
      <style:table-cell-properties fo:background-color="#FFFFFF" style:vertical-align="top"/>
    </style:style>
    <style:style style:name="Table33.Cell9" style:family="table-cell">
      <style:table-cell-properties fo:background-color="#FFFFFF"/>
    </style:style>
    <style:style style:name="Table33.Cell10" style:family="table-cell">
      <style:table-cell-properties fo:background-color="#FFFFFF" style:vertical-align="top"/>
    </style:style>
    <style:style style:name="Table33.Cell11" style:family="table-cell">
      <style:table-cell-properties fo:background-color="#FFFFFF" style:vertical-align="top"/>
    </style:style>
    <style:style style:name="Table33.Cell12" style:family="table-cell">
      <style:table-cell-properties fo:background-color="#FFFFFF" style:vertical-align="top"/>
    </style:style>
    <style:style style:name="Table33.Cell13" style:family="table-cell">
      <style:table-cell-properties fo:background-color="#FFFFFF" style:vertical-align="top"/>
    </style:style>
    <style:style style:name="Table33.Cell14" style:family="table-cell">
      <style:table-cell-properties fo:background-color="#FFFFFF" style:vertical-align="top"/>
    </style:style>
    <style:style style:name="Table33.Cell15" style:family="table-cell">
      <style:table-cell-properties fo:background-color="#FFFFFF" style:vertical-align="top"/>
    </style:style>
    <style:style style:name="Table33.Cell16" style:family="table-cell">
      <style:table-cell-properties fo:background-color="#FFFFFF" style:vertical-align="top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middle"/>
    </style:style>
    <style:style style:name="Table33.Cell20" style:family="table-cell">
      <style:table-cell-properties fo:background-color="#FFFFFF" style:vertical-align="middle"/>
    </style:style>
    <style:style style:name="Table33.Cell21" style:family="table-cell">
      <style:table-cell-properties fo:background-color="#FFFFFF" style:vertical-align="top"/>
    </style:style>
    <style:style style:name="Table33.Cell22" style:family="table-cell">
      <style:table-cell-properties fo:background-color="#FFFFFF" style:vertical-align="middle"/>
    </style:style>
    <style:style style:name="Table33.Cell23" style:family="table-cell">
      <style:table-cell-properties fo:background-color="#FFFFFF" style:vertical-align="middle"/>
    </style:style>
    <style:style style:name="Table33.Cell24" style:family="table-cell">
      <style:table-cell-properties fo:background-color="#FFFFFF" style:vertical-align="middle"/>
    </style:style>
    <style:style style:name="Table33.Cell25" style:family="table-cell">
      <style:table-cell-properties fo:background-color="#FFFFFF" style:vertical-align="top"/>
    </style:style>
    <style:style style:name="Table33.Cell26" style:family="table-cell">
      <style:table-cell-properties fo:background-color="#FFFFFF" style:vertical-align="middle"/>
    </style:style>
    <style:style style:name="Table33.Cell27" style:family="table-cell">
      <style:table-cell-properties fo:background-color="#FFFFFF" style:vertical-align="middle"/>
    </style:style>
    <style:style style:name="Table33.Cell28" style:family="table-cell">
      <style:table-cell-properties fo:background-color="#FFFFFF" style:vertical-align="middle"/>
    </style:style>
    <style:style style:name="Table33.Cell29" style:family="table-cell">
      <style:table-cell-properties fo:background-color="#FFFFFF" style:vertical-align="top"/>
    </style:style>
    <style:style style:name="Table33.Cell30" style:family="table-cell">
      <style:table-cell-properties fo:background-color="#FFFFFF" style:vertical-align="middle"/>
    </style:style>
    <style:style style:name="Table33.Cell31" style:family="table-cell">
      <style:table-cell-properties fo:background-color="#FFFFFF" style:vertical-align="middle"/>
    </style:style>
    <style:style style:name="Table33.Cell32" style:family="table-cell">
      <style:table-cell-properties fo:background-color="#FFFFFF" style:vertical-align="middle"/>
    </style:style>
    <style:style style:name="Table33.Cell33" style:family="table-cell">
      <style:table-cell-properties fo:background-color="#FFFFFF" style:vertical-align="top"/>
    </style:style>
    <style:style style:name="Table33.Cell34" style:family="table-cell">
      <style:table-cell-properties fo:background-color="#FFFFFF" style:vertical-align="middle"/>
    </style:style>
    <style:style style:name="Table33.Cell35" style:family="table-cell">
      <style:table-cell-properties fo:background-color="#FFFFFF" style:vertical-align="middle"/>
    </style:style>
    <style:style style:name="Table33.Cell36" style:family="table-cell">
      <style:table-cell-properties fo:background-color="#FFFFFF" style:vertical-align="middle"/>
    </style:style>
    <style:style style:name="Table33.Cell37" style:family="table-cell">
      <style:table-cell-properties fo:background-color="#FFFFFF" style:vertical-align="top"/>
    </style:style>
    <style:style style:name="Table33.Cell38" style:family="table-cell">
      <style:table-cell-properties fo:background-color="#FFFFFF" style:vertical-align="middle"/>
    </style:style>
    <style:style style:name="Table33.Cell39" style:family="table-cell">
      <style:table-cell-properties fo:background-color="#FFFFFF" style:vertical-align="middle"/>
    </style:style>
    <style:style style:name="Table33.Cell40" style:family="table-cell">
      <style:table-cell-properties fo:background-color="#FFFFFF" style:vertical-align="middle"/>
    </style:style>
    <style:style style:name="Table33.Cell41" style:family="table-cell">
      <style:table-cell-properties fo:background-color="#FFFFFF" style:vertical-align="top"/>
    </style:style>
    <style:style style:name="Table33.Cell42" style:family="table-cell">
      <style:table-cell-properties fo:background-color="#FFFFFF" style:vertical-align="middle"/>
    </style:style>
    <style:style style:name="Table33.Cell43" style:family="table-cell">
      <style:table-cell-properties fo:background-color="#FFFFFF" style:vertical-align="middle"/>
    </style:style>
    <style:style style:name="Table33.Cell44" style:family="table-cell">
      <style:table-cell-properties fo:background-color="#FFFFFF" style:vertical-align="middle"/>
    </style:style>
    <style:style style:name="Table33.Cell45" style:family="table-cell">
      <style:table-cell-properties fo:background-color="#FFFFFF" style:vertical-align="top"/>
    </style:style>
    <style:style style:name="Table33.Cell46" style:family="table-cell">
      <style:table-cell-properties fo:background-color="#FFFFFF" style:vertical-align="middle"/>
    </style:style>
    <style:style style:name="Table33.Cell47" style:family="table-cell">
      <style:table-cell-properties fo:background-color="#FFFFFF" style:vertical-align="middle"/>
    </style:style>
    <style:style style:name="Table33.Cell48" style:family="table-cell">
      <style:table-cell-properties fo:background-color="#FFFFFF" style:vertical-align="middle"/>
    </style:style>
    <style:style style:name="Table33.Cell49" style:family="table-cell">
      <style:table-cell-properties fo:background-color="#FFFFFF" style:vertical-align="top"/>
    </style:style>
    <style:style style:name="Table33.Cell50" style:family="table-cell">
      <style:table-cell-properties fo:background-color="#FFFFFF" style:vertical-align="middle"/>
    </style:style>
    <style:style style:name="Table33.Cell51" style:family="table-cell">
      <style:table-cell-properties fo:background-color="#FFFFFF" style:vertical-align="middle"/>
    </style:style>
    <style:style style:name="Table33.Cell52" style:family="table-cell">
      <style:table-cell-properties fo:background-color="#FFFFFF" style:vertical-align="middle"/>
    </style:style>
    <style:style style:name="Table33.Cell53" style:family="table-cell">
      <style:table-cell-properties fo:background-color="#FFFFFF" style:vertical-align="top"/>
    </style:style>
    <style:style style:name="Table33.Cell54" style:family="table-cell">
      <style:table-cell-properties fo:background-color="#FFFFFF" style:vertical-align="middle"/>
    </style:style>
    <style:style style:name="Table33.Cell55" style:family="table-cell">
      <style:table-cell-properties fo:background-color="#FFFFFF" style:vertical-align="middle"/>
    </style:style>
    <style:style style:name="Table33.Cell56" style:family="table-cell">
      <style:table-cell-properties fo:background-color="#FFFFFF" style:vertical-align="middle"/>
    </style:style>
    <style:style style:name="Table33.Cell57" style:family="table-cell">
      <style:table-cell-properties fo:background-color="#FFFFFF" style:vertical-align="top"/>
    </style:style>
    <style:style style:name="Table33.Cell58" style:family="table-cell">
      <style:table-cell-properties fo:background-color="#FFFFFF" style:vertical-align="middle"/>
    </style:style>
    <style:style style:name="Table33.Cell59" style:family="table-cell">
      <style:table-cell-properties fo:background-color="#FFFFFF" style:vertical-align="middle"/>
    </style:style>
    <style:style style:name="Table33.Cell60" style:family="table-cell">
      <style:table-cell-properties fo:background-color="#FFFFFF" style:vertical-align="middle"/>
    </style:style>
    <style:style style:name="Table33.Cell61" style:family="table-cell">
      <style:table-cell-properties fo:background-color="#FFFFFF" style:vertical-align="top"/>
    </style:style>
    <style:style style:name="Table33.Cell62" style:family="table-cell">
      <style:table-cell-properties fo:background-color="#FFFFFF" style:vertical-align="top"/>
    </style:style>
    <style:style style:name="Table33.Cell63" style:family="table-cell">
      <style:table-cell-properties fo:background-color="#FFFFFF" style:vertical-align="top"/>
    </style:style>
    <style:style style:name="Table33.Cell64" style:family="table-cell">
      <style:table-cell-properties fo:background-color="#FFFFFF" style:vertical-align="top"/>
    </style:style>
    <style:style style:name="Table33.Cell65" style:family="table-cell">
      <style:table-cell-properties fo:background-color="#FFFFFF"/>
    </style:style>
    <style:style style:name="Table33.Cell66" style:family="table-cell">
      <style:table-cell-properties fo:background-color="#FFFFFF"/>
    </style:style>
    <style:style style:name="Table33.Cell67" style:family="table-cell">
      <style:table-cell-properties fo:background-color="#FFFFFF"/>
    </style:style>
    <style:style style:name="Table33.Cell68" style:family="table-cell">
      <style:table-cell-properties fo:background-color="#FFFFFF"/>
    </style:style>
    <style:style style:name="Table33.Cell69" style:family="table-cell">
      <style:table-cell-properties fo:background-color="#FFFFFF" style:vertical-align="top"/>
    </style:style>
    <style:style style:name="Table33.Cell70" style:family="table-cell">
      <style:table-cell-properties fo:background-color="#FFFFFF" style:vertical-align="middle"/>
    </style:style>
    <style:style style:name="Table33.Cell71" style:family="table-cell">
      <style:table-cell-properties fo:background-color="#FFFFFF" style:vertical-align="middle"/>
    </style:style>
    <style:style style:name="Table33.Cell72" style:family="table-cell">
      <style:table-cell-properties fo:background-color="#FFFFFF" style:vertical-align="middle"/>
    </style:style>
    <style:style style:name="Table33.Cell73" style:family="table-cell">
      <style:table-cell-properties fo:background-color="#FFFFFF" style:vertical-align="top"/>
    </style:style>
    <style:style style:name="Table33.Cell74" style:family="table-cell">
      <style:table-cell-properties fo:background-color="#FFFFFF" style:vertical-align="middle"/>
    </style:style>
    <style:style style:name="Table33.Cell75" style:family="table-cell">
      <style:table-cell-properties fo:background-color="#FFFFFF" style:vertical-align="middle"/>
    </style:style>
    <style:style style:name="Table33.Cell76" style:family="table-cell">
      <style:table-cell-properties fo:background-color="#FFFFFF" style:vertical-align="middle"/>
    </style:style>
    <style:style style:name="Table33.Cell77" style:family="table-cell">
      <style:table-cell-properties fo:background-color="#FFFFFF" style:vertical-align="top"/>
    </style:style>
    <style:style style:name="Table33.Cell78" style:family="table-cell">
      <style:table-cell-properties fo:background-color="#FFFFFF" style:vertical-align="middle"/>
    </style:style>
    <style:style style:name="Table33.Cell79" style:family="table-cell">
      <style:table-cell-properties fo:background-color="#FFFFFF" style:vertical-align="middle"/>
    </style:style>
    <style:style style:name="Table33.Cell80" style:family="table-cell">
      <style:table-cell-properties fo:background-color="#FFFFFF" style:vertical-align="middle"/>
    </style:style>
    <style:style style:name="Table33.Cell81" style:family="table-cell">
      <style:table-cell-properties fo:background-color="#FFFFFF" style:vertical-align="top"/>
    </style:style>
    <style:style style:name="Table33.Cell82" style:family="table-cell">
      <style:table-cell-properties fo:background-color="#FFFFFF" style:vertical-align="middle"/>
    </style:style>
    <style:style style:name="Table33.Cell83" style:family="table-cell">
      <style:table-cell-properties fo:background-color="#FFFFFF" style:vertical-align="middle"/>
    </style:style>
    <style:style style:name="Table33.Cell84" style:family="table-cell">
      <style:table-cell-properties fo:background-color="#FFFFFF" style:vertical-align="middle"/>
    </style:style>
    <style:style style:name="Table33.Cell85" style:family="table-cell">
      <style:table-cell-properties fo:background-color="#FFFFFF" style:vertical-align="top"/>
    </style:style>
    <style:style style:name="Table33.Cell86" style:family="table-cell">
      <style:table-cell-properties fo:background-color="#FFFFFF"/>
    </style:style>
    <style:style style:name="Table33.Cell87" style:family="table-cell">
      <style:table-cell-properties fo:background-color="#FFFFFF"/>
    </style:style>
    <style:style style:name="Table33.Cell88" style:family="table-cell">
      <style:table-cell-properties fo:background-color="#FFFFFF"/>
    </style:style>
    <style:style style:name="Table34" style:family="table">
      <style:table-properties style:writing-mode="lr-tb" style:width="16.011cm" table:align="center"/>
    </style:style>
    <style:style style:name="Table34.C1" style:family="table-column">
      <style:table-column-properties style:column-width="4.724cm"/>
    </style:style>
    <style:style style:name="Table34.C2" style:family="table-column">
      <style:table-column-properties style:column-width="1.312cm"/>
    </style:style>
    <style:style style:name="Table34.C3" style:family="table-column">
      <style:table-column-properties style:column-width="5.147cm"/>
    </style:style>
    <style:style style:name="Table34.C4" style:family="table-column">
      <style:table-column-properties style:column-width="4.826cm"/>
    </style:style>
    <style:style style:name="Table34.R1" style:family="table-row">
      <style:table-row-properties style:row-height="0.610cm"/>
    </style:style>
    <style:style style:name="Table34.R2" style:family="table-row">
      <style:table-row-properties style:row-height="0.744cm"/>
    </style:style>
    <style:style style:name="Table34.R3" style:family="table-row">
      <style:table-row-properties style:row-height="0.753cm"/>
    </style:style>
    <style:style style:name="Table34.R4" style:family="table-row">
      <style:table-row-properties style:row-height="0.847cm"/>
    </style:style>
    <style:style style:name="Table34.R5" style:family="table-row">
      <style:table-row-properties style:row-height="1.025cm"/>
    </style:style>
    <style:style style:name="Table34.R6" style:family="table-row">
      <style:table-row-properties style:row-height="1.092cm"/>
    </style:style>
    <style:style style:name="Table34.R7" style:family="table-row">
      <style:table-row-properties style:row-height="1.083cm"/>
    </style:style>
    <style:style style:name="Table34.R8" style:family="table-row">
      <style:table-row-properties style:row-height="1.058cm"/>
    </style:style>
    <style:style style:name="Table34.R9" style:family="table-row">
      <style:table-row-properties style:row-height="1.083cm"/>
    </style:style>
    <style:style style:name="Table34.R10" style:family="table-row">
      <style:table-row-properties style:row-height="1.092cm"/>
    </style:style>
    <style:style style:name="Table34.R11" style:family="table-row">
      <style:table-row-properties style:row-height="0.822cm"/>
    </style:style>
    <style:style style:name="Table34.Cell1" style:family="table-cell">
      <style:table-cell-properties fo:background-color="#FFFFFF" style:vertical-align="top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top"/>
    </style:style>
    <style:style style:name="Table34.Cell5" style:family="table-cell">
      <style:table-cell-properties fo:background-color="#FFFFFF" style:vertical-align="top"/>
    </style:style>
    <style:style style:name="Table34.Cell6" style:family="table-cell">
      <style:table-cell-properties fo:background-color="#FFFFFF" style:vertical-align="top"/>
    </style:style>
    <style:style style:name="Table34.Cell7" style:family="table-cell">
      <style:table-cell-properties fo:background-color="#FFFFFF" style:vertical-align="top"/>
    </style:style>
    <style:style style:name="Table34.Cell8" style:family="table-cell">
      <style:table-cell-properties fo:background-color="#FFFFFF" style:vertical-align="top"/>
    </style:style>
    <style:style style:name="Table34.Cell9" style:family="table-cell">
      <style:table-cell-properties fo:background-color="#FFFFFF"/>
    </style:style>
    <style:style style:name="Table34.Cell10" style:family="table-cell">
      <style:table-cell-properties fo:background-color="#FFFFFF" style:vertical-align="top"/>
    </style:style>
    <style:style style:name="Table34.Cell11" style:family="table-cell">
      <style:table-cell-properties fo:background-color="#FFFFFF" style:vertical-align="top"/>
    </style:style>
    <style:style style:name="Table34.Cell12" style:family="table-cell">
      <style:table-cell-properties fo:background-color="#FFFFFF" style:vertical-align="top"/>
    </style:style>
    <style:style style:name="Table34.Cell13" style:family="table-cell">
      <style:table-cell-properties fo:background-color="#FFFFFF" style:vertical-align="top"/>
    </style:style>
    <style:style style:name="Table34.Cell14" style:family="table-cell">
      <style:table-cell-properties fo:background-color="#FFFFFF" style:vertical-align="top"/>
    </style:style>
    <style:style style:name="Table34.Cell15" style:family="table-cell">
      <style:table-cell-properties fo:background-color="#FFFFFF" style:vertical-align="top"/>
    </style:style>
    <style:style style:name="Table34.Cell16" style:family="table-cell">
      <style:table-cell-properties fo:background-color="#FFFFFF" style:vertical-align="top"/>
    </style:style>
    <style:style style:name="Table34.Cell17" style:family="table-cell">
      <style:table-cell-properties fo:background-color="#FFFFFF" style:vertical-align="top"/>
    </style:style>
    <style:style style:name="Table34.Cell18" style:family="table-cell">
      <style:table-cell-properties fo:background-color="#FFFFFF" style:vertical-align="middle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top"/>
    </style:style>
    <style:style style:name="Table34.Cell22" style:family="table-cell">
      <style:table-cell-properties fo:background-color="#FFFFFF" style:vertical-align="middle"/>
    </style:style>
    <style:style style:name="Table34.Cell23" style:family="table-cell">
      <style:table-cell-properties fo:background-color="#FFFFFF" style:vertical-align="middle"/>
    </style:style>
    <style:style style:name="Table34.Cell24" style:family="table-cell">
      <style:table-cell-properties fo:background-color="#FFFFFF" style:vertical-align="middle"/>
    </style:style>
    <style:style style:name="Table34.Cell25" style:family="table-cell">
      <style:table-cell-properties fo:background-color="#FFFFFF" style:vertical-align="top"/>
    </style:style>
    <style:style style:name="Table34.Cell26" style:family="table-cell">
      <style:table-cell-properties fo:background-color="#FFFFFF" style:vertical-align="middle"/>
    </style:style>
    <style:style style:name="Table34.Cell27" style:family="table-cell">
      <style:table-cell-properties fo:background-color="#FFFFFF" style:vertical-align="middle"/>
    </style:style>
    <style:style style:name="Table34.Cell28" style:family="table-cell">
      <style:table-cell-properties fo:background-color="#FFFFFF" style:vertical-align="middle"/>
    </style:style>
    <style:style style:name="Table34.Cell29" style:family="table-cell">
      <style:table-cell-properties fo:background-color="#FFFFFF" style:vertical-align="top"/>
    </style:style>
    <style:style style:name="Table34.Cell30" style:family="table-cell">
      <style:table-cell-properties fo:background-color="#FFFFFF" style:vertical-align="middle"/>
    </style:style>
    <style:style style:name="Table34.Cell31" style:family="table-cell">
      <style:table-cell-properties fo:background-color="#FFFFFF" style:vertical-align="middle"/>
    </style:style>
    <style:style style:name="Table34.Cell32" style:family="table-cell">
      <style:table-cell-properties fo:background-color="#FFFFFF" style:vertical-align="middle"/>
    </style:style>
    <style:style style:name="Table34.Cell33" style:family="table-cell">
      <style:table-cell-properties fo:background-color="#FFFFFF" style:vertical-align="top"/>
    </style:style>
    <style:style style:name="Table34.Cell34" style:family="table-cell">
      <style:table-cell-properties fo:background-color="#FFFFFF" style:vertical-align="middle"/>
    </style:style>
    <style:style style:name="Table34.Cell35" style:family="table-cell">
      <style:table-cell-properties fo:background-color="#FFFFFF" style:vertical-align="middle"/>
    </style:style>
    <style:style style:name="Table34.Cell36" style:family="table-cell">
      <style:table-cell-properties fo:background-color="#FFFFFF" style:vertical-align="middle"/>
    </style:style>
    <style:style style:name="Table34.Cell37" style:family="table-cell">
      <style:table-cell-properties fo:background-color="#FFFFFF" style:vertical-align="top"/>
    </style:style>
    <style:style style:name="Table34.Cell38" style:family="table-cell">
      <style:table-cell-properties fo:background-color="#FFFFFF" style:vertical-align="middle"/>
    </style:style>
    <style:style style:name="Table34.Cell39" style:family="table-cell">
      <style:table-cell-properties fo:background-color="#FFFFFF" style:vertical-align="middle"/>
    </style:style>
    <style:style style:name="Table34.Cell40" style:family="table-cell">
      <style:table-cell-properties fo:background-color="#FFFFFF" style:vertical-align="middle"/>
    </style:style>
    <style:style style:name="Table34.Cell41" style:family="table-cell">
      <style:table-cell-properties fo:background-color="#FFFFFF" style:vertical-align="top"/>
    </style:style>
    <style:style style:name="Table34.Cell42" style:family="table-cell">
      <style:table-cell-properties fo:background-color="#FFFFFF" style:vertical-align="top"/>
    </style:style>
    <style:style style:name="Table34.Cell43" style:family="table-cell">
      <style:table-cell-properties fo:background-color="#FFFFFF" style:vertical-align="top"/>
    </style:style>
    <style:style style:name="Table34.Cell44" style:family="table-cell">
      <style:table-cell-properties fo:background-color="#FFFFFF"/>
    </style:style>
    <style:style style:name="Table35" style:family="table">
      <style:table-properties style:writing-mode="lr-tb" style:width="16.104cm" table:align="center"/>
    </style:style>
    <style:style style:name="Table35.C1" style:family="table-column">
      <style:table-column-properties style:column-width="6.283cm"/>
    </style:style>
    <style:style style:name="Table35.C2" style:family="table-column">
      <style:table-column-properties style:column-width="9.821cm"/>
    </style:style>
    <style:style style:name="Table35.R1" style:family="table-row">
      <style:table-row-properties style:row-height="2.946cm"/>
    </style:style>
    <style:style style:name="Table35.R2" style:family="table-row">
      <style:table-row-properties style:row-height="0.982cm"/>
    </style:style>
    <style:style style:name="Table35.R3" style:family="table-row">
      <style:table-row-properties style:row-height="2.244cm"/>
    </style:style>
    <style:style style:name="Table35.R4" style:family="table-row">
      <style:table-row-properties style:row-height="3.565cm"/>
    </style:style>
    <style:style style:name="Table35.R5" style:family="table-row">
      <style:table-row-properties style:row-height="3.574cm"/>
    </style:style>
    <style:style style:name="Table35.R6" style:family="table-row">
      <style:table-row-properties style:row-height="3.574cm"/>
    </style:style>
    <style:style style:name="Table35.R7" style:family="table-row">
      <style:table-row-properties style:row-height="2.540cm"/>
    </style:style>
    <style:style style:name="Table35.R8" style:family="table-row">
      <style:table-row-properties style:row-height="1.998cm"/>
    </style:style>
    <style:style style:name="Table35.Cell1" style:family="table-cell">
      <style:table-cell-properties fo:background-color="#FFFFFF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middle"/>
    </style:style>
    <style:style style:name="Table35.Cell4" style:family="table-cell">
      <style:table-cell-properties fo:background-color="#FFFFFF" style:vertical-align="middle"/>
    </style:style>
    <style:style style:name="Table35.Cell5" style:family="table-cell">
      <style:table-cell-properties fo:background-color="#FFFFFF" style:vertical-align="top"/>
    </style:style>
    <style:style style:name="Table35.Cell6" style:family="table-cell">
      <style:table-cell-properties fo:background-color="#FFFFFF" style:vertical-align="middle"/>
    </style:style>
    <style:style style:name="Table35.Cell7" style:family="table-cell">
      <style:table-cell-properties fo:background-color="#FFFFFF" style:vertical-align="top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top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top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 style:vertical-align="top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top"/>
    </style:style>
    <style:style style:name="Table35.Cell16" style:family="table-cell">
      <style:table-cell-properties fo:background-color="#FFFFFF"/>
    </style:style>
    <style:style style:name="Table36" style:family="table">
      <style:table-properties style:writing-mode="lr-tb" style:width="16.011cm" table:align="center"/>
    </style:style>
    <style:style style:name="Table36.C1" style:family="table-column">
      <style:table-column-properties style:column-width="5.824cm"/>
    </style:style>
    <style:style style:name="Table36.C2" style:family="table-column">
      <style:table-column-properties style:column-width="10.185cm"/>
    </style:style>
    <style:style style:name="Table36.R1" style:family="table-row">
      <style:table-row-properties style:row-height="0.695cm"/>
    </style:style>
    <style:style style:name="Table36.R2" style:family="table-row">
      <style:table-row-properties style:row-height="2.244cm"/>
    </style:style>
    <style:style style:name="Table36.R3" style:family="table-row">
      <style:table-row-properties style:row-height="3.574cm"/>
    </style:style>
    <style:style style:name="Table36.R4" style:family="table-row">
      <style:table-row-properties style:row-height="4.971cm"/>
    </style:style>
    <style:style style:name="Table36.R5" style:family="table-row">
      <style:table-row-properties style:row-height="3.574cm"/>
    </style:style>
    <style:style style:name="Table36.R6" style:family="table-row">
      <style:table-row-properties style:row-height="3.574cm"/>
    </style:style>
    <style:style style:name="Table36.R7" style:family="table-row">
      <style:table-row-properties style:row-height="3.565cm"/>
    </style:style>
    <style:style style:name="Table36.R8" style:family="table-row">
      <style:table-row-properties style:row-height="2.431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 style:vertical-align="middle"/>
    </style:style>
    <style:style style:name="Table36.Cell5" style:family="table-cell">
      <style:table-cell-properties fo:background-color="#FFFFFF" style:vertical-align="top"/>
    </style:style>
    <style:style style:name="Table36.Cell6" style:family="table-cell">
      <style:table-cell-properties fo:background-color="#FFFFFF" style:vertical-align="middle"/>
    </style:style>
    <style:style style:name="Table36.Cell7" style:family="table-cell">
      <style:table-cell-properties fo:background-color="#FFFFFF" style:vertical-align="top"/>
    </style:style>
    <style:style style:name="Table36.Cell8" style:family="table-cell">
      <style:table-cell-properties fo:background-color="#FFFFFF" style:vertical-align="middle"/>
    </style:style>
    <style:style style:name="Table36.Cell9" style:family="table-cell">
      <style:table-cell-properties fo:background-color="#FFFFFF" style:vertical-align="top"/>
    </style:style>
    <style:style style:name="Table36.Cell10" style:family="table-cell">
      <style:table-cell-properties fo:background-color="#FFFFFF" style:vertical-align="middle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middle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middle"/>
    </style:style>
    <style:style style:name="Table36.Cell15" style:family="table-cell">
      <style:table-cell-properties fo:background-color="#FFFFFF" style:vertical-align="top"/>
    </style:style>
    <style:style style:name="Table36.Cell16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8" style:num-prefix="(" style:num-suffix=")"/>
    </text:list-style>
    <text:list-style style:name="L12">
      <text:list-level-style-number text:start-value="3" style:num-format="1" text:level="1" text:style-name="CharStyle7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2.582cm" fo:margin-right="100" fo:margin-top="0" fo:margin-bottom="0.526cm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.346cm" fo:margin-right="100" fo:margin-top="0" fo:margin-bottom="0" fo:border="none" style:wrap="left" style:vertical-rel="page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true" fo:margin-left="5.554cm" fo:margin-right="7.756cm" fo:margin-top="0" fo:margin-bottom="0" fo:border="none" style:wrap="none" style:vertical-rel="paragraph-content" style:horizontal-pos="center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221cm" fo:margin-right="5.66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515cm" fo:margin-right="2.415cm">
        <style:columns fo:column-count="1" fo:column-gap="1.270cm"/>
      </style:section-properties>
    </style:style>
    <style:style style:name="Sect3" style:family="section">
      <style:section-properties fo:margin-left="2.461cm" fo:margin-right="2.367cm">
        <style:columns fo:column-count="1" fo:column-gap="1.270cm"/>
      </style:section-properties>
    </style:style>
    <style:style style:name="Sect4" style:family="section">
      <style:section-properties fo:margin-left="5.159cm" fo:margin-right="2.351cm">
        <style:columns fo:column-count="1" fo:column-gap="1.270cm"/>
      </style:section-properties>
    </style:style>
    <style:style style:name="Sect5" style:family="section">
      <style:section-properties fo:margin-left="2.452cm" fo:margin-right="2.349cm">
        <style:columns fo:column-count="1" fo:column-gap="1.270cm"/>
      </style:section-properties>
    </style:style>
    <style:style style:name="Sect6" style:family="section">
      <style:section-properties fo:margin-left="2.621cm" fo:margin-right="2.367cm">
        <style:columns fo:column-count="1" fo:column-gap="1.270cm"/>
      </style:section-properties>
    </style:style>
    <style:style style:name="Sect7" style:family="section">
      <style:section-properties fo:margin-left="2.452cm" fo:margin-right="2.349cm">
        <style:columns fo:column-count="1" fo:column-gap="1.270cm"/>
      </style:section-properties>
    </style:style>
    <style:style style:name="Sect8" style:family="section">
      <style:section-properties fo:margin-left="10.282cm" fo:margin-right="2.387cm">
        <style:columns fo:column-count="1" fo:column-gap="1.270cm"/>
      </style:section-properties>
    </style:style>
    <style:style style:name="Sect9" style:family="section">
      <style:section-properties fo:margin-left="10.283cm" fo:margin-right="10.259cm">
        <style:columns fo:column-count="1" fo:column-gap="1.270cm"/>
      </style:section-properties>
    </style:style>
    <style:style style:name="Sect10" style:family="section">
      <style:section-properties fo:margin-left="4.636cm" fo:margin-right="2.360cm">
        <style:columns fo:column-count="1" fo:column-gap="1.270cm"/>
      </style:section-properties>
    </style:style>
    <style:style style:name="Sect11" style:family="section">
      <style:section-properties fo:margin-left="7.996cm" fo:margin-right="2.351cm">
        <style:columns fo:column-count="1" fo:column-gap="1.270cm"/>
      </style:section-properties>
    </style:style>
    <style:style style:name="Sect12" style:family="section">
      <style:section-properties fo:margin-left="7.996cm" fo:margin-right="2.351cm">
        <style:columns fo:column-count="1" fo:column-gap="1.270cm"/>
      </style:section-properties>
    </style:style>
    <style:style style:name="Sect13" style:family="section">
      <style:section-properties fo:margin-left="2.452cm" fo:margin-right="2.349cm">
        <style:columns fo:column-count="1" fo:column-gap="1.270cm"/>
      </style:section-properties>
    </style:style>
    <style:style style:name="Sect14" style:family="section">
      <style:section-properties fo:margin-left="2.621cm" fo:margin-right="2.360cm">
        <style:columns fo:column-count="1" fo:column-gap="1.270cm"/>
      </style:section-properties>
    </style:style>
    <style:style style:name="Sect15" style:family="section">
      <style:section-properties fo:margin-left="4.678cm" fo:margin-right="2.369cm">
        <style:columns fo:column-count="1" fo:column-gap="1.270cm"/>
      </style:section-properties>
    </style:style>
    <style:style style:name="Sect16" style:family="section">
      <style:section-properties fo:margin-left="2.485cm" fo:margin-right="2.358cm">
        <style:columns fo:column-count="1" fo:column-gap="1.270cm"/>
      </style:section-properties>
    </style:style>
    <style:style style:name="Sect17" style:family="section">
      <style:section-properties fo:margin-left="2.452cm" fo:margin-right="2.349cm">
        <style:columns fo:column-count="1" fo:column-gap="1.270cm"/>
      </style:section-properties>
    </style:style>
    <style:style style:name="Sect18" style:family="section">
      <style:section-properties fo:margin-left="2.452cm" fo:margin-right="2.349cm">
        <style:columns fo:column-count="1" fo:column-gap="1.270cm"/>
      </style:section-properties>
    </style:style>
    <style:style style:name="Sect19" style:family="section">
      <style:section-properties fo:margin-left="10.282cm" fo:margin-right="2.401cm">
        <style:columns fo:column-count="1" fo:column-gap="1.270cm"/>
      </style:section-properties>
    </style:style>
    <style:style style:name="Sect20" style:family="section">
      <style:section-properties fo:margin-left="2.452cm" fo:margin-right="2.349cm">
        <style:columns fo:column-count="1" fo:column-gap="1.270cm"/>
      </style:section-properties>
    </style:style>
    <style:style style:name="Sect21" style:family="section">
      <style:section-properties fo:margin-left="10.275cm" fo:margin-right="10.266cm">
        <style:columns fo:column-count="1" fo:column-gap="1.270cm"/>
      </style:section-properties>
    </style:style>
    <style:style style:name="Sect22" style:family="section">
      <style:section-properties fo:margin-left="4.923cm" fo:margin-right="2.351cm">
        <style:columns fo:column-count="1" fo:column-gap="1.270cm"/>
      </style:section-properties>
    </style:style>
    <style:style style:name="Sect23" style:family="section">
      <style:section-properties fo:margin-left="10.296cm" fo:margin-right="2.413cm">
        <style:columns fo:column-count="1" fo:column-gap="1.270cm"/>
      </style:section-properties>
    </style:style>
    <style:style style:name="Sect24" style:family="section">
      <style:section-properties fo:margin-left="2.621cm" fo:margin-right="14.289cm">
        <style:columns fo:column-count="1" fo:column-gap="1.270cm"/>
      </style:section-properties>
    </style:style>
    <style:style style:name="Sect25" style:family="section">
      <style:section-properties fo:margin-left="4.373cm" fo:margin-right="2.318cm">
        <style:columns fo:column-count="1" fo:column-gap="1.270cm"/>
      </style:section-properties>
    </style:style>
    <style:style style:name="Sect26" style:family="section">
      <style:section-properties fo:margin-left="10.264cm" fo:margin-right="2.318cm">
        <style:columns fo:column-count="1" fo:column-gap="1.270cm"/>
      </style:section-properties>
    </style:style>
    <style:style style:name="Sect27" style:family="section">
      <style:section-properties fo:margin-left="2.452cm" fo:margin-right="2.349cm">
        <style:columns fo:column-count="1" fo:column-gap="1.270cm"/>
      </style:section-properties>
    </style:style>
    <style:style style:name="Sect28" style:family="section">
      <style:section-properties fo:margin-left="2.452cm" fo:margin-right="2.349cm">
        <style:columns fo:column-count="1" fo:column-gap="1.270cm"/>
      </style:section-properties>
    </style:style>
    <style:style style:name="Sect29" style:family="section">
      <style:section-properties fo:margin-left="2.427cm" fo:margin-right="2.367cm">
        <style:columns fo:column-count="1" fo:column-gap="1.270cm"/>
      </style:section-properties>
    </style:style>
    <style:style style:name="Sect30" style:family="section">
      <style:section-properties fo:margin-left="2.452cm" fo:margin-right="2.349cm">
        <style:columns fo:column-count="1" fo:column-gap="1.270cm"/>
      </style:section-properties>
    </style:style>
    <style:style style:name="Sect31" style:family="section">
      <style:section-properties fo:margin-left="2.443cm" fo:margin-right="2.327cm">
        <style:columns fo:column-count="1" fo:column-gap="1.270cm"/>
      </style:section-properties>
    </style:style>
    <style:style style:name="Sect32" style:family="section">
      <style:section-properties fo:margin-left="2.621cm" fo:margin-right="2.351cm">
        <style:columns fo:column-count="1" fo:column-gap="1.270cm"/>
      </style:section-properties>
    </style:style>
    <style:style style:name="Sect33" style:family="section">
      <style:section-properties fo:margin-left="5.128cm" fo:margin-right="5.119cm">
        <style:columns fo:column-count="1" fo:column-gap="1.270cm"/>
      </style:section-properties>
    </style:style>
    <style:style style:name="Sect34" style:family="section">
      <style:section-properties fo:margin-left="2.450cm" fo:margin-right="2.302cm">
        <style:columns fo:column-count="1" fo:column-gap="1.270cm"/>
      </style:section-properties>
    </style:style>
    <style:style style:name="Sect35" style:family="section">
      <style:section-properties fo:margin-left="2.349cm" fo:margin-right="2.358cm">
        <style:columns fo:column-count="1" fo:column-gap="1.270cm"/>
      </style:section-properties>
    </style:style>
    <style:style style:name="Sect36" style:family="section">
      <style:section-properties fo:margin-left="2.452cm" fo:margin-right="2.358cm">
        <style:columns fo:column-count="1" fo:column-gap="1.270cm"/>
      </style:section-properties>
    </style:style>
    <style:style style:name="Sect37" style:family="section">
      <style:section-properties fo:margin-left="2.621cm" fo:margin-right="2.360cm">
        <style:columns fo:column-count="1" fo:column-gap="1.270cm"/>
      </style:section-properties>
    </style:style>
    <style:style style:name="Sect38" style:family="section">
      <style:section-properties fo:margin-left="10.259cm" fo:margin-right="10.259cm">
        <style:columns fo:column-count="1" fo:column-gap="1.270cm"/>
      </style:section-properties>
    </style:style>
    <style:style style:name="Sect39" style:family="section">
      <style:section-properties fo:margin-left="2.485cm" fo:margin-right="2.401cm">
        <style:columns fo:column-count="1" fo:column-gap="1.270cm"/>
      </style:section-properties>
    </style:style>
    <style:style style:name="Sect40" style:family="section">
      <style:section-properties fo:margin-left="2.512cm" fo:margin-right="2.469cm">
        <style:columns fo:column-count="1" fo:column-gap="1.270cm"/>
      </style:section-properties>
    </style:style>
    <style:style style:name="Sect41" style:family="section">
      <style:section-properties fo:margin-left="2.836cm" fo:margin-right="5.244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202"><text:span text:style-name="CharStyle3">SYOR-SYOR YANG DICADANGKAN BAGI<text:line-break/>BAHAGIAN-BAHAGIAN PILIHAN RAYA<text:line-break/>PERSEKUTUAN DAN NEGERI BAGI<text:line-break/>NEGERI PAHANG SEBAGAIMANA YANG<text:line-break/>TELAH DIKAJI SEMULA OLEH<text:line-break/>SURUHANJAYA PILIHAN RAYA DALAM<text:line-break/>TAHUN 2016</text:span></text:p>
        <text:p text:style-name="P1155"><text:span text:style-name="CharStyle5">PROPOSED RECOMMENDATIONS FOR<text:line-break/>FEDERAL AND STATE CONSTITUENCIES<text:line-break/>FOR THE STATE OF PAHANG AS<text:line-break/>REVIEWED BY THE ELECTION<text:line-break/>COMMISSION IN 2016</text:span></text:p>
      </text:section>
      <text:section text:style-name="Sect1" text:name="Section1">
        <text:p text:style-name="P2203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1826"><text:span text:style-name="CharStyle7">SYOR-SYOR YANG DICADANGKAN BAGI BAHAGIAN-BAHAGIAN PILIHAN RAYA<text:line-break/>PERSEKUTUAN DAN NEGERI BAGI NEGERI PAHANG SEBAGAIMANA YANG TELAH<text:line-break/>DIKAJI SEMULA OLEH SURUHANJAYA PILIHAN RAYA DALAM TAHUN 2016</text:span></text:p>
        <text:p text:style-name="P1773"><text:span text:style-name="CharStyle7">Suruhanjaya Pilihan Raya, mengikut kehendak Fasal (2) Perkara 113 Perlembagaan<text:line-break/>Persekutuan, telah mengkaji semula pembahagian bahagian-bahagian pilihan raya<text:line-break/>Persekutuan dan Negeri bagi Negeri Pahang.</text:span></text:p>
        <text:list text:style-name="L0">
          <text:list-item>
            <text:p text:style-name="P1445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1634"><text:span text:style-name="CharStyle7"><text:tab/>tiada perubahan bilangan bahagian-bahagian pilihan raya Persekutuan<text:line-break/>bagi Negeri Pahang;</text:span></text:p>
          </text:list-item>
          <text:list-item>
            <text:p text:style-name="P1827"><text:span text:style-name="CharStyle7"><text:tab/>tiada perubahan bilangan bahagian-bahagian pilihan raya Negeri bagi<text:line-break/>Negeri Pahang;</text:span></text:p>
          </text:list-item>
          <text:list-item>
            <text:p text:style-name="P779"><text:span text:style-name="CharStyle7"><text:tab/>tiada pindaan atau perubahan nama kepada bahagian-bahagian pilihan<text:line-break/>raya Persekutuan dalam Negeri Pahang; dan</text:span></text:p>
          </text:list-item>
          <text:list-item>
            <text:p text:style-name="P1765"><text:span text:style-name="CharStyle7"><text:tab/>terdapat pindaan dan perubahan nama kepada bahagian-bahagian pilihan<text:line-break/>raya Negeri yang melibatkan dua (2) bahagian-bahagian pilihan raya<text:line-break/>Negeri dalam Negeri Pahang.</text:span></text:p>
          </text:list-item>
        </text:list>
        <text:list text:style-name="L0">
          <text:list-item>
            <text:p text:style-name="P980"><text:span text:style-name="CharStyle7"><text:tab/>Jumlah bilangan pemilih seramai 740,023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P.U. </text:span><text:span text:style-name="CharStyle8">(B) 399/2016</text:span><text:span text:style-name="CharStyle7"><text:s text:c="1"/>bertarikh<text:line-break/>6 September 2016 telah diguna pakai bagi maksud kajian semula persempadanan<text:line-break/>bahagian-bahagian pilihan raya Persekutuan dan Negeri di dalam Negeri Pahang.</text:span></text:p>
          </text:list-item>
          <text:list-item>
            <text:p text:style-name="P1484"><text:span text:style-name="CharStyle7"><text:tab/>Butiran syor yang dicadangkan bagi Negeri Pahang berkenaan dengan bahagian-<text:line-break/>bahagian pilihan raya Persekutuan dan Negeri yang baharu, pindaan dan perubahan<text:line-break/>nama sedia ada bagi bahagian-bahagian pilihan raya Persekutuan dan Negeri dan</text:span></text:p>
          </text:list-item>
        </text:list>
        <text:p text:style-name="P1099"><text:span text:style-name="CharStyle7">bahagian-bahagian pilihan raya Persekutuan yang terlibat dalam semakan semula dan<text:line-break/>tersentuh oleh syor tersebut adalah dinyatakan dalam Jadual Pertama.</text:span></text:p>
        <text:list text:style-name="L0" text:continue-numbering="true">
          <text:list-item>
            <text:p text:style-name="P1402"><text:span text:style-name="CharStyle7"><text:tab/>Berikutan kajian semula persempadanan bahagian-bahagian pilihan raya<text:line-break/>Persekutuan dan Negeri ini, bilangan pemilih bagi bahagian-bahagian pilihan raya<text:line-break/>Persekutuan dan Negeri dalam Negeri Pahang dinyatakan dalam Jadual Kedua.</text:span></text:p>
          </text:list-item>
          <text:list-item>
            <text:p text:style-name="P1362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Pahang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1662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1797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1753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862"><text:span text:style-name="CharStyle7"><text:tab/>Kerajaan Negeri; atau</text:span></text:p>
          </text:list-item>
          <text:list-item>
            <text:p text:style-name="P1571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055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737"><text:span text:style-name="CharStyle7"><text:tab/>Apa-apa representasi membantah syor yang dicadangkan hendaklah<text:line-break/>dikemukakan secara bertulis kepada Suruhanjaya Pilihan Raya dan dialamatkan kepada<text:line-break/>Pegawai Pilihan Raya Negeri Pahang seperti di bawah:</text:span></text:p>
          </text:list-item>
        </text:list>
      </text:section>
      <text:section text:style-name="Sect2" text:name="Section2">
        <text:p text:style-name="P2204"><text:span text:style-name="CharStyle7">Pengarah Pilihan Raya Negeri Pahang<text:line-break/>Tingkat 8 Wisma Persekutuan<text:line-break/>Jalan Gambut<text:line-break/>25000 Kuantan<text:line-break/>Pahang.</text:span></text:p>
        <text:p text:style-name="P1815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1352"><text:span text:style-name="CharStyle7">PROPOSED RECOMMENDATIONS FOR FEDERAL AND STATE CONSTITUENCIES FOR<text:line-break/>THE STATE OF PAHANG AS REVIEWED BY THE ELECTION COMMISSION IN 2016</text:span></text:p>
        <text:p text:style-name="P1224"><text:span text:style-name="CharStyle7">The Election Commission, in accordance with the requirements of Clause [2] of Article<text:line-break/>113 of the Federal Constitution, has reviewed the division of the Federal constituencies<text:line-break/>and State constituencies for the State of Pahang.</text:span></text:p>
        <text:list text:style-name="L6">
          <text:list-item>
            <text:p text:style-name="P1202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2041"><text:span text:style-name="CharStyle7"><text:tab/>no alteration in the number of Federal constituencies for the State of<text:line-break/>Pahang;</text:span></text:p>
          </text:list-item>
          <text:list-item>
            <text:p text:style-name="P1918"><text:span text:style-name="CharStyle7"><text:tab/>no alteration in the number of the State constituencies for the State of<text:line-break/>Pahang;</text:span></text:p>
          </text:list-item>
          <text:list-item>
            <text:p text:style-name="P797"><text:span text:style-name="CharStyle7"><text:tab/>no amendment or alteration made to the names of Federal constituencies<text:line-break/>in the State of Pahang; and</text:span></text:p>
          </text:list-item>
          <text:list-item>
            <text:p text:style-name="P1920"><text:span text:style-name="CharStyle7"><text:tab/>there are amendments and alterations made to the names of the State<text:line-break/>constituencies involving two (2) State constituencies in the State of<text:line-break/>Pahang.</text:span></text:p>
          </text:list-item>
        </text:list>
        <text:list text:style-name="L6">
          <text:list-item>
            <text:p text:style-name="P1059"><text:span text:style-name="CharStyle7"><text:tab/>The total number of 740,023 electors in the Electoral Rolls determined by the<text:line-break/>Election Commission which was endorsed and gazetted on 13 May 2016 </text:span><text:span text:style-name="CharStyle8">[P.U,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/text:span></text:p>
          </text:list-item>
        </text:list>
        <text:p text:style-name="P1916"><text:span text:style-name="CharStyle15">3</text:span></text:p>
        <text:p text:style-name="P1365"><text:span text:style-name="CharStyle17">for the purpose of the review of the delimitation of Federal and State constituencies in<text:line-break/>the State of Pahang.</text:span></text:p>
        <text:list text:style-name="L6" text:continue-numbering="true">
          <text:list-item>
            <text:p text:style-name="P1758"><text:span text:style-name="CharStyle17"><text:tab/>Particulars of the proposed recommendations for the State of Pahang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1519"><text:span text:style-name="CharStyle17"><text:tab/>Due to this review of the delimitation of the Federal and State constituencies, the<text:line-break/>number of electors for the Federal and State constituencies in the State of Pahang are<text:line-break/>specified in the Second Schedule.</text:span></text:p>
          </text:list-item>
          <text:list-item>
            <text:p text:style-name="P733"><text:span text:style-name="CharStyle17"><text:tab/>This proposed recommendations together with one copy of the draft<text:line-break/>constituencies plan for the States of Malaya and one copy of the draft constituencies<text:line-break/>plan for the State of Pahang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1750"><text:span text:style-name="CharStyle17"><text:tab/>According to section </text:span><text:span text:style-name="CharStyle18">4(b),</text:span><text:span text:style-name="CharStyle17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1171"><text:span text:style-name="CharStyle17"><text:tab/>In accordance with section 5, Part II of the Thirteenth Schedule to the Federal<text:line-break/>Constitution, parties who can make representations objecting to the propose<text:line-break/>recommendations are:</text:span></text:p>
          </text:list-item>
        </text:list>
        <text:list text:style-name="L10">
          <text:list-item>
            <text:p text:style-name="P1429"><text:span text:style-name="CharStyle17"><text:tab/>the State Government; or</text:span></text:p>
          </text:list-item>
          <text:list-item>
            <text:p text:style-name="P1243"><text:span text:style-name="CharStyle17"><text:tab/>any local authority whose area is wholly or partly comprised in the<text:line-break/>constituencies affected by the recommendation; or</text:span></text:p>
          </text:list-item>
          <text:list-item>
            <text:p text:style-name="P1056"><text:span text:style-name="CharStyle17"><text:tab/>a body of one hundred or more persons whose names are shown on the<text:line-break/>current electoral rolls of the constituencies in question.</text:span></text:p>
          </text:list-item>
        </text:list>
        <text:p text:style-name="P1392"><text:span text:style-name="CharStyle7">4</text:span></text:p>
        <text:list text:style-name="L6">
          <text:list-item>
            <text:p text:style-name="P1819"><text:span text:style-name="CharStyle7"><text:tab/>Any representations objecting to the proposed recommendations shall be<text:line-break/>submitted in writing to the Election Commission and addressed to the Pahang State<text:line-break/>Election Officer as below:</text:span></text:p>
          </text:list-item>
        </text:list>
        <text:p text:style-name="P1853"><text:span text:style-name="CharStyle7">Pengarah Pilihan Raya Negeri Pahang<text:line-break/>Tingkat 8 Wisma Persekutuan<text:line-break/>Jalan Gambut<text:line-break/>25000 Kuantan<text:line-break/>Pahang.</text:span></text:p>
        <text:p text:style-name="P1608"><text:span text:style-name="CharStyle15">5</text:span></text:p>
        <text:p text:style-name="P1756"><text:span text:style-name="CharStyle20">JADUAL PERTAMA / </text:span><text:span text:style-name="CharStyle21">FIRST SCHEDULE</text:span></text:p>
        <text:p text:style-name="P1189"><text:span text:style-name="CharStyle20">SYOR YANG DICADANGKAN BAGI NEGERI PAHANG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1275"><text:span text:style-name="CharStyle23">PROPOSED RECOMMEND A TIONS FOR THE STA TE OF PAHANG REGARDING THE NEW<text:line-break/>FEDERAL AND STATE CONSTITUENCIES, AMENDMENTS AND ALTERATIONS TO THE<text:line-break/>EXISTING NAMES OF THE FEDERAL AND STA TE CONSTITUENCIES AND THE FEDERAL<text:line-break/>CONSTITUENCIES INVOLVED IN THE REVISION AND AFFECTED BY THE PROPOSED</text:span></text:p>
        <text:p text:style-name="P1903"><text:span text:style-name="CharStyle23">RECOMMENDATIONS</text:span></text:p>
        <text:h text:outline-level="2" text:style-name="P1857"><text:bookmark-start text:name="bookmark0"/><text:span text:style-name="CharStyle25">(</text:span><text:span text:style-name="CharStyle26">1</text:span><text:span text:style-name="CharStyle25">) (</text:span><text:span text:style-name="CharStyle26">2</text:span><text:span text:style-name="CharStyle25">)</text:span><text:bookmark-end text:name="bookmark0"/></text:h>
        <text:p text:style-name="P1256"><text:span text:style-name="CharStyle7">Bahagian Pilihan Raya<text:tab/>Bahagian Pilihan Raya Negeri</text:span></text:p>
        <text:p text:style-name="P2045"><text:span text:style-name="CharStyle7">Persekutuan</text:span></text:p>
        <text:p text:style-name="P1899"><draw:frame draw:style-name="fr2" svg:x="8.735cm" svg:y="1.050cm" svg:width="9.262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1347"><text:span text:style-name="CharStyle12">- Tiada -</text:span></text:p></table:table-cell><table:table-cell table:style-name="Table1.Cell2"><text:p text:style-name="P1766"><text:span text:style-name="CharStyle13">-</text:span><text:span text:style-name="CharStyle12"><text:s text:c="1"/>Tiada -</text:span></text:p></table:table-cell></table:table-row><table:table-row table:style-name="Table1.R2"><table:table-cell table:style-name="Table1.Cell3"><text:p text:style-name="P1730"><text:span text:style-name="CharStyle12">- </text:span><text:span text:style-name="CharStyle13">Nil -</text:span></text:p></table:table-cell><table:table-cell table:style-name="Table1.Cell4"><text:p text:style-name="P2103"><text:span text:style-name="CharStyle12">- </text:span><text:span text:style-name="CharStyle13">Nil -</text:span></text:p></table:table-cell></table:table-row><table:table-row table:style-name="Table1.R3"><table:table-cell table:style-name="Table1.Cell5"><text:p text:style-name="P1005"><text:span text:style-name="CharStyle13">-</text:span><text:span text:style-name="CharStyle12"><text:s text:c="1"/>Tiada -</text:span></text:p></table:table-cell><table:table-cell table:style-name="Table1.Cell6"><text:p text:style-name="P928"><text:span text:style-name="CharStyle12">1. N. 25 Jengka</text:span></text:p></table:table-cell></table:table-row><table:table-row table:style-name="Table1.R4"><table:table-cell table:style-name="Table1.Cell7"><text:p text:style-name="P1824"><text:span text:style-name="CharStyle12">- </text:span><text:span text:style-name="CharStyle13">Nil -</text:span></text:p></table:table-cell><table:table-cell table:style-name="Table1.Cell8"><text:p text:style-name="P870"><text:span text:style-name="CharStyle12">(Nama Asal: Kuala Sentul)</text:span></text:p></table:table-cell></table:table-row><table:table-row table:style-name="Table1.R5"><table:table-cell table:style-name="Table1.Cell9"><text:p text:style-name="P2161"/></table:table-cell><table:table-cell table:style-name="Table1.Cell10"><text:p text:style-name="P1034"><text:span text:style-name="CharStyle12">2. N. 29 Paya Pulai</text:span></text:p></table:table-cell></table:table-row><table:table-row table:style-name="Table1.R6"><table:table-cell table:style-name="Table1.Cell11"><text:p text:style-name="P2161"/></table:table-cell><table:table-cell table:style-name="Table1.Cell12"><text:p text:style-name="P1118"><text:span text:style-name="CharStyle12">(Nama Asal: Jengka)</text:span></text:p></table:table-cell></table:table-row></table:table></draw:text-box></draw:frame><text:span text:style-name="CharStyle28">Federal Constituency<text:tab/>State<text:tab/>Constituency</text:span></text:p>
        <text:p text:style-name="P833"><text:span text:style-name="CharStyle7">Pewujudan Baharu<text:line-break/></text:span><text:span text:style-name="CharStyle8">Newly Created</text:span></text:p>
        <text:p text:style-name="P1518"><text:span text:style-name="CharStyle29">Pindaan Dan<text:line-break/>Perubahan Nama<text:line-break/>Sedia Ada<text:line-break/></text:span><text:span text:style-name="CharStyle28">Amendments And<text:line-break/>Alterations To The<text:line-break/>Existing Name</text:span></text:p>
        <text:p text:style-name="P1523"><text:span text:style-name="CharStyle7">Kecuali bahagian-bahagian pilihan raya Persekutuan yang terlibat dalam semakan<text:line-break/>semula dan tersentuh oleh syor yang dicadangkan iaitu P. 080 Raub, P. 081 Jerantut, P.<text:line-break/>086 Maran, P. 087 Kuala Krau, P. 088 Temerloh dan P. 089 Bentong, sempadan<text:line-break/>bahagian-bahagian pilihan raya Persekutuan yang tidak disebut tetap serupa seperti<text:line-break/>yang ada sekarang.</text:span></text:p>
        <text:p text:style-name="P1419"><text:span text:style-name="CharStyle28">Except for the Federal constituencies involved in the revision and affected by the<text:line-break/>proposed recommendations that is P. 080 Raub, P. 081 Jerantut, P. 086 Maran, P. 087<text:line-break/>Kuala Krau, P. 088 Temerloh and P. 089 Bentong, the boundaries of the Federal<text:line-break/>constituencies which are not mentioned remain the same as at present.</text:span></text:p>
        <text:p text:style-name="P824"><text:span text:style-name="CharStyle31">6</text:span></text:p>
        <text:p text:style-name="P1580"><text:span text:style-name="CharStyle32">JADUAL KEDUA / </text:span><text:span text:style-name="CharStyle23">SECOND SCHEDULE</text:span></text:p>
        <text:p text:style-name="P878"><text:span text:style-name="CharStyle20">BILAGAN PEMILIH BAGI BAHAGIAN-BAHAGIAN PILIHAN RAYA PERSEKUTUAN</text:span></text:p>
        <text:p text:style-name="P1098"><text:span text:style-name="CharStyle20">DAN NEGERI BAGI NEGERI PAHANG</text:span></text:p>
        <text:p text:style-name="P1489"><text:span text:style-name="CharStyle23">NUMBER OF ELECTORS FOR THE FEDERAL AND ST A TE CONSTITUENCIES FOR THE</text:span></text:p>
        <text:p text:style-name="P1726"><text:span text:style-name="CharStyle23">STATE OF PAHANG</text:span></text:p>
        <text:p text:style-name="P1431"><text:span text:style-name="CharStyle20">BAHAGIAN PILIHAN RAYA PERSEKUTUAN: P. 078 CAMERON HIGHLANDS<text:line-break/></text:span><text:span text:style-name="CharStyle21">FEDERAL CONSTITUENCY: P. 078 CAMERON HIGHLANDS</text:span></text:p>
        <text:p text:style-name="P2"><draw:frame draw:style-name="fr3" svg:x="0.000cm" svg:y="0.000cm" svg:width="10.626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2161"/></table:table-cell><table:table-cell table:style-name="Table2.Cell2"><text:p text:style-name="P1684"><text:span text:style-name="CharStyle12">(2)</text:span></text:p></table:table-cell><table:table-cell table:style-name="Table2.Cell3"><text:p text:style-name="P1743"><text:span text:style-name="CharStyle12">(3)</text:span></text:p></table:table-cell></table:table-row><table:table-row table:style-name="Table2.R2"><table:table-cell table:style-name="Table2.Cell4"><text:p text:style-name="P2161"/></table:table-cell><table:table-cell table:style-name="Table2.Cell5"><text:p text:style-name="P1602"><text:span text:style-name="CharStyle12">Daerah Mengundi</text:span></text:p></table:table-cell><table:table-cell table:style-name="Table2.Cell6"><text:p text:style-name="P1498"><text:span text:style-name="CharStyle12">Bilangan Pemilih</text:span></text:p></table:table-cell></table:table-row><table:table-row table:style-name="Table2.R3"><table:table-cell table:style-name="Table2.Cell7"><text:p text:style-name="P2161"/></table:table-cell><table:table-cell table:style-name="Table2.Cell8"><text:p text:style-name="P1575"><text:span text:style-name="CharStyle13">Polling District</text:span></text:p></table:table-cell><table:table-cell table:style-name="Table2.Cell9"><text:p text:style-name="P1077"><text:span text:style-name="CharStyle13">Number of Electors</text:span></text:p></table:table-cell></table:table-row><table:table-row table:style-name="Table2.R4"><table:table-cell table:style-name="Table2.Cell10"><text:p text:style-name="P880"><text:span text:style-name="CharStyle35">1</text:span><text:span text:style-name="CharStyle36">.</text:span></text:p></table:table-cell><table:table-cell table:style-name="Table2.Cell11"><text:p text:style-name="P1216"><text:span text:style-name="CharStyle12">Pos Terisu</text:span></text:p></table:table-cell><table:table-cell table:style-name="Table2.Cell12"><text:p text:style-name="P1914"><text:span text:style-name="CharStyle12">356</text:span></text:p></table:table-cell></table:table-row><table:table-row table:style-name="Table2.R5"><table:table-cell table:style-name="Table2.Cell13"><text:p text:style-name="P1465"><text:span text:style-name="CharStyle12">2.</text:span></text:p></table:table-cell><table:table-cell table:style-name="Table2.Cell14"><text:p text:style-name="P1103"><text:span text:style-name="CharStyle12">Pos Telanuk</text:span></text:p></table:table-cell><table:table-cell table:style-name="Table2.Cell15"><text:p text:style-name="P1963"><text:span text:style-name="CharStyle12">484</text:span></text:p></table:table-cell></table:table-row><table:table-row table:style-name="Table2.R6"><table:table-cell table:style-name="Table2.Cell16"><text:p text:style-name="P1485"><text:span text:style-name="CharStyle12">3.</text:span></text:p></table:table-cell><table:table-cell table:style-name="Table2.Cell17"><text:p text:style-name="P949"><text:span text:style-name="CharStyle12">Pos Lemoi</text:span></text:p></table:table-cell><table:table-cell table:style-name="Table2.Cell18"><text:p text:style-name="P1250"><text:span text:style-name="CharStyle12">166</text:span></text:p></table:table-cell></table:table-row><table:table-row table:style-name="Table2.R7"><table:table-cell table:style-name="Table2.Cell19"><text:p text:style-name="P1713"><text:span text:style-name="CharStyle12">4.</text:span></text:p></table:table-cell><table:table-cell table:style-name="Table2.Cell20"><text:p text:style-name="P1817"><text:span text:style-name="CharStyle12">Pos Mensun</text:span></text:p></table:table-cell><table:table-cell table:style-name="Table2.Cell21"><text:p text:style-name="P2127"><text:span text:style-name="CharStyle12">465</text:span></text:p></table:table-cell></table:table-row><table:table-row table:style-name="Table2.R8"><table:table-cell table:style-name="Table2.Cell22"><text:p text:style-name="P760"><text:span text:style-name="CharStyle12">5.</text:span></text:p></table:table-cell><table:table-cell table:style-name="Table2.Cell23"><text:p text:style-name="P1319"><text:span text:style-name="CharStyle12">Lembah Bertam</text:span></text:p></table:table-cell><table:table-cell table:style-name="Table2.Cell24"><text:p text:style-name="P1254"><text:span text:style-name="CharStyle12">1,945</text:span></text:p></table:table-cell></table:table-row><table:table-row table:style-name="Table2.R9"><table:table-cell table:style-name="Table2.Cell25"><text:p text:style-name="P1314"><text:span text:style-name="CharStyle12">6.</text:span></text:p></table:table-cell><table:table-cell table:style-name="Table2.Cell26"><text:p text:style-name="P1806"><text:span text:style-name="CharStyle12">Bandar Ringlet</text:span></text:p></table:table-cell><table:table-cell table:style-name="Table2.Cell27"><text:p text:style-name="P963"><text:span text:style-name="CharStyle12">2,081</text:span></text:p></table:table-cell></table:table-row><table:table-row table:style-name="Table2.R10"><table:table-cell table:style-name="Table2.Cell28"><text:p text:style-name="P1570"><text:span text:style-name="CharStyle12">7.</text:span></text:p></table:table-cell><table:table-cell table:style-name="Table2.Cell29"><text:p text:style-name="P1083"><text:span text:style-name="CharStyle12">Habu</text:span></text:p></table:table-cell><table:table-cell table:style-name="Table2.Cell30"><text:p text:style-name="P1134"><text:span text:style-name="CharStyle12">755</text:span></text:p></table:table-cell></table:table-row><table:table-row table:style-name="Table2.R11"><table:table-cell table:style-name="Table2.Cell31"><text:p text:style-name="P1770"><text:span text:style-name="CharStyle35">8</text:span><text:span text:style-name="CharStyle36">.</text:span></text:p></table:table-cell><table:table-cell table:style-name="Table2.Cell32"><text:p text:style-name="P2097"><text:span text:style-name="CharStyle12">Ladang Boh 1</text:span></text:p></table:table-cell><table:table-cell table:style-name="Table2.Cell33"><text:p text:style-name="P1554"><text:span text:style-name="CharStyle12">207</text:span></text:p></table:table-cell></table:table-row><table:table-row table:style-name="Table2.R12"><table:table-cell table:style-name="Table2.Cell34"><text:p text:style-name="P1382"><text:span text:style-name="CharStyle12">9.</text:span></text:p></table:table-cell><table:table-cell table:style-name="Table2.Cell35"><text:p text:style-name="P1196"><text:span text:style-name="CharStyle12">Ladang Boh 2</text:span></text:p></table:table-cell><table:table-cell table:style-name="Table2.Cell36"><text:p text:style-name="P1435"><text:span text:style-name="CharStyle12">244</text:span></text:p></table:table-cell></table:table-row><table:table-row table:style-name="Table2.R13"><table:table-cell table:style-name="Table2.Cell37"><text:p text:style-name="P1407"><text:span text:style-name="CharStyle12">10.</text:span></text:p></table:table-cell><table:table-cell table:style-name="Table2.Cell38"><text:p text:style-name="P1760"><text:span text:style-name="CharStyle12">Kea Farm</text:span></text:p></table:table-cell><table:table-cell table:style-name="Table2.Cell39"><text:p text:style-name="P1432"><text:span text:style-name="CharStyle12">419</text:span></text:p></table:table-cell></table:table-row><table:table-row table:style-name="Table2.R14"><table:table-cell table:style-name="Table2.Cell40"><text:p text:style-name="P1733"><text:span text:style-name="CharStyle12">11.</text:span></text:p></table:table-cell><table:table-cell table:style-name="Table2.Cell41"><text:p text:style-name="P955"><text:span text:style-name="CharStyle12">Tanah Rata</text:span></text:p></table:table-cell><table:table-cell table:style-name="Table2.Cell42"><text:p text:style-name="P1586"><text:span text:style-name="CharStyle12">2,453</text:span></text:p></table:table-cell></table:table-row><table:table-row table:style-name="Table2.R15"><table:table-cell table:style-name="Table2.Cell43"><text:p text:style-name="P798"><text:span text:style-name="CharStyle12">12.</text:span></text:p></table:table-cell><table:table-cell table:style-name="Table2.Cell44"><text:p text:style-name="P859"><text:span text:style-name="CharStyle12">Berinchang</text:span></text:p></table:table-cell><table:table-cell table:style-name="Table2.Cell45"><text:p text:style-name="P758"><text:span text:style-name="CharStyle12">2,160</text:span></text:p></table:table-cell></table:table-row><table:table-row table:style-name="Table2.R16"><table:table-cell table:style-name="Table2.Cell46"><text:p text:style-name="P1450"><text:span text:style-name="CharStyle12">13.</text:span></text:p></table:table-cell><table:table-cell table:style-name="Table2.Cell47"><text:p text:style-name="P1273"><text:span text:style-name="CharStyle12">Ladang Sungai Palas</text:span></text:p></table:table-cell><table:table-cell table:style-name="Table2.Cell48"><text:p text:style-name="P1128"><text:span text:style-name="CharStyle12">221</text:span></text:p></table:table-cell></table:table-row><table:table-row table:style-name="Table2.R17"><table:table-cell table:style-name="Table2.Cell49"><text:p text:style-name="P1754"><text:span text:style-name="CharStyle12">14.</text:span></text:p></table:table-cell><table:table-cell table:style-name="Table2.Cell50"><text:p text:style-name="P1617"><text:span text:style-name="CharStyle12">Ladang Blue Valley</text:span></text:p></table:table-cell><table:table-cell table:style-name="Table2.Cell51"><text:p text:style-name="P2089"><text:span text:style-name="CharStyle12">323</text:span></text:p></table:table-cell></table:table-row><table:table-row table:style-name="Table2.R18"><table:table-cell table:style-name="Table2.Cell52"><text:p text:style-name="P2091"><text:span text:style-name="CharStyle12">15.</text:span></text:p></table:table-cell><table:table-cell table:style-name="Table2.Cell53"><text:p text:style-name="P1677"><text:span text:style-name="CharStyle12">Kampung Raja</text:span></text:p></table:table-cell><table:table-cell table:style-name="Table2.Cell54"><text:p text:style-name="P1720"><text:span text:style-name="CharStyle12">1,879</text:span></text:p></table:table-cell></table:table-row></table:table><text:p text:style-name="P1200"><text:page-number/></text:p></draw:text-box></draw:frame></text:p>
        <text:p text:style-name="P3"/>
      </text:section>
      <text:section text:style-name="Sect3" text:name="Section3">
        <text:p text:style-name="P2205"><draw:frame draw:style-name="fr6" svg:x="2.621cm" svg:y="0.000cm" svg:width="4.082cm" fo:min-height="2.782cm" text:anchor-type="paragraph"><draw:text-box><text:h text:outline-level="3" text:style-name="P806"><text:bookmark-start text:name="bookmark1"/><text:span text:style-name="CharStyle42">(1)</text:span><text:bookmark-end text:name="bookmark1"/></text:h><text:p text:style-name="P1396"><text:span text:style-name="CharStyle43">Bahagian Pilihan Raya<text:line-break/>Negeri<text:line-break/></text:span><text:span text:style-name="CharStyle44">State Constituency</text:span></text:p></draw:text-box></draw:frame><draw:frame draw:style-name="fr7" svg:x="2.461cm" svg:y="7.696cm" svg:width="2.092cm" fo:min-height="0.526cm" text:anchor-type="paragraph"><draw:text-box><text:p text:style-name="P1259"><text:span text:style-name="CharStyle43">N. 02 JELAI</text:span></text:p></draw:text-box></draw:frame><draw:frame draw:style-name="fr5" svg:x="7.997cm" svg:y="0.000cm" svg:width="10.626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1248"><text:span text:style-name="CharStyle12">(2)</text:span></text:p></table:table-cell><table:table-cell table:style-name="Table3.Cell2"><text:p text:style-name="P1762"><text:span text:style-name="CharStyle12">(3)</text:span></text:p></table:table-cell></table:table-row><table:table-row table:style-name="Table3.R2"><table:table-cell table:style-name="Table3.Cell3"><text:p text:style-name="P2155"><text:span text:style-name="CharStyle12">Daerah Mengundi</text:span></text:p></table:table-cell><table:table-cell table:style-name="Table3.Cell4"><text:p text:style-name="P851"><text:span text:style-name="CharStyle12">Bilangan Pemilih</text:span></text:p></table:table-cell></table:table-row><table:table-row table:style-name="Table3.R3"><table:table-cell table:style-name="Table3.Cell5"><text:p text:style-name="P858"><text:span text:style-name="CharStyle13">Polling District</text:span></text:p></table:table-cell><table:table-cell table:style-name="Table3.Cell6"><text:p text:style-name="P1219"><text:span text:style-name="CharStyle13">Number of Electors</text:span></text:p></table:table-cell></table:table-row><table:table-row table:style-name="Table3.R4"><table:table-cell table:style-name="Table3.Cell7"><text:p text:style-name="P1194"><text:span text:style-name="CharStyle12">16. Kuala Terla</text:span></text:p></table:table-cell><table:table-cell table:style-name="Table3.Cell8"><text:p text:style-name="P953"><text:span text:style-name="CharStyle12">1,324</text:span></text:p></table:table-cell></table:table-row><table:table-row table:style-name="Table3.R5"><table:table-cell table:style-name="Table3.Cell9"><text:p text:style-name="P805"><text:span text:style-name="CharStyle12">17. Teringkap</text:span></text:p></table:table-cell><table:table-cell table:style-name="Table3.Cell10"><text:p text:style-name="P1113"><text:span text:style-name="CharStyle12">1,250</text:span></text:p></table:table-cell></table:table-row><table:table-row table:style-name="Table3.R6"><table:table-cell table:style-name="Table3.Cell11"><text:p text:style-name="P2161"/></table:table-cell><table:table-cell table:style-name="Table3.Cell12"><text:p text:style-name="P924"><text:span text:style-name="CharStyle12">16,732</text:span></text:p></table:table-cell></table:table-row><table:table-row table:style-name="Table3.R7"><table:table-cell table:style-name="Table3.Cell13"><text:p text:style-name="P1751"><text:span text:style-name="CharStyle12">1. Pos Lanai</text:span></text:p></table:table-cell><table:table-cell table:style-name="Table3.Cell14"><text:p text:style-name="P1358"><text:span text:style-name="CharStyle12">328</text:span></text:p></table:table-cell></table:table-row><table:table-row table:style-name="Table3.R8"><table:table-cell table:style-name="Table3.Cell15"><text:p text:style-name="P1630"><text:span text:style-name="CharStyle12">2. Kuala Medang</text:span></text:p></table:table-cell><table:table-cell table:style-name="Table3.Cell16"><text:p text:style-name="P1794"><text:span text:style-name="CharStyle12">845</text:span></text:p></table:table-cell></table:table-row><table:table-row table:style-name="Table3.R9"><table:table-cell table:style-name="Table3.Cell17"><text:p text:style-name="P1024"><text:span text:style-name="CharStyle12">3. TanjungGahai</text:span></text:p></table:table-cell><table:table-cell table:style-name="Table3.Cell18"><text:p text:style-name="P1111"><text:span text:style-name="CharStyle12">657</text:span></text:p></table:table-cell></table:table-row><table:table-row table:style-name="Table3.R10"><table:table-cell table:style-name="Table3.Cell19"><text:p text:style-name="P1833"><text:span text:style-name="CharStyle12">4. Bukit Kota</text:span></text:p></table:table-cell><table:table-cell table:style-name="Table3.Cell20"><text:p text:style-name="P1228"><text:span text:style-name="CharStyle12">856</text:span></text:p></table:table-cell></table:table-row><table:table-row table:style-name="Table3.R11"><table:table-cell table:style-name="Table3.Cell21"><text:p text:style-name="P1836"><text:span text:style-name="CharStyle12">5. Kampung Keledek</text:span></text:p></table:table-cell><table:table-cell table:style-name="Table3.Cell22"><text:p text:style-name="P1492"><text:span text:style-name="CharStyle12">986</text:span></text:p></table:table-cell></table:table-row><table:table-row table:style-name="Table3.R12"><table:table-cell table:style-name="Table3.Cell23"><text:p text:style-name="P1353"><text:span text:style-name="CharStyle12">6. Lubuk Kulit</text:span></text:p></table:table-cell><table:table-cell table:style-name="Table3.Cell24"><text:p text:style-name="P985"><text:span text:style-name="CharStyle12">846</text:span></text:p></table:table-cell></table:table-row><table:table-row table:style-name="Table3.R13"><table:table-cell table:style-name="Table3.Cell25"><text:p text:style-name="P1717"><text:span text:style-name="CharStyle12">7. FELDA Sungai Koyan Satu</text:span></text:p></table:table-cell><table:table-cell table:style-name="Table3.Cell26"><text:p text:style-name="P1133"><text:span text:style-name="CharStyle12">1,480</text:span></text:p></table:table-cell></table:table-row><table:table-row table:style-name="Table3.R14"><table:table-cell table:style-name="Table3.Cell27"><text:p text:style-name="P770"><text:span text:style-name="CharStyle12">8. FELDA Sungai Koyan Dua &amp;</text:span></text:p></table:table-cell><table:table-cell table:style-name="Table3.Cell28"><text:p text:style-name="P2151"><text:span text:style-name="CharStyle12">2,135</text:span></text:p></table:table-cell></table:table-row><table:table-row table:style-name="Table3.R15"><table:table-cell table:style-name="Table3.Cell29"><text:p text:style-name="P1813"><text:span text:style-name="CharStyle12">Tiga</text:span></text:p></table:table-cell><table:table-cell table:style-name="Table3.Cell30"><text:p text:style-name="P2161"/></table:table-cell></table:table-row><table:table-row table:style-name="Table3.R16"><table:table-cell table:style-name="Table3.Cell31"><text:p text:style-name="P1761"><text:span text:style-name="CharStyle12">9. Pos Betau</text:span></text:p></table:table-cell><table:table-cell table:style-name="Table3.Cell32"><text:p text:style-name="P1728"><text:span text:style-name="CharStyle12">1,182</text:span></text:p></table:table-cell></table:table-row><table:table-row table:style-name="Table3.R17"><table:table-cell table:style-name="Table3.Cell33"><text:p text:style-name="P939"><text:span text:style-name="CharStyle12">10. Pos Sinderut</text:span></text:p></table:table-cell><table:table-cell table:style-name="Table3.Cell34"><text:p text:style-name="P1939"><text:span text:style-name="CharStyle12">1,025</text:span></text:p></table:table-cell></table:table-row><table:table-row table:style-name="Table3.R18"><table:table-cell table:style-name="Table3.Cell35"><text:p text:style-name="P1722"><text:span text:style-name="CharStyle12">11. Pos Lenjang</text:span></text:p></table:table-cell><table:table-cell table:style-name="Table3.Cell36"><text:p text:style-name="P1107"><text:span text:style-name="CharStyle12">584</text:span></text:p></table:table-cell></table:table-row><table:table-row table:style-name="Table3.R19"><table:table-cell table:style-name="Table3.Cell37"><text:p text:style-name="P1135"><text:span text:style-name="CharStyle12">12. Pos Titum</text:span></text:p></table:table-cell><table:table-cell table:style-name="Table3.Cell38"><text:p text:style-name="P1654"><text:span text:style-name="CharStyle12">236</text:span></text:p></table:table-cell></table:table-row><table:table-row table:style-name="Table3.R20"><table:table-cell table:style-name="Table3.Cell39"><text:p text:style-name="P2161"/></table:table-cell><table:table-cell table:style-name="Table3.Cell40"><text:p text:style-name="P1014"><text:span text:style-name="CharStyle12">11,160</text:span></text:p></table:table-cell></table:table-row></table:table></draw:text-box></draw:frame></text:p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</text:section>
      <text:section text:style-name="Sect4" text:name="Section4">
        <text:p text:style-name="P2206"><draw:frame draw:style-name="fr9" svg:x="5.159cm" svg:y="0.004cm" svg:width="10.668cm" fo:min-height="1.069cm" text:anchor-type="paragraph"><draw:text-box><text:p text:style-name="P2025"><text:span text:style-name="CharStyle45">BAHAGIAN PILIHAN RAYA PERSEKUTUAN: P. 079 LIPIS</text:span></text:p><text:p text:style-name="P1167"><text:span text:style-name="CharStyle47">FEDERAL CONSTITUENCY: P. 079 LIPIS</text:span></text:p></draw:text-box></draw:frame><draw:frame draw:style-name="fr8" svg:x="7.996cm" svg:y="1.702cm" svg:width="10.643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2161"/></table:table-cell><table:table-cell table:style-name="Table4.Cell2"><text:p text:style-name="P1705"><text:span text:style-name="CharStyle12">(2)</text:span></text:p><text:p text:style-name="P814"><text:span text:style-name="CharStyle12">Daerah Mengundi</text:span></text:p></table:table-cell><table:table-cell table:style-name="Table4.Cell3"><text:p text:style-name="P1882"><text:span text:style-name="CharStyle12">(3)</text:span></text:p><text:p text:style-name="P1508"><text:span text:style-name="CharStyle12">Bilangan Pemilih</text:span></text:p></table:table-cell></table:table-row><table:table-row table:style-name="Table4.R2"><table:table-cell table:style-name="Table4.Cell4"><text:p text:style-name="P2161"/></table:table-cell><table:table-cell table:style-name="Table4.Cell5"><text:p text:style-name="P1660"><text:span text:style-name="CharStyle13">Polling District</text:span></text:p></table:table-cell><table:table-cell table:style-name="Table4.Cell6"><text:p text:style-name="P2017"><text:span text:style-name="CharStyle13">Number of Electors</text:span></text:p></table:table-cell></table:table-row><table:table-row table:style-name="Table4.R3"><table:table-cell table:style-name="Table4.Cell7"><text:p text:style-name="P934"><text:span text:style-name="CharStyle35">1</text:span><text:span text:style-name="CharStyle36">.</text:span></text:p></table:table-cell><table:table-cell table:style-name="Table4.Cell8"><text:p text:style-name="P1241"><text:span text:style-name="CharStyle12">Merapoh</text:span></text:p></table:table-cell><table:table-cell table:style-name="Table4.Cell9"><text:p text:style-name="P2013"><text:span text:style-name="CharStyle12">974</text:span></text:p></table:table-cell></table:table-row><table:table-row table:style-name="Table4.R4"><table:table-cell table:style-name="Table4.Cell10"><text:p text:style-name="P1631"><text:span text:style-name="CharStyle12">2.</text:span></text:p></table:table-cell><table:table-cell table:style-name="Table4.Cell11"><text:p text:style-name="P874"><text:span text:style-name="CharStyle12">Mentara</text:span></text:p></table:table-cell><table:table-cell table:style-name="Table4.Cell12"><text:p text:style-name="P1715"><text:span text:style-name="CharStyle12">346</text:span></text:p></table:table-cell></table:table-row><table:table-row table:style-name="Table4.R5"><table:table-cell table:style-name="Table4.Cell13"><text:p text:style-name="P739"><text:span text:style-name="CharStyle12">3.</text:span></text:p></table:table-cell><table:table-cell table:style-name="Table4.Cell14"><text:p text:style-name="P1501"><text:span text:style-name="CharStyle12">Teluk Gunung</text:span></text:p></table:table-cell><table:table-cell table:style-name="Table4.Cell15"><text:p text:style-name="P2085"><text:span text:style-name="CharStyle12">821</text:span></text:p></table:table-cell></table:table-row><table:table-row table:style-name="Table4.R6"><table:table-cell table:style-name="Table4.Cell16"><text:p text:style-name="P967"><text:span text:style-name="CharStyle12">4.</text:span></text:p></table:table-cell><table:table-cell table:style-name="Table4.Cell17"><text:p text:style-name="P1666"><text:span text:style-name="CharStyle12">Kampung Petola</text:span></text:p></table:table-cell><table:table-cell table:style-name="Table4.Cell18"><text:p text:style-name="P1076"><text:span text:style-name="CharStyle12">349</text:span></text:p></table:table-cell></table:table-row><table:table-row table:style-name="Table4.R7"><table:table-cell table:style-name="Table4.Cell19"><text:p text:style-name="P1159"><text:span text:style-name="CharStyle12">5.</text:span></text:p></table:table-cell><table:table-cell table:style-name="Table4.Cell20"><text:p text:style-name="P919"><text:span text:style-name="CharStyle12">Pagar Sasak</text:span></text:p></table:table-cell><table:table-cell table:style-name="Table4.Cell21"><text:p text:style-name="P1707"><text:span text:style-name="CharStyle12">748</text:span></text:p></table:table-cell></table:table-row><table:table-row table:style-name="Table4.R8"><table:table-cell table:style-name="Table4.Cell22"><text:p text:style-name="P929"><text:span text:style-name="CharStyle12">6.</text:span></text:p></table:table-cell><table:table-cell table:style-name="Table4.Cell23"><text:p text:style-name="P2019"><text:span text:style-name="CharStyle12">FELDA Sungai Kechau</text:span></text:p></table:table-cell><table:table-cell table:style-name="Table4.Cell24"><text:p text:style-name="P1210"><text:span text:style-name="CharStyle12">1,042</text:span></text:p></table:table-cell></table:table-row><table:table-row table:style-name="Table4.R9"><table:table-cell table:style-name="Table4.Cell25"><text:p text:style-name="P1745"><text:span text:style-name="CharStyle12">7.</text:span></text:p></table:table-cell><table:table-cell table:style-name="Table4.Cell26"><text:p text:style-name="P1665"><text:span text:style-name="CharStyle12">Ladang Selborne</text:span></text:p></table:table-cell><table:table-cell table:style-name="Table4.Cell27"><text:p text:style-name="P1693"><text:span text:style-name="CharStyle12">352</text:span></text:p></table:table-cell></table:table-row><table:table-row table:style-name="Table4.R10"><table:table-cell table:style-name="Table4.Cell28"><text:p text:style-name="P1015"><text:span text:style-name="CharStyle35">8</text:span><text:span text:style-name="CharStyle36">.</text:span></text:p></table:table-cell><table:table-cell table:style-name="Table4.Cell29"><text:p text:style-name="P1385"><text:span text:style-name="CharStyle12">Padang Tengku</text:span></text:p></table:table-cell><table:table-cell table:style-name="Table4.Cell30"><text:p text:style-name="P1908"><text:span text:style-name="CharStyle12">1,155</text:span></text:p></table:table-cell></table:table-row><table:table-row table:style-name="Table4.R11"><table:table-cell table:style-name="Table4.Cell31"><text:p text:style-name="P1290"><text:span text:style-name="CharStyle12">9.</text:span></text:p></table:table-cell><table:table-cell table:style-name="Table4.Cell32"><text:p text:style-name="P1081"><text:span text:style-name="CharStyle12">Gua</text:span></text:p></table:table-cell><table:table-cell table:style-name="Table4.Cell33"><text:p text:style-name="P1739"><text:span text:style-name="CharStyle12">1,062</text:span></text:p></table:table-cell></table:table-row><table:table-row table:style-name="Table4.R12"><table:table-cell table:style-name="Table4.Cell34"><text:p text:style-name="P1280"><text:span text:style-name="CharStyle12">10.</text:span></text:p></table:table-cell><table:table-cell table:style-name="Table4.Cell35"><text:p text:style-name="P1309"><text:span text:style-name="CharStyle12">Tempoyang</text:span></text:p></table:table-cell><table:table-cell table:style-name="Table4.Cell36"><text:p text:style-name="P1829"><text:span text:style-name="CharStyle12">874</text:span></text:p></table:table-cell></table:table-row><table:table-row table:style-name="Table4.R13"><table:table-cell table:style-name="Table4.Cell37"><text:p text:style-name="P2039"><text:span text:style-name="CharStyle12">11.</text:span></text:p></table:table-cell><table:table-cell table:style-name="Table4.Cell38"><text:p text:style-name="P948"><text:span text:style-name="CharStyle12">Bapong</text:span></text:p></table:table-cell><table:table-cell table:style-name="Table4.Cell39"><text:p text:style-name="P1321"><text:span text:style-name="CharStyle12">456</text:span></text:p></table:table-cell></table:table-row><table:table-row table:style-name="Table4.R14"><table:table-cell table:style-name="Table4.Cell40"><text:p text:style-name="P1546"><text:span text:style-name="CharStyle12">12.</text:span></text:p></table:table-cell><table:table-cell table:style-name="Table4.Cell41"><text:p text:style-name="P748"><text:span text:style-name="CharStyle12">Relong</text:span></text:p></table:table-cell><table:table-cell table:style-name="Table4.Cell42"><text:p text:style-name="P1655"><text:span text:style-name="CharStyle12">712</text:span></text:p></table:table-cell></table:table-row><table:table-row table:style-name="Table4.R15"><table:table-cell table:style-name="Table4.Cell43"><text:p text:style-name="P1344"><text:span text:style-name="CharStyle12">13.</text:span></text:p></table:table-cell><table:table-cell table:style-name="Table4.Cell44"><text:p text:style-name="P1556"><text:span text:style-name="CharStyle12">Berchang</text:span></text:p></table:table-cell><table:table-cell table:style-name="Table4.Cell45"><text:p text:style-name="P1709"><text:span text:style-name="CharStyle12">533</text:span></text:p></table:table-cell></table:table-row><table:table-row table:style-name="Table4.R16"><table:table-cell table:style-name="Table4.Cell46"><text:p text:style-name="P1477"><text:span text:style-name="CharStyle12">14.</text:span></text:p></table:table-cell><table:table-cell table:style-name="Table4.Cell47"><text:p text:style-name="P1774"><text:span text:style-name="CharStyle12">Telang</text:span></text:p></table:table-cell><table:table-cell table:style-name="Table4.Cell48"><text:p text:style-name="P1883"><text:span text:style-name="CharStyle12">425</text:span></text:p></table:table-cell></table:table-row><table:table-row table:style-name="Table4.R17"><table:table-cell table:style-name="Table4.Cell49"><text:p text:style-name="P1406"><text:span text:style-name="CharStyle12">15.</text:span></text:p></table:table-cell><table:table-cell table:style-name="Table4.Cell50"><text:p text:style-name="P1605"><text:span text:style-name="CharStyle12">Seberang Jelai</text:span></text:p></table:table-cell><table:table-cell table:style-name="Table4.Cell51"><text:p text:style-name="P1856"><text:span text:style-name="CharStyle12">272</text:span></text:p></table:table-cell></table:table-row><table:table-row table:style-name="Table4.R18"><table:table-cell table:style-name="Table4.Cell52"><text:p text:style-name="P793"><text:span text:style-name="CharStyle12">16.</text:span></text:p></table:table-cell><table:table-cell table:style-name="Table4.Cell53"><text:p text:style-name="P2043"><text:span text:style-name="CharStyle12">Kechur</text:span></text:p></table:table-cell><table:table-cell table:style-name="Table4.Cell54"><text:p text:style-name="P1587"><text:span text:style-name="CharStyle12">566</text:span></text:p></table:table-cell></table:table-row><table:table-row table:style-name="Table4.R19"><table:table-cell table:style-name="Table4.Cell55"><text:p text:style-name="P1357"><text:span text:style-name="CharStyle12">17.</text:span></text:p></table:table-cell><table:table-cell table:style-name="Table4.Cell56"><text:p text:style-name="P2047"><text:span text:style-name="CharStyle12">Aur Gading</text:span></text:p></table:table-cell><table:table-cell table:style-name="Table4.Cell57"><text:p text:style-name="P931"><text:span text:style-name="CharStyle12">209</text:span></text:p></table:table-cell></table:table-row><table:table-row table:style-name="Table4.R20"><table:table-cell table:style-name="Table4.Cell58"><text:p text:style-name="P960"><text:span text:style-name="CharStyle12">18.</text:span></text:p></table:table-cell><table:table-cell table:style-name="Table4.Cell59"><text:p text:style-name="P1567"><text:span text:style-name="CharStyle12">Chegar Perah</text:span></text:p></table:table-cell><table:table-cell table:style-name="Table4.Cell60"><text:p text:style-name="P1420"><text:span text:style-name="CharStyle12">412</text:span></text:p></table:table-cell></table:table-row><table:table-row table:style-name="Table4.R21"><table:table-cell table:style-name="Table4.Cell61"><text:p text:style-name="P1946"><text:span text:style-name="CharStyle12">19.</text:span></text:p></table:table-cell><table:table-cell table:style-name="Table4.Cell62"><text:p text:style-name="P817"><text:span text:style-name="CharStyle12">Sungai Temau</text:span></text:p></table:table-cell><table:table-cell table:style-name="Table4.Cell63"><text:p text:style-name="P908"><text:span text:style-name="CharStyle12">957</text:span></text:p></table:table-cell></table:table-row></table:table><text:p text:style-name="P1922"><text:span text:style-name="CharStyle45">12,265</text:span></text:p></draw:text-box></draw:frame></text:p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</text:section>
      <text:section text:style-name="Sect5" text:name="Section5">
        <text:p text:style-name="P2207"><draw:frame draw:style-name="fr10" svg:x="0.000cm" svg:y="0.000cm" svg:width="16.189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1370"><text:span text:style-name="CharStyle12">(1)</text:span></text:p></table:table-cell><table:table-cell table:style-name="Table5.Cell2"><text:p text:style-name="P2161"/></table:table-cell><table:table-cell table:style-name="Table5.Cell3"><text:p text:style-name="P1736"><text:span text:style-name="CharStyle12">(2)</text:span></text:p></table:table-cell><table:table-cell table:style-name="Table5.Cell4"><text:p text:style-name="P787"><text:span text:style-name="CharStyle12">(3)</text:span></text:p></table:table-cell></table:table-row><table:table-row table:style-name="Table5.R2"><table:table-cell table:style-name="Table5.Cell5"><text:p text:style-name="P1869"><text:span text:style-name="CharStyle12">Bahagian Pilihan Raya</text:span></text:p></table:table-cell><table:table-cell table:style-name="Table5.Cell6"><text:p text:style-name="P2161"/></table:table-cell><table:table-cell table:style-name="Table5.Cell7"><text:p text:style-name="P1799"><text:span text:style-name="CharStyle12">Daerah Mengundi</text:span></text:p></table:table-cell><table:table-cell table:style-name="Table5.Cell8"><text:p text:style-name="P1810"><text:span text:style-name="CharStyle12">Bilangan Pemilih</text:span></text:p></table:table-cell></table:table-row><table:table-row table:style-name="Table5.R3"><table:table-cell table:style-name="Table5.Cell9"><text:p text:style-name="P1326"><text:span text:style-name="CharStyle12">Negeri</text:span></text:p></table:table-cell><table:table-cell table:style-name="Table5.Cell10"><text:p text:style-name="P2161"/></table:table-cell><table:table-cell table:style-name="Table5.Cell11"><text:p text:style-name="P2161"/></table:table-cell><table:table-cell table:style-name="Table5.Cell12"><text:p text:style-name="P2161"/></table:table-cell></table:table-row><table:table-row table:style-name="Table5.R4"><table:table-cell table:style-name="Table5.Cell13"><text:p text:style-name="P1576"><text:span text:style-name="CharStyle13">State Constituency</text:span></text:p></table:table-cell><table:table-cell table:style-name="Table5.Cell14"><text:p text:style-name="P2161"/></table:table-cell><table:table-cell table:style-name="Table5.Cell15"><text:p text:style-name="P1400"><text:span text:style-name="CharStyle13">Polling District</text:span></text:p></table:table-cell><table:table-cell table:style-name="Table5.Cell16"><text:p text:style-name="P2153"><text:span text:style-name="CharStyle13">Number of Electors</text:span></text:p></table:table-cell></table:table-row><table:table-row table:style-name="Table5.R5"><table:table-cell table:style-name="Table5.Cell17"><text:p text:style-name="P909"><text:span text:style-name="CharStyle12">N. 04 CHEKA</text:span></text:p></table:table-cell><table:table-cell table:style-name="Table5.Cell18"><text:p text:style-name="P1139"><text:span text:style-name="CharStyle12">1.</text:span></text:p></table:table-cell><table:table-cell table:style-name="Table5.Cell19"><text:p text:style-name="P1767"><text:span text:style-name="CharStyle12">Kuala Lanar</text:span></text:p></table:table-cell><table:table-cell table:style-name="Table5.Cell20"><text:p text:style-name="P2015"><text:span text:style-name="CharStyle12">987</text:span></text:p></table:table-cell></table:table-row><table:table-row table:style-name="Table5.R6"><table:table-cell table:style-name="Table5.Cell21"><text:p text:style-name="P2161"/></table:table-cell><table:table-cell table:style-name="Table5.Cell22"><text:p text:style-name="P1741"><text:span text:style-name="CharStyle12">2.</text:span></text:p></table:table-cell><table:table-cell table:style-name="Table5.Cell23"><text:p text:style-name="P927"><text:span text:style-name="CharStyle12">Kuala Kenong</text:span></text:p></table:table-cell><table:table-cell table:style-name="Table5.Cell24"><text:p text:style-name="P1643"><text:span text:style-name="CharStyle12">562</text:span></text:p></table:table-cell></table:table-row><table:table-row table:style-name="Table5.R7"><table:table-cell table:style-name="Table5.Cell25"><text:p text:style-name="P2161"/></table:table-cell><table:table-cell table:style-name="Table5.Cell26"><text:p text:style-name="P1887"><text:span text:style-name="CharStyle12">3.</text:span></text:p></table:table-cell><table:table-cell table:style-name="Table5.Cell27"><text:p text:style-name="P1771"><text:span text:style-name="CharStyle12">Mela</text:span></text:p></table:table-cell><table:table-cell table:style-name="Table5.Cell28"><text:p text:style-name="P1288"><text:span text:style-name="CharStyle12">1,236</text:span></text:p></table:table-cell></table:table-row><table:table-row table:style-name="Table5.R8"><table:table-cell table:style-name="Table5.Cell29"><text:p text:style-name="P2161"/></table:table-cell><table:table-cell table:style-name="Table5.Cell30"><text:p text:style-name="P1910"><text:span text:style-name="CharStyle12">4.</text:span></text:p></table:table-cell><table:table-cell table:style-name="Table5.Cell31"><text:p text:style-name="P1479"><text:span text:style-name="CharStyle12">Kerambit</text:span></text:p></table:table-cell><table:table-cell table:style-name="Table5.Cell32"><text:p text:style-name="P1371"><text:span text:style-name="CharStyle12">1,060</text:span></text:p></table:table-cell></table:table-row><table:table-row table:style-name="Table5.R9"><table:table-cell table:style-name="Table5.Cell33"><text:p text:style-name="P2161"/></table:table-cell><table:table-cell table:style-name="Table5.Cell34"><text:p text:style-name="P741"><text:span text:style-name="CharStyle12">5.</text:span></text:p></table:table-cell><table:table-cell table:style-name="Table5.Cell35"><text:p text:style-name="P836"><text:span text:style-name="CharStyle12">Kampung Baru Penjom</text:span></text:p></table:table-cell><table:table-cell table:style-name="Table5.Cell36"><text:p text:style-name="P778"><text:span text:style-name="CharStyle12">629</text:span></text:p></table:table-cell></table:table-row><table:table-row table:style-name="Table5.R10"><table:table-cell table:style-name="Table5.Cell37"><text:p text:style-name="P2161"/></table:table-cell><table:table-cell table:style-name="Table5.Cell38"><text:p text:style-name="P2093"><text:span text:style-name="CharStyle12">6.</text:span></text:p></table:table-cell><table:table-cell table:style-name="Table5.Cell39"><text:p text:style-name="P1236"><text:span text:style-name="CharStyle12">Penjom</text:span></text:p></table:table-cell><table:table-cell table:style-name="Table5.Cell40"><text:p text:style-name="P1255"><text:span text:style-name="CharStyle12">1,149</text:span></text:p></table:table-cell></table:table-row><table:table-row table:style-name="Table5.R11"><table:table-cell table:style-name="Table5.Cell41"><text:p text:style-name="P2161"/></table:table-cell><table:table-cell table:style-name="Table5.Cell42"><text:p text:style-name="P1783"><text:span text:style-name="CharStyle12">7.</text:span></text:p></table:table-cell><table:table-cell table:style-name="Table5.Cell43"><text:p text:style-name="P2081"><text:span text:style-name="CharStyle12">Cheneras</text:span></text:p></table:table-cell><table:table-cell table:style-name="Table5.Cell44"><text:p text:style-name="P1260"><text:span text:style-name="CharStyle12">1,969</text:span></text:p></table:table-cell></table:table-row><table:table-row table:style-name="Table5.R12"><table:table-cell table:style-name="Table5.Cell45"><text:p text:style-name="P2161"/></table:table-cell><table:table-cell table:style-name="Table5.Cell46"><text:p text:style-name="P1415"><text:span text:style-name="CharStyle12">8.</text:span></text:p></table:table-cell><table:table-cell table:style-name="Table5.Cell47"><text:p text:style-name="P1231"><text:span text:style-name="CharStyle12">Sungai Kerpan</text:span></text:p></table:table-cell><table:table-cell table:style-name="Table5.Cell48"><text:p text:style-name="P812"><text:span text:style-name="CharStyle12">1,928</text:span></text:p></table:table-cell></table:table-row><table:table-row table:style-name="Table5.R13"><table:table-cell table:style-name="Table5.Cell49"><text:p text:style-name="P2161"/></table:table-cell><table:table-cell table:style-name="Table5.Cell50"><text:p text:style-name="P1491"><text:span text:style-name="CharStyle12">9.</text:span></text:p></table:table-cell><table:table-cell table:style-name="Table5.Cell51"><text:p text:style-name="P1764"><text:span text:style-name="CharStyle12">Batu Kurap</text:span></text:p></table:table-cell><table:table-cell table:style-name="Table5.Cell52"><text:p text:style-name="P1659"><text:span text:style-name="CharStyle12">451</text:span></text:p></table:table-cell></table:table-row><table:table-row table:style-name="Table5.R14"><table:table-cell table:style-name="Table5.Cell53"><text:p text:style-name="P2161"/></table:table-cell><table:table-cell table:style-name="Table5.Cell54"><text:p text:style-name="P1769"><text:span text:style-name="CharStyle12">10.</text:span></text:p></table:table-cell><table:table-cell table:style-name="Table5.Cell55"><text:p text:style-name="P979"><text:span text:style-name="CharStyle12">Bandar Lipis</text:span></text:p></table:table-cell><table:table-cell table:style-name="Table5.Cell56"><text:p text:style-name="P1177"><text:span text:style-name="CharStyle12">1,252</text:span></text:p></table:table-cell></table:table-row><table:table-row table:style-name="Table5.R15"><table:table-cell table:style-name="Table5.Cell57"><text:p text:style-name="P2161"/></table:table-cell><table:table-cell table:style-name="Table5.Cell58"><text:p text:style-name="P1349"><text:span text:style-name="CharStyle12">11.</text:span></text:p></table:table-cell><table:table-cell table:style-name="Table5.Cell59"><text:p text:style-name="P1690"><text:span text:style-name="CharStyle12">Bukit Bius</text:span></text:p></table:table-cell><table:table-cell table:style-name="Table5.Cell60"><text:p text:style-name="P1535"><text:span text:style-name="CharStyle12">412</text:span></text:p></table:table-cell></table:table-row><table:table-row table:style-name="Table5.R16"><table:table-cell table:style-name="Table5.Cell61"><text:p text:style-name="P2161"/></table:table-cell><table:table-cell table:style-name="Table5.Cell62"><text:p text:style-name="P2161"/></table:table-cell><table:table-cell table:style-name="Table5.Cell63"><text:p text:style-name="P2161"/></table:table-cell><table:table-cell table:style-name="Table5.Cell64"><text:p text:style-name="P1746"><text:span text:style-name="CharStyle12">11,635</text:span></text:p></table:table-cell></table:table-row><table:table-row table:style-name="Table5.R17"><table:table-cell table:style-name="Table5.Cell65"><text:p text:style-name="P1457"><text:span text:style-name="CharStyle12">N. 05 BENTA</text:span></text:p></table:table-cell><table:table-cell table:style-name="Table5.Cell66"><text:p text:style-name="P1283"><text:span text:style-name="CharStyle12">1.</text:span></text:p></table:table-cell><table:table-cell table:style-name="Table5.Cell67"><text:p text:style-name="P863"><text:span text:style-name="CharStyle12">Kampung Lalang</text:span></text:p></table:table-cell><table:table-cell table:style-name="Table5.Cell68"><text:p text:style-name="P1642"><text:span text:style-name="CharStyle12">229</text:span></text:p></table:table-cell></table:table-row><table:table-row table:style-name="Table5.R18"><table:table-cell table:style-name="Table5.Cell69"><text:p text:style-name="P2161"/></table:table-cell><table:table-cell table:style-name="Table5.Cell70"><text:p text:style-name="P1246"><text:span text:style-name="CharStyle12">2.</text:span></text:p></table:table-cell><table:table-cell table:style-name="Table5.Cell71"><text:p text:style-name="P822"><text:span text:style-name="CharStyle12">Rengai</text:span></text:p></table:table-cell><table:table-cell table:style-name="Table5.Cell72"><text:p text:style-name="P2159"><text:span text:style-name="CharStyle12">296</text:span></text:p></table:table-cell></table:table-row><table:table-row table:style-name="Table5.R19"><table:table-cell table:style-name="Table5.Cell73"><text:p text:style-name="P2161"/></table:table-cell><table:table-cell table:style-name="Table5.Cell74"><text:p text:style-name="P1197"><text:span text:style-name="CharStyle12">3.</text:span></text:p></table:table-cell><table:table-cell table:style-name="Table5.Cell75"><text:p text:style-name="P887"><text:span text:style-name="CharStyle12">Tanjung Besar</text:span></text:p></table:table-cell><table:table-cell table:style-name="Table5.Cell76"><text:p text:style-name="P1072"><text:span text:style-name="CharStyle12">714</text:span></text:p></table:table-cell></table:table-row><table:table-row table:style-name="Table5.R20"><table:table-cell table:style-name="Table5.Cell77"><text:p text:style-name="P2161"/></table:table-cell><table:table-cell table:style-name="Table5.Cell78"><text:p text:style-name="P1110"><text:span text:style-name="CharStyle12">4.</text:span></text:p></table:table-cell><table:table-cell table:style-name="Table5.Cell79"><text:p text:style-name="P1046"><text:span text:style-name="CharStyle12">Jeransang</text:span></text:p></table:table-cell><table:table-cell table:style-name="Table5.Cell80"><text:p text:style-name="P923"><text:span text:style-name="CharStyle12">684</text:span></text:p></table:table-cell></table:table-row><table:table-row table:style-name="Table5.R21"><table:table-cell table:style-name="Table5.Cell81"><text:p text:style-name="P2161"/></table:table-cell><table:table-cell table:style-name="Table5.Cell82"><text:p text:style-name="P2049"><text:span text:style-name="CharStyle12">5.</text:span></text:p></table:table-cell><table:table-cell table:style-name="Table5.Cell83"><text:p text:style-name="P834"><text:span text:style-name="CharStyle12">Kemahang</text:span></text:p></table:table-cell><table:table-cell table:style-name="Table5.Cell84"><text:p text:style-name="P1721"><text:span text:style-name="CharStyle12">485</text:span></text:p></table:table-cell></table:table-row><table:table-row table:style-name="Table5.R22"><table:table-cell table:style-name="Table5.Cell85"><text:p text:style-name="P2161"/></table:table-cell><table:table-cell table:style-name="Table5.Cell86"><text:p text:style-name="P1755"><text:span text:style-name="CharStyle12">6.</text:span></text:p></table:table-cell><table:table-cell table:style-name="Table5.Cell87"><text:p text:style-name="P1410"><text:span text:style-name="CharStyle12">Kampung Chat</text:span></text:p></table:table-cell><table:table-cell table:style-name="Table5.Cell88"><text:p text:style-name="P1772"><text:span text:style-name="CharStyle12">874</text:span></text:p></table:table-cell></table:table-row><table:table-row table:style-name="Table5.R23"><table:table-cell table:style-name="Table5.Cell89"><text:p text:style-name="P2161"/></table:table-cell><table:table-cell table:style-name="Table5.Cell90"><text:p text:style-name="P1287"><text:span text:style-name="CharStyle12">7.</text:span></text:p></table:table-cell><table:table-cell table:style-name="Table5.Cell91"><text:p text:style-name="P1469"><text:span text:style-name="CharStyle12">Budu</text:span></text:p></table:table-cell><table:table-cell table:style-name="Table5.Cell92"><text:p text:style-name="P2145"><text:span text:style-name="CharStyle12">687</text:span></text:p></table:table-cell></table:table-row></table:table></draw:text-box></draw:frame></text:p>
        <text:p text:style-name="P82"/>
      </text:section>
      <text:section text:style-name="Sect6" text:name="Section6">
        <text:p text:style-name="P2208"><draw:frame draw:style-name="fr11" svg:x="0.000cm" svg:y="0.000cm" svg:width="16.002cm" fo:min-height="0.002cm" text:anchor-type="paragraph"><draw:text-box><table:table table:style-name="Table6"><table:table-column table:style-name="Table6.C1"/><table:table-column table:style-name="Table6.C2"/><table:table-column table:style-name="Table6.C3"/><table:table-column table:style-name="Table6.C4"/><table:table-row table:style-name="Table6.R1"><table:table-cell table:style-name="Table6.Cell1"><text:p text:style-name="P1090"><text:span text:style-name="CharStyle12">(1)</text:span></text:p></table:table-cell><table:table-cell table:style-name="Table6.Cell21"><text:p text:style-name="P2161"/></table:table-cell><table:table-cell table:style-name="Table6.Cell22"><text:p text:style-name="P2161"/></table:table-cell><table:table-cell table:style-name="Table6.Cell2"><text:p text:style-name="P1472"><text:span text:style-name="CharStyle12">(3)</text:span></text:p></table:table-cell></table:table-row><table:table-row table:style-name="Table6.R2"><table:table-cell table:style-name="Table6.Cell3"><text:p text:style-name="P1332"><text:span text:style-name="CharStyle12">Bahagian Pilihan Raya</text:span></text:p></table:table-cell><table:table-cell table:style-name="Table6.Cell23"><text:p text:style-name="P2161"/></table:table-cell><table:table-cell table:style-name="Table6.Cell24"><text:p text:style-name="P2161"/></table:table-cell><table:table-cell table:style-name="Table6.Cell4"><text:p text:style-name="P1740"><text:span text:style-name="CharStyle12">Bilangan Pemilih</text:span></text:p></table:table-cell></table:table-row><table:table-row table:style-name="Table6.R3"><table:table-cell table:style-name="Table6.Cell5"><text:p text:style-name="P761"><text:span text:style-name="CharStyle12">Negeri</text:span></text:p></table:table-cell><table:table-cell table:style-name="Table6.Cell25"><text:p text:style-name="P2161"/></table:table-cell><table:table-cell table:style-name="Table6.Cell26"><text:p text:style-name="P2161"/></table:table-cell><table:table-cell table:style-name="Table6.Cell6"><text:p text:style-name="P2161"/></table:table-cell></table:table-row><table:table-row table:style-name="Table6.R4"><table:table-cell table:style-name="Table6.Cell7"><text:p text:style-name="P1595"><text:span text:style-name="CharStyle13">State Constituency</text:span></text:p></table:table-cell><table:table-cell table:style-name="Table6.Cell27"><text:p text:style-name="P2161"/></table:table-cell><table:table-cell table:style-name="Table6.Cell28"><text:p text:style-name="P2161"/></table:table-cell><table:table-cell table:style-name="Table6.Cell8"><text:p text:style-name="P2053"><text:span text:style-name="CharStyle13">Number of Electors</text:span></text:p></table:table-cell></table:table-row><table:table-row table:style-name="Table6.R5"><table:table-cell table:style-name="Table6.Cell9"><text:p text:style-name="P2161"/></table:table-cell><table:table-cell table:style-name="Table6.Cell29"><text:p text:style-name="P2161"/></table:table-cell><table:table-cell table:style-name="Table6.Cell30"><text:p text:style-name="P2161"/></table:table-cell><table:table-cell table:style-name="Table6.Cell10"><text:p text:style-name="P1074"><text:span text:style-name="CharStyle12">895</text:span></text:p></table:table-cell></table:table-row><table:table-row table:style-name="Table6.R6"><table:table-cell table:style-name="Table6.Cell11"><text:p text:style-name="P2161"/></table:table-cell><table:table-cell table:style-name="Table6.Cell31"><text:p text:style-name="P2161"/></table:table-cell><table:table-cell table:style-name="Table6.Cell32"><text:p text:style-name="P2161"/></table:table-cell><table:table-cell table:style-name="Table6.Cell12"><text:p text:style-name="P2051"><text:span text:style-name="CharStyle12">1,190</text:span></text:p></table:table-cell></table:table-row><table:table-row table:style-name="Table6.R7"><table:table-cell table:style-name="Table6.Cell13"><text:p text:style-name="P2161"/></table:table-cell><table:table-cell table:style-name="Table6.Cell33"><text:p text:style-name="P2161"/></table:table-cell><table:table-cell table:style-name="Table6.Cell34"><text:p text:style-name="P2161"/></table:table-cell><table:table-cell table:style-name="Table6.Cell14"><text:p text:style-name="P1031"><text:span text:style-name="CharStyle12">1,420</text:span></text:p></table:table-cell></table:table-row><table:table-row table:style-name="Table6.R8"><table:table-cell table:style-name="Table6.Cell15"><text:p text:style-name="P2161"/></table:table-cell><table:table-cell table:style-name="Table6.Cell35"><text:p text:style-name="P2161"/></table:table-cell><table:table-cell table:style-name="Table6.Cell36"><text:p text:style-name="P2161"/></table:table-cell><table:table-cell table:style-name="Table6.Cell16"><text:p text:style-name="P1584"><text:span text:style-name="CharStyle12">452</text:span></text:p></table:table-cell></table:table-row><table:table-row table:style-name="Table6.R9"><table:table-cell table:style-name="Table6.Cell17"><text:p text:style-name="P2161"/></table:table-cell><table:table-cell table:style-name="Table6.Cell37"><text:p text:style-name="P2161"/></table:table-cell><table:table-cell table:style-name="Table6.Cell38"><text:p text:style-name="P2161"/></table:table-cell><table:table-cell table:style-name="Table6.Cell18"><text:p text:style-name="P1379"><text:span text:style-name="CharStyle12">249</text:span></text:p></table:table-cell></table:table-row><table:table-row table:style-name="Table6.R10"><table:table-cell table:style-name="Table6.Cell19"><text:p text:style-name="P2161"/></table:table-cell><table:table-cell table:style-name="Table6.Cell39"><text:p text:style-name="P2161"/></table:table-cell><table:table-cell table:style-name="Table6.Cell40"><text:p text:style-name="P2161"/></table:table-cell><table:table-cell table:style-name="Table6.Cell20"><text:p text:style-name="P802"><text:span text:style-name="CharStyle12">8,175</text:span></text:p></table:table-cell></table:table-row></table:table></draw:text-box></draw:frame></text:p>
        <text:p text:style-name="P1300"><text:span text:style-name="CharStyle49">11</text:span></text:p>
      </text:section>
      <text:section text:style-name="Sect7" text:name="Section7">
        <text:p text:style-name="P2209"><draw:frame draw:style-name="fr16" svg:x="5.101cm" svg:y="0.004cm" svg:width="10.777cm" fo:min-height="1.069cm" text:anchor-type="paragraph"><draw:text-box><text:p text:style-name="P2023"><text:span text:style-name="CharStyle50">BAHAGIAN PILIHAN RAYA PERSEKUTUAN: P. 080 RAUB</text:span></text:p><text:p text:style-name="P2083"><text:span text:style-name="CharStyle52">FEDERAL CONSTITUENCY: P. 080 RAUB</text:span></text:p></draw:text-box></draw:frame><draw:frame draw:style-name="fr12" svg:x="2.454cm" svg:y="1.676cm" svg:width="16.189cm" fo:min-height="0.002cm" text:anchor-type="paragraph"><draw:text-box><table:table table:style-name="Table7"><table:table-column table:style-name="Table7.C1"/><table:table-column table:style-name="Table7.C2"/><table:table-column table:style-name="Table7.C3"/><table:table-column table:style-name="Table7.C4"/><table:table-row table:style-name="Table7.R1"><table:table-cell table:style-name="Table7.Cell1"><text:p text:style-name="P1965"><text:span text:style-name="CharStyle7">(1)</text:span></text:p><text:p text:style-name="P991"><text:span text:style-name="CharStyle7">Bahagian Pilihan Raya<text:line-break/>Negeri<text:line-break/></text:span><text:span text:style-name="CharStyle8">State Constituency</text:span></text:p></table:table-cell><table:table-cell table:style-name="Table7.Cell2"><text:p text:style-name="P2161"/></table:table-cell><table:table-cell table:style-name="Table7.Cell3"><text:p text:style-name="P810"><text:span text:style-name="CharStyle7">(2)</text:span></text:p><text:p text:style-name="P1599"><text:span text:style-name="CharStyle7">Daerah Mengundi<text:line-break/></text:span><text:span text:style-name="CharStyle8">Polling District</text:span></text:p></table:table-cell><table:table-cell table:style-name="Table7.Cell4"><text:p text:style-name="P742"><text:span text:style-name="CharStyle7">(3)</text:span></text:p><text:p text:style-name="P1852"><text:span text:style-name="CharStyle7">Bilangan Pemilih<text:line-break/></text:span><text:span text:style-name="CharStyle8">Number of Electors</text:span></text:p></table:table-cell></table:table-row><table:table-row table:style-name="Table7.R2"><table:table-cell table:style-name="Table7.Cell5"><text:p text:style-name="P823"><text:span text:style-name="CharStyle7">N. 06 BATU TALAM</text:span></text:p></table:table-cell><table:table-cell table:style-name="Table7.Cell6"><text:p text:style-name="P2069"><text:span text:style-name="CharStyle53">1</text:span><text:span text:style-name="CharStyle54">.</text:span></text:p><text:p text:style-name="P763"><text:span text:style-name="CharStyle7">2.</text:span></text:p><text:p text:style-name="P1201"><text:span text:style-name="CharStyle7">3.</text:span></text:p><text:p text:style-name="P1880"><text:span text:style-name="CharStyle7">4.</text:span></text:p><text:p text:style-name="P1229"><text:span text:style-name="CharStyle7">5.</text:span></text:p><text:p text:style-name="P768"><text:span text:style-name="CharStyle7">6.</text:span></text:p><text:p text:style-name="P1775"><text:span text:style-name="CharStyle7">7.</text:span></text:p><text:p text:style-name="P984"><text:span text:style-name="CharStyle53">8</text:span><text:span text:style-name="CharStyle54">.</text:span></text:p><text:p text:style-name="P1703"><text:span text:style-name="CharStyle7">9.</text:span></text:p><text:list text:style-name="L12"><text:list-item><text:p text:style-name="P1568"><text:span text:style-name="CharStyle7"><text:line-break/>11.<text:line-break/>12.</text:span></text:p></text:list-item></text:list></table:table-cell><table:table-cell table:style-name="Table7.Cell7"><text:p text:style-name="P1650"><text:span text:style-name="CharStyle7">Hulu Atok<text:line-break/>Atok<text:line-break/>Sega<text:line-break/>Chenua</text:span></text:p><text:p text:style-name="P1777"><text:span text:style-name="CharStyle7">Kundang Patah<text:line-break/>Cheroh<text:line-break/>Hulu Sungai<text:line-break/>FELDA Tersang Tiga<text:line-break/>FELDA Tersang Dua<text:line-break/>FELDA Tersang Satu<text:line-break/>Batu Malim<text:line-break/>Batu Talam</text:span></text:p></table:table-cell><table:table-cell table:style-name="Table7.Cell8"><text:p text:style-name="P1120"><text:span text:style-name="CharStyle7">603</text:span></text:p><text:p text:style-name="P916"><text:span text:style-name="CharStyle7">925</text:span></text:p><text:p text:style-name="P869"><text:span text:style-name="CharStyle7">984</text:span></text:p><text:p text:style-name="P845"><text:span text:style-name="CharStyle7">763</text:span></text:p><text:p text:style-name="P832"><text:span text:style-name="CharStyle7">916</text:span></text:p><text:p text:style-name="P1744"><text:span text:style-name="CharStyle7">2,190</text:span></text:p><text:p text:style-name="P1405"><text:span text:style-name="CharStyle7">1,464</text:span></text:p><text:p text:style-name="P1789"><text:span text:style-name="CharStyle7">1,423</text:span></text:p><text:p text:style-name="P1778"><text:span text:style-name="CharStyle7">1,142</text:span></text:p><text:p text:style-name="P1926"><text:span text:style-name="CharStyle7">1,893</text:span></text:p><text:p text:style-name="P1552"><text:span text:style-name="CharStyle7">725</text:span></text:p><text:p text:style-name="P1346"><text:span text:style-name="CharStyle7">1,020</text:span></text:p><text:p text:style-name="P1058"><text:span text:style-name="CharStyle55">14,048</text:span></text:p></table:table-cell></table:table-row></table:table></draw:text-box></draw:frame><draw:frame draw:style-name="fr17" svg:x="2.452cm" svg:y="20.378cm" svg:width="2.074cm" fo:min-height="0.526cm" text:anchor-type="paragraph"><draw:text-box><text:p text:style-name="P1785"><text:span text:style-name="CharStyle43">N. 07 TRAS</text:span></text:p></draw:text-box></draw:frame><draw:frame draw:style-name="fr13" svg:x="8.022cm" svg:y="20.429cm" svg:width="2.685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><text:p text:style-name="P896"><text:span text:style-name="CharStyle7">1.</text:span></text:p></table:table-cell><table:table-cell table:style-name="Table8.Cell2"><text:p text:style-name="P842"><text:span text:style-name="CharStyle7">Sungai Lui</text:span></text:p></table:table-cell></table:table-row></table:table></draw:text-box></draw:frame><draw:frame draw:style-name="fr14" svg:x="7.997cm" svg:y="20.429cm" svg:width="10.643cm" fo:min-height="0.002cm" text:anchor-type="paragraph"><draw:text-box><text:p text:style-name="P902"><text:span text:style-name="CharStyle57">4,163</text:span></text:p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1496"><text:span text:style-name="CharStyle7">2.</text:span></text:p></table:table-cell><table:table-cell table:style-name="Table9.Cell2"><text:p text:style-name="P1748"><text:span text:style-name="CharStyle7">Bukit Roman</text:span></text:p></table:table-cell><table:table-cell table:style-name="Table9.Cell3"><text:p text:style-name="P753"><text:span text:style-name="CharStyle7">2,408</text:span></text:p></table:table-cell></table:table-row><table:table-row table:style-name="Table9.R2"><table:table-cell table:style-name="Table9.Cell4"><text:p text:style-name="P1057"><text:span text:style-name="CharStyle7">3.</text:span></text:p></table:table-cell><table:table-cell table:style-name="Table9.Cell5"><text:p text:style-name="P1711"><text:span text:style-name="CharStyle7">Kampung Melayu</text:span></text:p></table:table-cell><table:table-cell table:style-name="Table9.Cell6"><text:p text:style-name="P1040"><text:span text:style-name="CharStyle7">345</text:span></text:p></table:table-cell></table:table-row><table:table-row table:style-name="Table9.R3"><table:table-cell table:style-name="Table9.Cell7"><text:p text:style-name="P1846"><text:span text:style-name="CharStyle7">4.</text:span></text:p></table:table-cell><table:table-cell table:style-name="Table9.Cell8"><text:p text:style-name="P866"><text:span text:style-name="CharStyle7">Simpang Kallang</text:span></text:p></table:table-cell><table:table-cell table:style-name="Table9.Cell9"><text:p text:style-name="P1835"><text:span text:style-name="CharStyle7">3,024</text:span></text:p></table:table-cell></table:table-row></table:table><text:p text:style-name="P1222"><text:span text:style-name="CharStyle57">2,566</text:span></text:p></draw:text-box></draw:frame><draw:frame draw:style-name="fr15" svg:x="8.015cm" svg:y="24.816cm" svg:width="4.251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><text:p text:style-name="P765"><text:span text:style-name="CharStyle7">5.</text:span></text:p></table:table-cell><table:table-cell table:style-name="Table10.Cell2"><text:p text:style-name="P1928"><text:span text:style-name="CharStyle7">Kampung Sempalit</text:span></text:p></table:table-cell></table:table-row></table:table></draw:text-box></draw:frame></text:p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</text:section>
      <text:section text:style-name="Sect8" text:name="Section8">
        <text:p text:style-name="P2210"><draw:frame draw:style-name="fr18" svg:x="10.282cm" svg:y="14.187cm" svg:width="0.432cm" fo:min-height="0.455cm" text:anchor-type="paragraph"><draw:text-box><text:p text:style-name="P1067"><text:page-number/></text:p></draw:text-box></draw:frame><draw:frame draw:style-name="fr19" svg:x="17.216cm" svg:y="0.004cm" svg:width="1.388cm" fo:min-height="0.474cm" text:anchor-type="paragraph"><draw:text-box><text:p text:style-name="P1488"><text:span text:style-name="CharStyle60">22,192</text:span></text:p></draw:text-box></draw:frame></text:p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</text:section>
      <text:section text:style-name="Sect9" text:name="Section9">
        <text:p text:style-name="P2211"><text:span text:style-name="CharStyle15">14</text:span></text:p>
      </text:section>
      <text:section text:style-name="Sect10" text:name="Section10">
        <text:p text:style-name="P2212"><draw:frame draw:style-name="fr21" svg:x="4.636cm" svg:y="0.004cm" svg:width="11.726cm" fo:min-height="1.071cm" text:anchor-type="paragraph"><draw:text-box><text:p text:style-name="P1390"><text:span text:style-name="CharStyle45">BAHAGIAN PILIHAN RAYA PERSEKUTUAN: P. 081 JERANTUT</text:span></text:p><text:p text:style-name="P1781"><text:span text:style-name="CharStyle47">FEDERAL CONSTITUENCY: P. 081 JERANTUT</text:span></text:p></draw:text-box></draw:frame><draw:frame draw:style-name="fr20" svg:x="7.997cm" svg:y="1.676cm" svg:width="10.634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2161"/></table:table-cell><table:table-cell table:style-name="Table11.Cell2"><text:p text:style-name="P1051"><text:span text:style-name="CharStyle12">(2)</text:span></text:p></table:table-cell><table:table-cell table:style-name="Table11.Cell3"><text:p text:style-name="P2033"><text:span text:style-name="CharStyle12">(3)</text:span></text:p></table:table-cell></table:table-row><table:table-row table:style-name="Table11.R2"><table:table-cell table:style-name="Table11.Cell4"><text:p text:style-name="P2161"/></table:table-cell><table:table-cell table:style-name="Table11.Cell5"><text:p text:style-name="P780"><text:span text:style-name="CharStyle12">Daerah Mengundi</text:span></text:p></table:table-cell><table:table-cell table:style-name="Table11.Cell6"><text:p text:style-name="P1145"><text:span text:style-name="CharStyle12">Bilangan Pemilih</text:span></text:p></table:table-cell></table:table-row><table:table-row table:style-name="Table11.R3"><table:table-cell table:style-name="Table11.Cell7"><text:p text:style-name="P2161"/></table:table-cell><table:table-cell table:style-name="Table11.Cell8"><text:p text:style-name="P1524"><text:span text:style-name="CharStyle13">Polling District</text:span></text:p></table:table-cell><table:table-cell table:style-name="Table11.Cell9"><text:p text:style-name="P986"><text:span text:style-name="CharStyle13">Number of Electors</text:span></text:p></table:table-cell></table:table-row><table:table-row table:style-name="Table11.R4"><table:table-cell table:style-name="Table11.Cell10"><text:p text:style-name="P1784"><text:span text:style-name="CharStyle12">1.</text:span></text:p></table:table-cell><table:table-cell table:style-name="Table11.Cell11"><text:p text:style-name="P1527"><text:span text:style-name="CharStyle12">Kampung Sat</text:span></text:p></table:table-cell><table:table-cell table:style-name="Table11.Cell12"><text:p text:style-name="P1320"><text:span text:style-name="CharStyle12">252</text:span></text:p></table:table-cell></table:table-row><table:table-row table:style-name="Table11.R5"><table:table-cell table:style-name="Table11.Cell13"><text:p text:style-name="P1664"><text:span text:style-name="CharStyle12">2.</text:span></text:p></table:table-cell><table:table-cell table:style-name="Table11.Cell14"><text:p text:style-name="P981"><text:span text:style-name="CharStyle12">Kampung Gusai</text:span></text:p></table:table-cell><table:table-cell table:style-name="Table11.Cell15"><text:p text:style-name="P1891"><text:span text:style-name="CharStyle12">158</text:span></text:p></table:table-cell></table:table-row><table:table-row table:style-name="Table11.R6"><table:table-cell table:style-name="Table11.Cell16"><text:p text:style-name="P848"><text:span text:style-name="CharStyle12">3.</text:span></text:p></table:table-cell><table:table-cell table:style-name="Table11.Cell17"><text:p text:style-name="P1961"><text:span text:style-name="CharStyle12">Kampung Bantal</text:span></text:p></table:table-cell><table:table-cell table:style-name="Table11.Cell18"><text:p text:style-name="P1647"><text:span text:style-name="CharStyle12">491</text:span></text:p></table:table-cell></table:table-row><table:table-row table:style-name="Table11.R7"><table:table-cell table:style-name="Table11.Cell19"><text:p text:style-name="P1548"><text:span text:style-name="CharStyle12">4.</text:span></text:p></table:table-cell><table:table-cell table:style-name="Table11.Cell20"><text:p text:style-name="P1399"><text:span text:style-name="CharStyle12">Kampung Mat Daling</text:span></text:p></table:table-cell><table:table-cell table:style-name="Table11.Cell21"><text:p text:style-name="P1092"><text:span text:style-name="CharStyle12">309</text:span></text:p></table:table-cell></table:table-row><table:table-row table:style-name="Table11.R8"><table:table-cell table:style-name="Table11.Cell22"><text:p text:style-name="P1791"><text:span text:style-name="CharStyle12">5.</text:span></text:p></table:table-cell><table:table-cell table:style-name="Table11.Cell23"><text:p text:style-name="P1341"><text:span text:style-name="CharStyle12">Kampung Pagi</text:span></text:p></table:table-cell><table:table-cell table:style-name="Table11.Cell24"><text:p text:style-name="P1192"><text:span text:style-name="CharStyle12">220</text:span></text:p></table:table-cell></table:table-row><table:table-row table:style-name="Table11.R9"><table:table-cell table:style-name="Table11.Cell25"><text:p text:style-name="P1581"><text:span text:style-name="CharStyle12">6.</text:span></text:p></table:table-cell><table:table-cell table:style-name="Table11.Cell26"><text:p text:style-name="P944"><text:span text:style-name="CharStyle12">FELDA Sungai Retang</text:span></text:p></table:table-cell><table:table-cell table:style-name="Table11.Cell27"><text:p text:style-name="P1129"><text:span text:style-name="CharStyle12">1,999</text:span></text:p></table:table-cell></table:table-row><table:table-row table:style-name="Table11.R10"><table:table-cell table:style-name="Table11.Cell28"><text:p text:style-name="P861"><text:span text:style-name="CharStyle12">7.</text:span></text:p></table:table-cell><table:table-cell table:style-name="Table11.Cell29"><text:p text:style-name="P1553"><text:span text:style-name="CharStyle12">FELDA Padang Piol</text:span></text:p></table:table-cell><table:table-cell table:style-name="Table11.Cell30"><text:p text:style-name="P1497"><text:span text:style-name="CharStyle12">2,977</text:span></text:p></table:table-cell></table:table-row><table:table-row table:style-name="Table11.R11"><table:table-cell table:style-name="Table11.Cell31"><text:p text:style-name="P1437"><text:span text:style-name="CharStyle12">8.</text:span></text:p></table:table-cell><table:table-cell table:style-name="Table11.Cell32"><text:p text:style-name="P1381"><text:span text:style-name="CharStyle12">Kampung Gajah Mati</text:span></text:p></table:table-cell><table:table-cell table:style-name="Table11.Cell33"><text:p text:style-name="P1286"><text:span text:style-name="CharStyle12">480</text:span></text:p></table:table-cell></table:table-row><table:table-row table:style-name="Table11.R12"><table:table-cell table:style-name="Table11.Cell34"><text:p text:style-name="P1999"><text:span text:style-name="CharStyle12">9.</text:span></text:p></table:table-cell><table:table-cell table:style-name="Table11.Cell35"><text:p text:style-name="P1172"><text:span text:style-name="CharStyle12">Pulau Mansuk</text:span></text:p></table:table-cell><table:table-cell table:style-name="Table11.Cell36"><text:p text:style-name="P1114"><text:span text:style-name="CharStyle12">613</text:span></text:p></table:table-cell></table:table-row><table:table-row table:style-name="Table11.R13"><table:table-cell table:style-name="Table11.Cell37"><text:p text:style-name="P1048"><text:span text:style-name="CharStyle12">10.</text:span></text:p></table:table-cell><table:table-cell table:style-name="Table11.Cell38"><text:p text:style-name="P1504"><text:span text:style-name="CharStyle12">Jerantut Feri</text:span></text:p></table:table-cell><table:table-cell table:style-name="Table11.Cell39"><text:p text:style-name="P1944"><text:span text:style-name="CharStyle12">1,023</text:span></text:p></table:table-cell></table:table-row><table:table-row table:style-name="Table11.R14"><table:table-cell table:style-name="Table11.Cell40"><text:p text:style-name="P1958"><text:span text:style-name="CharStyle12">11.</text:span></text:p></table:table-cell><table:table-cell table:style-name="Table11.Cell41"><text:p text:style-name="P1291"><text:span text:style-name="CharStyle12">Tanah Rom</text:span></text:p></table:table-cell><table:table-cell table:style-name="Table11.Cell42"><text:p text:style-name="P1729"><text:span text:style-name="CharStyle12">249</text:span></text:p></table:table-cell></table:table-row><table:table-row table:style-name="Table11.R15"><table:table-cell table:style-name="Table11.Cell43"><text:p text:style-name="P1941"><text:span text:style-name="CharStyle12">12.</text:span></text:p></table:table-cell><table:table-cell table:style-name="Table11.Cell44"><text:p text:style-name="P1651"><text:span text:style-name="CharStyle12">Teh</text:span></text:p></table:table-cell><table:table-cell table:style-name="Table11.Cell45"><text:p text:style-name="P1950"><text:span text:style-name="CharStyle12">1,141</text:span></text:p></table:table-cell></table:table-row><table:table-row table:style-name="Table11.R16"><table:table-cell table:style-name="Table11.Cell46"><text:p text:style-name="P1995"><text:span text:style-name="CharStyle12">13.</text:span></text:p></table:table-cell><table:table-cell table:style-name="Table11.Cell47"><text:p text:style-name="P2031"><text:span text:style-name="CharStyle12">Kuala Tembeling</text:span></text:p></table:table-cell><table:table-cell table:style-name="Table11.Cell48"><text:p text:style-name="P1463"><text:span text:style-name="CharStyle12">1,017</text:span></text:p></table:table-cell></table:table-row><table:table-row table:style-name="Table11.R17"><table:table-cell table:style-name="Table11.Cell49"><text:p text:style-name="P1993"><text:span text:style-name="CharStyle12">14.</text:span></text:p></table:table-cell><table:table-cell table:style-name="Table11.Cell50"><text:p text:style-name="P1948"><text:span text:style-name="CharStyle12">Pasir Durian</text:span></text:p></table:table-cell><table:table-cell table:style-name="Table11.Cell51"><text:p text:style-name="P1989"><text:span text:style-name="CharStyle12">369</text:span></text:p></table:table-cell></table:table-row><table:table-row table:style-name="Table11.R18"><table:table-cell table:style-name="Table11.Cell52"><text:p text:style-name="P1226"><text:span text:style-name="CharStyle12">15.</text:span></text:p></table:table-cell><table:table-cell table:style-name="Table11.Cell53"><text:p text:style-name="P1649"><text:span text:style-name="CharStyle12">Kampung Chebong</text:span></text:p></table:table-cell><table:table-cell table:style-name="Table11.Cell54"><text:p text:style-name="P808"><text:span text:style-name="CharStyle12">695</text:span></text:p></table:table-cell></table:table-row><table:table-row table:style-name="Table11.R19"><table:table-cell table:style-name="Table11.Cell55"><text:p text:style-name="P1859"><text:span text:style-name="CharStyle12">16.</text:span></text:p></table:table-cell><table:table-cell table:style-name="Table11.Cell56"><text:p text:style-name="P1467"><text:span text:style-name="CharStyle12">Kampung Merting</text:span></text:p></table:table-cell><table:table-cell table:style-name="Table11.Cell57"><text:p text:style-name="P1327"><text:span text:style-name="CharStyle12">663</text:span></text:p></table:table-cell></table:table-row><table:table-row table:style-name="Table11.R20"><table:table-cell table:style-name="Table11.Cell58"><text:p text:style-name="P1569"><text:span text:style-name="CharStyle12">17.</text:span></text:p></table:table-cell><table:table-cell table:style-name="Table11.Cell59"><text:p text:style-name="P1692"><text:span text:style-name="CharStyle12">Kuala Tahan</text:span></text:p></table:table-cell><table:table-cell table:style-name="Table11.Cell60"><text:p text:style-name="P1804"><text:span text:style-name="CharStyle12">828</text:span></text:p></table:table-cell></table:table-row></table:table><text:p text:style-name="P1061"><text:span text:style-name="CharStyle62">13,484</text:span></text:p></draw:text-box></draw:frame><draw:frame draw:style-name="fr22" svg:x="10.283cm" svg:y="26.328cm" svg:width="0.432cm" fo:min-height="0.455cm" text:anchor-type="paragraph"><draw:text-box><text:p text:style-name="P1934"><text:page-number/></text:p></draw:text-box></draw:frame></text:p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</text:section>
      <text:section text:style-name="Sect11" text:name="Section11">
        <text:p text:style-name="P2213"><draw:frame draw:style-name="fr23" svg:x="0.000cm" svg:y="0.000cm" svg:width="10.643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24"><text:p text:style-name="P2161"/></table:table-cell><table:table-cell table:style-name="Table12.Cell25"><text:p text:style-name="P2161"/></table:table-cell><table:table-cell table:style-name="Table12.Cell1"><text:p text:style-name="P1932"><text:span text:style-name="CharStyle12">(3)</text:span></text:p></table:table-cell></table:table-row><table:table-row table:style-name="Table12.R2"><table:table-cell table:style-name="Table12.Cell26"><text:p text:style-name="P2161"/></table:table-cell><table:table-cell table:style-name="Table12.Cell27"><text:p text:style-name="P2161"/></table:table-cell><table:table-cell table:style-name="Table12.Cell2"><text:p text:style-name="P1779"><text:span text:style-name="CharStyle12">Bilangan Pemilih</text:span></text:p></table:table-cell></table:table-row><table:table-row table:style-name="Table12.R3"><table:table-cell table:style-name="Table12.Cell28"><text:p text:style-name="P2161"/></table:table-cell><table:table-cell table:style-name="Table12.Cell29"><text:p text:style-name="P2161"/></table:table-cell><table:table-cell table:style-name="Table12.Cell3"><text:p text:style-name="P1611"><text:span text:style-name="CharStyle13">Number of Electors</text:span></text:p></table:table-cell></table:table-row><table:table-row table:style-name="Table12.R4"><table:table-cell table:style-name="Table12.Cell30"><text:p text:style-name="P2161"/></table:table-cell><table:table-cell table:style-name="Table12.Cell31"><text:p text:style-name="P2161"/></table:table-cell><table:table-cell table:style-name="Table12.Cell4"><text:p text:style-name="P1700"><text:span text:style-name="CharStyle12">1,605</text:span></text:p></table:table-cell></table:table-row><table:table-row table:style-name="Table12.R5"><table:table-cell table:style-name="Table12.Cell32"><text:p text:style-name="P2161"/></table:table-cell><table:table-cell table:style-name="Table12.Cell33"><text:p text:style-name="P2161"/></table:table-cell><table:table-cell table:style-name="Table12.Cell5"><text:p text:style-name="P1956"><text:span text:style-name="CharStyle12">1,302</text:span></text:p></table:table-cell></table:table-row><table:table-row table:style-name="Table12.R6"><table:table-cell table:style-name="Table12.Cell34"><text:p text:style-name="P2161"/></table:table-cell><table:table-cell table:style-name="Table12.Cell35"><text:p text:style-name="P2161"/></table:table-cell><table:table-cell table:style-name="Table12.Cell6"><text:p text:style-name="P1795"><text:span text:style-name="CharStyle12">647</text:span></text:p></table:table-cell></table:table-row><table:table-row table:style-name="Table12.R7"><table:table-cell table:style-name="Table12.Cell36"><text:p text:style-name="P2161"/></table:table-cell><table:table-cell table:style-name="Table12.Cell37"><text:p text:style-name="P2161"/></table:table-cell><table:table-cell table:style-name="Table12.Cell7"><text:p text:style-name="P1247"><text:span text:style-name="CharStyle12">374</text:span></text:p></table:table-cell></table:table-row><table:table-row table:style-name="Table12.R8"><table:table-cell table:style-name="Table12.Cell38"><text:p text:style-name="P2161"/></table:table-cell><table:table-cell table:style-name="Table12.Cell39"><text:p text:style-name="P2161"/></table:table-cell><table:table-cell table:style-name="Table12.Cell8"><text:p text:style-name="P1164"><text:span text:style-name="CharStyle12">332</text:span></text:p></table:table-cell></table:table-row><table:table-row table:style-name="Table12.R9"><table:table-cell table:style-name="Table12.Cell40"><text:p text:style-name="P2161"/></table:table-cell><table:table-cell table:style-name="Table12.Cell41"><text:p text:style-name="P2161"/></table:table-cell><table:table-cell table:style-name="Table12.Cell9"><text:p text:style-name="P1544"><text:span text:style-name="CharStyle12">454</text:span></text:p></table:table-cell></table:table-row><table:table-row table:style-name="Table12.R10"><table:table-cell table:style-name="Table12.Cell42"><text:p text:style-name="P2161"/></table:table-cell><table:table-cell table:style-name="Table12.Cell43"><text:p text:style-name="P2161"/></table:table-cell><table:table-cell table:style-name="Table12.Cell10"><text:p text:style-name="P1481"><text:span text:style-name="CharStyle12">702</text:span></text:p></table:table-cell></table:table-row><table:table-row table:style-name="Table12.R11"><table:table-cell table:style-name="Table12.Cell44"><text:p text:style-name="P2161"/></table:table-cell><table:table-cell table:style-name="Table12.Cell45"><text:p text:style-name="P2161"/></table:table-cell><table:table-cell table:style-name="Table12.Cell11"><text:p text:style-name="P1698"><text:span text:style-name="CharStyle12">2,227</text:span></text:p></table:table-cell></table:table-row><table:table-row table:style-name="Table12.R12"><table:table-cell table:style-name="Table12.Cell46"><text:p text:style-name="P2161"/></table:table-cell><table:table-cell table:style-name="Table12.Cell47"><text:p text:style-name="P2161"/></table:table-cell><table:table-cell table:style-name="Table12.Cell12"><text:p text:style-name="P1281"><text:span text:style-name="CharStyle12">1,846</text:span></text:p></table:table-cell></table:table-row><table:table-row table:style-name="Table12.R13"><table:table-cell table:style-name="Table12.Cell48"><text:p text:style-name="P2161"/></table:table-cell><table:table-cell table:style-name="Table12.Cell49"><text:p text:style-name="P2161"/></table:table-cell><table:table-cell table:style-name="Table12.Cell13"><text:p text:style-name="P1104"><text:span text:style-name="CharStyle12">2,244</text:span></text:p></table:table-cell></table:table-row><table:table-row table:style-name="Table12.R14"><table:table-cell table:style-name="Table12.Cell50"><text:p text:style-name="P2161"/></table:table-cell><table:table-cell table:style-name="Table12.Cell51"><text:p text:style-name="P2161"/></table:table-cell><table:table-cell table:style-name="Table12.Cell14"><text:p text:style-name="P917"><text:span text:style-name="CharStyle12">3,134</text:span></text:p></table:table-cell></table:table-row><table:table-row table:style-name="Table12.R15"><table:table-cell table:style-name="Table12.Cell52"><text:p text:style-name="P2161"/></table:table-cell><table:table-cell table:style-name="Table12.Cell53"><text:p text:style-name="P2161"/></table:table-cell><table:table-cell table:style-name="Table12.Cell15"><text:p text:style-name="P976"><text:span text:style-name="CharStyle12">2,554</text:span></text:p></table:table-cell></table:table-row><table:table-row table:style-name="Table12.R16"><table:table-cell table:style-name="Table12.Cell54"><text:p text:style-name="P2161"/></table:table-cell><table:table-cell table:style-name="Table12.Cell55"><text:p text:style-name="P2161"/></table:table-cell><table:table-cell table:style-name="Table12.Cell16"><text:p text:style-name="P1798"><text:span text:style-name="CharStyle12">908</text:span></text:p></table:table-cell></table:table-row><table:table-row table:style-name="Table12.R17"><table:table-cell table:style-name="Table12.Cell56"><text:p text:style-name="P2161"/></table:table-cell><table:table-cell table:style-name="Table12.Cell57"><text:p text:style-name="P2161"/></table:table-cell><table:table-cell table:style-name="Table12.Cell17"><text:p text:style-name="P1800"><text:span text:style-name="CharStyle12">160</text:span></text:p></table:table-cell></table:table-row><table:table-row table:style-name="Table12.R18"><table:table-cell table:style-name="Table12.Cell58"><text:p text:style-name="P2161"/></table:table-cell><table:table-cell table:style-name="Table12.Cell59"><text:p text:style-name="P2161"/></table:table-cell><table:table-cell table:style-name="Table12.Cell18"><text:p text:style-name="P1220"><text:span text:style-name="CharStyle12">535</text:span></text:p></table:table-cell></table:table-row><table:table-row table:style-name="Table12.R19"><table:table-cell table:style-name="Table12.Cell60"><text:p text:style-name="P2161"/></table:table-cell><table:table-cell table:style-name="Table12.Cell61"><text:p text:style-name="P2161"/></table:table-cell><table:table-cell table:style-name="Table12.Cell19"><text:p text:style-name="P1615"><text:span text:style-name="CharStyle12">697</text:span></text:p></table:table-cell></table:table-row><table:table-row table:style-name="Table12.R20"><table:table-cell table:style-name="Table12.Cell62"><text:p text:style-name="P2161"/></table:table-cell><table:table-cell table:style-name="Table12.Cell63"><text:p text:style-name="P2161"/></table:table-cell><table:table-cell table:style-name="Table12.Cell20"><text:p text:style-name="P1525"><text:span text:style-name="CharStyle12">572</text:span></text:p></table:table-cell></table:table-row><table:table-row table:style-name="Table12.R21"><table:table-cell table:style-name="Table12.Cell64"><text:p text:style-name="P2161"/></table:table-cell><table:table-cell table:style-name="Table12.Cell65"><text:p text:style-name="P2161"/></table:table-cell><table:table-cell table:style-name="Table12.Cell21"><text:p text:style-name="P1979"><text:span text:style-name="CharStyle12">276</text:span></text:p></table:table-cell></table:table-row><table:table-row table:style-name="Table12.R22"><table:table-cell table:style-name="Table12.Cell66"><text:p text:style-name="P2161"/></table:table-cell><table:table-cell table:style-name="Table12.Cell67"><text:p text:style-name="P2161"/></table:table-cell><table:table-cell table:style-name="Table12.Cell22"><text:p text:style-name="P1802"><text:span text:style-name="CharStyle12">783</text:span></text:p></table:table-cell></table:table-row><table:table-row table:style-name="Table12.R23"><table:table-cell table:style-name="Table12.Cell68"><text:p text:style-name="P2161"/></table:table-cell><table:table-cell table:style-name="Table12.Cell69"><text:p text:style-name="P2161"/></table:table-cell><table:table-cell table:style-name="Table12.Cell23"><text:p text:style-name="P769"><text:span text:style-name="CharStyle12">1,238</text:span></text:p></table:table-cell></table:table-row></table:table><text:p text:style-name="P1975"><text:span text:style-name="CharStyle10">22,590</text:span></text:p></draw:text-box></draw:frame></text:p>
        <text:p text:style-name="P192"/>
      </text:section>
      <text:section text:style-name="Sect12" text:name="Section12">
        <text:p text:style-name="P2214"><draw:frame draw:style-name="fr25" svg:x="0.000cm" svg:y="0.000cm" svg:width="10.643cm" fo:min-height="0.002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2161"/></table:table-cell><table:table-cell table:style-name="Table13.Cell2"><text:p text:style-name="P1697"><text:span text:style-name="CharStyle12">(2)</text:span></text:p></table:table-cell><table:table-cell table:style-name="Table13.Cell3"><text:p text:style-name="P1404"><text:span text:style-name="CharStyle12">(3)</text:span></text:p></table:table-cell></table:table-row><table:table-row table:style-name="Table13.R2"><table:table-cell table:style-name="Table13.Cell4"><text:p text:style-name="P2161"/></table:table-cell><table:table-cell table:style-name="Table13.Cell5"><text:p text:style-name="P1680"><text:span text:style-name="CharStyle12">Daerah Mengundi</text:span></text:p></table:table-cell><table:table-cell table:style-name="Table13.Cell6"><text:p text:style-name="P1618"><text:span text:style-name="CharStyle12">Bilangan Pemilih</text:span></text:p></table:table-cell></table:table-row><table:table-row table:style-name="Table13.R3"><table:table-cell table:style-name="Table13.Cell7"><text:p text:style-name="P2161"/></table:table-cell><table:table-cell table:style-name="Table13.Cell8"><text:p text:style-name="P1490"><text:span text:style-name="CharStyle13">Polling District</text:span></text:p></table:table-cell><table:table-cell table:style-name="Table13.Cell9"><text:p text:style-name="P1699"><text:span text:style-name="CharStyle13">Number of Electors</text:span></text:p></table:table-cell></table:table-row><table:table-row table:style-name="Table13.R4"><table:table-cell table:style-name="Table13.Cell10"><text:p text:style-name="P1375"><text:span text:style-name="CharStyle35">1</text:span><text:span text:style-name="CharStyle36">.</text:span></text:p></table:table-cell><table:table-cell table:style-name="Table13.Cell11"><text:p text:style-name="P1284"><text:span text:style-name="CharStyle12">FELDA Kota Gelanggi 2</text:span></text:p></table:table-cell><table:table-cell table:style-name="Table13.Cell12"><text:p text:style-name="P1803"><text:span text:style-name="CharStyle12">2,348</text:span></text:p></table:table-cell></table:table-row><table:table-row table:style-name="Table13.R5"><table:table-cell table:style-name="Table13.Cell13"><text:p text:style-name="P1801"><text:span text:style-name="CharStyle12">2.</text:span></text:p></table:table-cell><table:table-cell table:style-name="Table13.Cell14"><text:p text:style-name="P1796"><text:span text:style-name="CharStyle12">FELDA Lepar Utara Tiga</text:span></text:p></table:table-cell><table:table-cell table:style-name="Table13.Cell15"><text:p text:style-name="P1678"><text:span text:style-name="CharStyle12">1,311</text:span></text:p></table:table-cell></table:table-row><table:table-row table:style-name="Table13.R6"><table:table-cell table:style-name="Table13.Cell16"><text:p text:style-name="P829"><text:span text:style-name="CharStyle12">3.</text:span></text:p></table:table-cell><table:table-cell table:style-name="Table13.Cell17"><text:p text:style-name="P827"><text:span text:style-name="CharStyle12">FELDA Sungai Tekam Utara</text:span></text:p></table:table-cell><table:table-cell table:style-name="Table13.Cell18"><text:p text:style-name="P946"><text:span text:style-name="CharStyle12">1,766</text:span></text:p></table:table-cell></table:table-row><table:table-row table:style-name="Table13.R7"><table:table-cell table:style-name="Table13.Cell19"><text:p text:style-name="P1710"><text:span text:style-name="CharStyle12">4.</text:span></text:p></table:table-cell><table:table-cell table:style-name="Table13.Cell20"><text:p text:style-name="P1191"><text:span text:style-name="CharStyle12">Kampung Perak</text:span></text:p></table:table-cell><table:table-cell table:style-name="Table13.Cell21"><text:p text:style-name="P1788"><text:span text:style-name="CharStyle12">144</text:span></text:p></table:table-cell></table:table-row><table:table-row table:style-name="Table13.R8"><table:table-cell table:style-name="Table13.Cell22"><text:p text:style-name="P1688"><text:span text:style-name="CharStyle12">5.</text:span></text:p></table:table-cell><table:table-cell table:style-name="Table13.Cell23"><text:p text:style-name="P1839"><text:span text:style-name="CharStyle12">Pusat Penyelidikan Tun Razak</text:span></text:p></table:table-cell><table:table-cell table:style-name="Table13.Cell24"><text:p text:style-name="P895"><text:span text:style-name="CharStyle12">684</text:span></text:p></table:table-cell></table:table-row><table:table-row table:style-name="Table13.R9"><table:table-cell table:style-name="Table13.Cell25"><text:p text:style-name="P961"><text:span text:style-name="CharStyle12">6.</text:span></text:p></table:table-cell><table:table-cell table:style-name="Table13.Cell26"><text:p text:style-name="P1837"><text:span text:style-name="CharStyle12">FELDA Sungai Tekam</text:span></text:p></table:table-cell><table:table-cell table:style-name="Table13.Cell27"><text:p text:style-name="P1812"><text:span text:style-name="CharStyle12">1,241</text:span></text:p></table:table-cell></table:table-row><table:table-row table:style-name="Table13.R10"><table:table-cell table:style-name="Table13.Cell28"><text:p text:style-name="P1262"><text:span text:style-name="CharStyle12">7.</text:span></text:p></table:table-cell><table:table-cell table:style-name="Table13.Cell29"><text:p text:style-name="P1173"><text:span text:style-name="CharStyle12">FELDA Jengka 24</text:span></text:p></table:table-cell><table:table-cell table:style-name="Table13.Cell30"><text:p text:style-name="P925"><text:span text:style-name="CharStyle12">1,100</text:span></text:p></table:table-cell></table:table-row><table:table-row table:style-name="Table13.R11"><table:table-cell table:style-name="Table13.Cell31"><text:p text:style-name="P774"><text:span text:style-name="CharStyle35">8</text:span><text:span text:style-name="CharStyle36">.</text:span></text:p></table:table-cell><table:table-cell table:style-name="Table13.Cell32"><text:p text:style-name="P1355"><text:span text:style-name="CharStyle12">Durian Hijau</text:span></text:p></table:table-cell><table:table-cell table:style-name="Table13.Cell33"><text:p text:style-name="P2079"><text:span text:style-name="CharStyle12">225</text:span></text:p></table:table-cell></table:table-row><table:table-row table:style-name="Table13.R12"><table:table-cell table:style-name="Table13.Cell34"><text:p text:style-name="P1082"><text:span text:style-name="CharStyle12">9.</text:span></text:p></table:table-cell><table:table-cell table:style-name="Table13.Cell35"><text:p text:style-name="P987"><text:span text:style-name="CharStyle12">Bukit Nikmat</text:span></text:p></table:table-cell><table:table-cell table:style-name="Table13.Cell36"><text:p text:style-name="P840"><text:span text:style-name="CharStyle12">599</text:span></text:p></table:table-cell></table:table-row><table:table-row table:style-name="Table13.R13"><table:table-cell table:style-name="Table13.Cell37"><text:p text:style-name="P1628"><text:span text:style-name="CharStyle12">10.</text:span></text:p></table:table-cell><table:table-cell table:style-name="Table13.Cell38"><text:p text:style-name="P1591"><text:span text:style-name="CharStyle12">Pulau Tawar</text:span></text:p></table:table-cell><table:table-cell table:style-name="Table13.Cell39"><text:p text:style-name="P890"><text:span text:style-name="CharStyle12">1,131</text:span></text:p></table:table-cell></table:table-row><table:table-row table:style-name="Table13.R14"><table:table-cell table:style-name="Table13.Cell40"><text:p text:style-name="P1439"><text:span text:style-name="CharStyle12">11.</text:span></text:p></table:table-cell><table:table-cell table:style-name="Table13.Cell41"><text:p text:style-name="P776"><text:span text:style-name="CharStyle12">FELDA Kota Gelanggi 1</text:span></text:p></table:table-cell><table:table-cell table:style-name="Table13.Cell42"><text:p text:style-name="P1108"><text:span text:style-name="CharStyle12">1,643</text:span></text:p></table:table-cell></table:table-row><table:table-row table:style-name="Table13.R15"><table:table-cell table:style-name="Table13.Cell43"><text:p text:style-name="P1374"><text:span text:style-name="CharStyle12">12.</text:span></text:p></table:table-cell><table:table-cell table:style-name="Table13.Cell44"><text:p text:style-name="P1877"><text:span text:style-name="CharStyle12">FELDA Kota Gelanggi 3</text:span></text:p></table:table-cell><table:table-cell table:style-name="Table13.Cell45"><text:p text:style-name="P978"><text:span text:style-name="CharStyle12">1,483</text:span></text:p></table:table-cell></table:table-row><table:table-row table:style-name="Table13.R16"><table:table-cell table:style-name="Table13.Cell46"><text:p text:style-name="P2161"/></table:table-cell><table:table-cell table:style-name="Table13.Cell47"><text:p text:style-name="P2161"/></table:table-cell><table:table-cell table:style-name="Table13.Cell48"><text:p text:style-name="P935"><text:span text:style-name="CharStyle12">13,675</text:span></text:p></table:table-cell></table:table-row></table:table></draw:text-box></draw:frame></text:p>
        <text:p text:style-name="P1716"><text:span text:style-name="CharStyle64">17</text:span></text:p>
      </text:section>
      <text:section text:style-name="Sect13" text:name="Section13">
        <text:p text:style-name="P2215"><draw:frame draw:style-name="fr26" svg:x="0.000cm" svg:y="0.000cm" svg:width="16.189cm" fo:min-height="0.002cm" text:anchor-type="paragraph"><draw:text-box><table:table table:style-name="Table14"><table:table-column table:style-name="Table14.C1"/><table:table-column table:style-name="Table14.C2"/><table:table-column table:style-name="Table14.C3"/><table:table-column table:style-name="Table14.C4"/><table:table-row table:style-name="Table14.R1"><table:table-cell table:style-name="Table14.Cell1"><text:p text:style-name="P1952"><text:span text:style-name="CharStyle12">(1)</text:span></text:p></table:table-cell><table:table-cell table:style-name="Table14.Cell2"><text:p text:style-name="P2161"/></table:table-cell><table:table-cell table:style-name="Table14.Cell3"><text:p text:style-name="P1138"><text:span text:style-name="CharStyle12">(2)</text:span></text:p></table:table-cell><table:table-cell table:style-name="Table14.Cell4"><text:p text:style-name="P1169"><text:span text:style-name="CharStyle12">(3)</text:span></text:p></table:table-cell></table:table-row><table:table-row table:style-name="Table14.R2"><table:table-cell table:style-name="Table14.Cell5"><text:p text:style-name="P740"><text:span text:style-name="CharStyle12">Bahagian Pilihan Raya</text:span></text:p></table:table-cell><table:table-cell table:style-name="Table14.Cell6"><text:p text:style-name="P2161"/></table:table-cell><table:table-cell table:style-name="Table14.Cell7"><text:p text:style-name="P1682"><text:span text:style-name="CharStyle12">Daerah Mengundi</text:span></text:p></table:table-cell><table:table-cell table:style-name="Table14.Cell8"><text:p text:style-name="P1315"><text:span text:style-name="CharStyle12">Bilangan Pemilih</text:span></text:p></table:table-cell></table:table-row><table:table-row table:style-name="Table14.R3"><table:table-cell table:style-name="Table14.Cell9"><text:p text:style-name="P1702"><text:span text:style-name="CharStyle12">Negeri</text:span></text:p></table:table-cell><table:table-cell table:style-name="Table14.Cell10"><text:p text:style-name="P2161"/></table:table-cell><table:table-cell table:style-name="Table14.Cell11"><text:p text:style-name="P2161"/></table:table-cell><table:table-cell table:style-name="Table14.Cell12"><text:p text:style-name="P2161"/></table:table-cell></table:table-row><table:table-row table:style-name="Table14.R4"><table:table-cell table:style-name="Table14.Cell13"><text:p text:style-name="P1180"><text:span text:style-name="CharStyle13">State Constituency</text:span></text:p></table:table-cell><table:table-cell table:style-name="Table14.Cell14"><text:p text:style-name="P2161"/></table:table-cell><table:table-cell table:style-name="Table14.Cell15"><text:p text:style-name="P1901"><text:span text:style-name="CharStyle13">Polling District</text:span></text:p></table:table-cell><table:table-cell table:style-name="Table14.Cell16"><text:p text:style-name="P1301"><text:span text:style-name="CharStyle13">Number of Electors</text:span></text:p></table:table-cell></table:table-row><table:table-row table:style-name="Table14.R5"><table:table-cell table:style-name="Table14.Cell17"><text:p text:style-name="P1808"><text:span text:style-name="CharStyle12">N. 12 BESERAH</text:span></text:p></table:table-cell><table:table-cell table:style-name="Table14.Cell18"><text:p text:style-name="P856"><text:span text:style-name="CharStyle12">1.</text:span></text:p></table:table-cell><table:table-cell table:style-name="Table14.Cell19"><text:p text:style-name="P1299"><text:span text:style-name="CharStyle12">Cherating</text:span></text:p></table:table-cell><table:table-cell table:style-name="Table14.Cell20"><text:p text:style-name="P1805"><text:span text:style-name="CharStyle12">2,054</text:span></text:p></table:table-cell></table:table-row><table:table-row table:style-name="Table14.R6"><table:table-cell table:style-name="Table14.Cell21"><text:p text:style-name="P2161"/></table:table-cell><table:table-cell table:style-name="Table14.Cell22"><text:p text:style-name="P1466"><text:span text:style-name="CharStyle12">2.</text:span></text:p></table:table-cell><table:table-cell table:style-name="Table14.Cell23"><text:p text:style-name="P864"><text:span text:style-name="CharStyle12">Sungai Ular</text:span></text:p></table:table-cell><table:table-cell table:style-name="Table14.Cell24"><text:p text:style-name="P872"><text:span text:style-name="CharStyle12">1,854</text:span></text:p></table:table-cell></table:table-row><table:table-row table:style-name="Table14.R7"><table:table-cell table:style-name="Table14.Cell25"><text:p text:style-name="P2161"/></table:table-cell><table:table-cell table:style-name="Table14.Cell26"><text:p text:style-name="P1157"><text:span text:style-name="CharStyle12">3.</text:span></text:p></table:table-cell><table:table-cell table:style-name="Table14.Cell27"><text:p text:style-name="P1272"><text:span text:style-name="CharStyle12">Balok Makmur</text:span></text:p></table:table-cell><table:table-cell table:style-name="Table14.Cell28"><text:p text:style-name="P1418"><text:span text:style-name="CharStyle12">3,741</text:span></text:p></table:table-cell></table:table-row><table:table-row table:style-name="Table14.R8"><table:table-cell table:style-name="Table14.Cell29"><text:p text:style-name="P2161"/></table:table-cell><table:table-cell table:style-name="Table14.Cell30"><text:p text:style-name="P1176"><text:span text:style-name="CharStyle12">4.</text:span></text:p></table:table-cell><table:table-cell table:style-name="Table14.Cell31"><text:p text:style-name="P1292"><text:span text:style-name="CharStyle12">Balok Baru</text:span></text:p></table:table-cell><table:table-cell table:style-name="Table14.Cell32"><text:p text:style-name="P1414"><text:span text:style-name="CharStyle12">1,743</text:span></text:p></table:table-cell></table:table-row><table:table-row table:style-name="Table14.R9"><table:table-cell table:style-name="Table14.Cell33"><text:p text:style-name="P2161"/></table:table-cell><table:table-cell table:style-name="Table14.Cell34"><text:p text:style-name="P1807"><text:span text:style-name="CharStyle12">5.</text:span></text:p></table:table-cell><table:table-cell table:style-name="Table14.Cell35"><text:p text:style-name="P781"><text:span text:style-name="CharStyle12">Balok</text:span></text:p></table:table-cell><table:table-cell table:style-name="Table14.Cell36"><text:p text:style-name="P891"><text:span text:style-name="CharStyle12">3,525</text:span></text:p></table:table-cell></table:table-row><table:table-row table:style-name="Table14.R10"><table:table-cell table:style-name="Table14.Cell37"><text:p text:style-name="P2161"/></table:table-cell><table:table-cell table:style-name="Table14.Cell38"><text:p text:style-name="P1116"><text:span text:style-name="CharStyle12">6.</text:span></text:p></table:table-cell><table:table-cell table:style-name="Table14.Cell39"><text:p text:style-name="P1895"><text:span text:style-name="CharStyle12">Sungai Karang</text:span></text:p></table:table-cell><table:table-cell table:style-name="Table14.Cell40"><text:p text:style-name="P1412"><text:span text:style-name="CharStyle12">2,371</text:span></text:p></table:table-cell></table:table-row><table:table-row table:style-name="Table14.R11"><table:table-cell table:style-name="Table14.Cell41"><text:p text:style-name="P2161"/></table:table-cell><table:table-cell table:style-name="Table14.Cell42"><text:p text:style-name="P2139"><text:span text:style-name="CharStyle12">7.</text:span></text:p></table:table-cell><table:table-cell table:style-name="Table14.Cell43"><text:p text:style-name="P903"><text:span text:style-name="CharStyle12">Alor Batu</text:span></text:p></table:table-cell><table:table-cell table:style-name="Table14.Cell44"><text:p text:style-name="P746"><text:span text:style-name="CharStyle12">497</text:span></text:p></table:table-cell></table:table-row><table:table-row table:style-name="Table14.R12"><table:table-cell table:style-name="Table14.Cell45"><text:p text:style-name="P2161"/></table:table-cell><table:table-cell table:style-name="Table14.Cell46"><text:p text:style-name="P1049"><text:span text:style-name="CharStyle12">8.</text:span></text:p></table:table-cell><table:table-cell table:style-name="Table14.Cell47"><text:p text:style-name="P1742"><text:span text:style-name="CharStyle12">Batu Hitam</text:span></text:p></table:table-cell><table:table-cell table:style-name="Table14.Cell48"><text:p text:style-name="P1050"><text:span text:style-name="CharStyle12">1,643</text:span></text:p></table:table-cell></table:table-row><table:table-row table:style-name="Table14.R13"><table:table-cell table:style-name="Table14.Cell49"><text:p text:style-name="P2161"/></table:table-cell><table:table-cell table:style-name="Table14.Cell50"><text:p text:style-name="P2137"><text:span text:style-name="CharStyle12">9.</text:span></text:p></table:table-cell><table:table-cell table:style-name="Table14.Cell51"><text:p text:style-name="P1897"><text:span text:style-name="CharStyle12">Kampung Beserah</text:span></text:p></table:table-cell><table:table-cell table:style-name="Table14.Cell52"><text:p text:style-name="P941"><text:span text:style-name="CharStyle12">3,134</text:span></text:p></table:table-cell></table:table-row><table:table-row table:style-name="Table14.R14"><table:table-cell table:style-name="Table14.Cell53"><text:p text:style-name="P2161"/></table:table-cell><table:table-cell table:style-name="Table14.Cell54"><text:p text:style-name="P1336"><text:span text:style-name="CharStyle12">10.</text:span></text:p></table:table-cell><table:table-cell table:style-name="Table14.Cell55"><text:p text:style-name="P1475"><text:span text:style-name="CharStyle12">Seri Pelindong</text:span></text:p></table:table-cell><table:table-cell table:style-name="Table14.Cell56"><text:p text:style-name="P1606"><text:span text:style-name="CharStyle12">2,654</text:span></text:p></table:table-cell></table:table-row><table:table-row table:style-name="Table14.R15"><table:table-cell table:style-name="Table14.Cell57"><text:p text:style-name="P2161"/></table:table-cell><table:table-cell table:style-name="Table14.Cell58"><text:p text:style-name="P830"><text:span text:style-name="CharStyle12">11.</text:span></text:p></table:table-cell><table:table-cell table:style-name="Table14.Cell59"><text:p text:style-name="P2157"><text:span text:style-name="CharStyle12">Alor Akar</text:span></text:p></table:table-cell><table:table-cell table:style-name="Table14.Cell60"><text:p text:style-name="P983"><text:span text:style-name="CharStyle12">3,169</text:span></text:p></table:table-cell></table:table-row><table:table-row table:style-name="Table14.R16"><table:table-cell table:style-name="Table14.Cell61"><text:p text:style-name="P2161"/></table:table-cell><table:table-cell table:style-name="Table14.Cell62"><text:p text:style-name="P1087"><text:span text:style-name="CharStyle12">12.</text:span></text:p></table:table-cell><table:table-cell table:style-name="Table14.Cell63"><text:p text:style-name="P1924"><text:span text:style-name="CharStyle12">Air Putih Baru</text:span></text:p></table:table-cell><table:table-cell table:style-name="Table14.Cell64"><text:p text:style-name="P1936"><text:span text:style-name="CharStyle12">2,747</text:span></text:p></table:table-cell></table:table-row><table:table-row table:style-name="Table14.R17"><table:table-cell table:style-name="Table14.Cell65"><text:p text:style-name="P2161"/></table:table-cell><table:table-cell table:style-name="Table14.Cell66"><text:p text:style-name="P1889"><text:span text:style-name="CharStyle12">13.</text:span></text:p></table:table-cell><table:table-cell table:style-name="Table14.Cell67"><text:p text:style-name="P1306"><text:span text:style-name="CharStyle12">Air Putih</text:span></text:p></table:table-cell><table:table-cell table:style-name="Table14.Cell68"><text:p text:style-name="P1342"><text:span text:style-name="CharStyle12">4,123</text:span></text:p></table:table-cell></table:table-row><table:table-row table:style-name="Table14.R18"><table:table-cell table:style-name="Table14.Cell69"><text:p text:style-name="P2161"/></table:table-cell><table:table-cell table:style-name="Table14.Cell70"><text:p text:style-name="P2161"/></table:table-cell><table:table-cell table:style-name="Table14.Cell71"><text:p text:style-name="P2161"/></table:table-cell><table:table-cell table:style-name="Table14.Cell72"><text:p text:style-name="P853"><text:span text:style-name="CharStyle12">33,255</text:span></text:p></table:table-cell></table:table-row><table:table-row table:style-name="Table14.R19"><table:table-cell table:style-name="Table14.Cell73"><text:p text:style-name="P826"><text:span text:style-name="CharStyle12">N. 13 SEMAMBU</text:span></text:p></table:table-cell><table:table-cell table:style-name="Table14.Cell74"><text:p text:style-name="P2109"><text:span text:style-name="CharStyle12">1.</text:span></text:p></table:table-cell><table:table-cell table:style-name="Table14.Cell75"><text:p text:style-name="P1037"><text:span text:style-name="CharStyle12">Kampung Padang</text:span></text:p></table:table-cell><table:table-cell table:style-name="Table14.Cell76"><text:p text:style-name="P1162"><text:span text:style-name="CharStyle12">2,259</text:span></text:p></table:table-cell></table:table-row><table:table-row table:style-name="Table14.R20"><table:table-cell table:style-name="Table14.Cell77"><text:p text:style-name="P2161"/></table:table-cell><table:table-cell table:style-name="Table14.Cell78"><text:p text:style-name="P1096"><text:span text:style-name="CharStyle12">2.</text:span></text:p></table:table-cell><table:table-cell table:style-name="Table14.Cell79"><text:p text:style-name="P1214"><text:span text:style-name="CharStyle12">RTP Bukit Goh</text:span></text:p></table:table-cell><table:table-cell table:style-name="Table14.Cell80"><text:p text:style-name="P1893"><text:span text:style-name="CharStyle12">600</text:span></text:p></table:table-cell></table:table-row><table:table-row table:style-name="Table14.R21"><table:table-cell table:style-name="Table14.Cell81"><text:p text:style-name="P2161"/></table:table-cell><table:table-cell table:style-name="Table14.Cell82"><text:p text:style-name="P1539"><text:span text:style-name="CharStyle12">3.</text:span></text:p></table:table-cell><table:table-cell table:style-name="Table14.Cell83"><text:p text:style-name="P1669"><text:span text:style-name="CharStyle12">Bukit Istana</text:span></text:p></table:table-cell><table:table-cell table:style-name="Table14.Cell84"><text:p text:style-name="P1557"><text:span text:style-name="CharStyle12">1,576</text:span></text:p></table:table-cell></table:table-row><table:table-row table:style-name="Table14.R22"><table:table-cell table:style-name="Table14.Cell85"><text:p text:style-name="P2161"/></table:table-cell><table:table-cell table:style-name="Table14.Cell86"><text:p text:style-name="P1041"><text:span text:style-name="CharStyle12">4.</text:span></text:p></table:table-cell><table:table-cell table:style-name="Table14.Cell87"><text:p text:style-name="P1811"><text:span text:style-name="CharStyle12">Semambu</text:span></text:p></table:table-cell><table:table-cell table:style-name="Table14.Cell88"><text:p text:style-name="P1814"><text:span text:style-name="CharStyle12">5,730</text:span></text:p></table:table-cell></table:table-row></table:table><text:p text:style-name="P1377"><text:span text:style-name="CharStyle66">18</text:span></text:p></draw:text-box></draw:frame></text:p>
        <text:p text:style-name="P196"/>
      </text:section>
      <text:section text:style-name="Sect14" text:name="Section14">
        <text:p text:style-name="P2216"><draw:frame draw:style-name="fr28" svg:x="0.000cm" svg:y="0.000cm" svg:width="16.011cm" fo:min-height="0.002cm" text:anchor-type="paragraph"><draw:text-box><table:table table:style-name="Table15"><table:table-column table:style-name="Table15.C1"/><table:table-column table:style-name="Table15.C2"/><table:table-column table:style-name="Table15.C3"/><table:table-column table:style-name="Table15.C4"/><table:table-row table:style-name="Table15.R1"><table:table-cell table:style-name="Table15.Cell1"><text:p text:style-name="P1071"><text:span text:style-name="CharStyle12">(1)</text:span></text:p></table:table-cell><table:table-cell table:style-name="Table15.Cell25"><text:p text:style-name="P2161"/></table:table-cell><table:table-cell table:style-name="Table15.Cell26"><text:p text:style-name="P2161"/></table:table-cell><table:table-cell table:style-name="Table15.Cell2"><text:p text:style-name="P1195"><text:span text:style-name="CharStyle12">(3)</text:span></text:p></table:table-cell></table:table-row><table:table-row table:style-name="Table15.R2"><table:table-cell table:style-name="Table15.Cell3"><text:p text:style-name="P2099"><text:span text:style-name="CharStyle12">Bahagian Pilihan Raya</text:span></text:p></table:table-cell><table:table-cell table:style-name="Table15.Cell27"><text:p text:style-name="P2161"/></table:table-cell><table:table-cell table:style-name="Table15.Cell28"><text:p text:style-name="P2161"/></table:table-cell><table:table-cell table:style-name="Table15.Cell4"><text:p text:style-name="P2107"><text:span text:style-name="CharStyle12">Bilangan Pemilih</text:span></text:p></table:table-cell></table:table-row><table:table-row table:style-name="Table15.R3"><table:table-cell table:style-name="Table15.Cell5"><text:p text:style-name="P2101"><text:span text:style-name="CharStyle12">Negeri</text:span></text:p></table:table-cell><table:table-cell table:style-name="Table15.Cell29"><text:p text:style-name="P2161"/></table:table-cell><table:table-cell table:style-name="Table15.Cell30"><text:p text:style-name="P2161"/></table:table-cell><table:table-cell table:style-name="Table15.Cell6"><text:p text:style-name="P2161"/></table:table-cell></table:table-row><table:table-row table:style-name="Table15.R4"><table:table-cell table:style-name="Table15.Cell7"><text:p text:style-name="P1068"><text:span text:style-name="CharStyle13">State Constituency</text:span></text:p></table:table-cell><table:table-cell table:style-name="Table15.Cell31"><text:p text:style-name="P2161"/></table:table-cell><table:table-cell table:style-name="Table15.Cell32"><text:p text:style-name="P2161"/></table:table-cell><table:table-cell table:style-name="Table15.Cell8"><text:p text:style-name="P2105"><text:span text:style-name="CharStyle13">Number of Electors</text:span></text:p></table:table-cell></table:table-row><table:table-row table:style-name="Table15.R5"><table:table-cell table:style-name="Table15.Cell9"><text:p text:style-name="P2161"/></table:table-cell><table:table-cell table:style-name="Table15.Cell33"><text:p text:style-name="P2161"/></table:table-cell><table:table-cell table:style-name="Table15.Cell34"><text:p text:style-name="P2161"/></table:table-cell><table:table-cell table:style-name="Table15.Cell10"><text:p text:style-name="P1403"><text:span text:style-name="CharStyle13">5,922</text:span></text:p></table:table-cell></table:table-row><table:table-row table:style-name="Table15.R6"><table:table-cell table:style-name="Table15.Cell11"><text:p text:style-name="P2161"/></table:table-cell><table:table-cell table:style-name="Table15.Cell35"><text:p text:style-name="P2161"/></table:table-cell><table:table-cell table:style-name="Table15.Cell36"><text:p text:style-name="P2161"/></table:table-cell><table:table-cell table:style-name="Table15.Cell12"><text:p text:style-name="P1912"><text:span text:style-name="CharStyle13">2,899</text:span></text:p></table:table-cell></table:table-row><table:table-row table:style-name="Table15.R7"><table:table-cell table:style-name="Table15.Cell13"><text:p text:style-name="P2161"/></table:table-cell><table:table-cell table:style-name="Table15.Cell37"><text:p text:style-name="P2161"/></table:table-cell><table:table-cell table:style-name="Table15.Cell38"><text:p text:style-name="P2161"/></table:table-cell><table:table-cell table:style-name="Table15.Cell14"><text:p text:style-name="P1175"><text:span text:style-name="CharStyle13">555</text:span></text:p></table:table-cell></table:table-row><table:table-row table:style-name="Table15.R8"><table:table-cell table:style-name="Table15.Cell15"><text:p text:style-name="P2161"/></table:table-cell><table:table-cell table:style-name="Table15.Cell39"><text:p text:style-name="P2161"/></table:table-cell><table:table-cell table:style-name="Table15.Cell40"><text:p text:style-name="P2161"/></table:table-cell><table:table-cell table:style-name="Table15.Cell16"><text:p text:style-name="P993"><text:span text:style-name="CharStyle13">4,403</text:span></text:p></table:table-cell></table:table-row><table:table-row table:style-name="Table15.R9"><table:table-cell table:style-name="Table15.Cell17"><text:p text:style-name="P2161"/></table:table-cell><table:table-cell table:style-name="Table15.Cell41"><text:p text:style-name="P2161"/></table:table-cell><table:table-cell table:style-name="Table15.Cell42"><text:p text:style-name="P2161"/></table:table-cell><table:table-cell table:style-name="Table15.Cell18"><text:p text:style-name="P1905"><text:span text:style-name="CharStyle12">1,476</text:span></text:p></table:table-cell></table:table-row><table:table-row table:style-name="Table15.R10"><table:table-cell table:style-name="Table15.Cell19"><text:p text:style-name="P2161"/></table:table-cell><table:table-cell table:style-name="Table15.Cell43"><text:p text:style-name="P2161"/></table:table-cell><table:table-cell table:style-name="Table15.Cell44"><text:p text:style-name="P2161"/></table:table-cell><table:table-cell table:style-name="Table15.Cell20"><text:p text:style-name="P1828"><text:span text:style-name="CharStyle12">3,927</text:span></text:p></table:table-cell></table:table-row><table:table-row table:style-name="Table15.R11"><table:table-cell table:style-name="Table15.Cell21"><text:p text:style-name="P2161"/></table:table-cell><table:table-cell table:style-name="Table15.Cell45"><text:p text:style-name="P2161"/></table:table-cell><table:table-cell table:style-name="Table15.Cell46"><text:p text:style-name="P2161"/></table:table-cell><table:table-cell table:style-name="Table15.Cell22"><text:p text:style-name="P1168"><text:span text:style-name="CharStyle12">4,018</text:span></text:p></table:table-cell></table:table-row><table:table-row table:style-name="Table15.R12"><table:table-cell table:style-name="Table15.Cell23"><text:p text:style-name="P2161"/></table:table-cell><table:table-cell table:style-name="Table15.Cell47"><text:p text:style-name="P2161"/></table:table-cell><table:table-cell table:style-name="Table15.Cell48"><text:p text:style-name="P2161"/></table:table-cell><table:table-cell table:style-name="Table15.Cell24"><text:p text:style-name="P1223"><text:span text:style-name="CharStyle12">33,365</text:span></text:p></table:table-cell></table:table-row></table:table></draw:text-box></draw:frame></text:p>
        <text:p text:style-name="P1639"><text:span text:style-name="CharStyle15">19</text:span></text:p>
      </text:section>
      <text:section text:style-name="Sect15" text:name="Section15">
        <text:p text:style-name="P2217"><draw:frame draw:style-name="fr29" svg:x="4.678cm" svg:y="0.004cm" svg:width="11.624cm" fo:min-height="1.069cm" text:anchor-type="paragraph"><draw:text-box><text:p text:style-name="P2021"><text:span text:style-name="CharStyle45">BAHAGIAN PILIHAN RAYA PERSEKUTUAN: P. 083 KUANTAN</text:span></text:p><text:p text:style-name="P1619"><text:span text:style-name="CharStyle47">FEDERAL CONSTITUENCY: P. 083 KUANTAN</text:span></text:p></draw:text-box></draw:frame><draw:frame draw:style-name="fr30" svg:x="17.217cm" svg:y="15.976cm" svg:width="1.406cm" fo:min-height="0.526cm" text:anchor-type="paragraph"><draw:text-box><text:p text:style-name="P854"><text:span text:style-name="CharStyle60">23,889</text:span></text:p></draw:text-box></draw:frame><draw:frame draw:style-name="fr31" svg:x="10.275cm" svg:y="26.300cm" svg:width="0.448cm" fo:min-height="0.490cm" text:anchor-type="paragraph"><draw:text-box><text:p text:style-name="P1886"><text:page-number/></text:p></draw:text-box></draw:frame></text:p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</text:section>
      <text:section text:style-name="Sect16" text:name="Section16">
        <text:p text:style-name="P2218"><draw:frame draw:style-name="fr36" svg:x="2.655cm" svg:y="0.004cm" svg:width="9.888cm" fo:min-height="2.778cm" text:anchor-type="paragraph"><draw:text-box><text:h text:outline-level="2" text:style-name="P1816"><text:bookmark-start text:name="bookmark2"/><text:span text:style-name="CharStyle72">(</text:span><text:span text:style-name="CharStyle73">1</text:span><text:span text:style-name="CharStyle72">) (</text:span><text:span text:style-name="CharStyle73">2</text:span><text:span text:style-name="CharStyle72">)</text:span><text:bookmark-end text:name="bookmark2"/></text:h><text:p text:style-name="P1047"><text:span text:style-name="CharStyle43">Bahagian Pilihan Raya<text:tab/>Daerah<text:tab/>Mengundi</text:span></text:p><text:p text:style-name="P873"><text:span text:style-name="CharStyle74">Negeri<text:line-break/></text:span><text:span text:style-name="CharStyle75">State Constituency</text:span></text:p></draw:text-box></draw:frame><draw:frame draw:style-name="fr37" svg:x="15.210cm" svg:y="0.000cm" svg:width="3.133cm" fo:min-height="1.228cm" text:anchor-type="paragraph"><draw:text-box><text:h text:outline-level="2" text:style-name="P1293"><text:bookmark-start text:name="bookmark3"/><text:span text:style-name="CharStyle77">(</text:span><text:span text:style-name="CharStyle78">3</text:span><text:span text:style-name="CharStyle77">)</text:span><text:bookmark-end text:name="bookmark3"/></text:h><text:p text:style-name="P1152"><text:span text:style-name="CharStyle43">Bilangan Pemilih</text:span></text:p></draw:text-box></draw:frame><draw:frame draw:style-name="fr38" svg:x="15.034cm" svg:y="2.193cm" svg:width="3.480cm" fo:min-height="0.533cm" text:anchor-type="paragraph"><draw:text-box><text:p text:style-name="P912"><text:span text:style-name="CharStyle75">Number of Electors</text:span></text:p></draw:text-box></draw:frame><draw:frame draw:style-name="fr33" svg:x="8.006cm" svg:y="3.344cm" svg:width="4.082cm" fo:min-height="0.483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2055"><text:span text:style-name="CharStyle7">8.</text:span></text:p></table:table-cell><table:table-cell table:style-name="Table16.Cell2"><text:p text:style-name="P2057"><text:span text:style-name="CharStyle7">Sungai Isap Murni</text:span></text:p></table:table-cell></table:table-row></table:table></draw:text-box></draw:frame><draw:frame draw:style-name="fr32" svg:x="9.530cm" svg:y="2.235cm" svg:width="2.760cm" fo:min-height="0.490cm" text:anchor-type="paragraph"><draw:text-box><text:p text:style-name="P1547"><text:span text:style-name="CharStyle80">Polling District</text:span></text:p></draw:text-box></draw:frame><draw:frame draw:style-name="fr39" svg:x="17.556cm" svg:y="3.293cm" svg:width="1.067cm" fo:min-height="0.524cm" text:anchor-type="paragraph"><draw:text-box><text:p text:style-name="P1558"><text:span text:style-name="CharStyle43">3,157</text:span></text:p></draw:text-box></draw:frame><draw:frame draw:style-name="fr34" svg:x="7.997cm" svg:y="4.445cm" svg:width="2.879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857"><text:span text:style-name="CharStyle7">9.</text:span></text:p></table:table-cell><table:table-cell table:style-name="Table17.Cell2"><text:p text:style-name="P977"><text:span text:style-name="CharStyle7">Sungai Isap</text:span></text:p></table:table-cell></table:table-row></table:table></draw:text-box></draw:frame><draw:frame draw:style-name="fr40" svg:x="17.547cm" svg:y="4.394cm" svg:width="1.076cm" fo:min-height="0.526cm" text:anchor-type="paragraph"><draw:text-box><text:p text:style-name="P1042"><text:span text:style-name="CharStyle43">2,797</text:span></text:p></draw:text-box></draw:frame><draw:frame draw:style-name="fr41" svg:x="17.217cm" svg:y="5.495cm" svg:width="1.388cm" fo:min-height="0.526cm" text:anchor-type="paragraph"><draw:text-box><text:p text:style-name="P2059"><text:span text:style-name="CharStyle81">21,163</text:span></text:p></draw:text-box></draw:frame><draw:frame draw:style-name="fr35" svg:x="2.510cm" svg:y="7.738cm" svg:width="16.120cm" fo:min-height="0.002cm" text:anchor-type="paragraph"><draw:text-box><table:table table:style-name="Table18"><table:table-column table:style-name="Table18.C1"/><table:table-column table:style-name="Table18.C2"/><table:table-column table:style-name="Table18.C3"/><table:table-column table:style-name="Table18.C4"/><table:table-row table:style-name="Table18.R1"><table:table-cell table:style-name="Table18.Cell1"><text:p text:style-name="P1483"><text:span text:style-name="CharStyle7">N. 16 INDERAPURA</text:span></text:p></table:table-cell><table:table-cell table:style-name="Table18.Cell2"><text:p text:style-name="P1818"><text:span text:style-name="CharStyle7">1.</text:span></text:p></table:table-cell><table:table-cell table:style-name="Table18.Cell3"><text:p text:style-name="P1738"><text:span text:style-name="CharStyle7">Kampung Belukar</text:span></text:p></table:table-cell><table:table-cell table:style-name="Table18.Cell4"><text:p text:style-name="P1825"><text:span text:style-name="CharStyle7">3,383</text:span></text:p></table:table-cell></table:table-row><table:table-row table:style-name="Table18.R2"><table:table-cell table:style-name="Table18.Cell5"><text:p text:style-name="P2161"/></table:table-cell><table:table-cell table:style-name="Table18.Cell6"><text:p text:style-name="P1101"><text:span text:style-name="CharStyle7">2.</text:span></text:p></table:table-cell><table:table-cell table:style-name="Table18.Cell7"><text:p text:style-name="P1217"><text:span text:style-name="CharStyle7">Kuala Penor</text:span></text:p></table:table-cell><table:table-cell table:style-name="Table18.Cell8"><text:p text:style-name="P1793"><text:span text:style-name="CharStyle7">1,232</text:span></text:p></table:table-cell></table:table-row><table:table-row table:style-name="Table18.R3"><table:table-cell table:style-name="Table18.Cell9"><text:p text:style-name="P2161"/></table:table-cell><table:table-cell table:style-name="Table18.Cell10"><text:p text:style-name="P1542"><text:span text:style-name="CharStyle7">3.</text:span></text:p></table:table-cell><table:table-cell table:style-name="Table18.Cell11"><text:p text:style-name="P1674"><text:span text:style-name="CharStyle7">Cherok Paloh</text:span></text:p></table:table-cell><table:table-cell table:style-name="Table18.Cell12"><text:p text:style-name="P1820"><text:span text:style-name="CharStyle7">798</text:span></text:p></table:table-cell></table:table-row><table:table-row table:style-name="Table18.R4"><table:table-cell table:style-name="Table18.Cell13"><text:p text:style-name="P2161"/></table:table-cell><table:table-cell table:style-name="Table18.Cell14"><text:p text:style-name="P1035"><text:span text:style-name="CharStyle7">4.</text:span></text:p></table:table-cell><table:table-cell table:style-name="Table18.Cell15"><text:p text:style-name="P1858"><text:span text:style-name="CharStyle7">Ubai</text:span></text:p></table:table-cell><table:table-cell table:style-name="Table18.Cell16"><text:p text:style-name="P1276"><text:span text:style-name="CharStyle7">800</text:span></text:p></table:table-cell></table:table-row><table:table-row table:style-name="Table18.R5"><table:table-cell table:style-name="Table18.Cell17"><text:p text:style-name="P2161"/></table:table-cell><table:table-cell table:style-name="Table18.Cell18"><text:p text:style-name="P1478"><text:span text:style-name="CharStyle7">5.</text:span></text:p></table:table-cell><table:table-cell table:style-name="Table18.Cell19"><text:p text:style-name="P1850"><text:span text:style-name="CharStyle7">Kampung Pahang</text:span></text:p></table:table-cell><table:table-cell table:style-name="Table18.Cell20"><text:p text:style-name="P1848"><text:span text:style-name="CharStyle7">2,220</text:span></text:p></table:table-cell></table:table-row><table:table-row table:style-name="Table18.R6"><table:table-cell table:style-name="Table18.Cell21"><text:p text:style-name="P2161"/></table:table-cell><table:table-cell table:style-name="Table18.Cell22"><text:p text:style-name="P973"><text:span text:style-name="CharStyle7">6.</text:span></text:p></table:table-cell><table:table-cell table:style-name="Table18.Cell23"><text:p text:style-name="P1095"><text:span text:style-name="CharStyle7">Taman Guru</text:span></text:p></table:table-cell><table:table-cell table:style-name="Table18.Cell24"><text:p text:style-name="P1188"><text:span text:style-name="CharStyle7">2,516</text:span></text:p></table:table-cell></table:table-row></table:table><text:p text:style-name="P1823"><text:span text:style-name="CharStyle62">10,949</text:span></text:p></draw:text-box></draw:frame><draw:frame draw:style-name="fr42" svg:x="2.485cm" svg:y="16.387cm" svg:width="12.210cm" fo:min-height="2.378cm" text:anchor-type="paragraph"><draw:text-box><text:p text:style-name="P1855"><text:span text:style-name="CharStyle43">Jumlah Bilangan Pemilih dalam Bahagian Pilihan Raya Persekutuan<text:line-break/>P. 083 Kuantan:</text:span></text:p><text:p text:style-name="P1536"><text:span text:style-name="CharStyle75">Total Number of Electors in the Federal Constituency of<text:line-break/>P. 083 Kuantan:</text:span></text:p></draw:text-box></draw:frame><draw:frame draw:style-name="fr43" svg:x="17.226cm" svg:y="16.501cm" svg:width="1.388cm" fo:min-height="0.526cm" text:anchor-type="paragraph"><draw:text-box><text:p text:style-name="P1706"><text:span text:style-name="CharStyle81">56,001</text:span></text:p></draw:text-box></draw:frame><draw:frame draw:style-name="fr44" svg:x="10.275cm" svg:y="26.337cm" svg:width="0.448cm" fo:min-height="0.455cm" text:anchor-type="paragraph"><draw:text-box><text:p text:style-name="P1821"><text:span text:style-name="CharStyle82">21</text:span></text:p></draw:text-box></draw:frame></text:p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</text:section>
      <text:section text:style-name="Sect17" text:name="Section17">
        <text:p text:style-name="P2219"><draw:frame draw:style-name="fr45" svg:x="0.000cm" svg:y="0.000cm" svg:width="16.189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1515"><text:span text:style-name="CharStyle12">(1)</text:span></text:p></table:table-cell><table:table-cell table:style-name="Table19.Cell2"><text:p text:style-name="P2161"/></table:table-cell><table:table-cell table:style-name="Table19.Cell3"><text:p text:style-name="P756"><text:span text:style-name="CharStyle12">(2)</text:span></text:p></table:table-cell><table:table-cell table:style-name="Table19.Cell4"><text:p text:style-name="P871"><text:span text:style-name="CharStyle12">(3)</text:span></text:p></table:table-cell></table:table-row><table:table-row table:style-name="Table19.R2"><table:table-cell table:style-name="Table19.Cell5"><text:p text:style-name="P2061"><text:span text:style-name="CharStyle12">Bahagian Pilihan Raya</text:span></text:p></table:table-cell><table:table-cell table:style-name="Table19.Cell6"><text:p text:style-name="P2161"/></table:table-cell><table:table-cell table:style-name="Table19.Cell7"><text:p text:style-name="P1866"><text:span text:style-name="CharStyle12">Daerah Mengundi</text:span></text:p></table:table-cell><table:table-cell table:style-name="Table19.Cell8"><text:p text:style-name="P2065"><text:span text:style-name="CharStyle12">Bilangan Pemilih</text:span></text:p></table:table-cell></table:table-row><table:table-row table:style-name="Table19.R3"><table:table-cell table:style-name="Table19.Cell9"><text:p text:style-name="P1447"><text:span text:style-name="CharStyle12">Negeri</text:span></text:p></table:table-cell><table:table-cell table:style-name="Table19.Cell10"><text:p text:style-name="P2161"/></table:table-cell><table:table-cell table:style-name="Table19.Cell11"><text:p text:style-name="P2161"/></table:table-cell><table:table-cell table:style-name="Table19.Cell12"><text:p text:style-name="P2161"/></table:table-cell></table:table-row><table:table-row table:style-name="Table19.R4"><table:table-cell table:style-name="Table19.Cell13"><text:p text:style-name="P843"><text:span text:style-name="CharStyle13">State Constituency</text:span></text:p></table:table-cell><table:table-cell table:style-name="Table19.Cell14"><text:p text:style-name="P2161"/></table:table-cell><table:table-cell table:style-name="Table19.Cell15"><text:p text:style-name="P1089"><text:span text:style-name="CharStyle13">Polling District</text:span></text:p></table:table-cell><table:table-cell table:style-name="Table19.Cell16"><text:p text:style-name="P1209"><text:span text:style-name="CharStyle13">Number of Electors</text:span></text:p></table:table-cell></table:table-row><table:table-row table:style-name="Table19.R5"><table:table-cell table:style-name="Table19.Cell17"><text:p text:style-name="P1331"><text:span text:style-name="CharStyle12">N. 17 SUNGAI LEMBING</text:span></text:p></table:table-cell><table:table-cell table:style-name="Table19.Cell18"><text:p text:style-name="P1444"><text:span text:style-name="CharStyle12">1.</text:span></text:p></table:table-cell><table:table-cell table:style-name="Table19.Cell19"><text:p text:style-name="P1566"><text:span text:style-name="CharStyle12">Kampung Nadak</text:span></text:p></table:table-cell><table:table-cell table:style-name="Table19.Cell20"><text:p text:style-name="P1691"><text:span text:style-name="CharStyle12">858</text:span></text:p></table:table-cell></table:table-row><table:table-row table:style-name="Table19.R6"><table:table-cell table:style-name="Table19.Cell21"><text:p text:style-name="P2161"/></table:table-cell><table:table-cell table:style-name="Table19.Cell22"><text:p text:style-name="P936"><text:span text:style-name="CharStyle12">2.</text:span></text:p></table:table-cell><table:table-cell table:style-name="Table19.Cell23"><text:p text:style-name="P1086"><text:span text:style-name="CharStyle12">Pekan Sungai Lembing</text:span></text:p></table:table-cell><table:table-cell table:style-name="Table19.Cell24"><text:p text:style-name="P1179"><text:span text:style-name="CharStyle12">2,458</text:span></text:p></table:table-cell></table:table-row><table:table-row table:style-name="Table19.R7"><table:table-cell table:style-name="Table19.Cell25"><text:p text:style-name="P2161"/></table:table-cell><table:table-cell table:style-name="Table19.Cell26"><text:p text:style-name="P1388"><text:span text:style-name="CharStyle12">3.</text:span></text:p></table:table-cell><table:table-cell table:style-name="Table19.Cell27"><text:p text:style-name="P2121"><text:span text:style-name="CharStyle12">Kuala Kenau</text:span></text:p></table:table-cell><table:table-cell table:style-name="Table19.Cell28"><text:p text:style-name="P2123"><text:span text:style-name="CharStyle12">590</text:span></text:p></table:table-cell></table:table-row><table:table-row table:style-name="Table19.R8"><table:table-cell table:style-name="Table19.Cell29"><text:p text:style-name="P2161"/></table:table-cell><table:table-cell table:style-name="Table19.Cell30"><text:p text:style-name="P2125"><text:span text:style-name="CharStyle12">4.</text:span></text:p></table:table-cell><table:table-cell table:style-name="Table19.Cell31"><text:p text:style-name="P988"><text:span text:style-name="CharStyle12">FELDA Bukit Sagu</text:span></text:p></table:table-cell><table:table-cell table:style-name="Table19.Cell32"><text:p text:style-name="P1117"><text:span text:style-name="CharStyle12">3,183</text:span></text:p></table:table-cell></table:table-row><table:table-row table:style-name="Table19.R9"><table:table-cell table:style-name="Table19.Cell33"><text:p text:style-name="P2161"/></table:table-cell><table:table-cell table:style-name="Table19.Cell34"><text:p text:style-name="P1324"><text:span text:style-name="CharStyle12">5.</text:span></text:p></table:table-cell><table:table-cell table:style-name="Table19.Cell35"><text:p text:style-name="P1440"><text:span text:style-name="CharStyle12">FELDA Bukit Kuantan</text:span></text:p></table:table-cell><table:table-cell table:style-name="Table19.Cell36"><text:p text:style-name="P1561"><text:span text:style-name="CharStyle12">2,006</text:span></text:p></table:table-cell></table:table-row><table:table-row table:style-name="Table19.R10"><table:table-cell table:style-name="Table19.Cell37"><text:p text:style-name="P2161"/></table:table-cell><table:table-cell table:style-name="Table19.Cell38"><text:p text:style-name="P811"><text:span text:style-name="CharStyle12">6.</text:span></text:p></table:table-cell><table:table-cell table:style-name="Table19.Cell39"><text:p text:style-name="P1830"><text:span text:style-name="CharStyle12">FELDA Bukit Goh</text:span></text:p></table:table-cell><table:table-cell table:style-name="Table19.Cell40"><text:p text:style-name="P1052"><text:span text:style-name="CharStyle12">3,422</text:span></text:p></table:table-cell></table:table-row><table:table-row table:style-name="Table19.R11"><table:table-cell table:style-name="Table19.Cell41"><text:p text:style-name="P2161"/></table:table-cell><table:table-cell table:style-name="Table19.Cell42"><text:p text:style-name="P1724"><text:span text:style-name="CharStyle12">7.</text:span></text:p></table:table-cell><table:table-cell table:style-name="Table19.Cell43"><text:p text:style-name="P1870"><text:span text:style-name="CharStyle12">Bukit Kuin</text:span></text:p></table:table-cell><table:table-cell table:style-name="Table19.Cell44"><text:p text:style-name="P1872"><text:span text:style-name="CharStyle12">1,128</text:span></text:p></table:table-cell></table:table-row><table:table-row table:style-name="Table19.R12"><table:table-cell table:style-name="Table19.Cell45"><text:p text:style-name="P2161"/></table:table-cell><table:table-cell table:style-name="Table19.Cell46"><text:p text:style-name="P2161"/></table:table-cell><table:table-cell table:style-name="Table19.Cell47"><text:p text:style-name="P2161"/></table:table-cell><table:table-cell table:style-name="Table19.Cell48"><text:p text:style-name="P930"><text:span text:style-name="CharStyle84">13,645</text:span></text:p></table:table-cell></table:table-row><table:table-row table:style-name="Table19.R13"><table:table-cell table:style-name="Table19.Cell49"><text:p text:style-name="P1645"><text:span text:style-name="CharStyle12">N. 18 LEPAR</text:span></text:p></table:table-cell><table:table-cell table:style-name="Table19.Cell50"><text:p text:style-name="P1832"><text:span text:style-name="CharStyle12">1.</text:span></text:p></table:table-cell><table:table-cell table:style-name="Table19.Cell51"><text:p text:style-name="P1011"><text:span text:style-name="CharStyle12">Mahkota Jay a</text:span></text:p></table:table-cell><table:table-cell table:style-name="Table19.Cell52"><text:p text:style-name="P1834"><text:span text:style-name="CharStyle12">3,456</text:span></text:p></table:table-cell></table:table-row><table:table-row table:style-name="Table19.R14"><table:table-cell table:style-name="Table19.Cell53"><text:p text:style-name="P2161"/></table:table-cell><table:table-cell table:style-name="Table19.Cell54"><text:p text:style-name="P1008"><text:span text:style-name="CharStyle12">2.</text:span></text:p></table:table-cell><table:table-cell table:style-name="Table19.Cell55"><text:p text:style-name="P1137"><text:span text:style-name="CharStyle12">Seri Fajar</text:span></text:p></table:table-cell><table:table-cell table:style-name="Table19.Cell56"><text:p text:style-name="P807"><text:span text:style-name="CharStyle12">621</text:span></text:p></table:table-cell></table:table-row><table:table-row table:style-name="Table19.R15"><table:table-cell table:style-name="Table19.Cell57"><text:p text:style-name="P2161"/></table:table-cell><table:table-cell table:style-name="Table19.Cell58"><text:p text:style-name="P1559"><text:span text:style-name="CharStyle12">3.</text:span></text:p></table:table-cell><table:table-cell table:style-name="Table19.Cell59"><text:p text:style-name="P1653"><text:span text:style-name="CharStyle12">Gambang</text:span></text:p></table:table-cell><table:table-cell table:style-name="Table19.Cell60"><text:p text:style-name="P1868"><text:span text:style-name="CharStyle12">2,085</text:span></text:p></table:table-cell></table:table-row><table:table-row table:style-name="Table19.R16"><table:table-cell table:style-name="Table19.Cell61"><text:p text:style-name="P2161"/></table:table-cell><table:table-cell table:style-name="Table19.Cell62"><text:p text:style-name="P1971"><text:span text:style-name="CharStyle12">4.</text:span></text:p></table:table-cell><table:table-cell table:style-name="Table19.Cell63"><text:p text:style-name="P1860"><text:span text:style-name="CharStyle12">Jalan Besar</text:span></text:p></table:table-cell><table:table-cell table:style-name="Table19.Cell64"><text:p text:style-name="P1500"><text:span text:style-name="CharStyle12">322</text:span></text:p></table:table-cell></table:table-row><table:table-row table:style-name="Table19.R17"><table:table-cell table:style-name="Table19.Cell65"><text:p text:style-name="P2161"/></table:table-cell><table:table-cell table:style-name="Table19.Cell66"><text:p text:style-name="P1462"><text:span text:style-name="CharStyle12">5.</text:span></text:p></table:table-cell><table:table-cell table:style-name="Table19.Cell67"><text:p text:style-name="P1991"><text:span text:style-name="CharStyle12">FELDA Lepar Hilir Satu</text:span></text:p></table:table-cell><table:table-cell table:style-name="Table19.Cell68"><text:p text:style-name="P2111"><text:span text:style-name="CharStyle12">2,256</text:span></text:p></table:table-cell></table:table-row><table:table-row table:style-name="Table19.R18"><table:table-cell table:style-name="Table19.Cell69"><text:p text:style-name="P2161"/></table:table-cell><table:table-cell table:style-name="Table19.Cell70"><text:p text:style-name="P1333"><text:span text:style-name="CharStyle12">6.</text:span></text:p></table:table-cell><table:table-cell table:style-name="Table19.Cell71"><text:p text:style-name="P1443"><text:span text:style-name="CharStyle12">FELDA Lepar Hilir Dua</text:span></text:p></table:table-cell><table:table-cell table:style-name="Table19.Cell72"><text:p text:style-name="P1521"><text:span text:style-name="CharStyle12">1,479</text:span></text:p></table:table-cell></table:table-row><table:table-row table:style-name="Table19.R19"><table:table-cell table:style-name="Table19.Cell73"><text:p text:style-name="P2161"/></table:table-cell><table:table-cell table:style-name="Table19.Cell74"><text:p text:style-name="P1780"><text:span text:style-name="CharStyle12">7.</text:span></text:p></table:table-cell><table:table-cell table:style-name="Table19.Cell75"><text:p text:style-name="P1330"><text:span text:style-name="CharStyle12">FELDA Lepar Hilir Tiga</text:span></text:p></table:table-cell><table:table-cell table:style-name="Table19.Cell76"><text:p text:style-name="P1182"><text:span text:style-name="CharStyle12">1,733</text:span></text:p></table:table-cell></table:table-row><table:table-row table:style-name="Table19.R20"><table:table-cell table:style-name="Table19.Cell77"><text:p text:style-name="P2161"/></table:table-cell><table:table-cell table:style-name="Table19.Cell78"><text:p text:style-name="P1563"><text:span text:style-name="CharStyle12">8.</text:span></text:p></table:table-cell><table:table-cell table:style-name="Table19.Cell79"><text:p text:style-name="P1507"><text:span text:style-name="CharStyle12">Paya Bungor</text:span></text:p></table:table-cell><table:table-cell table:style-name="Table19.Cell80"><text:p text:style-name="P2077"><text:span text:style-name="CharStyle12">1,254</text:span></text:p></table:table-cell></table:table-row><table:table-row table:style-name="Table19.R21"><table:table-cell table:style-name="Table19.Cell81"><text:p text:style-name="P2161"/></table:table-cell><table:table-cell table:style-name="Table19.Cell82"><text:p text:style-name="P815"><text:span text:style-name="CharStyle12">9.</text:span></text:p></table:table-cell><table:table-cell table:style-name="Table19.Cell83"><text:p text:style-name="P1295"><text:span text:style-name="CharStyle12">FELDA Lepar Utara Satu</text:span></text:p></table:table-cell><table:table-cell table:style-name="Table19.Cell84"><text:p text:style-name="P2071"><text:span text:style-name="CharStyle12">2,326</text:span></text:p></table:table-cell></table:table-row></table:table><text:p text:style-name="P1211"><text:span text:style-name="CharStyle83">15,532</text:span></text:p></draw:text-box></draw:frame></text:p>
        <text:p text:style-name="P1149"><text:span text:style-name="CharStyle86">22</text:span></text:p>
      </text:section>
      <text:section text:style-name="Sect18" text:name="Section18">
        <text:p text:style-name="P2220"><draw:frame draw:style-name="fr47" svg:x="0.000cm" svg:y="0.000cm" svg:width="16.189cm" fo:min-height="0.002cm" text:anchor-type="paragraph"><draw:text-box><table:table table:style-name="Table20"><table:table-column table:style-name="Table20.C1"/><table:table-column table:style-name="Table20.C2"/><table:table-column table:style-name="Table20.C3"/><table:table-column table:style-name="Table20.C4"/><table:table-row table:style-name="Table20.R1"><table:table-cell table:style-name="Table20.Cell1"><text:p text:style-name="P1398"><text:span text:style-name="CharStyle12">(1)</text:span></text:p></table:table-cell><table:table-cell table:style-name="Table20.Cell2"><text:p text:style-name="P2161"/></table:table-cell><table:table-cell table:style-name="Table20.Cell3"><text:p text:style-name="P1205"><text:span text:style-name="CharStyle12">(2)</text:span></text:p></table:table-cell><table:table-cell table:style-name="Table20.Cell4"><text:p text:style-name="P1425"><text:span text:style-name="CharStyle12">(3)</text:span></text:p></table:table-cell></table:table-row><table:table-row table:style-name="Table20.R2"><table:table-cell table:style-name="Table20.Cell5"><text:p text:style-name="P2113"><text:span text:style-name="CharStyle12">Bahagian Pilihan Raya</text:span></text:p></table:table-cell><table:table-cell table:style-name="Table20.Cell6"><text:p text:style-name="P2161"/></table:table-cell><table:table-cell table:style-name="Table20.Cell7"><text:p text:style-name="P918"><text:span text:style-name="CharStyle12">Daerah Mengundi</text:span></text:p></table:table-cell><table:table-cell table:style-name="Table20.Cell8"><text:p text:style-name="P1278"><text:span text:style-name="CharStyle12">Bilangan Pemilih</text:span></text:p></table:table-cell></table:table-row><table:table-row table:style-name="Table20.R3"><table:table-cell table:style-name="Table20.Cell9"><text:p text:style-name="P1864"><text:span text:style-name="CharStyle12">Negeri</text:span></text:p></table:table-cell><table:table-cell table:style-name="Table20.Cell10"><text:p text:style-name="P2161"/></table:table-cell><table:table-cell table:style-name="Table20.Cell11"><text:p text:style-name="P2161"/></table:table-cell><table:table-cell table:style-name="Table20.Cell12"><text:p text:style-name="P2161"/></table:table-cell></table:table-row><table:table-row table:style-name="Table20.R4"><table:table-cell table:style-name="Table20.Cell13"><text:p text:style-name="P1160"><text:span text:style-name="CharStyle13">State Constituency</text:span></text:p></table:table-cell><table:table-cell table:style-name="Table20.Cell14"><text:p text:style-name="P2161"/></table:table-cell><table:table-cell table:style-name="Table20.Cell15"><text:p text:style-name="P749"><text:span text:style-name="CharStyle13">Polling District</text:span></text:p></table:table-cell><table:table-cell table:style-name="Table20.Cell16"><text:p text:style-name="P1609"><text:span text:style-name="CharStyle13">Number of Electors</text:span></text:p></table:table-cell></table:table-row><table:table-row table:style-name="Table20.R5"><table:table-cell table:style-name="Table20.Cell17"><text:p text:style-name="P1531"><text:span text:style-name="CharStyle12">N. 19 PANCHING</text:span></text:p></table:table-cell><table:table-cell table:style-name="Table20.Cell18"><text:p text:style-name="P1875"><text:span text:style-name="CharStyle35">1</text:span><text:span text:style-name="CharStyle36">.</text:span></text:p></table:table-cell><table:table-cell table:style-name="Table20.Cell19"><text:p text:style-name="P1838"><text:span text:style-name="CharStyle12">Bukit Rangin</text:span></text:p></table:table-cell><table:table-cell table:style-name="Table20.Cell20"><text:p text:style-name="P1185"><text:span text:style-name="CharStyle12">2,881</text:span></text:p></table:table-cell></table:table-row><table:table-row table:style-name="Table20.R6"><table:table-cell table:style-name="Table20.Cell21"><text:p text:style-name="P2161"/></table:table-cell><table:table-cell table:style-name="Table20.Cell22"><text:p text:style-name="P1840"><text:span text:style-name="CharStyle12">2.</text:span></text:p></table:table-cell><table:table-cell table:style-name="Table20.Cell23"><text:p text:style-name="P847"><text:span text:style-name="CharStyle12">Kampung Permatang Badak</text:span></text:p></table:table-cell><table:table-cell table:style-name="Table20.Cell24"><text:p text:style-name="P951"><text:span text:style-name="CharStyle12">2,783</text:span></text:p></table:table-cell></table:table-row><table:table-row table:style-name="Table20.R7"><table:table-cell table:style-name="Table20.Cell25"><text:p text:style-name="P2161"/></table:table-cell><table:table-cell table:style-name="Table20.Cell26"><text:p text:style-name="P1842"><text:span text:style-name="CharStyle12">3.</text:span></text:p></table:table-cell><table:table-cell table:style-name="Table20.Cell27"><text:p text:style-name="P1115"><text:span text:style-name="CharStyle12">Pandan Permai</text:span></text:p></table:table-cell><table:table-cell table:style-name="Table20.Cell28"><text:p text:style-name="P1017"><text:span text:style-name="CharStyle12">3,713</text:span></text:p></table:table-cell></table:table-row><table:table-row table:style-name="Table20.R8"><table:table-cell table:style-name="Table20.Cell29"><text:p text:style-name="P2161"/></table:table-cell><table:table-cell table:style-name="Table20.Cell30"><text:p text:style-name="P1844"><text:span text:style-name="CharStyle12">4.</text:span></text:p></table:table-cell><table:table-cell table:style-name="Table20.Cell31"><text:p text:style-name="P1393"><text:span text:style-name="CharStyle12">Taman Tas</text:span></text:p></table:table-cell><table:table-cell table:style-name="Table20.Cell32"><text:p text:style-name="P1060"><text:span text:style-name="CharStyle12">3,783</text:span></text:p></table:table-cell></table:table-row><table:table-row table:style-name="Table20.R9"><table:table-cell table:style-name="Table20.Cell33"><text:p text:style-name="P2161"/></table:table-cell><table:table-cell table:style-name="Table20.Cell34"><text:p text:style-name="P1854"><text:span text:style-name="CharStyle12">5.</text:span></text:p></table:table-cell><table:table-cell table:style-name="Table20.Cell35"><text:p text:style-name="P1786"><text:span text:style-name="CharStyle12">FELDA Sungai Panching Selatan</text:span></text:p></table:table-cell><table:table-cell table:style-name="Table20.Cell36"><text:p text:style-name="P1930"><text:span text:style-name="CharStyle12">1,450</text:span></text:p></table:table-cell></table:table-row><table:table-row table:style-name="Table20.R10"><table:table-cell table:style-name="Table20.Cell37"><text:p text:style-name="P2161"/></table:table-cell><table:table-cell table:style-name="Table20.Cell38"><text:p text:style-name="P1146"><text:span text:style-name="CharStyle12">6.</text:span></text:p></table:table-cell><table:table-cell table:style-name="Table20.Cell39"><text:p text:style-name="P1847"><text:span text:style-name="CharStyle12">FELDA Sungai Panching Timur</text:span></text:p></table:table-cell><table:table-cell table:style-name="Table20.Cell40"><text:p text:style-name="P1749"><text:span text:style-name="CharStyle12">1,815</text:span></text:p></table:table-cell></table:table-row><table:table-row table:style-name="Table20.R11"><table:table-cell table:style-name="Table20.Cell41"><text:p text:style-name="P2161"/></table:table-cell><table:table-cell table:style-name="Table20.Cell42"><text:p text:style-name="P1461"><text:span text:style-name="CharStyle12">7.</text:span></text:p></table:table-cell><table:table-cell table:style-name="Table20.Cell43"><text:p text:style-name="P1594"><text:span text:style-name="CharStyle12">FELDA Sungai Panching Utara</text:span></text:p></table:table-cell><table:table-cell table:style-name="Table20.Cell44"><text:p text:style-name="P1285"><text:span text:style-name="CharStyle12">1,784</text:span></text:p></table:table-cell></table:table-row><table:table-row table:style-name="Table20.R12"><table:table-cell table:style-name="Table20.Cell45"><text:p text:style-name="P2161"/></table:table-cell><table:table-cell table:style-name="Table20.Cell46"><text:p text:style-name="P1084"><text:span text:style-name="CharStyle35">8</text:span><text:span text:style-name="CharStyle36">.</text:span></text:p></table:table-cell><table:table-cell table:style-name="Table20.Cell47"><text:p text:style-name="P1395"><text:span text:style-name="CharStyle12">Kampung Panching</text:span></text:p></table:table-cell><table:table-cell table:style-name="Table20.Cell48"><text:p text:style-name="P1673"><text:span text:style-name="CharStyle12">1,583</text:span></text:p></table:table-cell></table:table-row><table:table-row table:style-name="Table20.R13"><table:table-cell table:style-name="Table20.Cell49"><text:p text:style-name="P2161"/></table:table-cell><table:table-cell table:style-name="Table20.Cell50"><text:p text:style-name="P2161"/></table:table-cell><table:table-cell table:style-name="Table20.Cell51"><text:p text:style-name="P2161"/></table:table-cell><table:table-cell table:style-name="Table20.Cell52"><text:p text:style-name="P1033"><text:span text:style-name="CharStyle12">19,792</text:span></text:p></table:table-cell></table:table-row></table:table></draw:text-box></draw:frame></text:p>
        <text:p text:style-name="P1227"><text:span text:style-name="CharStyle15">23</text:span></text:p>
        <text:p text:style-name="P287"><draw:frame draw:style-name="fr48" svg:x="0.000cm" svg:y="0.000cm" svg:width="16.189cm" fo:min-height="0.002cm" text:anchor-type="paragraph"><draw:text-box><text:p text:style-name="P1366"><text:span text:style-name="CharStyle83">BAHAGIAN PILIHAN RAYA PERSEKUTUAN: P. 085 PEKAN</text:span></text:p><table:table table:style-name="Table21"><table:table-column table:style-name="Table21.C1"/><table:table-column table:style-name="Table21.C2"/><table:table-column table:style-name="Table21.C3"/><table:table-column table:style-name="Table21.C4"/><table:table-row table:style-name="Table21.R1"><table:table-cell table:style-name="Table21.Cell1"><text:p text:style-name="P2161"/></table:table-cell><table:table-cell table:style-name="Table21.Cell2" table:number-columns-spanned="2"><text:p text:style-name="P1572"><text:span text:style-name="CharStyle87">FEDERAL CONSTITUENCY: P. 085 PEKAN</text:span></text:p></table:table-cell><table:table-cell table:style-name="Table21.Cell3"><text:p text:style-name="P2161"/></table:table-cell></table:table-row><table:table-row table:style-name="Table21.R2"><table:table-cell table:style-name="Table21.Cell4"><text:p text:style-name="P1624"><text:span text:style-name="CharStyle12">(1)</text:span></text:p></table:table-cell><table:table-cell table:style-name="Table21.Cell5"><text:p text:style-name="P2161"/></table:table-cell><table:table-cell table:style-name="Table21.Cell6"><text:p text:style-name="P1849"><text:span text:style-name="CharStyle12">(2)</text:span></text:p></table:table-cell><table:table-cell table:style-name="Table21.Cell7"><text:p text:style-name="P1851"><text:span text:style-name="CharStyle12">(3)</text:span></text:p></table:table-cell></table:table-row><table:table-row table:style-name="Table21.R3"><table:table-cell table:style-name="Table21.Cell8"><text:p text:style-name="P1080"><text:span text:style-name="CharStyle12">Bahagian Pilihan Raya</text:span></text:p></table:table-cell><table:table-cell table:style-name="Table21.Cell9"><text:p text:style-name="P2161"/></table:table-cell><table:table-cell table:style-name="Table21.Cell10"><text:p text:style-name="P1163"><text:span text:style-name="CharStyle12">Daerah Mengundi</text:span></text:p></table:table-cell><table:table-cell table:style-name="Table21.Cell11"><text:p text:style-name="P1029"><text:span text:style-name="CharStyle12">Bilangan Pemilih</text:span></text:p></table:table-cell></table:table-row><table:table-row table:style-name="Table21.R4"><table:table-cell table:style-name="Table21.Cell12"><text:p text:style-name="P2119"><text:span text:style-name="CharStyle12">Negeri</text:span></text:p></table:table-cell><table:table-cell table:style-name="Table21.Cell13"><text:p text:style-name="P2161"/></table:table-cell><table:table-cell table:style-name="Table21.Cell14"><text:p text:style-name="P2161"/></table:table-cell><table:table-cell table:style-name="Table21.Cell15"><text:p text:style-name="P2161"/></table:table-cell></table:table-row><table:table-row table:style-name="Table21.R5"><table:table-cell table:style-name="Table21.Cell16"><text:p text:style-name="P1841"><text:span text:style-name="CharStyle13">State Constituency</text:span></text:p></table:table-cell><table:table-cell table:style-name="Table21.Cell17"><text:p text:style-name="P2161"/></table:table-cell><table:table-cell table:style-name="Table21.Cell18"><text:p text:style-name="P996"><text:span text:style-name="CharStyle13">Polling District</text:span></text:p></table:table-cell><table:table-cell table:style-name="Table21.Cell19"><text:p text:style-name="P1862"><text:span text:style-name="CharStyle13">Number of Electors</text:span></text:p></table:table-cell></table:table-row><table:table-row table:style-name="Table21.R6"><table:table-cell table:style-name="Table21.Cell20"><text:p text:style-name="P1613"><text:span text:style-name="CharStyle12">N. 20 PULAU MANIS</text:span></text:p></table:table-cell><table:table-cell table:style-name="Table21.Cell21"><text:p text:style-name="P1734"><text:span text:style-name="CharStyle12">1.</text:span></text:p></table:table-cell><table:table-cell table:style-name="Table21.Cell22"><text:p text:style-name="P745"><text:span text:style-name="CharStyle12">Seri Mahkota</text:span></text:p></table:table-cell><table:table-cell table:style-name="Table21.Cell23"><text:p text:style-name="P1351"><text:span text:style-name="CharStyle12">7,620</text:span></text:p></table:table-cell></table:table-row><table:table-row table:style-name="Table21.R7"><table:table-cell table:style-name="Table21.Cell24"><text:p text:style-name="P2161"/></table:table-cell><table:table-cell table:style-name="Table21.Cell25"><text:p text:style-name="P1001"><text:span text:style-name="CharStyle12">2.</text:span></text:p></table:table-cell><table:table-cell table:style-name="Table21.Cell26"><text:p text:style-name="P1822"><text:span text:style-name="CharStyle12">Jaya Gading</text:span></text:p></table:table-cell><table:table-cell table:style-name="Table21.Cell27"><text:p text:style-name="P1422"><text:span text:style-name="CharStyle12">3,179</text:span></text:p></table:table-cell></table:table-row><table:table-row table:style-name="Table21.R8"><table:table-cell table:style-name="Table21.Cell28"><text:p text:style-name="P2161"/></table:table-cell><table:table-cell table:style-name="Table21.Cell29"><text:p text:style-name="P1790"><text:span text:style-name="CharStyle12">3.</text:span></text:p></table:table-cell><table:table-cell table:style-name="Table21.Cell30"><text:p text:style-name="P1681"><text:span text:style-name="CharStyle12">Kampung Seri Damai</text:span></text:p></table:table-cell><table:table-cell table:style-name="Table21.Cell31"><text:p text:style-name="P850"><text:span text:style-name="CharStyle12">2,708</text:span></text:p></table:table-cell></table:table-row><table:table-row table:style-name="Table21.R9"><table:table-cell table:style-name="Table21.Cell32"><text:p text:style-name="P2161"/></table:table-cell><table:table-cell table:style-name="Table21.Cell33"><text:p text:style-name="P1105"><text:span text:style-name="CharStyle12">4.</text:span></text:p></table:table-cell><table:table-cell table:style-name="Table21.Cell34"><text:p text:style-name="P1638"><text:span text:style-name="CharStyle12">Gudang Rasau</text:span></text:p></table:table-cell><table:table-cell table:style-name="Table21.Cell35"><text:p text:style-name="P1582"><text:span text:style-name="CharStyle12">1,071</text:span></text:p></table:table-cell></table:table-row><table:table-row table:style-name="Table21.R10"><table:table-cell table:style-name="Table21.Cell36"><text:p text:style-name="P2161"/></table:table-cell><table:table-cell table:style-name="Table21.Cell37"><text:p text:style-name="P825"><text:span text:style-name="CharStyle12">5.</text:span></text:p></table:table-cell><table:table-cell table:style-name="Table21.Cell38"><text:p text:style-name="P945"><text:span text:style-name="CharStyle12">Pulau Rusa</text:span></text:p></table:table-cell><table:table-cell table:style-name="Table21.Cell39"><text:p text:style-name="P1065"><text:span text:style-name="CharStyle12">592</text:span></text:p></table:table-cell></table:table-row><table:table-row table:style-name="Table21.R11"><table:table-cell table:style-name="Table21.Cell40"><text:p text:style-name="P2161"/></table:table-cell><table:table-cell table:style-name="Table21.Cell41"><text:p text:style-name="P1277"><text:span text:style-name="CharStyle12">6.</text:span></text:p></table:table-cell><table:table-cell table:style-name="Table21.Cell42"><text:p text:style-name="P1401"><text:span text:style-name="CharStyle12">Ganchong</text:span></text:p></table:table-cell><table:table-cell table:style-name="Table21.Cell43"><text:p text:style-name="P1522"><text:span text:style-name="CharStyle12">923</text:span></text:p></table:table-cell></table:table-row><table:table-row table:style-name="Table21.R12"><table:table-cell table:style-name="Table21.Cell44"><text:p text:style-name="P2161"/></table:table-cell><table:table-cell table:style-name="Table21.Cell45"><text:p text:style-name="P762"><text:span text:style-name="CharStyle12">7.</text:span></text:p></table:table-cell><table:table-cell table:style-name="Table21.Cell46"><text:p text:style-name="P877"><text:span text:style-name="CharStyle12">Pulau Manis</text:span></text:p></table:table-cell><table:table-cell table:style-name="Table21.Cell47"><text:p text:style-name="P998"><text:span text:style-name="CharStyle12">337</text:span></text:p></table:table-cell></table:table-row><table:table-row table:style-name="Table21.R13"><table:table-cell table:style-name="Table21.Cell48"><text:p text:style-name="P2161"/></table:table-cell><table:table-cell table:style-name="Table21.Cell49"><text:p text:style-name="P1213"><text:span text:style-name="CharStyle12">8.</text:span></text:p></table:table-cell><table:table-cell table:style-name="Table21.Cell50"><text:p text:style-name="P1378"><text:span text:style-name="CharStyle12">Lepar</text:span></text:p></table:table-cell><table:table-cell table:style-name="Table21.Cell51"><text:p text:style-name="P1304"><text:span text:style-name="CharStyle12">1,081</text:span></text:p></table:table-cell></table:table-row><table:table-row table:style-name="Table21.R14"><table:table-cell table:style-name="Table21.Cell52"><text:p text:style-name="P2161"/></table:table-cell><table:table-cell table:style-name="Table21.Cell53"><text:p text:style-name="P1714"><text:span text:style-name="CharStyle12">9.</text:span></text:p></table:table-cell><table:table-cell table:style-name="Table21.Cell54"><text:p text:style-name="P1641"><text:span text:style-name="CharStyle12">Pelak</text:span></text:p></table:table-cell><table:table-cell table:style-name="Table21.Cell55"><text:p text:style-name="P795"><text:span text:style-name="CharStyle12">351</text:span></text:p></table:table-cell></table:table-row><table:table-row table:style-name="Table21.R15"><table:table-cell table:style-name="Table21.Cell56"><text:p text:style-name="P2161"/></table:table-cell><table:table-cell table:style-name="Table21.Cell57"><text:p text:style-name="P1032"><text:span text:style-name="CharStyle12">10.</text:span></text:p></table:table-cell><table:table-cell table:style-name="Table21.Cell58"><text:p text:style-name="P1125"><text:span text:style-name="CharStyle12">Seri Makmur</text:span></text:p></table:table-cell><table:table-cell table:style-name="Table21.Cell59"><text:p text:style-name="P1239"><text:span text:style-name="CharStyle12">1,129</text:span></text:p></table:table-cell></table:table-row><table:table-row table:style-name="Table21.R16"><table:table-cell table:style-name="Table21.Cell60"><text:p text:style-name="P2161"/></table:table-cell><table:table-cell table:style-name="Table21.Cell61"><text:p text:style-name="P1448"><text:span text:style-name="CharStyle12">11.</text:span></text:p></table:table-cell><table:table-cell table:style-name="Table21.Cell62"><text:p text:style-name="P2037"><text:span text:style-name="CharStyle12">Belimbing</text:span></text:p></table:table-cell><table:table-cell table:style-name="Table21.Cell63"><text:p text:style-name="P1695"><text:span text:style-name="CharStyle12">203</text:span></text:p></table:table-cell></table:table-row><table:table-row table:style-name="Table21.R17"><table:table-cell table:style-name="Table21.Cell64"><text:p text:style-name="P2161"/></table:table-cell><table:table-cell table:style-name="Table21.Cell65"><text:p text:style-name="P2161"/></table:table-cell><table:table-cell table:style-name="Table21.Cell66"><text:p text:style-name="P2161"/></table:table-cell><table:table-cell table:style-name="Table21.Cell67"><text:p text:style-name="P1122"><text:span text:style-name="CharStyle84">19,194</text:span></text:p></table:table-cell></table:table-row><table:table-row table:style-name="Table21.R18"><table:table-cell table:style-name="Table21.Cell68"><text:p text:style-name="P1237"><text:span text:style-name="CharStyle12">N. 21 PERAMU JAYA</text:span></text:p></table:table-cell><table:table-cell table:style-name="Table21.Cell69"><text:p text:style-name="P1727"><text:span text:style-name="CharStyle12">1.</text:span></text:p></table:table-cell><table:table-cell table:style-name="Table21.Cell70"><text:p text:style-name="P1471"><text:span text:style-name="CharStyle12">Kampung Lamir</text:span></text:p></table:table-cell><table:table-cell table:style-name="Table21.Cell71"><text:p text:style-name="P1603"><text:span text:style-name="CharStyle12">874</text:span></text:p></table:table-cell></table:table-row><table:table-row table:style-name="Table21.R19"><table:table-cell table:style-name="Table21.Cell72"><text:p text:style-name="P2161"/></table:table-cell><table:table-cell table:style-name="Table21.Cell73"><text:p text:style-name="P844"><text:span text:style-name="CharStyle12">2.</text:span></text:p></table:table-cell><table:table-cell table:style-name="Table21.Cell74"><text:p text:style-name="P965"><text:span text:style-name="CharStyle12">Tanah Putih</text:span></text:p></table:table-cell><table:table-cell table:style-name="Table21.Cell75"><text:p text:style-name="P1091"><text:span text:style-name="CharStyle12">1,037</text:span></text:p></table:table-cell></table:table-row><table:table-row table:style-name="Table21.R20"><table:table-cell table:style-name="Table21.Cell76"><text:p text:style-name="P2161"/></table:table-cell><table:table-cell table:style-name="Table21.Cell77"><text:p text:style-name="P1747"><text:span text:style-name="CharStyle12">3.</text:span></text:p></table:table-cell><table:table-cell table:style-name="Table21.Cell78"><text:p text:style-name="P1417"><text:span text:style-name="CharStyle12">Peramu Jaya</text:span></text:p></table:table-cell><table:table-cell table:style-name="Table21.Cell79"><text:p text:style-name="P1861"><text:span text:style-name="CharStyle12">3,599</text:span></text:p></table:table-cell></table:table-row><table:table-row table:style-name="Table21.R21"><table:table-cell table:style-name="Table21.Cell80"><text:p text:style-name="P2161"/></table:table-cell><table:table-cell table:style-name="Table21.Cell81"><text:p text:style-name="P785"><text:span text:style-name="CharStyle12">4.</text:span></text:p></table:table-cell><table:table-cell table:style-name="Table21.Cell82"><text:p text:style-name="P899"><text:span text:style-name="CharStyle12">Serandu</text:span></text:p></table:table-cell><table:table-cell table:style-name="Table21.Cell83"><text:p text:style-name="P1021"><text:span text:style-name="CharStyle12">1,107</text:span></text:p></table:table-cell></table:table-row><table:table-row table:style-name="Table21.R22"><table:table-cell table:style-name="Table21.Cell84"><text:p text:style-name="P2161"/></table:table-cell><table:table-cell table:style-name="Table21.Cell85"><text:p text:style-name="P1230"><text:span text:style-name="CharStyle12">5.</text:span></text:p></table:table-cell><table:table-cell table:style-name="Table21.Cell86"><text:p text:style-name="P1361"><text:span text:style-name="CharStyle12">Kuala Pahang</text:span></text:p></table:table-cell><table:table-cell table:style-name="Table21.Cell87"><text:p text:style-name="P2027"><text:span text:style-name="CharStyle12">1,916</text:span></text:p></table:table-cell></table:table-row><table:table-row table:style-name="Table21.R23"><table:table-cell table:style-name="Table21.Cell88"><text:p text:style-name="P2161"/></table:table-cell><table:table-cell table:style-name="Table21.Cell89"><text:p text:style-name="P1689"><text:span text:style-name="CharStyle12">6.</text:span></text:p></table:table-cell><table:table-cell table:style-name="Table21.Cell90"><text:p text:style-name="P841"><text:span text:style-name="CharStyle12">Kampung Marhum</text:span></text:p></table:table-cell><table:table-cell table:style-name="Table21.Cell91"><text:p text:style-name="P2029"><text:span text:style-name="CharStyle12">1,615</text:span></text:p></table:table-cell></table:table-row><table:table-row table:style-name="Table21.R24"><table:table-cell table:style-name="Table21.Cell92"><text:p text:style-name="P2161"/></table:table-cell><table:table-cell table:style-name="Table21.Cell93"><text:p text:style-name="P2161"/></table:table-cell><table:table-cell table:style-name="Table21.Cell94"><text:p text:style-name="P1442"><text:span text:style-name="CharStyle12">24</text:span></text:p></table:table-cell><table:table-cell table:style-name="Table21.Cell95"><text:p text:style-name="P2161"/></table:table-cell></table:table-row></table:table></draw:text-box></draw:frame></text:p>
        <text:p text:style-name="P288"/>
      </text:section>
      <text:section text:style-name="Sect19" text:name="Section19">
        <text:p text:style-name="P2221"><draw:frame draw:style-name="fr49" svg:x="10.282cm" svg:y="12.003cm" svg:width="0.441cm" fo:min-height="0.455cm" text:anchor-type="paragraph"><draw:text-box><text:p text:style-name="P1487"><text:span text:style-name="CharStyle88">25</text:span></text:p></draw:text-box></draw:frame><draw:frame draw:style-name="fr50" svg:x="17.200cm" svg:y="0.004cm" svg:width="1.388cm" fo:min-height="0.474cm" text:anchor-type="paragraph"><draw:text-box><text:p text:style-name="P1585"><text:span text:style-name="CharStyle60">29,213</text:span></text:p></draw:text-box></draw:frame></text:p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</text:section>
      <text:section text:style-name="Sect20" text:name="Section20">
        <text:p text:style-name="P2222"><draw:frame draw:style-name="fr51" svg:x="0.000cm" svg:y="0.000cm" svg:width="16.189cm" fo:min-height="0.002cm" text:anchor-type="paragraph"><draw:text-box><table:table table:style-name="Table22"><table:table-column table:style-name="Table22.C1"/><table:table-column table:style-name="Table22.C2"/><table:table-column table:style-name="Table22.C3"/><table:table-column table:style-name="Table22.C4"/><table:table-row table:style-name="Table22.R1"><table:table-cell table:style-name="Table22.Cell1"><text:p text:style-name="P1193"><text:span text:style-name="CharStyle12">(1)</text:span></text:p></table:table-cell><table:table-cell table:style-name="Table22.Cell47"><text:p text:style-name="P2161"/></table:table-cell><table:table-cell table:style-name="Table22.Cell48"><text:p text:style-name="P2161"/></table:table-cell><table:table-cell table:style-name="Table22.Cell2"><text:p text:style-name="P1311"><text:span text:style-name="CharStyle12">(3)</text:span></text:p></table:table-cell></table:table-row><table:table-row table:style-name="Table22.R2"><table:table-cell table:style-name="Table22.Cell3"><text:p text:style-name="P1863"><text:span text:style-name="CharStyle12">Bahagian Pilihan Raya</text:span></text:p></table:table-cell><table:table-cell table:style-name="Table22.Cell49"><text:p text:style-name="P2161"/></table:table-cell><table:table-cell table:style-name="Table22.Cell50"><text:p text:style-name="P2161"/></table:table-cell><table:table-cell table:style-name="Table22.Cell4"><text:p text:style-name="P1865"><text:span text:style-name="CharStyle12">Bilangan Pemilih</text:span></text:p></table:table-cell></table:table-row><table:table-row table:style-name="Table22.R3"><table:table-cell table:style-name="Table22.Cell5"><text:p text:style-name="P1676"><text:span text:style-name="CharStyle12">Negeri</text:span></text:p></table:table-cell><table:table-cell table:style-name="Table22.Cell51"><text:p text:style-name="P2161"/></table:table-cell><table:table-cell table:style-name="Table22.Cell52"><text:p text:style-name="P2161"/></table:table-cell><table:table-cell table:style-name="Table22.Cell6"><text:p text:style-name="P2161"/></table:table-cell></table:table-row><table:table-row table:style-name="Table22.R4"><table:table-cell table:style-name="Table22.Cell7"><text:p text:style-name="P913"><text:span text:style-name="CharStyle13">State Constituency</text:span></text:p></table:table-cell><table:table-cell table:style-name="Table22.Cell53"><text:p text:style-name="P2161"/></table:table-cell><table:table-cell table:style-name="Table22.Cell54"><text:p text:style-name="P2161"/></table:table-cell><table:table-cell table:style-name="Table22.Cell8"><text:p text:style-name="P1038"><text:span text:style-name="CharStyle13">Number of Electors</text:span></text:p></table:table-cell></table:table-row><table:table-row table:style-name="Table22.R5"><table:table-cell table:style-name="Table22.Cell9"><text:p text:style-name="P2161"/></table:table-cell><table:table-cell table:style-name="Table22.Cell55"><text:p text:style-name="P2161"/></table:table-cell><table:table-cell table:style-name="Table22.Cell56"><text:p text:style-name="P2161"/></table:table-cell><table:table-cell table:style-name="Table22.Cell10"><text:p text:style-name="P1245"><text:span text:style-name="CharStyle12">1,750</text:span></text:p></table:table-cell></table:table-row><table:table-row table:style-name="Table22.R6"><table:table-cell table:style-name="Table22.Cell11"><text:p text:style-name="P2161"/></table:table-cell><table:table-cell table:style-name="Table22.Cell57"><text:p text:style-name="P2161"/></table:table-cell><table:table-cell table:style-name="Table22.Cell58"><text:p text:style-name="P2161"/></table:table-cell><table:table-cell table:style-name="Table22.Cell12"><text:p text:style-name="P1454"><text:span text:style-name="CharStyle12">2,627</text:span></text:p></table:table-cell></table:table-row><table:table-row table:style-name="Table22.R7"><table:table-cell table:style-name="Table22.Cell13"><text:p text:style-name="P2161"/></table:table-cell><table:table-cell table:style-name="Table22.Cell59"><text:p text:style-name="P2161"/></table:table-cell><table:table-cell table:style-name="Table22.Cell60"><text:p text:style-name="P2161"/></table:table-cell><table:table-cell table:style-name="Table22.Cell14"><text:p text:style-name="P735"><text:span text:style-name="CharStyle12">379</text:span></text:p></table:table-cell></table:table-row><table:table-row table:style-name="Table22.R8"><table:table-cell table:style-name="Table22.Cell15"><text:p text:style-name="P2161"/></table:table-cell><table:table-cell table:style-name="Table22.Cell61"><text:p text:style-name="P2161"/></table:table-cell><table:table-cell table:style-name="Table22.Cell62"><text:p text:style-name="P2161"/></table:table-cell><table:table-cell table:style-name="Table22.Cell16"><text:p text:style-name="P910"><text:span text:style-name="CharStyle12">402</text:span></text:p></table:table-cell></table:table-row><table:table-row table:style-name="Table22.R9"><table:table-cell table:style-name="Table22.Cell17"><text:p text:style-name="P2161"/></table:table-cell><table:table-cell table:style-name="Table22.Cell63"><text:p text:style-name="P2161"/></table:table-cell><table:table-cell table:style-name="Table22.Cell64"><text:p text:style-name="P2161"/></table:table-cell><table:table-cell table:style-name="Table22.Cell18"><text:p text:style-name="P1161"><text:span text:style-name="CharStyle12">448</text:span></text:p></table:table-cell></table:table-row><table:table-row table:style-name="Table22.R10"><table:table-cell table:style-name="Table22.Cell19"><text:p text:style-name="P2161"/></table:table-cell><table:table-cell table:style-name="Table22.Cell65"><text:p text:style-name="P2161"/></table:table-cell><table:table-cell table:style-name="Table22.Cell66"><text:p text:style-name="P2161"/></table:table-cell><table:table-cell table:style-name="Table22.Cell20"><text:p text:style-name="P1340"><text:span text:style-name="CharStyle12">667</text:span></text:p></table:table-cell></table:table-row><table:table-row table:style-name="Table22.R11"><table:table-cell table:style-name="Table22.Cell21"><text:p text:style-name="P2161"/></table:table-cell><table:table-cell table:style-name="Table22.Cell67"><text:p text:style-name="P2161"/></table:table-cell><table:table-cell table:style-name="Table22.Cell68"><text:p text:style-name="P2161"/></table:table-cell><table:table-cell table:style-name="Table22.Cell22"><text:p text:style-name="P1540"><text:span text:style-name="CharStyle12">1,002</text:span></text:p></table:table-cell></table:table-row><table:table-row table:style-name="Table22.R12"><table:table-cell table:style-name="Table22.Cell23"><text:p text:style-name="P2161"/></table:table-cell><table:table-cell table:style-name="Table22.Cell69"><text:p text:style-name="P2161"/></table:table-cell><table:table-cell table:style-name="Table22.Cell70"><text:p text:style-name="P2161"/></table:table-cell><table:table-cell table:style-name="Table22.Cell24"><text:p text:style-name="P796"><text:span text:style-name="CharStyle12">758</text:span></text:p></table:table-cell></table:table-row><table:table-row table:style-name="Table22.R13"><table:table-cell table:style-name="Table22.Cell25"><text:p text:style-name="P2161"/></table:table-cell><table:table-cell table:style-name="Table22.Cell71"><text:p text:style-name="P2161"/></table:table-cell><table:table-cell table:style-name="Table22.Cell72"><text:p text:style-name="P2161"/></table:table-cell><table:table-cell table:style-name="Table22.Cell26"><text:p text:style-name="P1708"><text:span text:style-name="CharStyle12">13,833</text:span></text:p></table:table-cell></table:table-row><table:table-row table:style-name="Table22.R14"><table:table-cell table:style-name="Table22.Cell27"><text:p text:style-name="P1127"><text:span text:style-name="CharStyle12">N.23CHINI</text:span></text:p></table:table-cell><table:table-cell table:style-name="Table22.Cell73"><text:p text:style-name="P2161"/></table:table-cell><table:table-cell table:style-name="Table22.Cell74"><text:p text:style-name="P2161"/></table:table-cell><table:table-cell table:style-name="Table22.Cell28"><text:p text:style-name="P1240"><text:span text:style-name="CharStyle12">447</text:span></text:p></table:table-cell></table:table-row><table:table-row table:style-name="Table22.R15"><table:table-cell table:style-name="Table22.Cell29"><text:p text:style-name="P2161"/></table:table-cell><table:table-cell table:style-name="Table22.Cell75"><text:p text:style-name="P2161"/></table:table-cell><table:table-cell table:style-name="Table22.Cell76"><text:p text:style-name="P2161"/></table:table-cell><table:table-cell table:style-name="Table22.Cell30"><text:p text:style-name="P1449"><text:span text:style-name="CharStyle12">365</text:span></text:p></table:table-cell></table:table-row><table:table-row table:style-name="Table22.R16"><table:table-cell table:style-name="Table22.Cell31"><text:p text:style-name="P2161"/></table:table-cell><table:table-cell table:style-name="Table22.Cell78"><text:p text:style-name="P2161"/></table:table-cell><table:table-cell table:style-name="Table22.Cell77"><text:p text:style-name="P2161"/></table:table-cell><table:table-cell table:style-name="Table22.Cell32"><text:p text:style-name="P1668"><text:span text:style-name="CharStyle12">884</text:span></text:p></table:table-cell></table:table-row><table:table-row table:style-name="Table22.R17"><table:table-cell table:style-name="Table22.Cell33"><text:p text:style-name="P2161"/></table:table-cell><table:table-cell table:style-name="Table22.Cell80"><text:p text:style-name="P2161"/></table:table-cell><table:table-cell table:style-name="Table22.Cell79"><text:p text:style-name="P2161"/></table:table-cell><table:table-cell table:style-name="Table22.Cell34"><text:p text:style-name="P905"><text:span text:style-name="CharStyle12">1,009</text:span></text:p></table:table-cell></table:table-row><table:table-row table:style-name="Table22.R18"><table:table-cell table:style-name="Table22.Cell35"><text:p text:style-name="P2161"/></table:table-cell><table:table-cell table:style-name="Table22.Cell82"><text:p text:style-name="P2161"/></table:table-cell><table:table-cell table:style-name="Table22.Cell81"><text:p text:style-name="P2161"/></table:table-cell><table:table-cell table:style-name="Table22.Cell36"><text:p text:style-name="P1124"><text:span text:style-name="CharStyle12">627</text:span></text:p></table:table-cell></table:table-row><table:table-row table:style-name="Table22.R19"><table:table-cell table:style-name="Table22.Cell37"><text:p text:style-name="P2161"/></table:table-cell><table:table-cell table:style-name="Table22.Cell84"><text:p text:style-name="P2161"/></table:table-cell><table:table-cell table:style-name="Table22.Cell83"><text:p text:style-name="P2161"/></table:table-cell><table:table-cell table:style-name="Table22.Cell38"><text:p text:style-name="P1335"><text:span text:style-name="CharStyle12">722</text:span></text:p></table:table-cell></table:table-row><table:table-row table:style-name="Table22.R20"><table:table-cell table:style-name="Table22.Cell39"><text:p text:style-name="P2161"/></table:table-cell><table:table-cell table:style-name="Table22.Cell86"><text:p text:style-name="P2161"/></table:table-cell><table:table-cell table:style-name="Table22.Cell85"><text:p text:style-name="P2161"/></table:table-cell><table:table-cell table:style-name="Table22.Cell40"><text:p text:style-name="P1712"><text:span text:style-name="CharStyle12">2,061</text:span></text:p></table:table-cell></table:table-row><table:table-row table:style-name="Table22.R21"><table:table-cell table:style-name="Table22.Cell41"><text:p text:style-name="P2161"/></table:table-cell><table:table-cell table:style-name="Table22.Cell88"><text:p text:style-name="P2161"/></table:table-cell><table:table-cell table:style-name="Table22.Cell87"><text:p text:style-name="P2161"/></table:table-cell><table:table-cell table:style-name="Table22.Cell42"><text:p text:style-name="P790"><text:span text:style-name="CharStyle12">1,610</text:span></text:p></table:table-cell></table:table-row><table:table-row table:style-name="Table22.R22"><table:table-cell table:style-name="Table22.Cell43"><text:p text:style-name="P2161"/></table:table-cell><table:table-cell table:style-name="Table22.Cell90"><text:p text:style-name="P2161"/></table:table-cell><table:table-cell table:style-name="Table22.Cell89"><text:p text:style-name="P2161"/></table:table-cell><table:table-cell table:style-name="Table22.Cell44"><text:p text:style-name="P2135"><text:span text:style-name="CharStyle12">1,785</text:span></text:p></table:table-cell></table:table-row><table:table-row table:style-name="Table22.R23"><table:table-cell table:style-name="Table22.Cell45"><text:p text:style-name="P2161"/></table:table-cell><table:table-cell table:style-name="Table22.Cell92"><text:p text:style-name="P2161"/></table:table-cell><table:table-cell table:style-name="Table22.Cell91"><text:p text:style-name="P2161"/></table:table-cell><table:table-cell table:style-name="Table22.Cell46"><text:p text:style-name="P2073"><text:span text:style-name="CharStyle12">2,206</text:span></text:p></table:table-cell></table:table-row></table:table></draw:text-box></draw:frame></text:p>
        <text:p text:style-name="P311"/>
      </text:section>
      <text:section text:style-name="Sect21" text:name="Section21">
        <text:p text:style-name="P2223"><draw:frame draw:style-name="fr53" svg:x="10.275cm" svg:y="0.004cm" svg:width="0.448cm" fo:min-height="0.427cm" text:anchor-type="paragraph"><draw:text-box><text:p text:style-name="P860"><text:span text:style-name="CharStyle88">27</text:span></text:p></draw:text-box></draw:frame></text:p>
        <text:p text:style-name="P313"/>
      </text:section>
      <text:section text:style-name="Sect22" text:name="Section22">
        <text:p text:style-name="P2224"><draw:frame draw:style-name="fr55" svg:x="4.923cm" svg:y="0.004cm" svg:width="11.134cm" fo:min-height="1.069cm" text:anchor-type="paragraph"><draw:text-box><text:p text:style-name="P1473"><text:span text:style-name="CharStyle81">BAHAGIAN PILIHAN RAYA PERSEKUTUAN: P. 086 MARAN<text:line-break/></text:span><text:span text:style-name="CharStyle89">FEDERAL CONSTITUENCY: P. 086 MARAN</text:span></text:p></draw:text-box></draw:frame><draw:frame draw:style-name="fr54" svg:x="7.996cm" svg:y="1.702cm" svg:width="10.643cm" fo:min-height="0.002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2161"/></table:table-cell><table:table-cell table:style-name="Table23.Cell2"><text:p text:style-name="P966"><text:span text:style-name="CharStyle12">(2)</text:span></text:p><text:p text:style-name="P1027"><text:span text:style-name="CharStyle12">Daerah Mengundi</text:span></text:p></table:table-cell><table:table-cell table:style-name="Table23.Cell3"><text:p text:style-name="P2063"><text:span text:style-name="CharStyle12">(3)</text:span></text:p><text:p text:style-name="P1867"><text:span text:style-name="CharStyle12">Bilangan Pemilih</text:span></text:p></table:table-cell></table:table-row><table:table-row table:style-name="Table23.R2"><table:table-cell table:style-name="Table23.Cell4"><text:p text:style-name="P2161"/></table:table-cell><table:table-cell table:style-name="Table23.Cell5"><text:p text:style-name="P2067"><text:span text:style-name="CharStyle13">Polling District</text:span></text:p></table:table-cell><table:table-cell table:style-name="Table23.Cell6"><text:p text:style-name="P1538"><text:span text:style-name="CharStyle13">Number of Electors</text:span></text:p></table:table-cell></table:table-row><table:table-row table:style-name="Table23.R3"><table:table-cell table:style-name="Table23.Cell7"><text:p text:style-name="P1663"><text:span text:style-name="CharStyle35">1</text:span><text:span text:style-name="CharStyle36">.</text:span></text:p></table:table-cell><table:table-cell table:style-name="Table23.Cell8"><text:p text:style-name="P816"><text:span text:style-name="CharStyle12">Kampung Seri Jaya</text:span></text:p></table:table-cell><table:table-cell table:style-name="Table23.Cell9"><text:p text:style-name="P937"><text:span text:style-name="CharStyle12">1,682</text:span></text:p></table:table-cell></table:table-row><table:table-row table:style-name="Table23.R4"><table:table-cell table:style-name="Table23.Cell10"><text:p text:style-name="P2115"><text:span text:style-name="CharStyle12">2.</text:span></text:p></table:table-cell><table:table-cell table:style-name="Table23.Cell11"><text:p text:style-name="P1183"><text:span text:style-name="CharStyle12">Kampung New Zealand</text:span></text:p></table:table-cell><table:table-cell table:style-name="Table23.Cell12"><text:p text:style-name="P1297"><text:span text:style-name="CharStyle12">979</text:span></text:p></table:table-cell></table:table-row><table:table-row table:style-name="Table23.R5"><table:table-cell table:style-name="Table23.Cell13"><text:p text:style-name="P2117"><text:span text:style-name="CharStyle12">3.</text:span></text:p></table:table-cell><table:table-cell table:style-name="Table23.Cell14"><text:p text:style-name="P1598"><text:span text:style-name="CharStyle12">Kampung Luit</text:span></text:p></table:table-cell><table:table-cell table:style-name="Table23.Cell15"><text:p text:style-name="P752"><text:span text:style-name="CharStyle12">1,304</text:span></text:p></table:table-cell></table:table-row><table:table-row table:style-name="Table23.R6"><table:table-cell table:style-name="Table23.Cell16"><text:p text:style-name="P868"><text:span text:style-name="CharStyle12">4.</text:span></text:p></table:table-cell><table:table-cell table:style-name="Table23.Cell17"><text:p text:style-name="P990"><text:span text:style-name="CharStyle12">Serengkam</text:span></text:p></table:table-cell><table:table-cell table:style-name="Table23.Cell18"><text:p text:style-name="P1119"><text:span text:style-name="CharStyle12">386</text:span></text:p></table:table-cell></table:table-row><table:table-row table:style-name="Table23.R7"><table:table-cell table:style-name="Table23.Cell19"><text:p text:style-name="P1876"><text:span text:style-name="CharStyle12">5.</text:span></text:p></table:table-cell><table:table-cell table:style-name="Table23.Cell20"><text:p text:style-name="P783"><text:span text:style-name="CharStyle12">Kuala Wau</text:span></text:p></table:table-cell><table:table-cell table:style-name="Table23.Cell21"><text:p text:style-name="P897"><text:span text:style-name="CharStyle12">198</text:span></text:p></table:table-cell></table:table-row><table:table-row table:style-name="Table23.R8"><table:table-cell table:style-name="Table23.Cell22"><text:p text:style-name="P1018"><text:span text:style-name="CharStyle12">6.</text:span></text:p></table:table-cell><table:table-cell table:style-name="Table23.Cell23"><text:p text:style-name="P1147"><text:span text:style-name="CharStyle12">Lubuk Paku</text:span></text:p></table:table-cell><table:table-cell table:style-name="Table23.Cell24"><text:p text:style-name="P1264"><text:span text:style-name="CharStyle12">430</text:span></text:p></table:table-cell></table:table-row><table:table-row table:style-name="Table23.R9"><table:table-cell table:style-name="Table23.Cell25"><text:p text:style-name="P1387"><text:span text:style-name="CharStyle12">7.</text:span></text:p></table:table-cell><table:table-cell table:style-name="Table23.Cell26"><text:p text:style-name="P1505"><text:span text:style-name="CharStyle12">Kampung Senggora</text:span></text:p></table:table-cell><table:table-cell table:style-name="Table23.Cell27"><text:p text:style-name="P1627"><text:span text:style-name="CharStyle12">369</text:span></text:p></table:table-cell></table:table-row><table:table-row table:style-name="Table23.R10"><table:table-cell table:style-name="Table23.Cell28"><text:p text:style-name="P782"><text:span text:style-name="CharStyle35">8</text:span><text:span text:style-name="CharStyle36">.</text:span></text:p></table:table-cell><table:table-cell table:style-name="Table23.Cell29"><text:p text:style-name="P892"><text:span text:style-name="CharStyle12">Sri Keramat</text:span></text:p></table:table-cell><table:table-cell table:style-name="Table23.Cell30"><text:p text:style-name="P1735"><text:span text:style-name="CharStyle12">1,513</text:span></text:p></table:table-cell></table:table-row><table:table-row table:style-name="Table23.R11"><table:table-cell table:style-name="Table23.Cell31"><text:p text:style-name="P1143"><text:span text:style-name="CharStyle12">9.</text:span></text:p></table:table-cell><table:table-cell table:style-name="Table23.Cell32"><text:p text:style-name="P1723"><text:span text:style-name="CharStyle12">Bandar Maran</text:span></text:p></table:table-cell><table:table-cell table:style-name="Table23.Cell33"><text:p text:style-name="P1871"><text:span text:style-name="CharStyle12">1,997</text:span></text:p></table:table-cell></table:table-row><table:table-row table:style-name="Table23.R12"><table:table-cell table:style-name="Table23.Cell34"><text:p text:style-name="P1873"><text:span text:style-name="CharStyle12">10.</text:span></text:p></table:table-cell><table:table-cell table:style-name="Table23.Cell35"><text:p text:style-name="P1625"><text:span text:style-name="CharStyle12">FELDA Bukit Tajau</text:span></text:p></table:table-cell><table:table-cell table:style-name="Table23.Cell36"><text:p text:style-name="P2141"><text:span text:style-name="CharStyle12">1,421</text:span></text:p></table:table-cell></table:table-row><table:table-row table:style-name="Table23.R13"><table:table-cell table:style-name="Table23.Cell37"><text:p text:style-name="P2147"><text:span text:style-name="CharStyle12">11.</text:span></text:p></table:table-cell><table:table-cell table:style-name="Table23.Cell38"><text:p text:style-name="P2149"><text:span text:style-name="CharStyle12">Kampung Sentosa</text:span></text:p></table:table-cell><table:table-cell table:style-name="Table23.Cell39"><text:p text:style-name="P1878"><text:span text:style-name="CharStyle12">830</text:span></text:p></table:table-cell></table:table-row><table:table-row table:style-name="Table23.R14"><table:table-cell table:style-name="Table23.Cell40"><text:p text:style-name="P2143"><text:span text:style-name="CharStyle12">12.</text:span></text:p></table:table-cell><table:table-cell table:style-name="Table23.Cell41"><text:p text:style-name="P1831"><text:span text:style-name="CharStyle12">FELDA Jengka 5</text:span></text:p></table:table-cell><table:table-cell table:style-name="Table23.Cell42"><text:p text:style-name="P1070"><text:span text:style-name="CharStyle12">1,420</text:span></text:p></table:table-cell></table:table-row><table:table-row table:style-name="Table23.R15"><table:table-cell table:style-name="Table23.Cell43"><text:p text:style-name="P1809"><text:span text:style-name="CharStyle12">13.</text:span></text:p></table:table-cell><table:table-cell table:style-name="Table23.Cell44"><text:p text:style-name="P1313"><text:span text:style-name="CharStyle12">Kuala Sentul</text:span></text:p></table:table-cell><table:table-cell table:style-name="Table23.Cell45"><text:p text:style-name="P2129"><text:span text:style-name="CharStyle12">970</text:span></text:p></table:table-cell></table:table-row><table:table-row table:style-name="Table23.R16"><table:table-cell table:style-name="Table23.Cell46"><text:p text:style-name="P2131"><text:span text:style-name="CharStyle12">14.</text:span></text:p></table:table-cell><table:table-cell table:style-name="Table23.Cell47"><text:p text:style-name="P2133"><text:span text:style-name="CharStyle12">FELDA Jengka 4</text:span></text:p></table:table-cell><table:table-cell table:style-name="Table23.Cell48"><text:p text:style-name="P828"><text:span text:style-name="CharStyle12">1,612</text:span></text:p></table:table-cell></table:table-row><table:table-row table:style-name="Table23.R17"><table:table-cell table:style-name="Table23.Cell49"><text:p text:style-name="P947"><text:span text:style-name="CharStyle12">15.</text:span></text:p></table:table-cell><table:table-cell table:style-name="Table23.Cell50"><text:p text:style-name="P1066"><text:span text:style-name="CharStyle12">FELDA Jengka 6</text:span></text:p></table:table-cell><table:table-cell table:style-name="Table23.Cell51"><text:p text:style-name="P1763"><text:span text:style-name="CharStyle12">1,781</text:span></text:p></table:table-cell></table:table-row><table:table-row table:style-name="Table23.R18"><table:table-cell table:style-name="Table23.Cell52"><text:p text:style-name="P1308"><text:span text:style-name="CharStyle12">16.</text:span></text:p></table:table-cell><table:table-cell table:style-name="Table23.Cell53"><text:p text:style-name="P1427"><text:span text:style-name="CharStyle12">FELDA Jengka 7</text:span></text:p></table:table-cell><table:table-cell table:style-name="Table23.Cell54"><text:p text:style-name="P1543"><text:span text:style-name="CharStyle12">1,679</text:span></text:p></table:table-cell></table:table-row><table:table-row table:style-name="Table23.R19"><table:table-cell table:style-name="Table23.Cell55"><text:p text:style-name="P1675"><text:span text:style-name="CharStyle12">17.</text:span></text:p></table:table-cell><table:table-cell table:style-name="Table23.Cell56"><text:p text:style-name="P1881"><text:span text:style-name="CharStyle12">FELDA Jengka 3</text:span></text:p></table:table-cell><table:table-cell table:style-name="Table23.Cell57"><text:p text:style-name="P1885"><text:span text:style-name="CharStyle12">1,724</text:span></text:p></table:table-cell></table:table-row><table:table-row table:style-name="Table23.R20"><table:table-cell table:style-name="Table23.Cell58"><text:p text:style-name="P1064"><text:span text:style-name="CharStyle12">18.</text:span></text:p></table:table-cell><table:table-cell table:style-name="Table23.Cell59"><text:p text:style-name="P1190"><text:span text:style-name="CharStyle12">FELDA Jengka 2</text:span></text:p></table:table-cell><table:table-cell table:style-name="Table23.Cell60"><text:p text:style-name="P1305"><text:span text:style-name="CharStyle12">1,863</text:span></text:p></table:table-cell></table:table-row><table:table-row table:style-name="Table23.R21"><table:table-cell table:style-name="Table23.Cell61"><text:p text:style-name="P1423"><text:span text:style-name="CharStyle12">19.</text:span></text:p></table:table-cell><table:table-cell table:style-name="Table23.Cell62"><text:p text:style-name="P1541"><text:span text:style-name="CharStyle12">Ulu Jempol</text:span></text:p></table:table-cell><table:table-cell table:style-name="Table23.Cell63"><text:p text:style-name="P1671"><text:span text:style-name="CharStyle12">2,004</text:span></text:p></table:table-cell></table:table-row></table:table><text:p text:style-name="P1843"><text:span text:style-name="CharStyle62">24,162</text:span></text:p></draw:text-box></draw:frame></text:p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</text:section>
      <text:section text:style-name="Sect23" text:name="Section23">
        <text:p text:style-name="P2225"><draw:frame draw:style-name="fr56" svg:x="10.296cm" svg:y="9.802cm" svg:width="0.448cm" fo:min-height="0.453cm" text:anchor-type="paragraph"><draw:text-box><text:p text:style-name="P1109"><text:span text:style-name="CharStyle88">29</text:span></text:p></draw:text-box></draw:frame><draw:frame draw:style-name="fr57" svg:x="17.171cm" svg:y="0.004cm" svg:width="1.406cm" fo:min-height="0.499cm" text:anchor-type="paragraph"><draw:text-box><text:p text:style-name="P2095"><text:span text:style-name="CharStyle60">22,765</text:span></text:p></draw:text-box></draw:frame></text:p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</text:section>
      <text:section text:style-name="Sect24" text:name="Section24">
        <text:h text:outline-level="3" text:style-name="P2226"><text:bookmark-start text:name="bookmark4"/><text:span text:style-name="CharStyle90">(1)</text:span><text:bookmark-end text:name="bookmark4"/></text:h>
        <text:p text:style-name="P1892"><draw:frame draw:style-name="fr58" svg:x="7.997cm" svg:y="0.000cm" svg:width="10.643cm" fo:min-height="0.002cm" text:anchor-type="paragraph"><draw:text-box><table:table table:style-name="Table24"><table:table-column table:style-name="Table24.C1"/><table:table-column table:style-name="Table24.C2"/><table:table-column table:style-name="Table24.C3"/><table:table-row table:style-name="Table24.R1"><table:table-cell table:style-name="Table24.Cell17"><text:p text:style-name="P2161"/></table:table-cell><table:table-cell table:style-name="Table24.Cell18"><text:p text:style-name="P2161"/></table:table-cell><table:table-cell table:style-name="Table24.Cell1"><text:p text:style-name="P1028"><text:span text:style-name="CharStyle12">(3)</text:span></text:p></table:table-cell></table:table-row><table:table-row table:style-name="Table24.R2"><table:table-cell table:style-name="Table24.Cell19"><text:p text:style-name="P2161"/></table:table-cell><table:table-cell table:style-name="Table24.Cell20"><text:p text:style-name="P2161"/></table:table-cell><table:table-cell table:style-name="Table24.Cell2"><text:p text:style-name="P1156"><text:span text:style-name="CharStyle12">Bilangan Pemilih</text:span></text:p></table:table-cell></table:table-row><table:table-row table:style-name="Table24.R3"><table:table-cell table:style-name="Table24.Cell21"><text:p text:style-name="P2161"/></table:table-cell><table:table-cell table:style-name="Table24.Cell22"><text:p text:style-name="P2161"/></table:table-cell><table:table-cell table:style-name="Table24.Cell3"><text:p text:style-name="P1271"><text:span text:style-name="CharStyle13">Number of Electors</text:span></text:p></table:table-cell></table:table-row><table:table-row table:style-name="Table24.R4"><table:table-cell table:style-name="Table24.Cell23"><text:p text:style-name="P2161"/></table:table-cell><table:table-cell table:style-name="Table24.Cell24"><text:p text:style-name="P2161"/></table:table-cell><table:table-cell table:style-name="Table24.Cell4"><text:p text:style-name="P1391"><text:span text:style-name="CharStyle12">1,363</text:span></text:p></table:table-cell></table:table-row><table:table-row table:style-name="Table24.R5"><table:table-cell table:style-name="Table24.Cell25"><text:p text:style-name="P2161"/></table:table-cell><table:table-cell table:style-name="Table24.Cell26"><text:p text:style-name="P2161"/></table:table-cell><table:table-cell table:style-name="Table24.Cell5"><text:p text:style-name="P1704"><text:span text:style-name="CharStyle12">533</text:span></text:p></table:table-cell></table:table-row><table:table-row table:style-name="Table24.R6"><table:table-cell table:style-name="Table24.Cell27"><text:p text:style-name="P2161"/></table:table-cell><table:table-cell table:style-name="Table24.Cell28"><text:p text:style-name="P2161"/></table:table-cell><table:table-cell table:style-name="Table24.Cell6"><text:p text:style-name="P1636"><text:span text:style-name="CharStyle12">599</text:span></text:p></table:table-cell></table:table-row><table:table-row table:style-name="Table24.R7"><table:table-cell table:style-name="Table24.Cell29"><text:p text:style-name="P2161"/></table:table-cell><table:table-cell table:style-name="Table24.Cell30"><text:p text:style-name="P2161"/></table:table-cell><table:table-cell table:style-name="Table24.Cell7"><text:p text:style-name="P788"><text:span text:style-name="CharStyle12">873</text:span></text:p></table:table-cell></table:table-row><table:table-row table:style-name="Table24.R8"><table:table-cell table:style-name="Table24.Cell31"><text:p text:style-name="P2161"/></table:table-cell><table:table-cell table:style-name="Table24.Cell32"><text:p text:style-name="P2161"/></table:table-cell><table:table-cell table:style-name="Table24.Cell8"><text:p text:style-name="P900"><text:span text:style-name="CharStyle12">252</text:span></text:p></table:table-cell></table:table-row><table:table-row table:style-name="Table24.R9"><table:table-cell table:style-name="Table24.Cell33"><text:p text:style-name="P2161"/></table:table-cell><table:table-cell table:style-name="Table24.Cell34"><text:p text:style-name="P2161"/></table:table-cell><table:table-cell table:style-name="Table24.Cell9"><text:p text:style-name="P1023"><text:span text:style-name="CharStyle12">134</text:span></text:p></table:table-cell></table:table-row><table:table-row table:style-name="Table24.R10"><table:table-cell table:style-name="Table24.Cell35"><text:p text:style-name="P2161"/></table:table-cell><table:table-cell table:style-name="Table24.Cell36"><text:p text:style-name="P2161"/></table:table-cell><table:table-cell table:style-name="Table24.Cell10"><text:p text:style-name="P1719"><text:span text:style-name="CharStyle12">675</text:span></text:p></table:table-cell></table:table-row><table:table-row table:style-name="Table24.R11"><table:table-cell table:style-name="Table24.Cell37"><text:p text:style-name="P2161"/></table:table-cell><table:table-cell table:style-name="Table24.Cell38"><text:p text:style-name="P2161"/></table:table-cell><table:table-cell table:style-name="Table24.Cell11"><text:p text:style-name="P1268"><text:span text:style-name="CharStyle12">682</text:span></text:p></table:table-cell></table:table-row><table:table-row table:style-name="Table24.R12"><table:table-cell table:style-name="Table24.Cell39"><text:p text:style-name="P2161"/></table:table-cell><table:table-cell table:style-name="Table24.Cell40"><text:p text:style-name="P2161"/></table:table-cell><table:table-cell table:style-name="Table24.Cell12"><text:p text:style-name="P1884"><text:span text:style-name="CharStyle12">1,146</text:span></text:p></table:table-cell></table:table-row><table:table-row table:style-name="Table24.R13"><table:table-cell table:style-name="Table24.Cell41"><text:p text:style-name="P2161"/></table:table-cell><table:table-cell table:style-name="Table24.Cell42"><text:p text:style-name="P2161"/></table:table-cell><table:table-cell table:style-name="Table24.Cell13"><text:p text:style-name="P1888"><text:span text:style-name="CharStyle12">1,401</text:span></text:p></table:table-cell></table:table-row><table:table-row table:style-name="Table24.R14"><table:table-cell table:style-name="Table24.Cell43"><text:p text:style-name="P2161"/></table:table-cell><table:table-cell table:style-name="Table24.Cell44"><text:p text:style-name="P2161"/></table:table-cell><table:table-cell table:style-name="Table24.Cell14"><text:p text:style-name="P1633"><text:span text:style-name="CharStyle12">1,810</text:span></text:p></table:table-cell></table:table-row><table:table-row table:style-name="Table24.R15"><table:table-cell table:style-name="Table24.Cell45"><text:p text:style-name="P2161"/></table:table-cell><table:table-cell table:style-name="Table24.Cell46"><text:p text:style-name="P2161"/></table:table-cell><table:table-cell table:style-name="Table24.Cell15"><text:p text:style-name="P1725"><text:span text:style-name="CharStyle12">1,294</text:span></text:p></table:table-cell></table:table-row><table:table-row table:style-name="Table24.R16"><table:table-cell table:style-name="Table24.Cell47"><text:p text:style-name="P2161"/></table:table-cell><table:table-cell table:style-name="Table24.Cell48"><text:p text:style-name="P2161"/></table:table-cell><table:table-cell table:style-name="Table24.Cell16"><text:p text:style-name="P1890"><text:span text:style-name="CharStyle12">22,708</text:span></text:p></table:table-cell></table:table-row></table:table></draw:text-box></draw:frame><draw:frame draw:style-name="fr59" svg:x="10.266cm" svg:y="25.550cm" fo:min-width="0.457cm" fo:min-height="0.455cm" text:anchor-type="paragraph"><draw:text-box><text:p text:style-name="P956"><text:span text:style-name="CharStyle88">30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25" text:name="Section25">
        <text:p text:style-name="P2227"><draw:frame draw:style-name="fr60" svg:x="4.373cm" svg:y="0.004cm" svg:width="12.252cm" fo:min-height="1.069cm" text:anchor-type="paragraph"><draw:text-box><text:p text:style-name="P1894"><text:span text:style-name="CharStyle45">BAHAGIAN PILIHAN RAYA PERSEKUTUAN: P. 087 KUALA KRAU</text:span></text:p><text:p text:style-name="P1529"><text:span text:style-name="CharStyle47">FEDERAL CONSTITUENCY: P. 087KUALA KRAU</text:span></text:p></draw:text-box></draw:frame><draw:frame draw:style-name="fr61" svg:x="17.514cm" svg:y="17.103cm" svg:width="1.161cm" fo:min-height="0.526cm" text:anchor-type="paragraph"><draw:text-box><text:p text:style-name="P1476"><text:span text:style-name="CharStyle60">9,656</text:span></text:p></draw:text-box></draw:frame><draw:frame draw:style-name="fr62" svg:x="10.266cm" svg:y="26.328cm" svg:width="0.457cm" fo:min-height="0.455cm" text:anchor-type="paragraph"><draw:text-box><text:p text:style-name="P1578"><text:page-number/></text:p></draw:text-box></draw:frame></text:p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</text:section>
      <text:section text:style-name="Sect26" text:name="Section26">
        <text:p text:style-name="P2228"><draw:frame draw:style-name="fr63" svg:x="10.264cm" svg:y="16.388cm" svg:width="0.457cm" fo:min-height="0.455cm" text:anchor-type="paragraph"><draw:text-box><text:p text:style-name="P1204"><text:span text:style-name="CharStyle88">32</text:span></text:p></draw:text-box></draw:frame><draw:frame draw:style-name="fr64" svg:x="17.512cm" svg:y="0.004cm" svg:width="1.143cm" fo:min-height="0.474cm" text:anchor-type="paragraph"><draw:text-box><text:p text:style-name="P1896"><text:span text:style-name="CharStyle60">9,473</text:span></text:p></draw:text-box></draw:frame><draw:frame draw:style-name="fr65" svg:x="17.274cm" svg:y="10.956cm" svg:width="1.397cm" fo:min-height="0.526cm" text:anchor-type="paragraph"><draw:text-box><text:h text:outline-level="1" text:style-name="P1898"><text:bookmark-start text:name="bookmark5"/><text:span text:style-name="CharStyle93">11,220</text:span><text:bookmark-end text:name="bookmark5"/></text:h></draw:text-box></draw:frame></text:p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</text:section>
      <text:section text:style-name="Sect27" text:name="Section27">
        <text:p text:style-name="P2229"><text:span text:style-name="CharStyle38">BAHAGIAN PILIHAN RAYA PERSEKUTUAN: P. 088 TEMERLOH</text:span></text:p>
        <text:p text:style-name="P1494"><text:span text:style-name="CharStyle94">FEDERAL CONSTITUENCY: P. 088 TEMERLOH</text:span></text:p>
        <text:p text:style-name="P442"><draw:frame draw:style-name="fr66" svg:x="0.000cm" svg:y="0.000cm" svg:width="16.189cm" fo:min-height="0.002cm" text:anchor-type="paragraph"><draw:text-box><table:table table:style-name="Table25"><table:table-column table:style-name="Table25.C1"/><table:table-column table:style-name="Table25.C2"/><table:table-column table:style-name="Table25.C3"/><table:table-column table:style-name="Table25.C4"/><table:table-row table:style-name="Table25.R1"><table:table-cell table:style-name="Table25.Cell1"><text:p text:style-name="P982"><text:span text:style-name="CharStyle7">(1)</text:span></text:p></table:table-cell><table:table-cell table:style-name="Table25.Cell2"><text:p text:style-name="P2161"/></table:table-cell><table:table-cell table:style-name="Table25.Cell3"><text:p text:style-name="P1198"><text:span text:style-name="CharStyle7">(2)</text:span></text:p></table:table-cell><table:table-cell table:style-name="Table25.Cell4"><text:p text:style-name="P1318"><text:span text:style-name="CharStyle7">(3)</text:span></text:p></table:table-cell></table:table-row><table:table-row table:style-name="Table25.R2"><table:table-cell table:style-name="Table25.Cell5"><text:p text:style-name="P1434"><text:span text:style-name="CharStyle7">Bahagian Pilihan Raya</text:span></text:p></table:table-cell><table:table-cell table:style-name="Table25.Cell6"><text:p text:style-name="P2161"/></table:table-cell><table:table-cell table:style-name="Table25.Cell7"><text:p text:style-name="P1646"><text:span text:style-name="CharStyle7">Daerah Mengundi</text:span></text:p></table:table-cell><table:table-cell table:style-name="Table25.Cell8"><text:p text:style-name="P1902"><text:span text:style-name="CharStyle7">Bilangan Pemilih</text:span></text:p></table:table-cell></table:table-row><table:table-row table:style-name="Table25.R3"><table:table-cell table:style-name="Table25.Cell9"><text:p text:style-name="P922"><text:span text:style-name="CharStyle7">Negeri</text:span></text:p></table:table-cell><table:table-cell table:style-name="Table25.Cell10"><text:p text:style-name="P2161"/></table:table-cell><table:table-cell table:style-name="Table25.Cell11"><text:p text:style-name="P2161"/></table:table-cell><table:table-cell table:style-name="Table25.Cell12"><text:p text:style-name="P2161"/></table:table-cell></table:table-row><table:table-row table:style-name="Table25.R4"><table:table-cell table:style-name="Table25.Cell13"><text:p text:style-name="P1316"><text:span text:style-name="CharStyle8">State Constituency</text:span></text:p></table:table-cell><table:table-cell table:style-name="Table25.Cell14"><text:p text:style-name="P2161"/></table:table-cell><table:table-cell table:style-name="Table25.Cell15"><text:p text:style-name="P1526"><text:span text:style-name="CharStyle8">Polling District</text:span></text:p></table:table-cell><table:table-cell table:style-name="Table25.Cell16"><text:p text:style-name="P1644"><text:span text:style-name="CharStyle8">Number of Electors</text:span></text:p></table:table-cell></table:table-row><table:table-row table:style-name="Table25.R5"><table:table-cell table:style-name="Table25.Cell17"><text:p text:style-name="P1904"><text:span text:style-name="CharStyle7">N. 30 MENTAKAB</text:span></text:p></table:table-cell><table:table-cell table:style-name="Table25.Cell18"><text:p text:style-name="P1752"><text:span text:style-name="CharStyle7">1.</text:span></text:p></table:table-cell><table:table-cell table:style-name="Table25.Cell19"><text:p text:style-name="P1906"><text:span text:style-name="CharStyle7">Tanjung Kerayong</text:span></text:p></table:table-cell><table:table-cell table:style-name="Table25.Cell20"><text:p text:style-name="P1166"><text:span text:style-name="CharStyle7">1,321</text:span></text:p></table:table-cell></table:table-row><table:table-row table:style-name="Table25.R6"><table:table-cell table:style-name="Table25.Cell21"><text:p text:style-name="P2161"/></table:table-cell><table:table-cell table:style-name="Table25.Cell22"><text:p text:style-name="P1372"><text:span text:style-name="CharStyle7">2.</text:span></text:p></table:table-cell><table:table-cell table:style-name="Table25.Cell23"><text:p text:style-name="P1482"><text:span text:style-name="CharStyle7">Sungai Semantan</text:span></text:p></table:table-cell><table:table-cell table:style-name="Table25.Cell24"><text:p text:style-name="P1614"><text:span text:style-name="CharStyle7">453</text:span></text:p></table:table-cell></table:table-row><table:table-row table:style-name="Table25.R7"><table:table-cell table:style-name="Table25.Cell25"><text:p text:style-name="P2161"/></table:table-cell><table:table-cell table:style-name="Table25.Cell26"><text:p text:style-name="P1909"><text:span text:style-name="CharStyle7">3.</text:span></text:p></table:table-cell><table:table-cell table:style-name="Table25.Cell27"><text:p text:style-name="P975"><text:span text:style-name="CharStyle7">Kampung Baharu</text:span></text:p></table:table-cell><table:table-cell table:style-name="Table25.Cell28"><text:p text:style-name="P1100"><text:span text:style-name="CharStyle7">2,289</text:span></text:p></table:table-cell></table:table-row><table:table-row table:style-name="Table25.R8"><table:table-cell table:style-name="Table25.Cell29"><text:p text:style-name="P2161"/></table:table-cell><table:table-cell table:style-name="Table25.Cell30"><text:p text:style-name="P1911"><text:span text:style-name="CharStyle7">4.</text:span></text:p></table:table-cell><table:table-cell table:style-name="Table25.Cell31"><text:p text:style-name="P1426"><text:span text:style-name="CharStyle7">Kampung Sungai Ara</text:span></text:p></table:table-cell><table:table-cell table:style-name="Table25.Cell32"><text:p text:style-name="P1913"><text:span text:style-name="CharStyle7">438</text:span></text:p></table:table-cell></table:table-row><table:table-row table:style-name="Table25.R9"><table:table-cell table:style-name="Table25.Cell33"><text:p text:style-name="P2161"/></table:table-cell><table:table-cell table:style-name="Table25.Cell34"><text:p text:style-name="P799"><text:span text:style-name="CharStyle7">5.</text:span></text:p></table:table-cell><table:table-cell table:style-name="Table25.Cell35"><text:p text:style-name="P911"><text:span text:style-name="CharStyle7">Bandar Mentakab</text:span></text:p></table:table-cell><table:table-cell table:style-name="Table25.Cell36"><text:p text:style-name="P1915"><text:span text:style-name="CharStyle7">1,145</text:span></text:p></table:table-cell></table:table-row><table:table-row table:style-name="Table25.R10"><table:table-cell table:style-name="Table25.Cell37"><text:p text:style-name="P2161"/></table:table-cell><table:table-cell table:style-name="Table25.Cell38"><text:p text:style-name="P1242"><text:span text:style-name="CharStyle7">6.</text:span></text:p></table:table-cell><table:table-cell table:style-name="Table25.Cell39"><text:p text:style-name="P1367"><text:span text:style-name="CharStyle7">Mentakab Tengah</text:span></text:p></table:table-cell><table:table-cell table:style-name="Table25.Cell40"><text:p text:style-name="P1917"><text:span text:style-name="CharStyle7">1,437</text:span></text:p></table:table-cell></table:table-row><table:table-row table:style-name="Table25.R11"><table:table-cell table:style-name="Table25.Cell41"><text:p text:style-name="P2161"/></table:table-cell><table:table-cell table:style-name="Table25.Cell42"><text:p text:style-name="P732"><text:span text:style-name="CharStyle7">7.</text:span></text:p></table:table-cell><table:table-cell table:style-name="Table25.Cell43"><text:p text:style-name="P1919"><text:span text:style-name="CharStyle7">Taman KSM</text:span></text:p></table:table-cell><table:table-cell table:style-name="Table25.Cell44"><text:p text:style-name="P972"><text:span text:style-name="CharStyle7">1,729</text:span></text:p></table:table-cell></table:table-row><table:table-row table:style-name="Table25.R12"><table:table-cell table:style-name="Table25.Cell45"><text:p text:style-name="P2161"/></table:table-cell><table:table-cell table:style-name="Table25.Cell46"><text:p text:style-name="P1187"><text:span text:style-name="CharStyle7">8.</text:span></text:p></table:table-cell><table:table-cell table:style-name="Table25.Cell47"><text:p text:style-name="P1303"><text:span text:style-name="CharStyle7">Bukit Bendera</text:span></text:p></table:table-cell><table:table-cell table:style-name="Table25.Cell48"><text:p text:style-name="P1421"><text:span text:style-name="CharStyle7">3,551</text:span></text:p></table:table-cell></table:table-row><table:table-row table:style-name="Table25.R13"><table:table-cell table:style-name="Table25.Cell49"><text:p text:style-name="P2161"/></table:table-cell><table:table-cell table:style-name="Table25.Cell50"><text:p text:style-name="P1640"><text:span text:style-name="CharStyle7">9.</text:span></text:p></table:table-cell><table:table-cell table:style-name="Table25.Cell51"><text:p text:style-name="P792"><text:span text:style-name="CharStyle7">Sri Layang</text:span></text:p></table:table-cell><table:table-cell table:style-name="Table25.Cell52"><text:p text:style-name="P906"><text:span text:style-name="CharStyle7">4,893</text:span></text:p></table:table-cell></table:table-row><table:table-row table:style-name="Table25.R14"><table:table-cell table:style-name="Table25.Cell53"><text:p text:style-name="P2161"/></table:table-cell><table:table-cell table:style-name="Table25.Cell54"><text:p text:style-name="P1921"><text:span text:style-name="CharStyle7">10.</text:span></text:p></table:table-cell><table:table-cell table:style-name="Table25.Cell55"><text:p text:style-name="P1238"><text:span text:style-name="CharStyle7">Kampung Chatin</text:span></text:p></table:table-cell><table:table-cell table:style-name="Table25.Cell56"><text:p text:style-name="P1364"><text:span text:style-name="CharStyle7">2,528</text:span></text:p></table:table-cell></table:table-row><table:table-row table:style-name="Table25.R15"><table:table-cell table:style-name="Table25.Cell57"><text:p text:style-name="P2161"/></table:table-cell><table:table-cell table:style-name="Table25.Cell58"><text:p text:style-name="P1573"><text:span text:style-name="CharStyle7">11.</text:span></text:p></table:table-cell><table:table-cell table:style-name="Table25.Cell59"><text:p text:style-name="P1694"><text:span text:style-name="CharStyle7">Ladang Yeow Cheng Luan</text:span></text:p></table:table-cell><table:table-cell table:style-name="Table25.Cell60"><text:p text:style-name="P846"><text:span text:style-name="CharStyle7">150</text:span></text:p></table:table-cell></table:table-row><table:table-row table:style-name="Table25.R16"><table:table-cell table:style-name="Table25.Cell61"><text:p text:style-name="P2161"/></table:table-cell><table:table-cell table:style-name="Table25.Cell62"><text:p text:style-name="P2161"/></table:table-cell><table:table-cell table:style-name="Table25.Cell63"><text:p text:style-name="P2161"/></table:table-cell><table:table-cell table:style-name="Table25.Cell64"><text:p text:style-name="P1234"><text:span text:style-name="CharStyle7">19,934</text:span></text:p></table:table-cell></table:table-row><table:table-row table:style-name="Table25.R17"><table:table-cell table:style-name="Table25.Cell65"><text:p text:style-name="P1363"><text:span text:style-name="CharStyle7">N. 31LANCHANG</text:span></text:p></table:table-cell><table:table-cell table:style-name="Table25.Cell66"><text:p text:style-name="P1470"><text:span text:style-name="CharStyle7">1.</text:span></text:p></table:table-cell><table:table-cell table:style-name="Table25.Cell67"><text:p text:style-name="P1600"><text:span text:style-name="CharStyle7">FELDA Lakum</text:span></text:p></table:table-cell><table:table-cell table:style-name="Table25.Cell68"><text:p text:style-name="P754"><text:span text:style-name="CharStyle7">1,946</text:span></text:p></table:table-cell></table:table-row><table:table-row table:style-name="Table25.R18"><table:table-cell table:style-name="Table25.Cell69"><text:p text:style-name="P2161"/></table:table-cell><table:table-cell table:style-name="Table25.Cell70"><text:p text:style-name="P964"><text:span text:style-name="CharStyle7">2.</text:span></text:p></table:table-cell><table:table-cell table:style-name="Table25.Cell71"><text:p text:style-name="P1088"><text:span text:style-name="CharStyle7">FELDA Bukit Damar</text:span></text:p></table:table-cell><table:table-cell table:style-name="Table25.Cell72"><text:p text:style-name="P1208"><text:span text:style-name="CharStyle7">1,918</text:span></text:p></table:table-cell></table:table-row><table:table-row table:style-name="Table25.R19"><table:table-cell table:style-name="Table25.Cell73"><text:p text:style-name="P2161"/></table:table-cell><table:table-cell table:style-name="Table25.Cell74"><text:p text:style-name="P1416"><text:span text:style-name="CharStyle7">3.</text:span></text:p></table:table-cell><table:table-cell table:style-name="Table25.Cell75"><text:p text:style-name="P1537"><text:span text:style-name="CharStyle7">Bolok</text:span></text:p></table:table-cell><table:table-cell table:style-name="Table25.Cell76"><text:p text:style-name="P1661"><text:span text:style-name="CharStyle7">1,077</text:span></text:p></table:table-cell></table:table-row><table:table-row table:style-name="Table25.R20"><table:table-cell table:style-name="Table25.Cell77"><text:p text:style-name="P2161"/></table:table-cell><table:table-cell table:style-name="Table25.Cell78"><text:p text:style-name="P1923"><text:span text:style-name="CharStyle7">4.</text:span></text:p></table:table-cell><table:table-cell table:style-name="Table25.Cell79"><text:p text:style-name="P1020"><text:span text:style-name="CharStyle7">Mempatih</text:span></text:p></table:table-cell><table:table-cell table:style-name="Table25.Cell80"><text:p text:style-name="P1150"><text:span text:style-name="CharStyle7">1,229</text:span></text:p></table:table-cell></table:table-row><table:table-row table:style-name="Table25.R21"><table:table-cell table:style-name="Table25.Cell81"><text:p text:style-name="P2161"/></table:table-cell><table:table-cell table:style-name="Table25.Cell82"><text:p text:style-name="P1359"><text:span text:style-name="CharStyle7">5.</text:span></text:p></table:table-cell><table:table-cell table:style-name="Table25.Cell83"><text:p text:style-name="P1468"><text:span text:style-name="CharStyle7">Ladang Edensor</text:span></text:p></table:table-cell><table:table-cell table:style-name="Table25.Cell84"><text:p text:style-name="P1596"><text:span text:style-name="CharStyle7">314</text:span></text:p></table:table-cell></table:table-row></table:table><text:p text:style-name="P1900"><text:span text:style-name="CharStyle95">1,458</text:span></text:p></draw:text-box></draw:frame></text:p>
        <text:p text:style-name="P443"><draw:frame draw:style-name="fr67" svg:x="5.554cm" svg:y="0.000cm" svg:width="2.879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><text:p text:style-name="P933"><text:span text:style-name="CharStyle7">6.</text:span></text:p></table:table-cell><table:table-cell table:style-name="Table26.Cell2"><text:p text:style-name="P1053"><text:span text:style-name="CharStyle7">Batu Kapur</text:span></text:p></table:table-cell></table:table-row></table:table></draw:text-box></draw:frame></text:p>
        <text:p text:style-name="P444"/>
      </text:section>
      <text:section text:style-name="Sect28" text:name="Section28">
        <text:p text:style-name="P2230"><draw:frame draw:style-name="fr79" svg:x="2.621cm" svg:y="0.004cm" svg:width="9.973cm" fo:min-height="2.778cm" text:anchor-type="paragraph"><draw:text-box><text:h text:outline-level="2" text:style-name="P1307"><text:bookmark-start text:name="bookmark6"/><text:span text:style-name="CharStyle99">(</text:span><text:span text:style-name="CharStyle100">1</text:span><text:span text:style-name="CharStyle99">) (</text:span><text:span text:style-name="CharStyle100">2</text:span><text:span text:style-name="CharStyle99">)</text:span><text:bookmark-end text:name="bookmark6"/></text:h><text:p text:style-name="P1424"><text:span text:style-name="CharStyle43">Bahagian Pilihan Raya<text:tab/>Daerah<text:tab/>Mengundi</text:span></text:p><text:p text:style-name="P1927"><text:span text:style-name="CharStyle74">Negeri<text:line-break/></text:span><text:span text:style-name="CharStyle75">State Constituency</text:span></text:p></draw:text-box></draw:frame><draw:frame draw:style-name="fr80" svg:x="9.581cm" svg:y="2.193cm" svg:width="2.760cm" fo:min-height="0.533cm" text:anchor-type="paragraph"><draw:text-box><text:p text:style-name="P1967"><text:span text:style-name="CharStyle75">Polling District</text:span></text:p></draw:text-box></draw:frame><draw:frame draw:style-name="fr81" svg:x="15.092cm" svg:y="2.193cm" svg:width="3.480cm" fo:min-height="0.533cm" text:anchor-type="paragraph"><draw:text-box><text:p text:style-name="P1672"><text:span text:style-name="CharStyle75">Number of Electors</text:span></text:p></draw:text-box></draw:frame><draw:frame draw:style-name="fr73" svg:x="7.997cm" svg:y="4.419cm" svg:width="10.643cm" fo:min-height="3.725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974"><text:span text:style-name="CharStyle7">8.</text:span></text:p></table:table-cell><table:table-cell table:style-name="Table27.Cell2"><text:p text:style-name="P1097"><text:span text:style-name="CharStyle7">Sungai Kepong</text:span></text:p></table:table-cell><table:table-cell table:style-name="Table27.Cell3"><text:p text:style-name="P1215"><text:span text:style-name="CharStyle7">714</text:span></text:p></table:table-cell></table:table-row><table:table-row table:style-name="Table27.R2"><table:table-cell table:style-name="Table27.Cell4"><text:p text:style-name="P1339"><text:span text:style-name="CharStyle7">9.</text:span></text:p></table:table-cell><table:table-cell table:style-name="Table27.Cell5"><text:p text:style-name="P1451"><text:span text:style-name="CharStyle7">Rantau Panjang</text:span></text:p></table:table-cell><table:table-cell table:style-name="Table27.Cell6"><text:p text:style-name="P1929"><text:span text:style-name="CharStyle7">1,096</text:span></text:p></table:table-cell></table:table-row><table:table-row table:style-name="Table27.R3"><table:table-cell table:style-name="Table27.Cell7"><text:p text:style-name="P731"><text:span text:style-name="CharStyle7">10.</text:span></text:p></table:table-cell><table:table-cell table:style-name="Table27.Cell8"><text:p text:style-name="P852"><text:span text:style-name="CharStyle7">Bandar Lanchang</text:span></text:p></table:table-cell><table:table-cell table:style-name="Table27.Cell9"><text:p text:style-name="P971"><text:span text:style-name="CharStyle7">1,256</text:span></text:p></table:table-cell></table:table-row><table:table-row table:style-name="Table27.R4"><table:table-cell table:style-name="Table27.Cell10"><text:p text:style-name="P1094"><text:span text:style-name="CharStyle7">11.</text:span></text:p></table:table-cell><table:table-cell table:style-name="Table27.Cell11"><text:p text:style-name="P1973"><text:span text:style-name="CharStyle7">Kampung Dala</text:span></text:p></table:table-cell><table:table-cell table:style-name="Table27.Cell12"><text:p text:style-name="P1337"><text:span text:style-name="CharStyle7">413</text:span></text:p></table:table-cell></table:table-row></table:table></draw:text-box></draw:frame><draw:frame draw:style-name="fr69" svg:x="8.015cm" svg:y="3.336cm" svg:width="0.372cm" fo:min-height="0.482cm" text:anchor-type="paragraph"><draw:text-box><text:p text:style-name="P1394"><text:span text:style-name="CharStyle57">7.</text:span></text:p></draw:text-box></draw:frame><draw:frame draw:style-name="fr70" svg:x="8.759cm" svg:y="3.336cm" svg:width="1.972cm" fo:min-height="0.483cm" text:anchor-type="paragraph"><draw:text-box><text:p text:style-name="P1517"><text:span text:style-name="CharStyle57">Desa Bakti</text:span></text:p></draw:text-box></draw:frame><draw:frame draw:style-name="fr71" svg:x="17.556cm" svg:y="3.336cm" svg:width="1.067cm" fo:min-height="0.482cm" text:anchor-type="paragraph"><draw:text-box><text:p text:style-name="P1931"><text:span text:style-name="CharStyle57">3,270</text:span></text:p></draw:text-box></draw:frame><draw:frame draw:style-name="fr72" svg:x="8.022cm" svg:y="8.685cm" svg:width="3.387cm" fo:min-height="0.533cm" text:anchor-type="paragraph"><draw:text-box><text:p text:style-name="P791"><text:span text:style-name="CharStyle57">12. Kuala Kawang</text:span></text:p></draw:text-box></draw:frame><draw:frame draw:style-name="fr82" svg:x="17.226cm" svg:y="8.687cm" svg:width="1.397cm" fo:min-height="1.610cm" text:anchor-type="paragraph"><draw:text-box><text:p text:style-name="P969"><text:span text:style-name="CharStyle43">787</text:span></text:p><text:p text:style-name="P904"><text:span text:style-name="CharStyle81">15,478</text:span></text:p></draw:text-box></draw:frame><draw:frame draw:style-name="fr83" svg:x="2.452cm" svg:y="11.672cm" svg:width="2.395cm" fo:min-height="1.591cm" text:anchor-type="paragraph"><draw:text-box><text:p text:style-name="P1123"><text:span text:style-name="CharStyle43">N. 32 KUALA<text:line-break/>SEMANTAN</text:span></text:p></draw:text-box></draw:frame><draw:frame draw:style-name="fr84" svg:x="8.022cm" svg:y="11.943cm" svg:width="0.363cm" fo:min-height="0.508cm" text:anchor-type="paragraph"><draw:text-box><text:p text:style-name="P2035"><text:span text:style-name="CharStyle103">1</text:span><text:span text:style-name="CharStyle102">.</text:span></text:p></draw:text-box></draw:frame><draw:frame draw:style-name="fr78" svg:x="7.997cm" svg:y="13.056cm" svg:width="10.634cm" fo:min-height="10.109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1514"><text:span text:style-name="CharStyle7">2.</text:span></text:p></table:table-cell><table:table-cell table:style-name="Table28.Cell2"><text:p text:style-name="P1637"><text:span text:style-name="CharStyle7">Sri Kemuning</text:span></text:p></table:table-cell><table:table-cell table:style-name="Table28.Cell3"><text:p text:style-name="P789"><text:span text:style-name="CharStyle7">2,177</text:span></text:p></table:table-cell></table:table-row><table:table-row table:style-name="Table28.R2"><table:table-cell table:style-name="Table28.Cell4"><text:p text:style-name="P901"><text:span text:style-name="CharStyle7">3.</text:span></text:p></table:table-cell><table:table-cell table:style-name="Table28.Cell5"><text:p text:style-name="P1025"><text:span text:style-name="CharStyle7">Temerloh Jaya</text:span></text:p></table:table-cell><table:table-cell table:style-name="Table28.Cell6"><text:p text:style-name="P1154"><text:span text:style-name="CharStyle7">2,918</text:span></text:p></table:table-cell></table:table-row><table:table-row table:style-name="Table28.R3"><table:table-cell table:style-name="Table28.Cell7"><text:p text:style-name="P1270"><text:span text:style-name="CharStyle7">4.</text:span></text:p></table:table-cell><table:table-cell table:style-name="Table28.Cell8"><text:p text:style-name="P1933"><text:span text:style-name="CharStyle7">Sri Bahagia</text:span></text:p></table:table-cell><table:table-cell table:style-name="Table28.Cell9"><text:p text:style-name="P1511"><text:span text:style-name="CharStyle7">1,909</text:span></text:p></table:table-cell></table:table-row><table:table-row table:style-name="Table28.R4"><table:table-cell table:style-name="Table28.Cell10"><text:p text:style-name="P1635"><text:span text:style-name="CharStyle7">5.</text:span></text:p></table:table-cell><table:table-cell table:style-name="Table28.Cell11"><text:p text:style-name="P786"><text:span text:style-name="CharStyle7">Kampung Batu</text:span></text:p></table:table-cell><table:table-cell table:style-name="Table28.Cell12"><text:p text:style-name="P1935"><text:span text:style-name="CharStyle7">1,391</text:span></text:p></table:table-cell></table:table-row><table:table-row table:style-name="Table28.R5"><table:table-cell table:style-name="Table28.Cell13"><text:p text:style-name="P1022"><text:span text:style-name="CharStyle7">6.</text:span></text:p></table:table-cell><table:table-cell table:style-name="Table28.Cell14"><text:p text:style-name="P1181"><text:span text:style-name="CharStyle7">Bandar Temerloh</text:span></text:p></table:table-cell><table:table-cell table:style-name="Table28.Cell15"><text:p text:style-name="P1266"><text:span text:style-name="CharStyle7">1,821</text:span></text:p></table:table-cell></table:table-row><table:table-row table:style-name="Table28.R6"><table:table-cell table:style-name="Table28.Cell16"><text:p text:style-name="P1389"><text:span text:style-name="CharStyle7">7.</text:span></text:p></table:table-cell><table:table-cell table:style-name="Table28.Cell17"><text:p text:style-name="P1509"><text:span text:style-name="CharStyle7">Jalan Bahagia</text:span></text:p></table:table-cell><table:table-cell table:style-name="Table28.Cell18"><text:p text:style-name="P1981"><text:span text:style-name="CharStyle7">2,623</text:span></text:p></table:table-cell></table:table-row><table:table-row table:style-name="Table28.R7"><table:table-cell table:style-name="Table28.Cell19"><text:p text:style-name="P1937"><text:span text:style-name="CharStyle7">8.</text:span></text:p></table:table-cell><table:table-cell table:style-name="Table28.Cell20"><text:p text:style-name="P898"><text:span text:style-name="CharStyle7">Lubuk Pasu</text:span></text:p></table:table-cell><table:table-cell table:style-name="Table28.Cell21"><text:p text:style-name="P1019"><text:span text:style-name="CharStyle7">1,056</text:span></text:p></table:table-cell></table:table-row><table:table-row table:style-name="Table28.R8"><table:table-cell table:style-name="Table28.Cell22"><text:p text:style-name="P1148"><text:span text:style-name="CharStyle7">9.</text:span></text:p></table:table-cell><table:table-cell table:style-name="Table28.Cell23"><text:p text:style-name="P1265"><text:span text:style-name="CharStyle7">Buntut Pulau</text:span></text:p></table:table-cell><table:table-cell table:style-name="Table28.Cell24"><text:p text:style-name="P1983"><text:span text:style-name="CharStyle7">1,103</text:span></text:p></table:table-cell></table:table-row><table:table-row table:style-name="Table28.R9"><table:table-cell table:style-name="Table28.Cell25"><text:p text:style-name="P1506"><text:span text:style-name="CharStyle7">10.</text:span></text:p></table:table-cell><table:table-cell table:style-name="Table28.Cell26"><text:p text:style-name="P1629"><text:span text:style-name="CharStyle7">Pangsenam</text:span></text:p></table:table-cell><table:table-cell table:style-name="Table28.Cell27"><text:p text:style-name="P1940"><text:span text:style-name="CharStyle7">612</text:span></text:p></table:table-cell></table:table-row><table:table-row table:style-name="Table28.R10"><table:table-cell table:style-name="Table28.Cell28"><text:p text:style-name="P1985"><text:span text:style-name="CharStyle7">11.</text:span></text:p></table:table-cell><table:table-cell table:style-name="Table28.Cell29"><text:p text:style-name="P1987"><text:span text:style-name="CharStyle7">Lebak</text:span></text:p></table:table-cell><table:table-cell table:style-name="Table28.Cell30"><text:p text:style-name="P1942"><text:span text:style-name="CharStyle7">418</text:span></text:p></table:table-cell></table:table-row></table:table></draw:text-box></draw:frame><draw:frame draw:style-name="fr74" svg:x="8.759cm" svg:y="11.980cm" svg:width="2.455cm" fo:min-height="0.474cm" text:anchor-type="paragraph"><draw:text-box><text:p text:style-name="P1731"><text:span text:style-name="CharStyle57">Sri Semantan</text:span></text:p></draw:text-box></draw:frame><draw:frame draw:style-name="fr75" svg:x="17.547cm" svg:y="11.980cm" svg:width="1.092cm" fo:min-height="0.474cm" text:anchor-type="paragraph"><draw:text-box><text:p text:style-name="P1323"><text:span text:style-name="CharStyle57">2,764</text:span></text:p></draw:text-box></draw:frame><draw:frame draw:style-name="fr76" svg:x="8.022cm" svg:y="23.800cm" svg:width="3.844cm" fo:min-height="0.533cm" text:anchor-type="paragraph"><draw:text-box><text:p text:style-name="P1945"><text:span text:style-name="CharStyle57">12. Tanjung Belengu</text:span></text:p></draw:text-box></draw:frame><draw:frame draw:style-name="fr77" svg:x="17.565cm" svg:y="23.800cm" svg:width="1.050cm" fo:min-height="0.526cm" text:anchor-type="paragraph"><draw:text-box><text:p text:style-name="P1560"><text:span text:style-name="CharStyle57">1,423</text:span></text:p></draw:text-box></draw:frame><draw:frame draw:style-name="fr85" svg:x="17.217cm" svg:y="24.883cm" svg:width="1.397cm" fo:min-height="0.526cm" text:anchor-type="paragraph"><draw:text-box><text:p text:style-name="P1947"><text:span text:style-name="CharStyle81">20,215</text:span></text:p></draw:text-box></draw:frame></text:p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</text:section>
      <text:section text:style-name="Sect29" text:name="Section29">
        <text:p text:style-name="P2231"><draw:frame draw:style-name="fr86" svg:x="2.621cm" svg:y="0.004cm" svg:width="9.973cm" fo:min-height="2.778cm" text:anchor-type="paragraph"><draw:text-box><text:h text:outline-level="2" text:style-name="P1258"><text:bookmark-start text:name="bookmark7"/><text:span text:style-name="CharStyle105">(</text:span><text:span text:style-name="CharStyle106">1</text:span><text:span text:style-name="CharStyle105">) (</text:span><text:span text:style-name="CharStyle106">2</text:span><text:span text:style-name="CharStyle105">)</text:span><text:bookmark-end text:name="bookmark7"/></text:h><text:p text:style-name="P1383"><text:span text:style-name="CharStyle43">Bahagian Pilihan Raya<text:tab/>Daerah<text:tab/>Mengundi</text:span></text:p><text:p text:style-name="P1225"><text:span text:style-name="CharStyle74">Negeri<text:line-break/></text:span><text:span text:style-name="CharStyle75">State Constituency</text:span></text:p></draw:text-box></draw:frame><draw:frame draw:style-name="fr87" svg:x="9.581cm" svg:y="2.193cm" svg:width="2.760cm" fo:min-height="0.533cm" text:anchor-type="paragraph"><draw:text-box><text:p text:style-name="P1530"><text:span text:style-name="CharStyle75">Polling District</text:span></text:p></draw:text-box></draw:frame><draw:frame draw:style-name="fr88" svg:x="15.094cm" svg:y="2.193cm" svg:width="3.480cm" fo:min-height="0.533cm" text:anchor-type="paragraph"><draw:text-box><text:p text:style-name="P1623"><text:span text:style-name="CharStyle75">Number of Electors</text:span></text:p></draw:text-box></draw:frame><draw:frame draw:style-name="fr89" svg:x="2.427cm" svg:y="3.179cm" svg:width="12.210cm" fo:min-height="2.378cm" text:anchor-type="paragraph"><draw:text-box><text:p text:style-name="P775"><text:span text:style-name="CharStyle43">Jumlah Bilangan Pemilih dalam Bahagian Pilihan Raya Persekutuan<text:line-break/>P. 088 Temerloh:</text:span></text:p><text:p text:style-name="P1954"><text:span text:style-name="CharStyle75">Total Number of Electors in the Federal Constituency of<text:line-break/>P. 088 Temerloh:</text:span></text:p></draw:text-box></draw:frame><draw:frame draw:style-name="fr90" svg:x="17.226cm" svg:y="3.293cm" svg:width="1.397cm" fo:min-height="0.526cm" text:anchor-type="paragraph"><draw:text-box><text:p text:style-name="P926"><text:span text:style-name="CharStyle81">55,627</text:span></text:p></draw:text-box></draw:frame><draw:frame draw:style-name="fr91" svg:x="10.268cm" svg:y="26.337cm" svg:width="0.448cm" fo:min-height="0.455cm" text:anchor-type="paragraph"><draw:text-box><text:p text:style-name="P1009"><text:span text:style-name="CharStyle88">35</text:span></text:p></draw:text-box></draw:frame></text:p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  <text:p text:style-name="P522"/>
        <text:p text:style-name="P523"/>
      </text:section>
      <text:section text:style-name="Sect30" text:name="Section30">
        <text:p text:style-name="P2232"><draw:frame draw:style-name="fr92" svg:x="0.000cm" svg:y="0.000cm" svg:width="16.189cm" fo:min-height="0.002cm" text:anchor-type="paragraph"><draw:text-box><table:table table:style-name="Table29"><table:table-column table:style-name="Table29.C1"/><table:table-column table:style-name="Table29.C2"/><table:table-column table:style-name="Table29.C3"/><table:table-column table:style-name="Table29.C4"/><table:table-row table:style-name="Table29.R1"><table:table-cell table:style-name="Table29.Cell1"><text:p text:style-name="P1949"><text:span text:style-name="CharStyle7">(1)</text:span></text:p></table:table-cell><table:table-cell table:style-name="Table29.Cell2"><text:p text:style-name="P2161"/></table:table-cell><table:table-cell table:style-name="Table29.Cell3"><text:p text:style-name="P1951"><text:span text:style-name="CharStyle7">(2)</text:span></text:p></table:table-cell><table:table-cell table:style-name="Table29.Cell4"><text:p text:style-name="P952"><text:span text:style-name="CharStyle7">(3)</text:span></text:p></table:table-cell></table:table-row><table:table-row table:style-name="Table29.R2"><table:table-cell table:style-name="Table29.Cell5"><text:p text:style-name="P1977"><text:span text:style-name="CharStyle7">Bahagian Pilihan Raya</text:span></text:p></table:table-cell><table:table-cell table:style-name="Table29.Cell6"><text:p text:style-name="P2161"/></table:table-cell><table:table-cell table:style-name="Table29.Cell7"><text:p text:style-name="P743"><text:span text:style-name="CharStyle7">Daerah Mengundi</text:span></text:p></table:table-cell><table:table-cell table:style-name="Table29.Cell8"><text:p text:style-name="P1126"><text:span text:style-name="CharStyle7">Bilangan Pemilih</text:span></text:p></table:table-cell></table:table-row><table:table-row table:style-name="Table29.R3"><table:table-cell table:style-name="Table29.Cell9"><text:p text:style-name="P1953"><text:span text:style-name="CharStyle7">Negeri</text:span></text:p></table:table-cell><table:table-cell table:style-name="Table29.Cell10"><text:p text:style-name="P2161"/></table:table-cell><table:table-cell table:style-name="Table29.Cell11"><text:p text:style-name="P2161"/></table:table-cell><table:table-cell table:style-name="Table29.Cell12"><text:p text:style-name="P2161"/></table:table-cell></table:table-row><table:table-row table:style-name="Table29.R4"><table:table-cell table:style-name="Table29.Cell13"><text:p text:style-name="P994"><text:span text:style-name="CharStyle8">State Constituency</text:span></text:p></table:table-cell><table:table-cell table:style-name="Table29.Cell14"><text:p text:style-name="P2161"/></table:table-cell><table:table-cell table:style-name="Table29.Cell15"><text:p text:style-name="P1955"><text:span text:style-name="CharStyle8">Polling District</text:span></text:p></table:table-cell><table:table-cell table:style-name="Table29.Cell16"><text:p text:style-name="P1322"><text:span text:style-name="CharStyle8">Number of Electors</text:span></text:p></table:table-cell></table:table-row><table:table-row table:style-name="Table29.R5"><table:table-cell table:style-name="Table29.Cell17"><text:p text:style-name="P1438"><text:span text:style-name="CharStyle7">N. 33 BILUT</text:span></text:p></table:table-cell><table:table-cell table:style-name="Table29.Cell18"><text:p text:style-name="P1555"><text:span text:style-name="CharStyle7">1.</text:span></text:p></table:table-cell><table:table-cell table:style-name="Table29.Cell19"><text:p text:style-name="P1686"><text:span text:style-name="CharStyle7">FELDA Lurah Bilut</text:span></text:p></table:table-cell><table:table-cell table:style-name="Table29.Cell20"><text:p text:style-name="P835"><text:span text:style-name="CharStyle7">2,296</text:span></text:p></table:table-cell></table:table-row><table:table-row table:style-name="Table29.R6"><table:table-cell table:style-name="Table29.Cell21"><text:p text:style-name="P2161"/></table:table-cell><table:table-cell table:style-name="Table29.Cell22"><text:p text:style-name="P907"><text:span text:style-name="CharStyle7">2.</text:span></text:p></table:table-cell><table:table-cell table:style-name="Table29.Cell23"><text:p text:style-name="P1112"><text:span text:style-name="CharStyle7">Kampung Lebu</text:span></text:p></table:table-cell><table:table-cell table:style-name="Table29.Cell24"><text:p text:style-name="P954"><text:span text:style-name="CharStyle7">767</text:span></text:p></table:table-cell></table:table-row><table:table-row table:style-name="Table29.R7"><table:table-cell table:style-name="Table29.Cell25"><text:p text:style-name="P2161"/></table:table-cell><table:table-cell table:style-name="Table29.Cell26"><text:p text:style-name="P1701"><text:span text:style-name="CharStyle7">3.</text:span></text:p></table:table-cell><table:table-cell table:style-name="Table29.Cell27"><text:p text:style-name="P1957"><text:span text:style-name="CharStyle7">Bandar Bentong</text:span></text:p></table:table-cell><table:table-cell table:style-name="Table29.Cell28"><text:p text:style-name="P1253"><text:span text:style-name="CharStyle7">2,439</text:span></text:p></table:table-cell></table:table-row><table:table-row table:style-name="Table29.R8"><table:table-cell table:style-name="Table29.Cell29"><text:p text:style-name="P2161"/></table:table-cell><table:table-cell table:style-name="Table29.Cell30"><text:p text:style-name="P1959"><text:span text:style-name="CharStyle7">4.</text:span></text:p></table:table-cell><table:table-cell table:style-name="Table29.Cell31"><text:p text:style-name="P1997"><text:span text:style-name="CharStyle7">Kemansur</text:span></text:p></table:table-cell><table:table-cell table:style-name="Table29.Cell32"><text:p text:style-name="P1141"><text:span text:style-name="CharStyle7">3,567</text:span></text:p></table:table-cell></table:table-row><table:table-row table:style-name="Table29.R9"><table:table-cell table:style-name="Table29.Cell33"><text:p text:style-name="P2161"/></table:table-cell><table:table-cell table:style-name="Table29.Cell34"><text:p text:style-name="P2001"><text:span text:style-name="CharStyle7">5.</text:span></text:p></table:table-cell><table:table-cell table:style-name="Table29.Cell35"><text:p text:style-name="P2003"><text:span text:style-name="CharStyle7">Chamang</text:span></text:p></table:table-cell><table:table-cell table:style-name="Table29.Cell36"><text:p text:style-name="P1588"><text:span text:style-name="CharStyle7">1,521</text:span></text:p></table:table-cell></table:table-row><table:table-row table:style-name="Table29.R10"><table:table-cell table:style-name="Table29.Cell37"><text:p text:style-name="P2161"/></table:table-cell><table:table-cell table:style-name="Table29.Cell38"><text:p text:style-name="P2005"><text:span text:style-name="CharStyle7">6.</text:span></text:p></table:table-cell><table:table-cell table:style-name="Table29.Cell39"><text:p text:style-name="P2007"><text:span text:style-name="CharStyle7">Repas</text:span></text:p></table:table-cell><table:table-cell table:style-name="Table29.Cell40"><text:p text:style-name="P1075"><text:span text:style-name="CharStyle7">1,369</text:span></text:p></table:table-cell></table:table-row><table:table-row table:style-name="Table29.R11"><table:table-cell table:style-name="Table29.Cell41"><text:p text:style-name="P2161"/></table:table-cell><table:table-cell table:style-name="Table29.Cell42"><text:p text:style-name="P2009"><text:span text:style-name="CharStyle7">7.</text:span></text:p></table:table-cell><table:table-cell table:style-name="Table29.Cell43"><text:p text:style-name="P2011"><text:span text:style-name="CharStyle7">Chamang Luar</text:span></text:p></table:table-cell><table:table-cell table:style-name="Table29.Cell44"><text:p text:style-name="P1962"><text:span text:style-name="CharStyle7">1,744</text:span></text:p></table:table-cell></table:table-row><table:table-row table:style-name="Table29.R12"><table:table-cell table:style-name="Table29.Cell45"><text:p text:style-name="P2161"/></table:table-cell><table:table-cell table:style-name="Table29.Cell46"><text:p text:style-name="P772"><text:span text:style-name="CharStyle7">8.</text:span></text:p></table:table-cell><table:table-cell table:style-name="Table29.Cell47"><text:p text:style-name="P885"><text:span text:style-name="CharStyle7">Chamang Baharu</text:span></text:p></table:table-cell><table:table-cell table:style-name="Table29.Cell48"><text:p text:style-name="P1004"><text:span text:style-name="CharStyle7">1,302</text:span></text:p></table:table-cell></table:table-row><table:table-row table:style-name="Table29.R13"><table:table-cell table:style-name="Table29.Cell49"><text:p text:style-name="P2161"/></table:table-cell><table:table-cell table:style-name="Table29.Cell50"><text:p text:style-name="P1221"><text:span text:style-name="CharStyle7">9.</text:span></text:p></table:table-cell><table:table-cell table:style-name="Table29.Cell51"><text:p text:style-name="P1348"><text:span text:style-name="CharStyle7">Desa Damai</text:span></text:p></table:table-cell><table:table-cell table:style-name="Table29.Cell52"><text:p text:style-name="P1458"><text:span text:style-name="CharStyle7">2,104</text:span></text:p></table:table-cell></table:table-row><table:table-row table:style-name="Table29.R14"><table:table-cell table:style-name="Table29.Cell53"><text:p text:style-name="P2161"/></table:table-cell><table:table-cell table:style-name="Table29.Cell54"><text:p text:style-name="P1679"><text:span text:style-name="CharStyle7">10.</text:span></text:p></table:table-cell><table:table-cell table:style-name="Table29.Cell55"><text:p text:style-name="P831"><text:span text:style-name="CharStyle7">Sungai Penjuring</text:span></text:p></table:table-cell><table:table-cell table:style-name="Table29.Cell56"><text:p text:style-name="P950"><text:span text:style-name="CharStyle7">582</text:span></text:p></table:table-cell></table:table-row><table:table-row table:style-name="Table29.R15"><table:table-cell table:style-name="Table29.Cell57"><text:p text:style-name="P2161"/></table:table-cell><table:table-cell table:style-name="Table29.Cell58"><text:p text:style-name="P2161"/></table:table-cell><table:table-cell table:style-name="Table29.Cell59"><text:p text:style-name="P2161"/></table:table-cell><table:table-cell table:style-name="Table29.Cell60"><text:p text:style-name="P1345"><text:span text:style-name="CharStyle7">17,691</text:span></text:p></table:table-cell></table:table-row><table:table-row table:style-name="Table29.R16"><table:table-cell table:style-name="Table29.Cell61"><text:p text:style-name="P1964"><text:span text:style-name="CharStyle7">N. 34 KETARI</text:span></text:p></table:table-cell><table:table-cell table:style-name="Table29.Cell62"><text:p text:style-name="P1545"><text:span text:style-name="CharStyle7">1.</text:span></text:p></table:table-cell><table:table-cell table:style-name="Table29.Cell63"><text:p text:style-name="P1338"><text:span text:style-name="CharStyle7">Sungai Dua</text:span></text:p></table:table-cell><table:table-cell table:style-name="Table29.Cell64"><text:p text:style-name="P1212"><text:span text:style-name="CharStyle7">984</text:span></text:p></table:table-cell></table:table-row><table:table-row table:style-name="Table29.R17"><table:table-cell table:style-name="Table29.Cell65"><text:p text:style-name="P2161"/></table:table-cell><table:table-cell table:style-name="Table29.Cell66"><text:p text:style-name="P794"><text:span text:style-name="CharStyle7">2.</text:span></text:p></table:table-cell><table:table-cell table:style-name="Table29.Cell67"><text:p text:style-name="P1577"><text:span text:style-name="CharStyle7">Janda Baik</text:span></text:p></table:table-cell><table:table-cell table:style-name="Table29.Cell68"><text:p text:style-name="P1718"><text:span text:style-name="CharStyle7">1,044</text:span></text:p></table:table-cell></table:table-row><table:table-row table:style-name="Table29.R18"><table:table-cell table:style-name="Table29.Cell69"><text:p text:style-name="P2161"/></table:table-cell><table:table-cell table:style-name="Table29.Cell70"><text:p text:style-name="P879"><text:span text:style-name="CharStyle7">3.</text:span></text:p></table:table-cell><table:table-cell table:style-name="Table29.Cell71"><text:p text:style-name="P1000"><text:span text:style-name="CharStyle7">Bukit Tinggi</text:span></text:p></table:table-cell><table:table-cell table:style-name="Table29.Cell72"><text:p text:style-name="P1132"><text:span text:style-name="CharStyle7">1,213</text:span></text:p></table:table-cell></table:table-row><table:table-row table:style-name="Table29.R19"><table:table-cell table:style-name="Table29.Cell73"><text:p text:style-name="P2161"/></table:table-cell><table:table-cell table:style-name="Table29.Cell74"><text:p text:style-name="P1966"><text:span text:style-name="CharStyle7">4.</text:span></text:p></table:table-cell><table:table-cell table:style-name="Table29.Cell75"><text:p text:style-name="P1453"><text:span text:style-name="CharStyle7">Sri Layang</text:span></text:p></table:table-cell><table:table-cell table:style-name="Table29.Cell76"><text:p text:style-name="P1968"><text:span text:style-name="CharStyle7">267</text:span></text:p></table:table-cell></table:table-row><table:table-row table:style-name="Table29.R20"><table:table-cell table:style-name="Table29.Cell77"><text:p text:style-name="P2161"/></table:table-cell><table:table-cell table:style-name="Table29.Cell78"><text:p text:style-name="P1970"><text:span text:style-name="CharStyle7">5.</text:span></text:p></table:table-cell><table:table-cell table:style-name="Table29.Cell79"><text:p text:style-name="P943"><text:span text:style-name="CharStyle7">Genting Highlands</text:span></text:p></table:table-cell><table:table-cell table:style-name="Table29.Cell80"><text:p text:style-name="P1063"><text:span text:style-name="CharStyle7">1,564</text:span></text:p></table:table-cell></table:table-row><table:table-row table:style-name="Table29.R21"><table:table-cell table:style-name="Table29.Cell81"><text:p text:style-name="P2161"/></table:table-cell><table:table-cell table:style-name="Table29.Cell82"><text:p text:style-name="P1274"><text:span text:style-name="CharStyle7">6.</text:span></text:p></table:table-cell><table:table-cell table:style-name="Table29.Cell83"><text:p text:style-name="P1397"><text:span text:style-name="CharStyle7">Benus</text:span></text:p></table:table-cell><table:table-cell table:style-name="Table29.Cell84"><text:p text:style-name="P1520"><text:span text:style-name="CharStyle7">2,863</text:span></text:p></table:table-cell></table:table-row><table:table-row table:style-name="Table29.R22"><table:table-cell table:style-name="Table29.Cell85"><text:p text:style-name="P2161"/></table:table-cell><table:table-cell table:style-name="Table29.Cell86"><text:p text:style-name="P759"><text:span text:style-name="CharStyle7">7.</text:span></text:p></table:table-cell><table:table-cell table:style-name="Table29.Cell87"><text:p text:style-name="P876"><text:span text:style-name="CharStyle7">Ketari</text:span></text:p></table:table-cell><table:table-cell table:style-name="Table29.Cell88"><text:p text:style-name="P995"><text:span text:style-name="CharStyle7">3,079</text:span></text:p></table:table-cell></table:table-row></table:table></draw:text-box></draw:frame></text:p>
        <text:p text:style-name="P1302"><text:span text:style-name="CharStyle15">36</text:span></text:p>
      </text:section>
      <text:section text:style-name="Sect31" text:name="Section31">
        <text:p text:style-name="P2233"><draw:frame draw:style-name="fr94" svg:x="0.000cm" svg:y="0.000cm" svg:width="16.222cm" fo:min-height="0.002cm" text:anchor-type="paragraph"><draw:text-box><table:table table:style-name="Table30"><table:table-column table:style-name="Table30.C1"/><table:table-column table:style-name="Table30.C2"/><table:table-column table:style-name="Table30.C3"/><table:table-column table:style-name="Table30.C4"/><table:table-row table:style-name="Table30.R1"><table:table-cell table:style-name="Table30.Cell1"><text:p text:style-name="P1550"><text:span text:style-name="CharStyle7">(1)</text:span></text:p></table:table-cell><table:table-cell table:style-name="Table30.Cell2"><text:p text:style-name="P2161"/></table:table-cell><table:table-cell table:style-name="Table30.Cell3"><text:p text:style-name="P1459"><text:span text:style-name="CharStyle7">(2)</text:span></text:p></table:table-cell><table:table-cell table:style-name="Table30.Cell4"><text:p text:style-name="P1409"><text:span text:style-name="CharStyle7">(3)</text:span></text:p></table:table-cell></table:table-row><table:table-row table:style-name="Table30.R2"><table:table-cell table:style-name="Table30.Cell5"><text:p text:style-name="P1350"><text:span text:style-name="CharStyle7">Bahagian Pilihan Raya</text:span></text:p></table:table-cell><table:table-cell table:style-name="Table30.Cell6"><text:p text:style-name="P2161"/></table:table-cell><table:table-cell table:style-name="Table30.Cell7"><text:p text:style-name="P801"><text:span text:style-name="CharStyle7">Daerah Mengundi</text:span></text:p></table:table-cell><table:table-cell table:style-name="Table30.Cell8"><text:p text:style-name="P738"><text:span text:style-name="CharStyle7">Bilangan Pemilih</text:span></text:p></table:table-cell></table:table-row><table:table-row table:style-name="Table30.R3"><table:table-cell table:style-name="Table30.Cell9"><text:p text:style-name="P1976"><text:span text:style-name="CharStyle7">Negeri</text:span></text:p></table:table-cell><table:table-cell table:style-name="Table30.Cell10"><text:p text:style-name="P2161"/></table:table-cell><table:table-cell table:style-name="Table30.Cell11"><text:p text:style-name="P2161"/></table:table-cell><table:table-cell table:style-name="Table30.Cell12"><text:p text:style-name="P2161"/></table:table-cell></table:table-row><table:table-row table:style-name="Table30.R4"><table:table-cell table:style-name="Table30.Cell13"><text:p text:style-name="P1978"><text:span text:style-name="CharStyle8">State Constituency</text:span></text:p></table:table-cell><table:table-cell table:style-name="Table30.Cell14"><text:p text:style-name="P2161"/></table:table-cell><table:table-cell table:style-name="Table30.Cell15"><text:p text:style-name="P1980"><text:span text:style-name="CharStyle8">Polling District</text:span></text:p></table:table-cell><table:table-cell table:style-name="Table30.Cell16"><text:p text:style-name="P1683"><text:span text:style-name="CharStyle8">Number of Electors</text:span></text:p></table:table-cell></table:table-row><table:table-row table:style-name="Table30.R5"><table:table-cell table:style-name="Table30.Cell17"><text:p text:style-name="P2161"/></table:table-cell><table:table-cell table:style-name="Table30.Cell18"><text:p text:style-name="P1551"><text:span text:style-name="CharStyle7">8.</text:span></text:p></table:table-cell><table:table-cell table:style-name="Table30.Cell19"><text:p text:style-name="P1493"><text:span text:style-name="CharStyle7">Perting</text:span></text:p></table:table-cell><table:table-cell table:style-name="Table30.Cell20"><text:p text:style-name="P1436"><text:span text:style-name="CharStyle7">4,002</text:span></text:p></table:table-cell></table:table-row><table:table-row table:style-name="Table30.R6"><table:table-cell table:style-name="Table30.Cell21"><text:p text:style-name="P2161"/></table:table-cell><table:table-cell table:style-name="Table30.Cell22"><text:p text:style-name="P804"><text:span text:style-name="CharStyle7">9.</text:span></text:p></table:table-cell><table:table-cell table:style-name="Table30.Cell23"><text:p text:style-name="P921"><text:span text:style-name="CharStyle7">Kampung Baharu</text:span></text:p></table:table-cell><table:table-cell table:style-name="Table30.Cell24"><text:p text:style-name="P1045"><text:span text:style-name="CharStyle7">1,365</text:span></text:p></table:table-cell></table:table-row><table:table-row table:style-name="Table30.R7"><table:table-cell table:style-name="Table30.Cell25"><text:p text:style-name="P2161"/></table:table-cell><table:table-cell table:style-name="Table30.Cell26"><text:p text:style-name="P1455"><text:span text:style-name="CharStyle7">10.</text:span></text:p></table:table-cell><table:table-cell table:style-name="Table30.Cell27"><text:p text:style-name="P1982"><text:span text:style-name="CharStyle7">Sungai Marong</text:span></text:p></table:table-cell><table:table-cell table:style-name="Table30.Cell28"><text:p text:style-name="P1938"><text:span text:style-name="CharStyle7">1,418</text:span></text:p></table:table-cell></table:table-row><table:table-row table:style-name="Table30.R8"><table:table-cell table:style-name="Table30.Cell29"><text:p text:style-name="P2161"/></table:table-cell><table:table-cell table:style-name="Table30.Cell30"><text:p text:style-name="P2161"/></table:table-cell><table:table-cell table:style-name="Table30.Cell31"><text:p text:style-name="P2161"/></table:table-cell><table:table-cell table:style-name="Table30.Cell32"><text:p text:style-name="P1178"><text:span text:style-name="CharStyle55">17,799</text:span></text:p></table:table-cell></table:table-row><table:table-row table:style-name="Table30.R9"><table:table-cell table:style-name="Table30.Cell33"><text:p text:style-name="P1294"><text:span text:style-name="CharStyle7">N.35SABAI</text:span></text:p></table:table-cell><table:table-cell table:style-name="Table30.Cell34"><text:p text:style-name="P1984"><text:span text:style-name="CharStyle7">1.</text:span></text:p></table:table-cell><table:table-cell table:style-name="Table30.Cell35"><text:p text:style-name="P1534"><text:span text:style-name="CharStyle7">FELDA Mempaga 1</text:span></text:p></table:table-cell><table:table-cell table:style-name="Table30.Cell36"><text:p text:style-name="P1657"><text:span text:style-name="CharStyle7">1,794</text:span></text:p></table:table-cell></table:table-row><table:table-row table:style-name="Table30.R10"><table:table-cell table:style-name="Table30.Cell37"><text:p text:style-name="P2161"/></table:table-cell><table:table-cell table:style-name="Table30.Cell38"><text:p text:style-name="P1986"><text:span text:style-name="CharStyle7">2.</text:span></text:p></table:table-cell><table:table-cell table:style-name="Table30.Cell39"><text:p text:style-name="P1988"><text:span text:style-name="CharStyle7">FELD A Mempaga 2</text:span></text:p></table:table-cell><table:table-cell table:style-name="Table30.Cell40"><text:p text:style-name="P1943"><text:span text:style-name="CharStyle7">775</text:span></text:p></table:table-cell></table:table-row><table:table-row table:style-name="Table30.R11"><table:table-cell table:style-name="Table30.Cell41"><text:p text:style-name="P2161"/></table:table-cell><table:table-cell table:style-name="Table30.Cell42"><text:p text:style-name="P1354"><text:span text:style-name="CharStyle7">3.</text:span></text:p></table:table-cell><table:table-cell table:style-name="Table30.Cell43"><text:p text:style-name="P1464"><text:span text:style-name="CharStyle7">FELDA Mempaga 3</text:span></text:p></table:table-cell><table:table-cell table:style-name="Table30.Cell44"><text:p text:style-name="P1592"><text:span text:style-name="CharStyle7">1,408</text:span></text:p></table:table-cell></table:table-row><table:table-row table:style-name="Table30.R12"><table:table-cell table:style-name="Table30.Cell45"><text:p text:style-name="P2161"/></table:table-cell><table:table-cell table:style-name="Table30.Cell46"><text:p text:style-name="P837"><text:span text:style-name="CharStyle7">4.</text:span></text:p></table:table-cell><table:table-cell table:style-name="Table30.Cell47"><text:p text:style-name="P957"><text:span text:style-name="CharStyle7">FELDA Sertik</text:span></text:p></table:table-cell><table:table-cell table:style-name="Table30.Cell48"><text:p text:style-name="P1990"><text:span text:style-name="CharStyle7">1,725</text:span></text:p></table:table-cell></table:table-row><table:table-row table:style-name="Table30.R13"><table:table-cell table:style-name="Table30.Cell49"><text:p text:style-name="P2161"/></table:table-cell><table:table-cell table:style-name="Table30.Cell50"><text:p text:style-name="P1992"><text:span text:style-name="CharStyle7">5.</text:span></text:p></table:table-cell><table:table-cell table:style-name="Table30.Cell51"><text:p text:style-name="P1994"><text:span text:style-name="CharStyle7">Jambu Rias</text:span></text:p></table:table-cell><table:table-cell table:style-name="Table30.Cell52"><text:p text:style-name="P1996"><text:span text:style-name="CharStyle7">1,168</text:span></text:p></table:table-cell></table:table-row><table:table-row table:style-name="Table30.R14"><table:table-cell table:style-name="Table30.Cell53"><text:p text:style-name="P2161"/></table:table-cell><table:table-cell table:style-name="Table30.Cell54"><text:p text:style-name="P777"><text:span text:style-name="CharStyle7">6.</text:span></text:p></table:table-cell><table:table-cell table:style-name="Table30.Cell55"><text:p text:style-name="P1960"><text:span text:style-name="CharStyle7">Sri Telemong</text:span></text:p></table:table-cell><table:table-cell table:style-name="Table30.Cell56"><text:p text:style-name="P1998"><text:span text:style-name="CharStyle7">615</text:span></text:p></table:table-cell></table:table-row><table:table-row table:style-name="Table30.R15"><table:table-cell table:style-name="Table30.Cell57"><text:p text:style-name="P2161"/></table:table-cell><table:table-cell table:style-name="Table30.Cell58"><text:p text:style-name="P2000"><text:span text:style-name="CharStyle7">7.</text:span></text:p></table:table-cell><table:table-cell table:style-name="Table30.Cell59"><text:p text:style-name="P2002"><text:span text:style-name="CharStyle7">Pekan Karak</text:span></text:p></table:table-cell><table:table-cell table:style-name="Table30.Cell60"><text:p text:style-name="P2004"><text:span text:style-name="CharStyle7">2,853</text:span></text:p></table:table-cell></table:table-row><table:table-row table:style-name="Table30.R16"><table:table-cell table:style-name="Table30.Cell61"><text:p text:style-name="P2161"/></table:table-cell><table:table-cell table:style-name="Table30.Cell62"><text:p text:style-name="P1685"><text:span text:style-name="CharStyle7">8.</text:span></text:p></table:table-cell><table:table-cell table:style-name="Table30.Cell63"><text:p text:style-name="P2006"><text:span text:style-name="CharStyle7">Karak Setia</text:span></text:p></table:table-cell><table:table-cell table:style-name="Table30.Cell64"><text:p text:style-name="P2008"><text:span text:style-name="CharStyle7">1,001</text:span></text:p></table:table-cell></table:table-row><table:table-row table:style-name="Table30.R17"><table:table-cell table:style-name="Table30.Cell65"><text:p text:style-name="P2161"/></table:table-cell><table:table-cell table:style-name="Table30.Cell66"><text:p text:style-name="P1170"><text:span text:style-name="CharStyle7">9.</text:span></text:p></table:table-cell><table:table-cell table:style-name="Table30.Cell67"><text:p text:style-name="P2010"><text:span text:style-name="CharStyle7">Bukit Dinding</text:span></text:p></table:table-cell><table:table-cell table:style-name="Table30.Cell68"><text:p text:style-name="P2012"><text:span text:style-name="CharStyle7">763</text:span></text:p></table:table-cell></table:table-row><table:table-row table:style-name="Table30.R18"><table:table-cell table:style-name="Table30.Cell69"><text:p text:style-name="P2161"/></table:table-cell><table:table-cell table:style-name="Table30.Cell70"><text:p text:style-name="P1006"><text:span text:style-name="CharStyle7">10.</text:span></text:p></table:table-cell><table:table-cell table:style-name="Table30.Cell71"><text:p text:style-name="P766"><text:span text:style-name="CharStyle7">Taman Karak</text:span></text:p></table:table-cell><table:table-cell table:style-name="Table30.Cell72"><text:p text:style-name="P881"><text:span text:style-name="CharStyle7">759</text:span></text:p></table:table-cell></table:table-row><table:table-row table:style-name="Table30.R19"><table:table-cell table:style-name="Table30.Cell73"><text:p text:style-name="P2161"/></table:table-cell><table:table-cell table:style-name="Table30.Cell74"><text:p text:style-name="P1102"><text:span text:style-name="CharStyle7">11.</text:span></text:p></table:table-cell><table:table-cell table:style-name="Table30.Cell75"><text:p text:style-name="P1218"><text:span text:style-name="CharStyle7">Kampung Baru Karak</text:span></text:p></table:table-cell><table:table-cell table:style-name="Table30.Cell76"><text:p text:style-name="P1343"><text:span text:style-name="CharStyle7">1,920</text:span></text:p></table:table-cell></table:table-row><table:table-row table:style-name="Table30.R20"><table:table-cell table:style-name="Table30.Cell77"><text:p text:style-name="P2161"/></table:table-cell><table:table-cell table:style-name="Table30.Cell78"><text:p text:style-name="P2161"/></table:table-cell><table:table-cell table:style-name="Table30.Cell79"><text:p text:style-name="P2161"/></table:table-cell><table:table-cell table:style-name="Table30.Cell80"><text:p text:style-name="P764"><text:span text:style-name="CharStyle55">14,781</text:span></text:p></table:table-cell></table:table-row><table:table-row table:style-name="Table30.R21"><table:table-cell table:style-name="Table30.Cell81"><text:p text:style-name="P855"><text:span text:style-name="CharStyle7">N. 36 PELANGAI</text:span></text:p></table:table-cell><table:table-cell table:style-name="Table30.Cell82"><text:p text:style-name="P999"><text:span text:style-name="CharStyle7">1.</text:span></text:p></table:table-cell><table:table-cell table:style-name="Table30.Cell83"><text:p text:style-name="P1130"><text:span text:style-name="CharStyle7">FELDA Sungai Kemasul</text:span></text:p></table:table-cell><table:table-cell table:style-name="Table30.Cell84"><text:p text:style-name="P1244"><text:span text:style-name="CharStyle7">1,818</text:span></text:p></table:table-cell></table:table-row><table:table-row table:style-name="Table30.R22"><table:table-cell table:style-name="Table30.Cell85"><text:p text:style-name="P2161"/></table:table-cell><table:table-cell table:style-name="Table30.Cell86"><text:p text:style-name="P1452"><text:span text:style-name="CharStyle7">2.</text:span></text:p></table:table-cell><table:table-cell table:style-name="Table30.Cell87"><text:p text:style-name="P1579"><text:span text:style-name="CharStyle7">FELDA Chemomoi</text:span></text:p></table:table-cell><table:table-cell table:style-name="Table30.Cell88"><text:p text:style-name="P734"><text:span text:style-name="CharStyle7">2,148</text:span></text:p></table:table-cell></table:table-row><table:table-row table:style-name="Table30.R23"><table:table-cell table:style-name="Table30.Cell89"><text:p text:style-name="P2161"/></table:table-cell><table:table-cell table:style-name="Table30.Cell90"><text:p text:style-name="P942"><text:span text:style-name="CharStyle7">3.</text:span></text:p></table:table-cell><table:table-cell table:style-name="Table30.Cell91"><text:p text:style-name="P1062"><text:span text:style-name="CharStyle7">FELDA Sungai Kemahal</text:span></text:p></table:table-cell><table:table-cell table:style-name="Table30.Cell92"><text:p text:style-name="P2014"><text:span text:style-name="CharStyle7">1,594</text:span></text:p></table:table-cell></table:table-row></table:table></draw:text-box></draw:frame></text:p>
        <text:p text:style-name="P528"/>
      </text:section>
      <text:section text:style-name="Sect32" text:name="Section32">
        <text:p text:style-name="P2234"><draw:frame draw:style-name="fr96" svg:x="0.000cm" svg:y="0.000cm" svg:width="16.020cm" fo:min-height="0.002cm" text:anchor-type="paragraph"><draw:text-box><table:table table:style-name="Table31"><table:table-column table:style-name="Table31.C1"/><table:table-column table:style-name="Table31.C2"/><table:table-column table:style-name="Table31.C3"/><table:table-column table:style-name="Table31.C4"/><table:table-row table:style-name="Table31.R1"><table:table-cell table:style-name="Table31.Cell1"><text:p text:style-name="P2018"><text:span text:style-name="CharStyle7">(1)</text:span></text:p></table:table-cell><table:table-cell table:style-name="Table31.Cell2"><text:p text:style-name="P2161"/></table:table-cell><table:table-cell table:style-name="Table31.Cell3"><text:p text:style-name="P818"><text:span text:style-name="CharStyle7">(2)</text:span></text:p></table:table-cell><table:table-cell table:style-name="Table31.Cell4"><text:p text:style-name="P938"><text:span text:style-name="CharStyle7">(3)</text:span></text:p></table:table-cell></table:table-row><table:table-row table:style-name="Table31.R2"><table:table-cell table:style-name="Table31.Cell5"><text:p text:style-name="P2020"><text:span text:style-name="CharStyle7">Bahagian Pilihan Raya</text:span></text:p></table:table-cell><table:table-cell table:style-name="Table31.Cell6"><text:p text:style-name="P2161"/></table:table-cell><table:table-cell table:style-name="Table31.Cell7"><text:p text:style-name="P1269"><text:span text:style-name="CharStyle7">Daerah Mengundi</text:span></text:p></table:table-cell><table:table-cell table:style-name="Table31.Cell8"><text:p text:style-name="P2022"><text:span text:style-name="CharStyle7">Bilangan Pemilih</text:span></text:p></table:table-cell></table:table-row><table:table-row table:style-name="Table31.R3"><table:table-cell table:style-name="Table31.Cell9"><text:p text:style-name="P1510"><text:span text:style-name="CharStyle7">Negeri</text:span></text:p></table:table-cell><table:table-cell table:style-name="Table31.Cell10"><text:p text:style-name="P2161"/></table:table-cell><table:table-cell table:style-name="Table31.Cell11"><text:p text:style-name="P2161"/></table:table-cell><table:table-cell table:style-name="Table31.Cell12"><text:p text:style-name="P2161"/></table:table-cell></table:table-row><table:table-row table:style-name="Table31.R4"><table:table-cell table:style-name="Table31.Cell13"><text:p text:style-name="P2024"><text:span text:style-name="CharStyle8">State Constituency</text:span></text:p></table:table-cell><table:table-cell table:style-name="Table31.Cell14"><text:p text:style-name="P2161"/></table:table-cell><table:table-cell table:style-name="Table31.Cell15"><text:p text:style-name="P1151"><text:span text:style-name="CharStyle8">Polling District</text:span></text:p></table:table-cell><table:table-cell table:style-name="Table31.Cell16"><text:p text:style-name="P2026"><text:span text:style-name="CharStyle8">Number of Electors</text:span></text:p></table:table-cell></table:table-row><table:table-row table:style-name="Table31.R5"><table:table-cell table:style-name="Table31.Cell17"><text:p text:style-name="P2161"/></table:table-cell><table:table-cell table:style-name="Table31.Cell18"><text:p text:style-name="P2028"><text:span text:style-name="CharStyle7">4.</text:span></text:p></table:table-cell><table:table-cell table:style-name="Table31.Cell19"><text:p text:style-name="P1597"><text:span text:style-name="CharStyle7">Kampung Jawi-Jawi</text:span></text:p></table:table-cell><table:table-cell table:style-name="Table31.Cell20"><text:p text:style-name="P750"><text:span text:style-name="CharStyle7">1,062</text:span></text:p></table:table-cell></table:table-row><table:table-row table:style-name="Table31.R6"><table:table-cell table:style-name="Table31.Cell21"><text:p text:style-name="P2161"/></table:table-cell><table:table-cell table:style-name="Table31.Cell22"><text:p text:style-name="P2030"><text:span text:style-name="CharStyle8">5.</text:span></text:p></table:table-cell><table:table-cell table:style-name="Table31.Cell23"><text:p text:style-name="P2032"><text:span text:style-name="CharStyle7">Simpang Pelangai</text:span></text:p></table:table-cell><table:table-cell table:style-name="Table31.Cell24"><text:p text:style-name="P1207"><text:span text:style-name="CharStyle7">1,274</text:span></text:p></table:table-cell></table:table-row><table:table-row table:style-name="Table31.R7"><table:table-cell table:style-name="Table31.Cell25"><text:p text:style-name="P2161"/></table:table-cell><table:table-cell table:style-name="Table31.Cell26"><text:p text:style-name="P2034"><text:span text:style-name="CharStyle7">6.</text:span></text:p></table:table-cell><table:table-cell table:style-name="Table31.Cell27"><text:p text:style-name="P1533"><text:span text:style-name="CharStyle7">Manchis</text:span></text:p></table:table-cell><table:table-cell table:style-name="Table31.Cell28"><text:p text:style-name="P1656"><text:span text:style-name="CharStyle7">1,210</text:span></text:p></table:table-cell></table:table-row><table:table-row table:style-name="Table31.R8"><table:table-cell table:style-name="Table31.Cell29"><text:p text:style-name="P2161"/></table:table-cell><table:table-cell table:style-name="Table31.Cell30"><text:p text:style-name="P894"><text:span text:style-name="CharStyle7">7.</text:span></text:p></table:table-cell><table:table-cell table:style-name="Table31.Cell31"><text:p text:style-name="P1233"><text:span text:style-name="CharStyle7">Sungai Gapoi</text:span></text:p></table:table-cell><table:table-cell table:style-name="Table31.Cell32"><text:p text:style-name="P1184"><text:span text:style-name="CharStyle7">1,018</text:span></text:p></table:table-cell></table:table-row><table:table-row table:style-name="Table31.R9"><table:table-cell table:style-name="Table31.Cell33"><text:p text:style-name="P2161"/></table:table-cell><table:table-cell table:style-name="Table31.Cell34"><text:p text:style-name="P1607"><text:span text:style-name="CharStyle7">8.</text:span></text:p></table:table-cell><table:table-cell table:style-name="Table31.Cell35"><text:p text:style-name="P757"><text:span text:style-name="CharStyle7">Telemong</text:span></text:p></table:table-cell><table:table-cell table:style-name="Table31.Cell36"><text:p text:style-name="P1787"><text:span text:style-name="CharStyle7">1,454</text:span></text:p></table:table-cell></table:table-row><table:table-row table:style-name="Table31.R10"><table:table-cell table:style-name="Table31.Cell37"><text:p text:style-name="P2161"/></table:table-cell><table:table-cell table:style-name="Table31.Cell38"><text:p text:style-name="P1093"><text:span text:style-name="CharStyle7">9.</text:span></text:p></table:table-cell><table:table-cell table:style-name="Table31.Cell39"><text:p text:style-name="P2036"><text:span text:style-name="CharStyle7">Sungai Perdak</text:span></text:p></table:table-cell><table:table-cell table:style-name="Table31.Cell40"><text:p text:style-name="P1334"><text:span text:style-name="CharStyle7">396</text:span></text:p></table:table-cell></table:table-row><table:table-row table:style-name="Table31.R11"><table:table-cell table:style-name="Table31.Cell41"><text:p text:style-name="P2161"/></table:table-cell><table:table-cell table:style-name="Table31.Cell42"><text:p text:style-name="P2161"/></table:table-cell><table:table-cell table:style-name="Table31.Cell43"><text:p text:style-name="P2161"/></table:table-cell><table:table-cell table:style-name="Table31.Cell44"><text:p text:style-name="P755"><text:span text:style-name="CharStyle7">11,974</text:span></text:p></table:table-cell></table:table-row></table:table></draw:text-box></draw:frame></text:p>
        <text:p text:style-name="P819"><text:span text:style-name="CharStyle15">38</text:span></text:p>
      </text:section>
      <text:section text:style-name="Sect33" text:name="Section33">
        <text:p text:style-name="P2235"><draw:frame draw:style-name="fr97" svg:x="5.128cm" svg:y="0.004cm" svg:width="10.744cm" fo:min-height="1.069cm" text:anchor-type="paragraph"><draw:text-box><text:p text:style-name="P992"><text:span text:style-name="CharStyle45">BAHAGIAN PILIHAN RAYA PERSEKUTUAN: P. 090 BERA</text:span></text:p><text:p text:style-name="P1621"><text:span text:style-name="CharStyle47">FEDERAL CONSTITUENCY: P. 090 BERA</text:span></text:p></draw:text-box></draw:frame><draw:frame draw:style-name="fr98" svg:x="10.268cm" svg:y="26.328cm" svg:width="0.457cm" fo:min-height="0.455cm" text:anchor-type="paragraph"><draw:text-box><text:p text:style-name="P1158"><text:page-number/></text:p></draw:text-box></draw:frame></text:p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</text:section>
      <text:section text:style-name="Sect34" text:name="Section34">
        <text:p text:style-name="P2236"><draw:frame draw:style-name="fr101" svg:x="2.450cm" svg:y="0.000cm" svg:width="2.988cm" fo:min-height="0.524cm" text:anchor-type="paragraph"><draw:text-box><text:p text:style-name="P1503"><text:span text:style-name="CharStyle43">N. 39 KEMAYAN</text:span></text:p></draw:text-box></draw:frame><draw:frame draw:style-name="fr100" svg:x="8.005cm" svg:y="0.000cm" svg:width="10.686cm" fo:min-height="0.002cm" text:anchor-type="paragraph"><draw:text-box><table:table table:style-name="Table32"><table:table-column table:style-name="Table32.C1"/><table:table-column table:style-name="Table32.C2"/><table:table-column table:style-name="Table32.C3"/><table:table-row table:style-name="Table32.R1"><table:table-cell table:style-name="Table32.Cell1"><text:p text:style-name="P889"><text:span text:style-name="CharStyle7">1.</text:span></text:p></table:table-cell><table:table-cell table:style-name="Table32.Cell2"><text:p text:style-name="P1013"><text:span text:style-name="CharStyle7">Bukit Gemuroh</text:span></text:p></table:table-cell><table:table-cell table:style-name="Table32.Cell3"><text:p text:style-name="P2040"><text:span text:style-name="CharStyle7">519</text:span></text:p></table:table-cell></table:table-row><table:table-row table:style-name="Table32.R2"><table:table-cell table:style-name="Table32.Cell4"><text:p text:style-name="P2042"><text:span text:style-name="CharStyle7">2.</text:span></text:p></table:table-cell><table:table-cell table:style-name="Table32.Cell5"><text:p text:style-name="P2044"><text:span text:style-name="CharStyle7">FELDA Triang Dua &amp; Tiga</text:span></text:p></table:table-cell><table:table-cell table:style-name="Table32.Cell6"><text:p text:style-name="P1499"><text:span text:style-name="CharStyle7">1,069</text:span></text:p></table:table-cell></table:table-row><table:table-row table:style-name="Table32.R3"><table:table-cell table:style-name="Table32.Cell7"><text:p text:style-name="P2046"><text:span text:style-name="CharStyle7">3.</text:span></text:p></table:table-cell><table:table-cell table:style-name="Table32.Cell8"><text:p text:style-name="P2048"><text:span text:style-name="CharStyle7">FELDA Tementi</text:span></text:p></table:table-cell><table:table-cell table:style-name="Table32.Cell9"><text:p text:style-name="P886"><text:span text:style-name="CharStyle7">2,017</text:span></text:p></table:table-cell></table:table-row><table:table-row table:style-name="Table32.R4"><table:table-cell table:style-name="Table32.Cell10"><text:p text:style-name="P1010"><text:span text:style-name="CharStyle7">4.</text:span></text:p></table:table-cell><table:table-cell table:style-name="Table32.Cell11"><text:p text:style-name="P1140"><text:span text:style-name="CharStyle7">FELDA Rentam</text:span></text:p></table:table-cell><table:table-cell table:style-name="Table32.Cell12"><text:p text:style-name="P1257"><text:span text:style-name="CharStyle7">1,790</text:span></text:p></table:table-cell></table:table-row><table:table-row table:style-name="Table32.R5"><table:table-cell table:style-name="Table32.Cell13"><text:p text:style-name="P1380"><text:span text:style-name="CharStyle7">5.</text:span></text:p></table:table-cell><table:table-cell table:style-name="Table32.Cell14"><text:p text:style-name="P1495"><text:span text:style-name="CharStyle7">FELDA Sebertak</text:span></text:p></table:table-cell><table:table-cell table:style-name="Table32.Cell15"><text:p text:style-name="P1622"><text:span text:style-name="CharStyle7">1,643</text:span></text:p></table:table-cell></table:table-row><table:table-row table:style-name="Table32.R6"><table:table-cell table:style-name="Table32.Cell16"><text:p text:style-name="P773"><text:span text:style-name="CharStyle7">6.</text:span></text:p></table:table-cell><table:table-cell table:style-name="Table32.Cell17"><text:p text:style-name="P2050"><text:span text:style-name="CharStyle7">FELDA Bera Selatan</text:span></text:p></table:table-cell><table:table-cell table:style-name="Table32.Cell18"><text:p text:style-name="P1007"><text:span text:style-name="CharStyle7">201</text:span></text:p></table:table-cell></table:table-row><table:table-row table:style-name="Table32.R7"><table:table-cell table:style-name="Table32.Cell19"><text:p text:style-name="P2052"><text:span text:style-name="CharStyle7">7.</text:span></text:p></table:table-cell><table:table-cell table:style-name="Table32.Cell20"><text:p text:style-name="P2054"><text:span text:style-name="CharStyle7">Kampung Pasal</text:span></text:p></table:table-cell><table:table-cell table:style-name="Table32.Cell21"><text:p text:style-name="P1376"><text:span text:style-name="CharStyle7">119</text:span></text:p></table:table-cell></table:table-row><table:table-row table:style-name="Table32.R8"><table:table-cell table:style-name="Table32.Cell22"><text:p text:style-name="P1757"><text:span text:style-name="CharStyle7">8.</text:span></text:p></table:table-cell><table:table-cell table:style-name="Table32.Cell23"><text:p text:style-name="P1620"><text:span text:style-name="CharStyle7">Pos Iskandar</text:span></text:p></table:table-cell><table:table-cell table:style-name="Table32.Cell24"><text:p text:style-name="P771"><text:span text:style-name="CharStyle7">1,036</text:span></text:p></table:table-cell></table:table-row><table:table-row table:style-name="Table32.R9"><table:table-cell table:style-name="Table32.Cell25"><text:p text:style-name="P884"><text:span text:style-name="CharStyle7">9.</text:span></text:p></table:table-cell><table:table-cell table:style-name="Table32.Cell26"><text:p text:style-name="P1003"><text:span text:style-name="CharStyle7">FELDA Tembangau</text:span></text:p></table:table-cell><table:table-cell table:style-name="Table32.Cell27"><text:p text:style-name="P1136"><text:span text:style-name="CharStyle7">2,637</text:span></text:p></table:table-cell></table:table-row><table:table-row table:style-name="Table32.R10"><table:table-cell table:style-name="Table32.Cell28"><text:p text:style-name="P1252"><text:span text:style-name="CharStyle7">10.</text:span></text:p></table:table-cell><table:table-cell table:style-name="Table32.Cell29"><text:p text:style-name="P2056"><text:span text:style-name="CharStyle7">FELDA Triang Satu</text:span></text:p></table:table-cell><table:table-cell table:style-name="Table32.Cell30"><text:p text:style-name="P2058"><text:span text:style-name="CharStyle7">762</text:span></text:p></table:table-cell></table:table-row><table:table-row table:style-name="Table32.R11"><table:table-cell table:style-name="Table32.Cell31"><text:p text:style-name="P1616"><text:span text:style-name="CharStyle7">11.</text:span></text:p></table:table-cell><table:table-cell table:style-name="Table32.Cell32"><text:p text:style-name="P767"><text:span text:style-name="CharStyle7">Kampung Dato Seri Hamzah</text:span></text:p></table:table-cell><table:table-cell table:style-name="Table32.Cell33"><text:p text:style-name="P882"><text:span text:style-name="CharStyle7">820</text:span></text:p></table:table-cell></table:table-row><table:table-row table:style-name="Table32.R12"><table:table-cell table:style-name="Table32.Cell34" table:number-columns-spanned="2"><text:p text:style-name="P1002"><text:span text:style-name="CharStyle7">12. Kemayan</text:span></text:p></table:table-cell><table:table-cell table:style-name="Table32.Cell35"><text:p text:style-name="P2060"><text:span text:style-name="CharStyle7">2,739</text:span></text:p></table:table-cell></table:table-row><table:table-row table:style-name="Table32.R13"><table:table-cell table:style-name="Table32.Cell36" table:number-columns-spanned="2"><text:p text:style-name="P1249"><text:span text:style-name="CharStyle7">13. Ladang Kemayan</text:span></text:p></table:table-cell><table:table-cell table:style-name="Table32.Cell37"><text:p text:style-name="P1373"><text:span text:style-name="CharStyle7">184</text:span></text:p></table:table-cell></table:table-row></table:table><text:p text:style-name="P1652"><text:span text:style-name="CharStyle57">15,536</text:span></text:p></draw:text-box></draw:frame></text:p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</text:section>
      <text:section text:style-name="Sect35" text:name="Section35">
        <text:p text:style-name="P2237"><draw:frame draw:style-name="fr102" svg:x="2.621cm" svg:y="0.004cm" svg:width="9.931cm" fo:min-height="2.778cm" text:anchor-type="paragraph"><draw:text-box><text:h text:outline-level="2" text:style-name="P1667"><text:bookmark-start text:name="bookmark8"/><text:span text:style-name="CharStyle113">(</text:span><text:span text:style-name="CharStyle114">1</text:span><text:span text:style-name="CharStyle113">) (</text:span><text:span text:style-name="CharStyle114">2</text:span><text:span text:style-name="CharStyle113">)</text:span><text:bookmark-end text:name="bookmark8"/></text:h><text:p text:style-name="P821"><text:span text:style-name="CharStyle43">Bahagian Pilihan Raya<text:tab/>Daerah<text:tab/>Mengundi</text:span></text:p><text:p text:style-name="P1845"><text:span text:style-name="CharStyle74">Negeri<text:line-break/></text:span><text:span text:style-name="CharStyle75">State Constituency</text:span></text:p></draw:text-box></draw:frame><draw:frame draw:style-name="fr103" svg:x="15.228cm" svg:y="0.000cm" svg:width="3.124cm" fo:min-height="1.228cm" text:anchor-type="paragraph"><draw:text-box><text:h text:outline-level="2" text:style-name="P2062"><text:bookmark-start text:name="bookmark9"/><text:span text:style-name="CharStyle77">(</text:span><text:span text:style-name="CharStyle78">3</text:span><text:span text:style-name="CharStyle77">)</text:span><text:bookmark-end text:name="bookmark9"/></text:h><text:p text:style-name="P1604"><text:span text:style-name="CharStyle43">Bilangan Pemilih</text:span></text:p></draw:text-box></draw:frame><draw:frame draw:style-name="fr104" svg:x="9.546cm" svg:y="2.193cm" svg:width="2.752cm" fo:min-height="0.533cm" text:anchor-type="paragraph"><draw:text-box><text:p text:style-name="P2064"><text:span text:style-name="CharStyle75">Polling District</text:span></text:p></draw:text-box></draw:frame><draw:frame draw:style-name="fr105" svg:x="15.050cm" svg:y="2.193cm" svg:width="3.480cm" fo:min-height="0.533cm" text:anchor-type="paragraph"><draw:text-box><text:p text:style-name="P1235"><text:span text:style-name="CharStyle75">Number of Electors</text:span></text:p></draw:text-box></draw:frame><draw:frame draw:style-name="fr106" svg:x="2.349cm" svg:y="3.096cm" svg:width="12.379cm" fo:min-height="1.175cm" text:anchor-type="paragraph"><draw:text-box><text:p text:style-name="P2066"><text:span text:style-name="CharStyle43">Jumlah Bilangan Pemmh dalam Bahagian Pmhan Raya Persekutuan<text:line-break/>P. 090 Bera:</text:span></text:p></draw:text-box></draw:frame><draw:frame draw:style-name="fr107" svg:x="17.226cm" svg:y="3.159cm" svg:width="1.406cm" fo:min-height="0.526cm" text:anchor-type="paragraph"><draw:text-box><text:p text:style-name="P2068"><text:span text:style-name="CharStyle81">50,864</text:span></text:p></draw:text-box></draw:frame><draw:frame draw:style-name="fr108" svg:x="2.434cm" svg:y="4.186cm" svg:width="9.888cm" fo:min-height="1.235cm" text:anchor-type="paragraph"><draw:text-box><text:p text:style-name="P1513"><text:span text:style-name="CharStyle75">Total Number of Electors in the Federal Constituency of<text:line-break/>P. 090 Bera:</text:span></text:p></draw:text-box></draw:frame><draw:frame draw:style-name="fr109" svg:x="10.257cm" svg:y="26.337cm" svg:width="0.466cm" fo:min-height="0.455cm" text:anchor-type="paragraph"><draw:text-box><text:p text:style-name="P1601"><text:span text:style-name="CharStyle88">41</text:span></text:p></draw:text-box></draw:frame></text:p>
        <text:p text:style-name="P598"/>
        <text:p text:style-name="P599"/>
        <text:p text:style-name="P600"/>
        <text:p text:style-name="P601"/>
        <text:p text:style-name="P602"/>
        <text:p text:style-name="P603"/>
        <text:p text:style-name="P604"/>
        <text:p text:style-name="P605"/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</text:section>
      <text:section text:style-name="Sect36" text:name="Section36">
        <text:p text:style-name="P2238"><draw:frame draw:style-name="fr110" svg:x="0.000cm" svg:y="0.000cm" svg:width="16.180cm" fo:min-height="0.002cm" text:anchor-type="paragraph"><draw:text-box><table:table table:style-name="Table33"><table:table-column table:style-name="Table33.C1"/><table:table-column table:style-name="Table33.C2"/><table:table-column table:style-name="Table33.C3"/><table:table-column table:style-name="Table33.C4"/><table:table-row table:style-name="Table33.R1"><table:table-cell table:style-name="Table33.Cell1"><text:p text:style-name="P1267"><text:span text:style-name="CharStyle7">(1)</text:span></text:p></table:table-cell><table:table-cell table:style-name="Table33.Cell2"><text:p text:style-name="P2161"/></table:table-cell><table:table-cell table:style-name="Table33.Cell3"><text:p text:style-name="P1121"><text:span text:style-name="CharStyle7">(2)</text:span></text:p></table:table-cell><table:table-cell table:style-name="Table33.Cell4"><text:p text:style-name="P1565"><text:span text:style-name="CharStyle7">(3)</text:span></text:p></table:table-cell></table:table-row><table:table-row table:style-name="Table33.R2"><table:table-cell table:style-name="Table33.Cell5"><text:p text:style-name="P1782"><text:span text:style-name="CharStyle7">Bahagian Pilihan Raya</text:span></text:p></table:table-cell><table:table-cell table:style-name="Table33.Cell6"><text:p text:style-name="P2161"/></table:table-cell><table:table-cell table:style-name="Table33.Cell7"><text:p text:style-name="P2070"><text:span text:style-name="CharStyle7">Daerah Mengundi</text:span></text:p></table:table-cell><table:table-cell table:style-name="Table33.Cell8"><text:p text:style-name="P820"><text:span text:style-name="CharStyle7">Bilangan Pemilih</text:span></text:p></table:table-cell></table:table-row><table:table-row table:style-name="Table33.R3"><table:table-cell table:style-name="Table33.Cell9"><text:p text:style-name="P2072"><text:span text:style-name="CharStyle7">Negeri</text:span></text:p></table:table-cell><table:table-cell table:style-name="Table33.Cell10"><text:p text:style-name="P2161"/></table:table-cell><table:table-cell table:style-name="Table33.Cell11"><text:p text:style-name="P2161"/></table:table-cell><table:table-cell table:style-name="Table33.Cell12"><text:p text:style-name="P2161"/></table:table-cell></table:table-row><table:table-row table:style-name="Table33.R4"><table:table-cell table:style-name="Table33.Cell13"><text:p text:style-name="P1446"><text:span text:style-name="CharStyle8">State Constituency</text:span></text:p></table:table-cell><table:table-cell table:style-name="Table33.Cell14"><text:p text:style-name="P2161"/></table:table-cell><table:table-cell table:style-name="Table33.Cell15"><text:p text:style-name="P1298"><text:span text:style-name="CharStyle8">Polling District</text:span></text:p></table:table-cell><table:table-cell table:style-name="Table33.Cell16"><text:p text:style-name="P2074"><text:span text:style-name="CharStyle8">Number of Electors</text:span></text:p></table:table-cell></table:table-row><table:table-row table:style-name="Table33.R5"><table:table-cell table:style-name="Table33.Cell17"><text:p text:style-name="P1792"><text:span text:style-name="CharStyle7">N. 40 BUKIT IBAM</text:span></text:p></table:table-cell><table:table-cell table:style-name="Table33.Cell18"><text:p text:style-name="P751"><text:span text:style-name="CharStyle7">1.</text:span></text:p></table:table-cell><table:table-cell table:style-name="Table33.Cell19"><text:p text:style-name="P867"><text:span text:style-name="CharStyle7">Bandar Bukit Ibam</text:span></text:p></table:table-cell><table:table-cell table:style-name="Table33.Cell20"><text:p text:style-name="P989"><text:span text:style-name="CharStyle7">1,566</text:span></text:p></table:table-cell></table:table-row><table:table-row table:style-name="Table33.R6"><table:table-cell table:style-name="Table33.Cell21"><text:p text:style-name="P2161"/></table:table-cell><table:table-cell table:style-name="Table33.Cell22"><text:p text:style-name="P2076"><text:span text:style-name="CharStyle7">2.</text:span></text:p></table:table-cell><table:table-cell table:style-name="Table33.Cell23"><text:p text:style-name="P1328"><text:span text:style-name="CharStyle7">Kampung Aur</text:span></text:p></table:table-cell><table:table-cell table:style-name="Table33.Cell24"><text:p text:style-name="P2078"><text:span text:style-name="CharStyle7">783</text:span></text:p></table:table-cell></table:table-row><table:table-row table:style-name="Table33.R7"><table:table-cell table:style-name="Table33.Cell25"><text:p text:style-name="P2161"/></table:table-cell><table:table-cell table:style-name="Table33.Cell26"><text:p text:style-name="P1658"><text:span text:style-name="CharStyle7">3.</text:span></text:p></table:table-cell><table:table-cell table:style-name="Table33.Cell27"><text:p text:style-name="P813"><text:span text:style-name="CharStyle7">Kota Bahagia</text:span></text:p></table:table-cell><table:table-cell table:style-name="Table33.Cell28"><text:p text:style-name="P932"><text:span text:style-name="CharStyle7">812</text:span></text:p></table:table-cell></table:table-row><table:table-row table:style-name="Table33.R8"><table:table-cell table:style-name="Table33.Cell29"><text:p text:style-name="P2161"/></table:table-cell><table:table-cell table:style-name="Table33.Cell30"><text:p text:style-name="P2080"><text:span text:style-name="CharStyle7">4.</text:span></text:p></table:table-cell><table:table-cell table:style-name="Table33.Cell31"><text:p text:style-name="P1263"><text:span text:style-name="CharStyle7">Bukit Serok</text:span></text:p></table:table-cell><table:table-cell table:style-name="Table33.Cell32"><text:p text:style-name="P1386"><text:span text:style-name="CharStyle7">799</text:span></text:p></table:table-cell></table:table-row><table:table-row table:style-name="Table33.R9"><table:table-cell table:style-name="Table33.Cell33"><text:p text:style-name="P2161"/></table:table-cell><table:table-cell table:style-name="Table33.Cell34"><text:p text:style-name="P1593"><text:span text:style-name="CharStyle7">5.</text:span></text:p></table:table-cell><table:table-cell table:style-name="Table33.Cell35"><text:p text:style-name="P747"><text:span text:style-name="CharStyle7">FELDA Keratong 2</text:span></text:p></table:table-cell><table:table-cell table:style-name="Table33.Cell36"><text:p text:style-name="P865"><text:span text:style-name="CharStyle7">2,593</text:span></text:p></table:table-cell></table:table-row><table:table-row table:style-name="Table33.R10"><table:table-cell table:style-name="Table33.Cell37"><text:p text:style-name="P2161"/></table:table-cell><table:table-cell table:style-name="Table33.Cell38"><text:p text:style-name="P1079"><text:span text:style-name="CharStyle7">6.</text:span></text:p></table:table-cell><table:table-cell table:style-name="Table33.Cell39"><text:p text:style-name="P1203"><text:span text:style-name="CharStyle7">FELDA Keratong 3</text:span></text:p></table:table-cell><table:table-cell table:style-name="Table33.Cell40"><text:p text:style-name="P2082"><text:span text:style-name="CharStyle7">1,992</text:span></text:p></table:table-cell></table:table-row><table:table-row table:style-name="Table33.R11"><table:table-cell table:style-name="Table33.Cell41"><text:p text:style-name="P2161"/></table:table-cell><table:table-cell table:style-name="Table33.Cell42"><text:p text:style-name="P1532"><text:span text:style-name="CharStyle7">7.</text:span></text:p></table:table-cell><table:table-cell table:style-name="Table33.Cell43"><text:p text:style-name="P2084"><text:span text:style-name="CharStyle7">FELDA Keratong 5</text:span></text:p></table:table-cell><table:table-cell table:style-name="Table33.Cell44"><text:p text:style-name="P809"><text:span text:style-name="CharStyle7">2,196</text:span></text:p></table:table-cell></table:table-row><table:table-row table:style-name="Table33.R12"><table:table-cell table:style-name="Table33.Cell45"><text:p text:style-name="P2161"/></table:table-cell><table:table-cell table:style-name="Table33.Cell46"><text:p text:style-name="P2086"><text:span text:style-name="CharStyle7">8.</text:span></text:p></table:table-cell><table:table-cell table:style-name="Table33.Cell47"><text:p text:style-name="P1142"><text:span text:style-name="CharStyle7">FELDA Keratong 7</text:span></text:p></table:table-cell><table:table-cell table:style-name="Table33.Cell48"><text:p text:style-name="P2088"><text:span text:style-name="CharStyle7">1,752</text:span></text:p></table:table-cell></table:table-row><table:table-row table:style-name="Table33.R13"><table:table-cell table:style-name="Table33.Cell49"><text:p text:style-name="P2161"/></table:table-cell><table:table-cell table:style-name="Table33.Cell50"><text:p text:style-name="P1460"><text:span text:style-name="CharStyle7">9.</text:span></text:p></table:table-cell><table:table-cell table:style-name="Table33.Cell51"><text:p text:style-name="P1589"><text:span text:style-name="CharStyle7">FELDA Keratong 4</text:span></text:p></table:table-cell><table:table-cell table:style-name="Table33.Cell52"><text:p text:style-name="P744"><text:span text:style-name="CharStyle7">2,388</text:span></text:p></table:table-cell></table:table-row><table:table-row table:style-name="Table33.R14"><table:table-cell table:style-name="Table33.Cell53"><text:p text:style-name="P2161"/></table:table-cell><table:table-cell table:style-name="Table33.Cell54"><text:p text:style-name="P2090"><text:span text:style-name="CharStyle7">10.</text:span></text:p></table:table-cell><table:table-cell table:style-name="Table33.Cell55"><text:p text:style-name="P2092"><text:span text:style-name="CharStyle7">FELDA Keratong 1</text:span></text:p></table:table-cell><table:table-cell table:style-name="Table33.Cell56"><text:p text:style-name="P1199"><text:span text:style-name="CharStyle7">3,342</text:span></text:p></table:table-cell></table:table-row><table:table-row table:style-name="Table33.R15"><table:table-cell table:style-name="Table33.Cell57"><text:p text:style-name="P2161"/></table:table-cell><table:table-cell table:style-name="Table33.Cell58"><text:p text:style-name="P2094"><text:span text:style-name="CharStyle7">11.</text:span></text:p></table:table-cell><table:table-cell table:style-name="Table33.Cell59"><text:p text:style-name="P1528"><text:span text:style-name="CharStyle7">FELDA Selancar 1</text:span></text:p></table:table-cell><table:table-cell table:style-name="Table33.Cell60"><text:p text:style-name="P1648"><text:span text:style-name="CharStyle7">1,751</text:span></text:p></table:table-cell></table:table-row><table:table-row table:style-name="Table33.R16"><table:table-cell table:style-name="Table33.Cell61"><text:p text:style-name="P2161"/></table:table-cell><table:table-cell table:style-name="Table33.Cell62"><text:p text:style-name="P2161"/></table:table-cell><table:table-cell table:style-name="Table33.Cell63"><text:p text:style-name="P2161"/></table:table-cell><table:table-cell table:style-name="Table33.Cell64"><text:p text:style-name="P1073"><text:span text:style-name="CharStyle7">19,974</text:span></text:p></table:table-cell></table:table-row><table:table-row table:style-name="Table33.R17"><table:table-cell table:style-name="Table33.Cell65"><text:p text:style-name="P2096"><text:span text:style-name="CharStyle7">N. 41 MUADZAM SHAH</text:span></text:p></table:table-cell><table:table-cell table:style-name="Table33.Cell66"><text:p text:style-name="P1317"><text:span text:style-name="CharStyle7">1.</text:span></text:p></table:table-cell><table:table-cell table:style-name="Table33.Cell67"><text:p text:style-name="P1433"><text:span text:style-name="CharStyle7">Muadzam Shah</text:span></text:p></table:table-cell><table:table-cell table:style-name="Table33.Cell68"><text:p text:style-name="P1549"><text:span text:style-name="CharStyle7">3,390</text:span></text:p></table:table-cell></table:table-row><table:table-row table:style-name="Table33.R18"><table:table-cell table:style-name="Table33.Cell69"><text:p text:style-name="P2161"/></table:table-cell><table:table-cell table:style-name="Table33.Cell70"><text:p text:style-name="P803"><text:span text:style-name="CharStyle7">2.</text:span></text:p></table:table-cell><table:table-cell table:style-name="Table33.Cell71"><text:p text:style-name="P920"><text:span text:style-name="CharStyle7">Bukit Ridan</text:span></text:p></table:table-cell><table:table-cell table:style-name="Table33.Cell72"><text:p text:style-name="P1044"><text:span text:style-name="CharStyle7">316</text:span></text:p></table:table-cell></table:table-row><table:table-row table:style-name="Table33.R19"><table:table-cell table:style-name="Table33.Cell73"><text:p text:style-name="P2161"/></table:table-cell><table:table-cell table:style-name="Table33.Cell74"><text:p text:style-name="P1251"><text:span text:style-name="CharStyle7">3.</text:span></text:p></table:table-cell><table:table-cell table:style-name="Table33.Cell75"><text:p text:style-name="P2098"><text:span text:style-name="CharStyle7">FELDA Keratong 10</text:span></text:p></table:table-cell><table:table-cell table:style-name="Table33.Cell76"><text:p text:style-name="P1486"><text:span text:style-name="CharStyle7">1,419</text:span></text:p></table:table-cell></table:table-row><table:table-row table:style-name="Table33.R20"><table:table-cell table:style-name="Table33.Cell77"><text:p text:style-name="P2161"/></table:table-cell><table:table-cell table:style-name="Table33.Cell78"><text:p text:style-name="P2100"><text:span text:style-name="CharStyle7">4.</text:span></text:p></table:table-cell><table:table-cell table:style-name="Table33.Cell79"><text:p text:style-name="P2102"><text:span text:style-name="CharStyle7">FELDA Keratong 9</text:span></text:p></table:table-cell><table:table-cell table:style-name="Table33.Cell80"><text:p text:style-name="P2104"><text:span text:style-name="CharStyle7">1,951</text:span></text:p></table:table-cell></table:table-row><table:table-row table:style-name="Table33.R21"><table:table-cell table:style-name="Table33.Cell81"><text:p text:style-name="P2161"/></table:table-cell><table:table-cell table:style-name="Table33.Cell82"><text:p text:style-name="P2106"><text:span text:style-name="CharStyle7">5.</text:span></text:p></table:table-cell><table:table-cell table:style-name="Table33.Cell83"><text:p text:style-name="P1310"><text:span text:style-name="CharStyle7">FELDA Keratong 8</text:span></text:p></table:table-cell><table:table-cell table:style-name="Table33.Cell84"><text:p text:style-name="P1428"><text:span text:style-name="CharStyle7">1,536</text:span></text:p></table:table-cell></table:table-row><table:table-row table:style-name="Table33.R22"><table:table-cell table:style-name="Table33.Cell85"><text:p text:style-name="P2161"/></table:table-cell><table:table-cell table:style-name="Table33.Cell86"><text:p text:style-name="P2108"><text:span text:style-name="CharStyle7">6.</text:span></text:p></table:table-cell><table:table-cell table:style-name="Table33.Cell87"><text:p text:style-name="P800"><text:span text:style-name="CharStyle7">Kedaik</text:span></text:p></table:table-cell><table:table-cell table:style-name="Table33.Cell88"><text:p text:style-name="P2110"><text:span text:style-name="CharStyle7">1,139</text:span></text:p></table:table-cell></table:table-row></table:table></draw:text-box></draw:frame></text:p>
        <text:p text:style-name="P2114"><text:span text:style-name="CharStyle15">42</text:span></text:p>
      </text:section>
      <text:section text:style-name="Sect37" text:name="Section37">
        <text:p text:style-name="P2239"><draw:frame draw:style-name="fr112" svg:x="0.000cm" svg:y="0.000cm" svg:width="16.011cm" fo:min-height="0.002cm" text:anchor-type="paragraph"><draw:text-box><table:table table:style-name="Table34"><table:table-column table:style-name="Table34.C1"/><table:table-column table:style-name="Table34.C2"/><table:table-column table:style-name="Table34.C3"/><table:table-column table:style-name="Table34.C4"/><table:table-row table:style-name="Table34.R1"><table:table-cell table:style-name="Table34.Cell1"><text:p text:style-name="P1232"><text:span text:style-name="CharStyle7">(1)</text:span></text:p></table:table-cell><table:table-cell table:style-name="Table34.Cell2"><text:p text:style-name="P2161"/></table:table-cell><table:table-cell table:style-name="Table34.Cell3"><text:p text:style-name="P1153"><text:span text:style-name="CharStyle7">(2)</text:span></text:p></table:table-cell><table:table-cell table:style-name="Table34.Cell4"><text:p text:style-name="P2116"><text:span text:style-name="CharStyle7">(3)</text:span></text:p></table:table-cell></table:table-row><table:table-row table:style-name="Table34.R2"><table:table-cell table:style-name="Table34.Cell5"><text:p text:style-name="P2118"><text:span text:style-name="CharStyle7">Bahagian Pilihan Raya</text:span></text:p></table:table-cell><table:table-cell table:style-name="Table34.Cell6"><text:p text:style-name="P2161"/></table:table-cell><table:table-cell table:style-name="Table34.Cell7"><text:p text:style-name="P1632"><text:span text:style-name="CharStyle7">Daerah Mengundi</text:span></text:p></table:table-cell><table:table-cell table:style-name="Table34.Cell8"><text:p text:style-name="P784"><text:span text:style-name="CharStyle7">Bilangan Pemilih</text:span></text:p></table:table-cell></table:table-row><table:table-row table:style-name="Table34.R3"><table:table-cell table:style-name="Table34.Cell9"><text:p text:style-name="P2120"><text:span text:style-name="CharStyle7">Negeri</text:span></text:p></table:table-cell><table:table-cell table:style-name="Table34.Cell10"><text:p text:style-name="P2161"/></table:table-cell><table:table-cell table:style-name="Table34.Cell11"><text:p text:style-name="P2161"/></table:table-cell><table:table-cell table:style-name="Table34.Cell12"><text:p text:style-name="P2161"/></table:table-cell></table:table-row><table:table-row table:style-name="Table34.R4"><table:table-cell table:style-name="Table34.Cell13"><text:p text:style-name="P1296"><text:span text:style-name="CharStyle8">State Constituency</text:span></text:p></table:table-cell><table:table-cell table:style-name="Table34.Cell14"><text:p text:style-name="P2161"/></table:table-cell><table:table-cell table:style-name="Table34.Cell15"><text:p text:style-name="P2122"><text:span text:style-name="CharStyle8">Polling District</text:span></text:p></table:table-cell><table:table-cell table:style-name="Table34.Cell16"><text:p text:style-name="P2124"><text:span text:style-name="CharStyle8">Number of Electors</text:span></text:p></table:table-cell></table:table-row><table:table-row table:style-name="Table34.R5"><table:table-cell table:style-name="Table34.Cell17"><text:p text:style-name="P2161"/></table:table-cell><table:table-cell table:style-name="Table34.Cell18"><text:p text:style-name="P2126"><text:span text:style-name="CharStyle8">1.</text:span></text:p></table:table-cell><table:table-cell table:style-name="Table34.Cell19"><text:p text:style-name="P1356"><text:span text:style-name="CharStyle7">Gading</text:span></text:p></table:table-cell><table:table-cell table:style-name="Table34.Cell20"><text:p text:style-name="P2128"><text:span text:style-name="CharStyle7">1,081</text:span></text:p></table:table-cell></table:table-row><table:table-row table:style-name="Table34.R6"><table:table-cell table:style-name="Table34.Cell21"><text:p text:style-name="P2161"/></table:table-cell><table:table-cell table:style-name="Table34.Cell22"><text:p text:style-name="P1687"><text:span text:style-name="CharStyle7">8.</text:span></text:p></table:table-cell><table:table-cell table:style-name="Table34.Cell23"><text:p text:style-name="P838"><text:span text:style-name="CharStyle7">Leban Chondong</text:span></text:p></table:table-cell><table:table-cell table:style-name="Table34.Cell24"><text:p text:style-name="P958"><text:span text:style-name="CharStyle7">1,373</text:span></text:p></table:table-cell></table:table-row><table:table-row table:style-name="Table34.R7"><table:table-cell table:style-name="Table34.Cell25"><text:p text:style-name="P2161"/></table:table-cell><table:table-cell table:style-name="Table34.Cell26"><text:p text:style-name="P1174"><text:span text:style-name="CharStyle7">9.</text:span></text:p></table:table-cell><table:table-cell table:style-name="Table34.Cell27"><text:p text:style-name="P1289"><text:span text:style-name="CharStyle7">FELDA Keratong 6</text:span></text:p></table:table-cell><table:table-cell table:style-name="Table34.Cell28"><text:p text:style-name="P1413"><text:span text:style-name="CharStyle7">1,610</text:span></text:p></table:table-cell></table:table-row><table:table-row table:style-name="Table34.R8"><table:table-cell table:style-name="Table34.Cell29"><text:p text:style-name="P2161"/></table:table-cell><table:table-cell table:style-name="Table34.Cell30"><text:p text:style-name="P2130"><text:span text:style-name="CharStyle7">10.</text:span></text:p></table:table-cell><table:table-cell table:style-name="Table34.Cell31"><text:p text:style-name="P2132"><text:span text:style-name="CharStyle7">Chenderawasih</text:span></text:p></table:table-cell><table:table-cell table:style-name="Table34.Cell32"><text:p text:style-name="P2134"><text:span text:style-name="CharStyle7">402</text:span></text:p></table:table-cell></table:table-row><table:table-row table:style-name="Table34.R9"><table:table-cell table:style-name="Table34.Cell33"><text:p text:style-name="P2161"/></table:table-cell><table:table-cell table:style-name="Table34.Cell34"><text:p text:style-name="P915"><text:span text:style-name="CharStyle7">11.</text:span></text:p></table:table-cell><table:table-cell table:style-name="Table34.Cell35"><text:p text:style-name="P1039"><text:span text:style-name="CharStyle7">FELDA Selancar</text:span></text:p></table:table-cell><table:table-cell table:style-name="Table34.Cell36"><text:p text:style-name="P1165"><text:span text:style-name="CharStyle7">2,305</text:span></text:p></table:table-cell></table:table-row><table:table-row table:style-name="Table34.R10"><table:table-cell table:style-name="Table34.Cell37"><text:p text:style-name="P2161"/></table:table-cell><table:table-cell table:style-name="Table34.Cell38"><text:p text:style-name="P1369"><text:span text:style-name="CharStyle7">12.</text:span></text:p></table:table-cell><table:table-cell table:style-name="Table34.Cell39"><text:p text:style-name="P1480"><text:span text:style-name="CharStyle7">FELDA Selancar 3</text:span></text:p></table:table-cell><table:table-cell table:style-name="Table34.Cell40"><text:p text:style-name="P1612"><text:span text:style-name="CharStyle7">1,428</text:span></text:p></table:table-cell></table:table-row><table:table-row table:style-name="Table34.R11"><table:table-cell table:style-name="Table34.Cell41"><text:p text:style-name="P2161"/></table:table-cell><table:table-cell table:style-name="Table34.Cell42"><text:p text:style-name="P2161"/></table:table-cell><table:table-cell table:style-name="Table34.Cell43"><text:p text:style-name="P2161"/></table:table-cell><table:table-cell table:style-name="Table34.Cell44"><text:p text:style-name="P1036"><text:span text:style-name="CharStyle7">17,950</text:span></text:p></table:table-cell></table:table-row></table:table></draw:text-box></draw:frame></text:p>
        <text:p text:style-name="P643"/>
      </text:section>
      <text:section text:style-name="Sect38" text:name="Section38">
        <text:p text:style-name="P2240"><draw:frame draw:style-name="fr113" svg:x="10.259cm" svg:y="0.004cm" svg:width="0.474cm" fo:min-height="0.418cm" text:anchor-type="paragraph"><draw:text-box><text:p text:style-name="P2136"><text:span text:style-name="CharStyle88">44</text:span></text:p></draw:text-box></draw:frame></text:p>
        <text:p text:style-name="P645"/>
      </text:section>
      <text:section text:style-name="Sect39" text:name="Section39">
        <text:p text:style-name="P2241"><text:span text:style-name="CharStyle20">JADUAL KETIGA / </text:span><text:span text:style-name="CharStyle21">THIRD SCHEDULE</text:span></text:p>
        <text:p text:style-name="P875"><text:span text:style-name="CharStyle20">TEMPAT-TEMPAT YANG DITENTUKAN BAGI PEMERIKSAAN AWAM MENGENAI</text:span></text:p>
        <text:p text:style-name="P970"><text:span text:style-name="CharStyle20">SYOR-SYOR YANG DICADANGKAN</text:span></text:p>
        <text:p text:style-name="P2138"><text:span text:style-name="CharStyle23">PLACES SPECIFIED FOR PUBLIC INSPECTION OF THE PROPOSED RECOMMEND A TIONS</text:span></text:p>
        <text:p text:style-name="P646"><draw:frame draw:style-name="fr114" svg:x="0.000cm" svg:y="0.000cm" svg:width="16.104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><text:p text:style-name="P1516"><text:span text:style-name="CharStyle7">(1)</text:span></text:p><text:p text:style-name="P1574"><text:span text:style-name="CharStyle7">Bahagian Pilihan Raya<text:line-break/>Persekutuan</text:span></text:p></table:table-cell><table:table-cell table:style-name="Table35.Cell2"><text:p text:style-name="P1696"><text:span text:style-name="CharStyle55">PAHANG</text:span></text:p><text:p text:style-name="P2140"><text:span text:style-name="CharStyle7">(2)</text:span></text:p><text:p text:style-name="P849"><text:span text:style-name="CharStyle7">Tempat Pemeriksaan</text:span></text:p></table:table-cell></table:table-row><table:table-row table:style-name="Table35.R2"><table:table-cell table:style-name="Table35.Cell3"><text:p text:style-name="P968"><text:span text:style-name="CharStyle8">Federal Constituency</text:span></text:p></table:table-cell><table:table-cell table:style-name="Table35.Cell4"><text:p text:style-name="P1408"><text:span text:style-name="CharStyle8">Place of Inspection</text:span></text:p></table:table-cell></table:table-row><table:table-row table:style-name="Table35.R3"><table:table-cell table:style-name="Table35.Cell5"><text:p text:style-name="P2142"><text:span text:style-name="CharStyle7">P. 078 CAMERON HIGHLANDS</text:span></text:p></table:table-cell><table:table-cell table:style-name="Table35.Cell6"><text:p text:style-name="P1768"><text:span text:style-name="CharStyle7">Pejabat Daerah Dan Tanah Cameron Highlands<text:line-break/>Pejabat Penghulu Mukim Ulu Jelai</text:span></text:p></table:table-cell></table:table-row><table:table-row table:style-name="Table35.R4"><table:table-cell table:style-name="Table35.Cell7"><text:p text:style-name="P1590"><text:span text:style-name="CharStyle7">P. 079 LIPIS</text:span></text:p></table:table-cell><table:table-cell table:style-name="Table35.Cell8"><text:p text:style-name="P1043"><text:span text:style-name="CharStyle7">Pejabat Daerah Dan Tanah Lipis<text:line-break/>Pejabat Penghulu Mukim Gua<text:line-break/>Pejabat Penghulu Mukim Budu</text:span></text:p></table:table-cell></table:table-row><table:table-row table:style-name="Table35.R5"><table:table-cell table:style-name="Table35.Cell9"><text:p text:style-name="P1874"><text:span text:style-name="CharStyle7">P. 080 RAUB</text:span></text:p></table:table-cell><table:table-cell table:style-name="Table35.Cell10"><text:p text:style-name="P1430"><text:span text:style-name="CharStyle7">Pejabat Penghulu Mukim Batu Talam<text:line-break/>Pejabat Daerah Dan Tanah Raub<text:line-break/>Pejabat Penghulu Mukim Dong</text:span></text:p></table:table-cell></table:table-row><table:table-row table:style-name="Table35.R6"><table:table-cell table:style-name="Table35.Cell11"><text:p text:style-name="P883"><text:span text:style-name="CharStyle7">P. 081JERANTUT</text:span></text:p></table:table-cell><table:table-cell table:style-name="Table35.Cell12"><text:p text:style-name="P2144"><text:span text:style-name="CharStyle7">Pejabat Daerah Dan Tanah Jerantut<text:line-break/>Pejabat Penghulu Mukim Hulu Cheka<text:line-break/>Pejabat Penghulu Mukim Pulau Tawar</text:span></text:p></table:table-cell></table:table-row><table:table-row table:style-name="Table35.R7"><table:table-cell table:style-name="Table35.Cell13"><text:p text:style-name="P2146"><text:span text:style-name="CharStyle7">P. 082 INDERA MAHKOTA</text:span></text:p></table:table-cell><table:table-cell table:style-name="Table35.Cell14"><text:p text:style-name="P1879"><text:span text:style-name="CharStyle7">Pejabat Penghulu Mukim Beserah<text:line-break/>Pejabat Daerah Dan Tanah Kuantan</text:span></text:p></table:table-cell></table:table-row><table:table-row table:style-name="Table35.R8"><table:table-cell table:style-name="Table35.Cell15"><text:p text:style-name="P2148"><text:span text:style-name="CharStyle7">P. 083 KUANTAN</text:span></text:p></table:table-cell><table:table-cell table:style-name="Table35.Cell16"><text:p text:style-name="P2150"><text:span text:style-name="CharStyle7">Pejabat Pilihan Raya Negeri Pahang<text:line-break/>Kompleks Penghulu Mukim Penor</text:span></text:p></table:table-cell></table:table-row></table:table><text:p text:style-name="P1186"><text:span text:style-name="CharStyle116">45</text:span></text:p></draw:text-box></draw:frame></text:p>
        <text:p text:style-name="P647"/>
      </text:section>
      <text:section text:style-name="Sect40" text:name="Section40">
        <text:p text:style-name="P2242"><draw:frame draw:style-name="fr116" svg:x="3.231cm" svg:y="0.000cm" svg:width="4.082cm" fo:min-height="1.656cm" text:anchor-type="paragraph"><draw:text-box><text:h text:outline-level="2" text:style-name="P1360"><text:bookmark-start text:name="bookmark10"/><text:span text:style-name="CharStyle118">(</text:span><text:span text:style-name="CharStyle119">1</text:span><text:span text:style-name="CharStyle118">)</text:span><text:bookmark-end text:name="bookmark10"/></text:h><text:p text:style-name="P997"><text:span text:style-name="CharStyle43">Bahagian Pilihan Raya<text:line-break/>Persekutuan</text:span></text:p></draw:text-box></draw:frame><draw:frame draw:style-name="fr117" svg:x="12.070cm" svg:y="0.000cm" svg:width="3.912cm" fo:min-height="1.058cm" text:anchor-type="paragraph"><draw:text-box><text:h text:outline-level="2" text:style-name="P1564"><text:bookmark-start text:name="bookmark11"/><text:span text:style-name="CharStyle121">(</text:span><text:span text:style-name="CharStyle122">2</text:span><text:span text:style-name="CharStyle121">)</text:span><text:bookmark-end text:name="bookmark11"/></text:h><text:p text:style-name="P1329"><text:span text:style-name="CharStyle43">Tempat Pemeriksaan</text:span></text:p></draw:text-box></draw:frame><draw:frame draw:style-name="fr115" svg:x="2.514cm" svg:y="2.099cm" svg:width="16.011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><text:p text:style-name="P962"><text:span text:style-name="CharStyle8">Federal Constituency</text:span></text:p></table:table-cell><table:table-cell table:style-name="Table36.Cell2"><text:p text:style-name="P1085"><text:span text:style-name="CharStyle8">Place of Inspection</text:span></text:p></table:table-cell></table:table-row><table:table-row table:style-name="Table36.R2"><table:table-cell table:style-name="Table36.Cell3"><text:p text:style-name="P1206"><text:span text:style-name="CharStyle7">P. 084 PAYA BESAR</text:span></text:p></table:table-cell><table:table-cell table:style-name="Table36.Cell4"><text:p text:style-name="P1325"><text:span text:style-name="CharStyle7">Pejabat Unit Pengurusan Gambang<text:line-break/>Pejabat Penghulu Mukim Kuala Kuantan 2</text:span></text:p></table:table-cell></table:table-row><table:table-row table:style-name="Table36.R3"><table:table-cell table:style-name="Table36.Cell5"><text:p text:style-name="P1441"><text:span text:style-name="CharStyle7">P. 085 PEKAN</text:span></text:p></table:table-cell><table:table-cell table:style-name="Table36.Cell6"><text:p text:style-name="P1562"><text:span text:style-name="CharStyle7">Balai Polis Paloh Hinai<text:line-break/>Pejabat Daerah Dan Tanah Pekan<text:line-break/>Pejabat Penghulu Mukim Penyor 1</text:span></text:p></table:table-cell></table:table-row><table:table-row table:style-name="Table36.R4"><table:table-cell table:style-name="Table36.Cell7"><text:p text:style-name="P2152"><text:span text:style-name="CharStyle7">P. 086 MARAN</text:span></text:p></table:table-cell><table:table-cell table:style-name="Table36.Cell8"><text:p text:style-name="P839"><text:span text:style-name="CharStyle7">Pejabat Daerah Dan Tanah Maran</text:span></text:p><text:p text:style-name="P893"><text:span text:style-name="CharStyle7">Pejabat Penghulu Mukim Chenor (Jengka/Kuala<text:line-break/>Sentul)</text:span></text:p><text:p text:style-name="P959"><text:span text:style-name="CharStyle7">Pejabat Penghulu Mukim Chenor(Bandar)</text:span></text:p><text:p text:style-name="P1016"><text:span text:style-name="CharStyle7">Pejabat Penghulu Mukim ChenorQengka/Bandar)</text:span></text:p></table:table-cell></table:table-row><table:table-row table:style-name="Table36.R5"><table:table-cell table:style-name="Table36.Cell9"><text:p text:style-name="P1144"><text:span text:style-name="CharStyle7">P. 087 KUALA KRAU</text:span></text:p></table:table-cell><table:table-cell table:style-name="Table36.Cell10"><text:p text:style-name="P1261"><text:span text:style-name="CharStyle7">Pejabat Penghulu Mukim Jenderak 1<text:line-break/>Pejabat Penghulu Mukim Kerdau<text:line-break/>Pejabat Penghulu Mukim Bangau</text:span></text:p></table:table-cell></table:table-row><table:table-row table:style-name="Table36.R6"><table:table-cell table:style-name="Table36.Cell11"><text:p text:style-name="P1384"><text:span text:style-name="CharStyle7">P. 088 TEMERLOH</text:span></text:p></table:table-cell><table:table-cell table:style-name="Table36.Cell12"><text:p text:style-name="P1502"><text:span text:style-name="CharStyle7">Pejabat Penghulu Mukim Mentakab II<text:line-break/>Pejabat Penghulu Mukim Semantan II<text:line-break/>Pejabat Daerah Dan Tanah Temerloh</text:span></text:p></table:table-cell></table:table-row><table:table-row table:style-name="Table36.R7"><table:table-cell table:style-name="Table36.Cell13"><text:p text:style-name="P1626"><text:span text:style-name="CharStyle7">P. 089 BENTONG</text:span></text:p></table:table-cell><table:table-cell table:style-name="Table36.Cell14"><text:p text:style-name="P2154"><text:span text:style-name="CharStyle7">Pejabat Daerah Dan Tanah Bentong<text:line-break/>Pejabat Penghulu Mukim Sabai<text:line-break/>Pejabat Penghulu Mukim Pelangai</text:span></text:p></table:table-cell></table:table-row><table:table-row table:style-name="Table36.R8"><table:table-cell table:style-name="Table36.Cell15"><text:p text:style-name="P888"><text:span text:style-name="CharStyle7">P. 090BERA</text:span></text:p></table:table-cell><table:table-cell table:style-name="Table36.Cell16"><text:p text:style-name="P1012"><text:span text:style-name="CharStyle7">Pejabat Daerah Dan Tanah Bera<text:line-break/>46</text:span></text:p></table:table-cell></table:table-row></table:table></draw:text-box></draw:frame></text:p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p text:style-name="P671"/>
        <text:p text:style-name="P672"/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/>
        <text:p text:style-name="P683"/>
        <text:p text:style-name="P684"/>
        <text:p text:style-name="P685"/>
        <text:p text:style-name="P686"/>
        <text:p text:style-name="P687"/>
        <text:p text:style-name="P688"/>
        <text:p text:style-name="P689"/>
        <text:p text:style-name="P690"/>
      </text:section>
      <text:section text:style-name="Sect41" text:name="Section41">
        <text:p text:style-name="P2243"><draw:frame draw:style-name="fr120" svg:x="3.560cm" svg:y="0.000cm" svg:width="3.829cm" fo:min-height="1.568cm" text:anchor-type="paragraph"><draw:text-box><text:h text:outline-level="2" text:style-name="P1106"><text:bookmark-start text:name="bookmark12"/><text:span text:style-name="CharStyle124">(1)</text:span><text:bookmark-end text:name="bookmark12"/></text:h><text:p text:style-name="P1907"><text:span text:style-name="CharStyle43">Bahagian Pilihan Raya<text:line-break/>Persekutuan</text:span></text:p></draw:text-box></draw:frame><draw:frame draw:style-name="fr121" svg:x="11.860cm" svg:y="0.012cm" svg:width="3.676cm" fo:min-height="1.005cm" text:anchor-type="paragraph"><draw:text-box><text:h text:outline-level="1" text:style-name="P1312"><text:bookmark-start text:name="bookmark13"/><text:span text:style-name="CharStyle92">(</text:span><text:span text:style-name="CharStyle125">2</text:span><text:span text:style-name="CharStyle92">)</text:span><text:bookmark-end text:name="bookmark13"/></text:h><text:p text:style-name="P1069"><text:span text:style-name="CharStyle43">Tempat Pemeriksaan</text:span></text:p></draw:text-box></draw:frame><draw:frame draw:style-name="fr122" svg:x="3.694cm" svg:y="1.965cm" svg:width="3.563cm" fo:min-height="0.480cm" text:anchor-type="paragraph"><draw:text-box><text:p text:style-name="P1456"><text:span text:style-name="CharStyle127">Federal Constituency</text:span></text:p></draw:text-box></draw:frame><draw:frame draw:style-name="fr123" svg:x="9.465cm" svg:y="1.587cm" svg:width="5.817cm" fo:min-height="1.808cm" text:anchor-type="paragraph"><draw:text-box><text:p text:style-name="P1583"><text:span text:style-name="CharStyle128">Place of Inspection<text:line-break/></text:span><text:span text:style-name="CharStyle43">Pejabat Penghulu Mukim Bera 1</text:span></text:p></draw:text-box></draw:frame><draw:frame draw:style-name="fr124" svg:x="2.887cm" svg:y="4.253cm" svg:width="12.859cm" fo:min-height="1.471cm" text:anchor-type="paragraph"><draw:text-box><text:p text:style-name="P737"><text:span text:style-name="CharStyle43">P. 091 ROMPIN<text:tab/>Pejabat<text:tab/>Penghulu<text:tab/>Mukim<text:tab/>Keratong<text:tab/>II</text:span></text:p><text:p text:style-name="P2156"><text:span text:style-name="CharStyle43">Pejabat Daerah Dan Tanah Rompin</text:span></text:p></draw:text-box></draw:frame><draw:frame draw:style-name="fr125" svg:x="2.875cm" svg:y="7.191cm" svg:width="1.468cm" fo:min-height="0.991cm" text:anchor-type="paragraph"><draw:text-box><text:p text:style-name="P914"><text:span text:style-name="CharStyle43">Bertarik</text:span></text:p><text:p text:style-name="P2158"><text:span text:style-name="CharStyle127">Dated</text:span></text:p></draw:text-box></draw:frame><draw:frame draw:style-name="fr118" svg:x="4.341cm" svg:y="6.946cm" svg:width="0.667cm" fo:min-height="0.711cm" text:anchor-type="paragraph"><draw:image xlink:href="Pictures/image0.jpeg"/><draw:contour-polygon svg:width="0.661cm" svg:height="0.714cm" svg:viewBox="0 0 375 405" draw:points="0,0 378,0 378,403 0,403 0,0 "/></draw:frame><draw:frame draw:style-name="fr126" svg:x="5.249cm" svg:y="7.161cm" svg:width="2.909cm" fo:min-height="1.048cm" text:anchor-type="paragraph"><draw:text-box><text:p text:style-name="P2160"><text:span text:style-name="CharStyle43">September 2016<text:line-break/></text:span><text:span text:style-name="CharStyle128">September 2016</text:span></text:p></draw:text-box></draw:frame><draw:frame draw:style-name="fr127" svg:x="2.912cm" svg:y="8.622cm" svg:width="3.119cm" fo:min-height="0.526cm" text:anchor-type="paragraph"><draw:text-box><text:p text:style-name="P1279"><text:span text:style-name="CharStyle43">[SPR(R)60/Jld.20]</text:span></text:p></draw:text-box></draw:frame><draw:frame draw:style-name="fr128" svg:x="2.836cm" svg:y="9.714cm" svg:width="7.442cm" fo:min-height="1.028cm" text:anchor-type="paragraph"><draw:text-box><text:p text:style-name="P1368"><text:span text:style-name="CharStyle43">Dengan Perintah Suruhanjaya Pilihan Raya<text:line-break/></text:span><text:span text:style-name="CharStyle128">By Order of the Election Commission</text:span></text:p></draw:text-box></draw:frame><draw:frame draw:style-name="fr119" svg:x="11.942cm" svg:y="11.347cm" svg:width="0.914cm" fo:min-height="0.953cm" text:anchor-type="paragraph"><draw:image xlink:href="Pictures/image1.jpeg"/><draw:contour-polygon svg:width="0.926cm" svg:height="0.953cm" svg:viewBox="0 0 525 540" draw:points="0,0 518,0 518,540 0,540 0,0 "/></draw:frame><draw:frame draw:style-name="fr129" svg:x="7.396cm" svg:y="12.206cm" svg:width="8.294cm" fo:min-height="2.000cm" text:anchor-type="paragraph"><draw:text-box><text:p text:style-name="P1610"><text:span text:style-name="CharStyle43">DATUK HAJLABDUL </text:span><text:span text:style-name="T91">G0ANI </text:span><text:span text:style-name="CharStyle43">BIN SALLEH<text:line-break/>fetiausaha/ </text:span><text:span text:style-name="CharStyle128">Secretary<text:line-break/></text:span><text:span text:style-name="CharStyle43">Suruhanj^a Pilihan Raya / </text:span><text:span text:style-name="CharStyle128">Election Commission<text:line-break/></text:span><text:span text:style-name="CharStyle43">Malaysia</text:span></text:p></draw:text-box></draw:frame><draw:frame draw:style-name="fr130" svg:x="10.241cm" svg:y="24.673cm" svg:width="0.452cm" fo:min-height="0.455cm" text:anchor-type="paragraph"><draw:text-box><text:p text:style-name="P736"><text:span text:style-name="CharStyle88">47</text:span></text:p></draw:text-box></draw:frame></text:p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  <text:p text:style-name="P709"/>
        <text:p text:style-name="P710"/>
        <text:p text:style-name="P711"/>
        <text:p text:style-name="P712"/>
        <text:p text:style-name="P713"/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/>
        <text:p text:style-name="P726"/>
        <text:p text:style-name="P727"/>
        <text:p text:style-name="P728"/>
        <text:p text:style-name="P729"/>
        <text:p text:style-name="P7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2" style:display-name="CharStyle1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3" style:display-name="CharStyle1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8" style:display-name="CharStyle18" style:parent-style-name="CharStyle1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6" style:display-name="CharStyle26" style:parent-style-name="CharStyle2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CharStyle28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1" style:display-name="CharStyle3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2" style:display-name="CharStyle32" style:parent-style-name="CharStyle23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5" style:display-name="CharStyle3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36" style:display-name="CharStyle3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9" style:display-name="CharStyle3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41" style:display-name="CharStyle4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42" style:display-name="CharStyle42" style:parent-style-name="CharStyle41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43" style:display-name="CharStyle4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4" style:display-name="CharStyle44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7" style:display-name="CharStyle47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50" style:display-name="CharStyle5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53" style:display-name="CharStyle5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54" style:display-name="CharStyle5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55" style:display-name="CharStyle5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57" style:display-name="CharStyle5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0" style:display-name="CharStyle6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2" style:display-name="CharStyle6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4" style:display-name="CharStyle6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text" style:name="CharStyle66" style:display-name="CharStyle6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7" style:display-name="CharStyle67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68" style:display-name="CharStyle68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70" style:display-name="CharStyle7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3" style:display-name="CharStyle73" style:parent-style-name="CharStyle7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4" style:display-name="CharStyle74" style:parent-style-name="CharStyle28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75" style:display-name="CharStyle7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77" style:display-name="CharStyle7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8" style:display-name="CharStyle78" style:parent-style-name="CharStyle7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0" style:display-name="CharStyle8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81" style:display-name="CharStyle8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2" style:display-name="CharStyle82" style:parent-style-name="CharStyle64">
      <style:text-properties fo:language="en" style:language-asian="en" style:language-complex="en" fo:country="US" style:country-asian="US" style:country-complex="US" style:text-scale="100%" fo:letter-spacing="0.035cm" fo:color="#000000" style:text-position="0%"/>
    </style:style>
    <style:style style:family="text" style:name="CharStyle83" style:display-name="CharStyle8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4" style:display-name="CharStyle8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86" style:display-name="CharStyle86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87" style:display-name="CharStyle8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9" style:display-name="CharStyle89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90" style:display-name="CharStyle90" style:parent-style-name="CharStyle41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92" style:display-name="CharStyle9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93" style:display-name="CharStyle93" style:parent-style-name="CharStyle9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94" style:display-name="CharStyle9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95" style:display-name="CharStyle9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6" style:display-name="CharStyle96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97" style:display-name="CharStyle97" style:parent-style-name="CharStyle10">
      <style:text-properties fo:language="en" style:language-asian="en" style:language-complex="en" fo:country="US" style:country-asian="US" style:country-complex="US" fo:font-size="10.5pt" style:font-size-asian="10.5pt" style:font-size-complex="10.5pt" style:text-scale="100%" fo:letter-spacing="0.000cm" fo:color="#000000" style:text-position="0%"/>
    </style:style>
    <style:style style:family="text" style:name="CharStyle99" style:display-name="CharStyle9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0" style:display-name="CharStyle100" style:parent-style-name="CharStyle99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2" style:display-name="CharStyle10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03" style:display-name="CharStyle103" style:parent-style-name="CharStyle102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105" style:display-name="CharStyle10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6" style:display-name="CharStyle106" style:parent-style-name="CharStyle10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7" style:display-name="CharStyle107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08" style:display-name="CharStyle108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10" style:display-name="CharStyle1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1" style:display-name="CharStyle111" style:parent-style-name="CharStyle110">
      <style:text-properties fo:language="en" style:language-asian="en" style:language-complex="en" fo:country="US" style:country-asian="US" style:country-complex="US" fo:font-weight="bold" style:font-weight-asian="bold" style:font-weight-complex="bold" style:text-scale="100%" fo:letter-spacing="0.000cm" fo:color="#000000" style:text-position="0%"/>
    </style:style>
    <style:style style:family="text" style:name="CharStyle113" style:display-name="CharStyle1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14" style:display-name="CharStyle114" style:parent-style-name="CharStyle11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6" style:display-name="CharStyle1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8" style:display-name="CharStyle11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19" style:display-name="CharStyle119" style:parent-style-name="CharStyle118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1" style:display-name="CharStyle12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2" style:display-name="CharStyle122" style:parent-style-name="CharStyle12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4" style:display-name="CharStyle12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25" style:display-name="CharStyle125" style:parent-style-name="CharStyle92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27" style:display-name="CharStyle12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28" style:display-name="CharStyle12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0.5pt" style:font-size-asian="10.5pt" style:font-size-complex="10.5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2.540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2.540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8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1.164cm" fo:line-height="0.000cm" fo:text-indent="-0.016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37cm" fo:text-indent="-1.23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2 (2)">
      <style:paragraph-properties fo:background-color="#FFFFFF" fo:margin-top="0.529cm" fo:margin-bottom="0.212cm" fo:line-height="0.000cm" fo:text-indent="0.00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529cm" fo:line-height="0.567cm" fo:text-indent="-0.01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4.339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7)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3">
      <style:paragraph-properties fo:background-color="#FFFFFF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5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12.912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Header or footer (8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of contents (3)">
      <style:paragraph-properties fo:background-color="#FFFFFF" fo:margin-bottom="1.799cm" fo:line-height="0.000cm" fo:text-indent="-0.0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5.186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3)">
      <style:paragraph-properties fo:background-color="#FFFFFF" fo:line-height="0.000cm" fo:text-indent="-0.004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Heading #2 (4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 (5)">
      <style:paragraph-properties fo:background-color="#FFFFFF" fo:margin-bottom="0.318cm" fo:line-height="0.000cm" fo:text-indent="-0.007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6)">
      <style:paragraph-properties fo:background-color="#FFFFFF" fo:margin-top="1.058cm" fo:line-height="0.000cm" fo:text-indent="0.007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Heading #1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Heading #2 (7)">
      <style:paragraph-properties fo:background-color="#FFFFFF" fo:margin-bottom="0.318cm" fo:line-height="0.000cm" fo:text-indent="0.01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2 (8)">
      <style:paragraph-properties fo:background-color="#FFFFFF" fo:margin-bottom="0.318cm" fo:line-height="0.000cm" fo:text-indent="0.01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er or footer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2 (11)">
      <style:paragraph-properties fo:background-color="#FFFFFF" fo:line-height="0.728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2 (9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 (10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">
      <style:paragraph-properties fo:background-color="#FFFFFF" fo:margin-top="0.529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20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40" style:display-name="T40" style:parent-style-name="CharStyle34">
      <style:text-properties fo:color="#000000"/>
    </style:style>
    <style:style style:family="text" style:name="T43" style:display-name="T43" style:parent-style-name="CharStyle67">
      <style:text-properties fo:color="#000000"/>
    </style:style>
    <style:style style:family="text" style:name="T44" style:display-name="T44" style:parent-style-name="CharStyle68">
      <style:text-properties fo:color="#000000"/>
    </style:style>
    <style:style style:family="text" style:name="T66" style:display-name="T66" style:parent-style-name="CharStyle96">
      <style:text-properties fo:color="#000000"/>
    </style:style>
    <style:style style:family="text" style:name="T67" style:display-name="T67" style:parent-style-name="CharStyle97">
      <style:text-properties fo:color="#000000"/>
    </style:style>
    <style:style style:family="text" style:name="T74" style:display-name="T74" style:parent-style-name="CharStyle10">
      <style:text-properties fo:color="#000000"/>
    </style:style>
    <style:style style:family="text" style:name="T75" style:display-name="T75" style:parent-style-name="CharStyle107">
      <style:text-properties fo:color="#000000"/>
    </style:style>
    <style:style style:family="text" style:name="T76" style:display-name="T76" style:parent-style-name="CharStyle108">
      <style:text-properties fo:color="#000000"/>
    </style:style>
    <style:style style:family="text" style:name="T78" style:display-name="T78" style:parent-style-name="CharStyle15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191">
      <style:paragraph-properties style:page-number="auto"/>
      <style:text-properties fo:font-size="1pt" style:font-size-asian="1pt" style:font-size-complex="1pt"/>
    </style:style>
    <style:style style:family="paragraph" style:name="P195">
      <style:paragraph-properties style:page-number="auto"/>
      <style:text-properties fo:font-size="1pt" style:font-size-asian="1pt" style:font-size-complex="1pt"/>
    </style:style>
    <style:style style:family="paragraph" style:name="P285">
      <style:paragraph-properties style:page-number="auto"/>
      <style:text-properties fo:font-size="1pt" style:font-size-asian="1pt" style:font-size-complex="1pt"/>
    </style:style>
    <style:style style:family="paragraph" style:name="P310">
      <style:paragraph-properties style:page-number="auto"/>
      <style:text-properties fo:font-size="1pt" style:font-size-asian="1pt" style:font-size-complex="1pt"/>
    </style:style>
    <style:style style:family="paragraph" style:name="P446">
      <style:paragraph-properties style:page-number="auto"/>
      <style:text-properties fo:font-size="1pt" style:font-size-asian="1pt" style:font-size-complex="1pt"/>
    </style:style>
    <style:style style:family="paragraph" style:name="P525">
      <style:paragraph-properties style:page-number="auto"/>
      <style:text-properties fo:font-size="1pt" style:font-size-asian="1pt" style:font-size-complex="1pt"/>
    </style:style>
    <style:style style:family="paragraph" style:name="P527">
      <style:paragraph-properties style:page-number="auto"/>
      <style:text-properties fo:font-size="1pt" style:font-size-asian="1pt" style:font-size-complex="1pt"/>
    </style:style>
    <style:style style:family="paragraph" style:name="P574">
      <style:paragraph-properties style:page-number="auto"/>
      <style:text-properties fo:font-size="1pt" style:font-size-asian="1pt" style:font-size-complex="1pt"/>
    </style:style>
    <style:style style:family="paragraph" style:name="P641">
      <style:paragraph-properties style:page-number="auto"/>
      <style:text-properties fo:font-size="1pt" style:font-size-asian="1pt" style:font-size-complex="1pt"/>
    </style:style>
    <style:style style:family="paragraph" style:name="P94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3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8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7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7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59" style:parent-style-name="Header or footer (7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69" style:parent-style-name="Header or footer (7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7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1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38" style:parent-style-name="Header or footer (7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7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87" style:parent-style-name="Header or footer (7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63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2.478cm" fo:margin-top="2.478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22cm"/>
      </style:header-style>
      <style:footer-style>
        <style:header-footer-properties fo:min-height="1.087cm" fo:margin-top="1.087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769cm" fo:margin-top="1.769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3.910cm"/>
      </style:header-style>
      <style:footer-style>
        <style:header-footer-properties fo:min-height="1.134cm" fo:margin-top="1.13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25cm"/>
      </style:header-style>
      <style:footer-style>
        <style:header-footer-properties fo:min-height="1.108cm" fo:margin-top="1.108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6.081cm"/>
      </style:header-style>
      <style:footer-style>
        <style:header-footer-properties fo:min-height="1.148cm" fo:margin-top="1.148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8.239cm"/>
      </style:header-style>
      <style:footer-style>
        <style:header-footer-properties fo:min-height="1.175cm" fo:margin-top="1.175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1.709cm"/>
      </style:header-style>
      <style:footer-style>
        <style:header-footer-properties fo:min-height="1.134cm" fo:margin-top="1.134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16cm"/>
      </style:header-style>
      <style:footer-style>
        <style:header-footer-properties fo:min-height="1.716cm" fo:margin-top="1.716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2.462cm" fo:margin-top="2.462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85cm"/>
      </style:header-style>
      <style:footer-style>
        <style:header-footer-properties fo:min-height="1.685cm" fo:margin-top="1.685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3.469cm"/>
      </style:header-style>
      <style:footer-style>
        <style:header-footer-properties fo:min-height="1.649cm" fo:margin-top="1.649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33cm"/>
      </style:header-style>
      <style:footer-style>
        <style:header-footer-properties fo:min-height="1.633cm" fo:margin-top="1.633cm"/>
      </style:footer-style>
    </style:page-layout>
  </office:automatic-styles>
  <office:master-styles>
    <style:master-page style:name="PageStyle0" style:page-layout-name="Mpm0">
      <style:header>
        <text:p text:style-name="P2163"/>
      </style:header>
      <style:footer>
        <text:p text:style-name="P2163"/>
      </style:footer>
    </style:master-page>
    <style:master-page style:name="PageStyle1" style:page-layout-name="Mpm1">
      <style:header>
        <text:p text:style-name="P2163"/>
      </style:header>
      <style:footer>
        <text:p text:style-name="P1"><draw:frame draw:style-name="Mfr1" svg:x="10.335cm" svg:y="28.233cm" fo:min-width="0.339cm" fo:min-height="0.245cm" text:anchor-type="paragraph"><draw:text-box><text:p text:style-name="P1282"><text:page-number/></text:p></draw:text-box></draw:frame></text:p>
      </style:footer>
    </style:master-page>
    <style:master-page style:name="PageStyle2" style:page-layout-name="Mpm2">
      <style:header>
        <text:p text:style-name="P2163"/>
      </style:header>
      <style:footer>
        <text:p text:style-name="P2163"/>
      </style:footer>
    </style:master-page>
    <style:master-page style:name="PageStyle3" style:page-layout-name="Mpm3">
      <style:header>
        <text:p text:style-name="P2163"/>
      </style:header>
      <style:footer>
        <text:p text:style-name="P5"><draw:frame draw:style-name="Mfr4" svg:x="10.410cm" svg:y="28.229cm" fo:min-width="0.169cm" fo:min-height="0.245cm" text:anchor-type="paragraph"><draw:text-box><text:p text:style-name="P1759"><text:page-number/></text:p></draw:text-box></draw:frame></text:p>
      </style:footer>
    </style:master-page>
    <style:master-page style:name="PageStyle4" style:page-layout-name="Mpm4">
      <style:header>
        <text:p text:style-name="P2163"/>
      </style:header>
      <style:footer>
        <text:p text:style-name="P5"><draw:frame draw:style-name="Mfr4" svg:x="10.410cm" svg:y="28.229cm" fo:min-width="0.169cm" fo:min-height="0.245cm" text:anchor-type="paragraph"><draw:text-box><text:p text:style-name="P1759"><text:page-number/></text:p></draw:text-box></draw:frame></text:p>
      </style:footer>
    </style:master-page>
    <style:master-page style:name="PageStyle5" style:page-layout-name="Mpm5">
      <style:header>
        <text:p text:style-name="P2163"/>
      </style:header>
      <style:footer>
        <text:p text:style-name="P1"><draw:frame draw:style-name="Mfr1" svg:x="10.335cm" svg:y="28.233cm" fo:min-width="0.339cm" fo:min-height="0.245cm" text:anchor-type="paragraph"><draw:text-box><text:p text:style-name="P1282"><text:page-number/></text:p></draw:text-box></draw:frame></text:p>
      </style:footer>
    </style:master-page>
    <style:master-page style:name="PageStyle6" style:page-layout-name="Mpm6">
      <style:header>
        <text:p text:style-name="P2163"/>
      </style:header>
      <style:footer>
        <text:p text:style-name="P2163"/>
      </style:footer>
    </style:master-page>
    <style:master-page style:name="PageStyle7" style:page-layout-name="Mpm7">
      <style:header>
        <text:p text:style-name="P2163"/>
      </style:header>
      <style:footer>
        <text:p text:style-name="P2163"/>
      </style:footer>
    </style:master-page>
    <style:master-page style:name="PageStyle8" style:page-layout-name="Mpm8">
      <style:header>
        <text:p text:style-name="P2163"/>
      </style:header>
      <style:footer>
        <text:p text:style-name="P2163"/>
      </style:footer>
    </style:master-page>
    <style:master-page style:name="PageStyle9" style:page-layout-name="Mpm9">
      <style:header>
        <text:p text:style-name="P2163"/>
      </style:header>
      <style:footer>
        <text:p text:style-name="P2163"/>
      </style:footer>
    </style:master-page>
    <style:master-page style:name="PageStyle10" style:page-layout-name="Mpm10">
      <style:header>
        <text:p text:style-name="P2163"/>
      </style:header>
      <style:footer>
        <text:p text:style-name="P2163"/>
      </style:footer>
    </style:master-page>
    <style:master-page style:name="PageStyle11" style:page-layout-name="Mpm11">
      <style:header>
        <text:p text:style-name="P2163"/>
      </style:header>
      <style:footer>
        <text:p text:style-name="P191"><draw:frame draw:style-name="Mfr24" svg:x="10.333cm" svg:y="28.229cm" fo:min-width="0.339cm" fo:min-height="0.245cm" text:anchor-type="paragraph"><draw:text-box><text:p text:style-name="P1969"><text:page-number/></text:p></draw:text-box></draw:frame></text:p>
      </style:footer>
    </style:master-page>
    <style:master-page style:name="PageStyle12" style:page-layout-name="Mpm12">
      <style:header>
        <text:p text:style-name="P2163"/>
      </style:header>
      <style:header-left>
        <text:p text:style-name="P2163"/>
      </style:header-left>
      <style:footer>
        <text:p text:style-name="P2163"/>
      </style:footer>
      <style:footer-left>
        <text:p text:style-name="P2163"/>
      </style:footer-left>
    </style:master-page>
    <style:master-page style:name="PageStyle13" style:page-layout-name="Mpm13">
      <style:header>
        <text:p text:style-name="P195"><draw:frame draw:style-name="Mfr27" svg:x="3.866cm" svg:y="1.864cm" fo:min-width="13.268cm" fo:min-height="0.855cm" text:anchor-type="paragraph"><draw:text-box><text:p text:style-name="P940"><text:span text:style-name="CharStyle67">BAHAGIAN PILIHAN RAYA PERSEKUTUAN: P. 082 INDERA MAHKOTA</text:span></text:p><text:p text:style-name="P1670"><text:span text:style-name="CharStyle68">FEDERAL CONSTITUENCY: P. 082 INDERA MAHKOTA</text:span></text:p></draw:text-box></draw:frame></text:p>
      </style:header>
      <style:footer>
        <text:p text:style-name="P2163"/>
      </style:footer>
    </style:master-page>
    <style:master-page style:name="PageStyle14" style:page-layout-name="Mpm14">
      <style:header>
        <text:p text:style-name="P2163"/>
      </style:header>
      <style:footer>
        <text:p text:style-name="P2163"/>
      </style:footer>
    </style:master-page>
    <style:master-page style:name="PageStyle15" style:page-layout-name="Mpm15">
      <style:header>
        <text:p text:style-name="P2163"/>
      </style:header>
      <style:footer>
        <text:p text:style-name="P2163"/>
      </style:footer>
    </style:master-page>
    <style:master-page style:name="PageStyle16" style:page-layout-name="Mpm16">
      <style:header>
        <text:p text:style-name="P2163"/>
      </style:header>
      <style:footer>
        <text:p text:style-name="P2163"/>
      </style:footer>
    </style:master-page>
    <style:master-page style:name="PageStyle17" style:page-layout-name="Mpm17">
      <style:header>
        <text:p text:style-name="P285"><draw:frame draw:style-name="Mfr46" svg:x="4.484cm" svg:y="1.864cm" fo:min-width="12.031cm" fo:min-height="0.855cm" text:anchor-type="paragraph"><draw:text-box><text:p text:style-name="P2075"><text:span text:style-name="CharStyle67">BAHAGIAN PILIHAN RAYA PERSEKUTUAN: P. 084 PAYA BESAR</text:span></text:p><text:p text:style-name="P1512"><text:span text:style-name="CharStyle68">FEDERAL CONSTITUENCY: P. 084 PAYA BESAR</text:span></text:p></draw:text-box></draw:frame></text:p>
      </style:header>
      <style:footer>
        <text:p text:style-name="P2163"/>
      </style:footer>
    </style:master-page>
    <style:master-page style:name="PageStyle18" style:page-layout-name="Mpm18">
      <style:header>
        <text:p text:style-name="P2163"/>
      </style:header>
      <style:footer>
        <text:p text:style-name="P2163"/>
      </style:footer>
    </style:master-page>
    <style:master-page style:name="PageStyle19" style:page-layout-name="Mpm19">
      <style:header>
        <text:p text:style-name="P2163"/>
      </style:header>
      <style:footer>
        <text:p text:style-name="P2163"/>
      </style:footer>
    </style:master-page>
    <style:master-page style:name="PageStyle20" style:page-layout-name="Mpm20">
      <style:header>
        <text:p text:style-name="P2163"/>
      </style:header>
      <style:footer>
        <text:p text:style-name="P310"><draw:frame draw:style-name="Mfr52" svg:x="10.326cm" svg:y="28.229cm" fo:min-width="0.347cm" fo:min-height="0.245cm" text:anchor-type="paragraph"><draw:text-box><text:p text:style-name="P2087"><text:page-number/></text:p></draw:text-box></draw:frame></text:p>
      </style:footer>
    </style:master-page>
    <style:master-page style:name="PageStyle21" style:page-layout-name="Mpm21">
      <style:header>
        <text:p text:style-name="P2163"/>
      </style:header>
      <style:footer>
        <text:p text:style-name="P2163"/>
      </style:footer>
    </style:master-page>
    <style:master-page style:name="PageStyle22" style:page-layout-name="Mpm22">
      <style:header>
        <text:p text:style-name="P2163"/>
      </style:header>
      <style:footer>
        <text:p text:style-name="P310"><draw:frame draw:style-name="Mfr52" svg:x="10.326cm" svg:y="28.229cm" fo:min-width="0.347cm" fo:min-height="0.245cm" text:anchor-type="paragraph"><draw:text-box><text:p text:style-name="P2087"><text:page-number/></text:p></draw:text-box></draw:frame></text:p>
      </style:footer>
    </style:master-page>
    <style:master-page style:name="PageStyle23" style:page-layout-name="Mpm23">
      <style:header>
        <text:p text:style-name="P2163"/>
      </style:header>
      <style:footer>
        <text:p text:style-name="P2163"/>
      </style:footer>
    </style:master-page>
    <style:master-page style:name="PageStyle24" style:page-layout-name="Mpm24">
      <style:header>
        <text:p text:style-name="P2163"/>
      </style:header>
      <style:footer>
        <text:p text:style-name="P2163"/>
      </style:footer>
    </style:master-page>
    <style:master-page style:name="PageStyle25" style:page-layout-name="Mpm25">
      <style:header>
        <text:p text:style-name="P2163"/>
      </style:header>
      <style:footer>
        <text:p text:style-name="P2163"/>
      </style:footer>
    </style:master-page>
    <style:master-page style:name="PageStyle26" style:page-layout-name="Mpm26">
      <style:header>
        <text:p text:style-name="P2163"/>
      </style:header>
      <style:footer>
        <text:p text:style-name="P2163"/>
      </style:footer>
    </style:master-page>
    <style:master-page style:name="PageStyle27" style:page-layout-name="Mpm27">
      <style:header>
        <text:p text:style-name="P2163"/>
      </style:header>
      <style:footer>
        <text:p text:style-name="P2163"/>
      </style:footer>
    </style:master-page>
    <style:master-page style:name="PageStyle28" style:page-layout-name="Mpm28">
      <style:header>
        <text:p text:style-name="P446"><draw:frame draw:style-name="Mfr68" svg:x="15.321cm" svg:y="1.856cm" fo:min-width="3.023cm" fo:min-height="1.125cm" text:anchor-type="paragraph"><draw:text-box><text:p text:style-name="P1474"><text:span text:style-name="CharStyle96">(3)</text:span></text:p><text:p text:style-name="P1925"><text:span text:style-name="CharStyle97">Bilangan Pemilih</text:span></text:p></draw:text-box></draw:frame></text:p>
      </style:header>
      <style:footer>
        <text:p text:style-name="P2163"/>
      </style:footer>
    </style:master-page>
    <style:master-page style:name="PageStyle29" style:page-layout-name="Mpm29">
      <style:header>
        <text:p text:style-name="P446"><draw:frame draw:style-name="Mfr68" svg:x="15.321cm" svg:y="1.856cm" fo:min-width="3.023cm" fo:min-height="1.125cm" text:anchor-type="paragraph"><draw:text-box><text:p text:style-name="P1474"><text:span text:style-name="CharStyle96">(3)</text:span></text:p><text:p text:style-name="P1925"><text:span text:style-name="CharStyle97">Bilangan Pemilih</text:span></text:p></draw:text-box></draw:frame></text:p>
      </style:header>
      <style:footer>
        <text:p text:style-name="P2163"/>
      </style:footer>
    </style:master-page>
    <style:master-page style:name="PageStyle30" style:page-layout-name="Mpm30">
      <style:header>
        <text:p text:style-name="P525"><draw:frame draw:style-name="Mfr93" svg:x="4.747cm" svg:y="1.864cm" fo:min-width="11.490cm" fo:min-height="0.855cm" text:anchor-type="paragraph"><draw:text-box><text:p text:style-name="P1972"><text:span text:style-name="CharStyle10">BAHAGIAN PILIHAN RAYA PERSEKUTUAN: P. 089 BENTONG</text:span></text:p><text:p text:style-name="P1974"><text:span text:style-name="CharStyle107">FEDERAL CONSTITUENCY: P. 089 BENTONG</text:span></text:p></draw:text-box></draw:frame></text:p>
      </style:header>
      <style:footer>
        <text:p text:style-name="P2163"/>
      </style:footer>
    </style:master-page>
    <style:master-page style:name="PageStyle31" style:page-layout-name="Mpm31">
      <style:header>
        <text:p text:style-name="P2163"/>
      </style:header>
      <style:footer>
        <text:p text:style-name="P527"><draw:frame draw:style-name="Mfr95" svg:x="10.342cm" svg:y="28.213cm" fo:min-width="0.363cm" fo:min-height="0.263cm" text:anchor-type="paragraph"><draw:text-box><text:p text:style-name="P2016"><text:page-number/></text:p></draw:text-box></draw:frame></text:p>
      </style:footer>
    </style:master-page>
    <style:master-page style:name="PageStyle32" style:page-layout-name="Mpm32">
      <style:header>
        <text:p text:style-name="P2163"/>
      </style:header>
      <style:footer>
        <text:p text:style-name="P2163"/>
      </style:footer>
    </style:master-page>
    <style:master-page style:name="PageStyle33" style:page-layout-name="Mpm33">
      <style:header>
        <text:p text:style-name="P2163"/>
      </style:header>
      <style:footer>
        <text:p text:style-name="P2163"/>
      </style:footer>
    </style:master-page>
    <style:master-page style:name="PageStyle34" style:page-layout-name="Mpm34">
      <style:header>
        <text:p text:style-name="P2163"/>
      </style:header>
      <style:footer>
        <text:p text:style-name="P574"><draw:frame draw:style-name="Mfr99" svg:x="10.358cm" svg:y="28.187cm" fo:min-width="0.363cm" fo:min-height="0.263cm" text:anchor-type="paragraph"><draw:text-box><text:p text:style-name="P2038"><text:page-number/></text:p></draw:text-box></draw:frame></text:p>
      </style:footer>
    </style:master-page>
    <style:master-page style:name="PageStyle35" style:page-layout-name="Mpm35">
      <style:header>
        <text:p text:style-name="P2163"/>
      </style:header>
      <style:header-left>
        <text:p text:style-name="P2163"/>
      </style:header-left>
      <style:footer>
        <text:p text:style-name="P2163"/>
      </style:footer>
      <style:footer-left>
        <text:p text:style-name="P2163"/>
      </style:footer-left>
    </style:master-page>
    <style:master-page style:name="PageStyle36" style:page-layout-name="Mpm36">
      <style:header>
        <text:p text:style-name="P641"><draw:frame draw:style-name="Mfr111" svg:x="4.898cm" svg:y="1.864cm" fo:min-width="11.185cm" fo:min-height="0.855cm" text:anchor-type="paragraph"><draw:text-box><text:p text:style-name="P2112"><text:span text:style-name="CharStyle10">BAHAGIAN PILIHAN RAYA PERSEKUTUAN: P. 091 ROMPIN</text:span></text:p><text:p text:style-name="P1131"><text:span text:style-name="CharStyle107">FEDERAL CONSTITUENCY: P. 091 ROMPIN</text:span></text:p></draw:text-box></draw:frame></text:p>
      </style:header>
      <style:footer>
        <text:p text:style-name="P2163"/>
      </style:footer>
    </style:master-page>
    <style:master-page style:name="PageStyle37" style:page-layout-name="Mpm37">
      <style:header>
        <text:p text:style-name="P2163"/>
      </style:header>
      <style:footer>
        <text:p text:style-name="P2163"/>
      </style:footer>
    </style:master-page>
    <style:master-page style:name="PageStyle38" style:page-layout-name="Mpm38">
      <style:header>
        <text:p text:style-name="P2163"/>
      </style:header>
      <style:footer>
        <text:p text:style-name="P2163"/>
      </style:footer>
    </style:master-page>
    <style:master-page style:name="PageStyle39" style:page-layout-name="Mpm39">
      <style:header>
        <text:p text:style-name="P2163"/>
      </style:header>
      <style:footer>
        <text:p text:style-name="P2163"/>
      </style:footer>
    </style:master-page>
    <style:master-page style:name="PageStyle40" style:page-layout-name="Mpm40">
      <style:header>
        <text:p text:style-name="P2163"/>
      </style:header>
      <style:footer>
        <text:p text:style-name="P2163"/>
      </style:footer>
    </style:master-page>
    <style:master-page style:name="PageStyle41" style:page-layout-name="Mpm41">
      <style:header>
        <text:p text:style-name="P2163"/>
      </style:header>
      <style:footer>
        <text:p text:style-name="P21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